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4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2.293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1.438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0.884cm"/>
    </style:style>
    <style:style style:name="co15" style:family="table-column">
      <style:table-column-properties fo:break-before="auto" style:column-width="0.829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487cm"/>
    </style:style>
    <style:style style:name="co19" style:family="table-column">
      <style:table-column-properties fo:break-before="auto" style:column-width="2.57cm"/>
    </style:style>
    <style:style style:name="co20" style:family="table-column">
      <style:table-column-properties fo:break-before="auto" style:column-width="1.298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3.124cm"/>
    </style:style>
    <style:style style:name="co23" style:family="table-column">
      <style:table-column-properties fo:break-before="auto" style:column-width="2.736cm"/>
    </style:style>
    <style:style style:name="co24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2"/>
    <style:style style:name="ce6" style:family="table-cell" style:parent-style-name="Default" style:data-style-name="N109"/>
    <style:style style:name="ce7" style:family="table-cell" style:parent-style-name="Default" style:data-style-name="N108"/>
    <style:style style:name="ce8" style:family="table-cell" style:parent-style-name="Default" style:data-style-name="N114"/>
    <style:style style:name="ce9" style:family="table-cell" style:parent-style-name="Default" style:data-style-name="N0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3"/>
    <style:style style:name="ce12" style:family="table-cell" style:parent-style-name="Default">
      <style:table-cell-properties style:text-align-source="value-type" style:repeat-content="false"/>
    </style:style>
    <style:style style:name="ce13" style:family="table-cell" style:parent-style-name="Default" style:data-style-name="N0">
      <style:table-cell-properties style:text-align-source="value-type" style:repeat-content="false"/>
    </style:style>
    <style:style style:name="ce14" style:family="table-cell" style:parent-style-name="Default" style:data-style-name="N109">
      <style:table-cell-properties style:text-align-source="value-type" style:repeat-content="false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svg:width="35.43cm" svg:height="5.236cm" svg:x="1.604cm" svg:y="9.764cm">
            <draw:object draw:notify-on-update-of-ranges="Sheet1.C50:Sheet1.C650 Sheet1.E50:Sheet1.E650 Sheet1.F50:Sheet1.F650 Sheet1.G50:Sheet1.G650 Sheet1.H50:Sheet1.H650 Sheet1.I50:Sheet1.I6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35.715cm" svg:height="3.689cm" svg:x="1.57cm" svg:y="14.567cm">
            <draw:object draw:notify-on-update-of-ranges="Sheet1.C50:Sheet1.C650 Sheet1.J50:Sheet1.J650 Sheet1.K50:Sheet1.K650 Sheet1.L50:Sheet1.L6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5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4" table:default-cell-style-name="Default"/>
        <table:table-column table:style-name="co19" table:default-cell-style-name="Default"/>
        <table:table-column table:style-name="co4" table:number-columns-repeated="260" table:default-cell-style-name="Default"/>
        <table:table-row table:style-name="ro1">
          <table:table-cell/>
          <table:table-cell table:style-name="Default" office:value-type="string" calcext:value-type="string">
            <text:p>Téléchargement de cours, calcul d'indicateurs et affichage de graphiques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Fonctionne sous LibreOffice</text:p>
          </table:table-cell>
          <table:table-cell table:style-name="Default"/>
          <table:table-cell table:number-columns-repeated="294"/>
        </table:table-row>
        <table:table-row table:style-name="ro2">
          <table:table-cell/>
          <table:table-cell table:style-name="Default" office:value-type="string" calcext:value-type="string">
            <text:p>[{u'status': u'tradeable', u'quoteHomeConversionFactors': {u'negativeUnits': u'0.89495870', u'positiveUnits': u'0.89486259'}, u'asks': [{u'price': u'46.967', u'liquidity': 10000}], u'unitsAvailable': {u'default': {u'short': u'10000', u'long': u'10000'}, u'reduceOnly': {u'short': u'0', u'long': u'30'}, u'openOnly': {u'short': u'10000', u'long': u'0'}, u'reduceFirst': {u'short': u'10000', u'long': u'10000'}}, u'closeoutBid': u'46.937', u'bids': [{u'price': u'46.937', u'liquidity': 10000}], u'instrument': u'BCO_USD', u'time': u'2016-08-15T11:18:56.129486734Z', u'closeoutAsk': u'46.967'}, {u'status': u'tradeable', u'quoteHomeConversionFactors': {u'negativeUnits': u'17.82794000', u'positiveUnits': u'17.80365000'}, u'asks': [{u'price': u'67.361', u'liquidity': 5000}], u'unitsAvailable': {u'default': {u'short': u'1615', u'long': u'1611'}, u'reduceOnly': {u'short': u'0', u'long': u'0'}, u'openOnly': {u'short': u'1615', u'long': u'1611'}, u'reduceFirst': {u'short': u'1615', u'long': u'1611'}}, u'closeoutBid': u'67.251', u'bids': [{u'price': u'67.251', u'liquidity': 5000}], u'instrument': u'XAU_XAG', u'time': u'2016-08-15T11:18:44.992876062Z', u'closeoutAsk': u'67.361'}, {u'status': u'tradeable', u'quoteHomeConversionFactors': {u'negativeUnits': u'1.00000000', u'positiveUnits': u'1.00000000'}, u'asks': [{u'price': u'17.82794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7.80365', u'bids': [{u'price': u'17.80365', u'liquidity': 100000}], u'instrument': u'XAG_EUR', u'time': u'2016-08-15T11:18:44.312405432Z', u'closeoutAsk': u'17.82794'}, {u'status': u'tradeable', u'quoteHomeConversionFactors': {u'negativeUnits': u'0.91894872', u'positiveUnits': u'0.91879674'}, u'asks': [{u'price': u'8287.0', u'liquidity': 100}], u'unitsAvailable': {u'default': {u'short': u'100', u'long': u'100'}, u'reduceOnly': {u'short': u'0', u'long': u'0'}, u'openOnly': {u'short': u'100', u'long': u'100'}, u'reduceFirst': {u'short': u'100', u'long': u'100'}}, u'closeoutBid': u'8284.0', u'bids': [{u'price': u'8284.0', u'liquidity': 100}], u'instrument': u'CH20_CHF', u'time': u'2016-08-15T11:18:16.758493310Z', u'closeoutAsk': u'8287.0'}, {u'status': u'tradeable', u'quoteHomeConversionFactors': {u'negativeUnits': u'0.89495870', u'positiveUnits': u'0.89486259'}, u'asks': [{u'price': u'2.14049', u'liquidity': 250000}], u'unitsAvailable': {u'default': {u'short': u'250000', u'long': u'250000'}, u'reduceOnly': {u'short': u'0', u'long': u'0'}, u'openOnly': {u'short': u'250000', u'long': u'250000'}, u'reduceFirst': {u'short': u'250000', u'long': u'250000'}}, u'closeoutBid': u'2.13949', u'bids': [{u'price': u'2.13949', u'liquidity': 250000}], u'instrument': u'XCU_USD', u'time': u'2016-08-15T11:18:56.755710664Z', u'closeoutAsk': u'2.14049'}, {u'status': u'tradeable', u'quoteHomeConversionFactors': {u'negativeUnits': u'0.66598736', u'positiveUnits': u'0.66580999'}, u'asks': [{u'price': u'26.77342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6.73564', u'bids': [{u'price': u'26.73564', u'liquidity': 100000}], u'instrument': u'XAG_SGD', u'time': u'2016-08-15T11:18:56.064575295Z', u'closeoutAsk': u'26.77342'}, {u'status': u'tradeable', u'quoteHomeConversionFactors': {u'negativeUnits': u'0.11537432', u'positiveUnits': u'0.11535649'}, u'asks': [{u'price': u'7.96599', u'liquidity': 10000000}], u'unitsAvailable': {u'default': {u'short': u'5264649', u'long': u'5262665'}, u'reduceOnly': {u'short': u'0', u'long': u'0'}, u'openOnly': {u'short': u'5264649', u'long': u'5262665'}, u'reduceFirst': {u'short': u'5264649', u'long': u'5262665'}}, u'closeoutBid': u'7.96422', u'bids': [{u'price': u'7.96422', u'liquidity': 10000000}], u'instrument': u'CHF_HKD', u'time': u'2016-08-15T11:18:45.417657407Z', u'closeoutAsk': u'7.96599'}, {u'status': u'tradeable', u'quoteHomeConversionFactors': {u'negativeUnits': u'0.11537432', u'positiveUnits': u'0.11535649'}, u'asks': [{u'price': u'22939.1', u'liquidity': 400}], u'unitsAvailable': {u'default': {u'short': u'400', u'long': u'400'}, u'reduceOnly': {u'short': u'0', u'long': u'0'}, u'openOnly': {u'short': u'400', u'long': u'400'}, u'reduceFirst': {u'short': u'400', u'long': u'400'}}, u'closeoutBid': u'22934.1', u'bids': [{u'price': u'22934.1', u'liquidity': 400}], u'instrument': u'HK33_HKD', u'time': u'2016-08-15T11:18:56.312513245Z', u'closeoutAsk': u'22939.1'}, {u'status': u'tradeable', u'quoteHomeConversionFactors': {u'negativeUnits': u'0.89495870', u'positiveUnits': u'0.89486259'}, u'asks': [{u'price': u'44.590', u'liquidity': 10000}], u'unitsAvailable': {u'default': {u'short': u'10000', u'long': u'10000'}, u'reduceOnly': {u'short': u'0', u'long': u'0'}, u'openOnly': {u'short': u'10000', u'long': u'10000'}, u'reduceFirst': {u'short': u'10000', u'long': u'10000'}}, u'closeoutBid': u'44.563', u'bids': [{u'price': u'44.563', u'liquidity': 10000}], u'instrument': u'WTICO_USD', u'time': u'2016-08-15T11:18:56.043961374Z', u'closeoutAsk': u'44.590'}, {u'status': u'tradeable', u'quoteHomeConversionFactors': {u'negativeUnits': u'0.69242008', u'positiveUnits': u'0.69229065'}, u'asks': [{u'price': u'1732.196', u'liquidity': 100}, {u'price': u'1732.216', u'liquidity': 400}, {u'price': u'1732.246', u'liquidity': 500}], u'unitsAvailable': {u'default': {u'short': u'1000', u'long': u'1000'}, u'reduceOnly': {u'short': u'0', u'long': u'0'}, u'openOnly': {u'short': u'1000', u'long': u'1000'}, u'reduceFirst': {u'short': u'1000', u'long': u'1000'}}, u'closeoutBid': u'1731.592', u'bids': [{u'price': u'1731.642', u'liquidity': 100}, {u'price': u'1731.622', u'liquidity': 400}, {u'price': u'1731.592', u'liquidity': 500}], u'instrument': u'XAU_CAD', u'time': u'2016-08-15T11:18:51.225213489Z', u'closeoutAsk': u'1732.246'}, {u'status': u'tradeable', u'quoteHomeConversionFactors': {u'negativeUnits': u'1.15473441', u'positiveUnits': u'1.15456109'}, u'asks': [{u'price': u'15.44026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5.41861', u'bids': [{u'price': u'15.41861', u'liquidity': 100000}], u'instrument': u'XAG_GBP', u'time': u'2016-08-15T11:18:51.950767966Z', u'closeoutAsk': u'15.44026'}, {u'status': u'tradeable', u'quoteHomeConversionFactors': {u'negativeUnits': u'0.89495870', u'positiveUnits': u'0.89486259'}, u'asks': [{u'price': u'1.11749', u'liquidity': 10000000}, {u'price': u'1.11751', u'liquidity': 10000000}], u'unitsAvailable': {u'default': {u'short': u'4837281', u'long': u'4836242'}, u'reduceOnly': {u'short': u'0', u'long': u'0'}, u'openOnly': {u'short': u'4837281', u'long': u'4836242'}, u'reduceFirst': {u'short': u'4837281', u'long': u'4836242'}}, u'closeoutBid': u'1.11733', u'bids': [{u'price': u'1.11737', u'liquidity': 10000000}, {u'price': u'1.11735', u'liquidity': 10000000}], u'instrument': u'EUR_USD', u'time': u'2016-08-15T11:18:44.312293137Z', u'closeoutAsk': u'1.11753'}, {u'status': u'tradeable', u'quoteHomeConversionFactors': {u'negativeUnits': u'0.66598736', u'positiveUnits': u'0.66580999'}, u'asks': [{u'price': u'1.03990', u'liquidity': 10000000}], u'unitsAvailable': {u'default': {u'short': u'6987963', u'long': u'6983885'}, u'reduceOnly': {u'short': u'0', u'long': u'0'}, u'openOnly': {u'short': u'6987963', u'long': u'6983885'}, u'reduceFirst': {u'short': u'6987963', u'long': u'6983885'}}, u'closeoutBid': u'1.03957', u'bids': [{u'price': u'1.03957', u'liquidity': 10000000}], u'instrument': u'CAD_SGD', u'time': u'2016-08-15T11:18:56.064573339Z', u'closeoutAsk': u'1.03990'}, {u'status': u'tradeable', u'quoteHomeConversionFactors': {u'negativeUnits': u'0.69242008', u'positiveUnits': u'0.69229065'}, u'asks': [{u'price': u'1.29265', u'liquidity': 1000000}, {u'price': u'1.29266', u'liquidity': 2000000}, {u'price': u'1.29267', u'liquidity': 5000000}, {u'price': u'1.29269', u'liquidity': 10000000}], u'unitsAvailable': {u'default': {u'short': u'5405759', u'long': u'5403807'}, u'reduceOnly': {u'short': u'0', u'long': u'0'}, u'openOnly': {u'short': u'5405759', u'long': u'5403807'}, u'reduceFirst': {u'short': u'5405759', u'long': u'5403807'}}, u'closeoutBid': u'1.29241', u'bids': [{u'price': u'1.29245', u'liquidity': 1000000}, {u'price': u'1.29244', u'liquidity': 2000000}, {u'price': u'1.29243', u'liquidity': 5000000}, {u'price': u'1.29241', u'liquidity': 10000000}], u'instrument': u'USD_CAD', u'time': u'2016-08-15T11:18:51.225161849Z', u'closeoutAsk': u'1.29269'}, {u'status': u'tradeable', u'quoteHomeConversionFactors': {u'negativeUnits': u'0.23416462', u'positiveUnits': u'0.23406486'}, u'asks': [{u'price': u'3.82361', u'liquidity': 10000000}], u'unitsAvailable': {u'default': {u'short': u'2162884', u'long': u'2160826'}, u'reduceOnly': {u'short': u'0', u'long': u'0'}, u'openOnly': {u'short': u'2162884', u'long': u'2160826'}, u'reduceFirst': {u'short': u'2162884', u'long': u'2160826'}}, u'closeoutBid': u'3.82150', u'bids': [{u'price': u'3.82160', u'liquidity': 10000000}, {u'price': u'3.82150', u'liquidity': 1000000}], u'instrument': u'USD_PLN', u'time': u'2016-08-15T11:18:52.438646977Z', u'closeoutAsk': u'3.82361'}, {u'status': u'tradeable', u'quoteHomeConversionFactors': {u'negativeUnits': u'0.68612988', u'positiveUnits': u'0.68601692'}, u'asks': [{u'price': u'1.68316', u'liquidity': 1000000}, {u'price': u'1.68317', u'liquidity': 2000000}, {u'price': u'1.68318', u'liquidity': 5000000}, {u'price': u'1.68320', u'liquidity': 10000000}], u'unitsAvailable': {u'default': {u'short': u'4189793', u'long': u'4188131'}, u'reduceOnly': {u'short': u'0', u'long': u'0'}, u'openOnly': {u'short': u'4189793', u'long': u'4188131'}, u'reduceFirst': {u'short': u'4189793', u'long': u'4188131'}}, u'closeoutBid': u'1.68275', u'bids': [{u'price': u'1.68279', u'liquidity': 1000000}, {u'price': u'1.68278', u'liquidity': 2000000}, {u'price': u'1.68277', u'liquidity': 5000000}, {u'price': u'1.68275', u'liquidity': 10000000}], u'instrument': u'GBP_AUD', u'time': u'2016-08-15T11:18:57.884728486Z', u'closeoutAsk': u'1.68320'}, {u'status': u'tradeable', u'quoteHomeConversionFactors': {u'negativeUnits': u'1.00000000', u'positiveUnits': u'1.00000000'}, u'asks': [{u'price': u'3052.3', u'liquidity': 300}], u'unitsAvailable': {u'default': {u'short': u'300', u'long': u'300'}, u'reduceOnly': {u'short': u'0', u'long': u'0'}, u'openOnly': {u'short': u'300', u'long': u'300'}, u'reduceFirst': {u'short': u'300', u'long': u'300'}}, u'closeoutBid': u'3050.8', u'bids': [{u'price': u'3050.8', u'liquidity': 300}], u'instrument': u'EU50_EUR', u'time': u'2016-08-15T11:03:04.742473916Z', u'closeoutAsk': u'3052.3'}, {u'status': u'tradeable', u'quoteHomeConversionFactors': {u'negativeUnits': u'0.89495870', u'positiveUnits': u'0.89486259'}, u'asks': [{u'price': u'3.248', u'liquidity': 150000}], u'unitsAvailable': {u'default': {u'short': u'150000', u'long': u'150000'}, u'reduceOnly': {u'short': u'0', u'long': u'0'}, u'openOnly': {u'short': u'150000', u'long': u'150000'}, u'reduceFirst': {u'short': u'150000', u'long': u'150000'}}, u'closeoutBid': u'3.242', u'bids': [{u'price': u'3.242', u'liquidity': 150000}], u'instrument': u'CORN_USD', u'time': u'2016-08-15T11:18:02.962888459Z', u'closeoutAsk': u'3.248'}, {u'status': u'tradeable', u'quoteHomeConversionFactors': {u'negativeUnits': u'0.00885575', u'positiveUnits': u'0.00885449'}, u'asks': [{u'price': u'13.02939', u'liquidity': 10000000}], u'unitsAvailable': {u'default': {u'short': u'10000000', u'long': u'10000000'}, u'reduceOnly': {u'short': u'0', u'long': u'0'}, u'openOnly': {u'short': u'10000000', u'long': u'10000000'}, u'reduceFirst': {u'short': u'10000000', u'long': u'10000000'}}, u'closeoutBid': u'13.02698', u'bids': [{u'price': u'13.02698', u'liquidity': 10000000}], u'instrument': u'HKD_JPY', u'time': u'2016-08-15T11:18:56.018244231Z', u'closeoutAsk': u'13.02939'}, {u'status': u'tradeable', u'quoteHomeConversionFactors': {u'negativeUnits': u'0.11537432', u'positiveUnits': u'0.11535649'}, u'asks': [{u'price': u'5.77266', u'liquidity': 10000000}], u'unitsAvailable': {u'default': {u'short': u'7264817', u'long': u'7262222'}, u'reduceOnly': {u'short': u'0', u'long': u'0'}, u'openOnly': {u'short': u'7264817', u'long': u'7262222'}, u'reduceFirst': {u'short': u'7264817', u'long': u'7262222'}}, u'closeoutBid': u'5.77149', u'bids': [{u'price': u'5.77149', u'liquidity': 10000000}], u'instrument': u'SGD_HKD', u'time': u'2016-08-15T11:18:56.064539929Z', u'closeoutAsk': u'5.77266'}, {u'status': u'tradeable', u'quoteHomeConversionFactors': {u'negativeUnits': u'1.15473441', u'positiveUnits': u'1.15456109'}, u'asks': [{u'price': u'1038.637', u'liquidity': 100}, {u'price': u'1038.657', u'liquidity': 400}, {u'price': u'1038.687', u'liquidity': 500}], u'unitsAvailable': {u'default': {u'short': u'1000', u'long': u'1000'}, u'reduceOnly': {u'short': u'0', u'long': u'0'}, u'openOnly': {u'short': u'1000', u'long': u'1000'}, u'reduceFirst': {u'short': u'1000', u'long': u'1000'}}, u'closeoutBid': u'1038.303', u'bids': [{u'price': u'1038.353', u'liquidity': 100}, {u'price': u'1038.333', u'liquidity': 400}, {u'price': u'1038.303', u'liquidity': 500}], u'instrument': u'XAU_GBP', u'time': u'2016-08-15T11:18:51.950760226Z', u'closeoutAsk': u'1038.687'}, {u'status': u'tradeable', u'quoteHomeConversionFactors': {u'negativeUnits': u'0.89495870', u'positiveUnits': u'0.89486259'}, u'asks': [{u'price': u'1232.361', u'liquidity': 1000}], u'unitsAvailable': {u'default': {u'short': u'1000', u'long': u'1000'}, u'reduceOnly': {u'short': u'0', u'long': u'0'}, u'openOnly': {u'short': u'1000', u'long': u'1000'}, u'reduceFirst': {u'short': u'1000', u'long': u'1000'}}, u'closeoutBid': u'1231.961', u'bids': [{u'price': u'1231.961', u'liquidity': 1000}], u'instrument': u'US2000_USD', u'time': u'2016-08-15T11:18:56.143560704Z', u'closeoutAsk': u'1232.361'}, {u'status': u'tradeable', u'quoteHomeConversionFactors': {u'negativeUnits': u'0.64492828', u'positiveUnits': u'0.64475780'}, u'asks': [{u'price': u'1.79095', u'liquidity': 10000000}], u'unitsAvailable': {u'default': {u'short': u'4190223', u'long': u'4187548'}, u'reduceOnly': {u'short': u'0', u'long': u'0'}, u'openOnly': {u'short': u'4190223', u'long': u'4187548'}, u'reduceFirst': {u'short': u'4190223', u'long': u'4187548'}}, u'closeoutBid': u'1.79028', u'bids': [{u'price': u'1.79028', u'liquidity': 10000000}], u'instrument': u'GBP_NZD', u'time': u'2016-08-15T11:18:57.148420770Z', u'closeoutAsk': u'1.79095'}, {u'status': u'tradeable', u'quoteHomeConversionFactors': {u'negativeUnits': u'0.89495870', u'positiveUnits': u'0.89486259'}, u'asks': [{u'price': u'18607.5', u'liquidity': 100}], u'unitsAvailable': {u'default': {u'short': u'100', u'long': u'100'}, u'reduceOnly': {u'short': u'0', u'long': u'0'}, u'openOnly': {u'short': u'100', u'long': u'100'}, u'reduceFirst': {u'short': u'100', u'long': u'100'}}, u'closeoutBid': u'18605.5', u'bids': [{u'price': u'18605.5', u'liquidity': 100}], u'instrument': u'US30_USD', u'time': u'2016-08-15T11:18:56.129584759Z', u'closeoutAsk': u'18607.5'}, {u'status': u'tradeable', u'quoteHomeConversionFactors': {u'negativeUnits': u'1.00000000', u'positiveUnits': u'1.00000000'}, u'asks': [{u'price': u'4503.9', u'liquidity': 200}], u'unitsAvailable': {u'default': {u'short': u'200', u'long': u'200'}, u'reduceOnly': {u'short': u'0', u'long': u'0'}, u'openOnly': {u'short': u'200', u'long': u'200'}, u'reduceFirst': {u'short': u'200', u'long': u'200'}}, u'closeoutBid': u'4502.7', u'bids': [{u'price': u'4502.7', u'liquidity': 200}], u'instrument': u'FR40_EUR', u'time': u'2016-08-15T11:18:56.107960335Z', u'closeoutAsk': u'4503.9'}, {u'status': u'tradeable', u'quoteHomeConversionFactors': {u'negativeUnits': u'0.00885575', u'positiveUnits': u'0.00885449'}, u'asks': [{u'price': u'135440', u'liquidity': 1000}], u'unitsAvailable': {u'default': {u'short': u'1000', u'long': u'1000'}, u'reduceOnly': {u'short': u'0', u'long': u'0'}, u'openOnly': {u'short': u'1000', u'long': u'1000'}, u'reduceFirst': {u'short': u'1000', u'long': u'1000'}}, u'closeoutBid': u'135391', u'bids': [{u'price': u'135391', u'liquidity': 1000}], u'instrument': u'XAU_JPY', u'time': u'2016-08-15T11:18:56.018296552Z', u'closeoutAsk': u'135440'}, {u'status': u'tradeable', u'quoteHomeConversionFactors': {u'negativeUnits': u'0.66598736', u'positiveUnits': u'0.66580999'}, u'asks': [{u'price': u'1.34402', u'liquidity': 10000000}], u'unitsAvailable': {u'default': {u'short': u'5405881', u'long': u'5403597'}, u'reduceOnly': {u'short': u'0', u'long': u'0'}, u'openOnly': {u'short': u'5405881', u'long': u'5403597'}, u'reduceFirst': {u'short': u'5405881', u'long': u'5403597'}}, u'closeoutBid': u'1.34381', u'bids': [{u'price': u'1.34381', u'liquidity': 10000000}], u'instrument': u'USD_SGD', u'time': u'2016-08-15T11:18:56.064415930Z', u'closeoutAsk': u'1.34402'}, {u'status': u'tradeable', u'quoteHomeConversionFactors': {u'negativeUnits': u'0.10577287', u'positiveUnits': u'0.10574334'}, u'asks': [{u'price': u'9.45686', u'liquidity': 10000000}], u'unitsAvailable': {u'default': {u'short': u'4838112', u'long': u'4835411'}, u'reduceOnly': {u'short': u'0', u'long': u'0'}, u'openOnly': {u'short': u'4838112', u'long': u'4835411'}, u'reduceFirst': {u'short': u'4838112', u'long': u'4835411'}}, u'closeoutBid': u'9.45422', u'bids': [{u'price': u'9.45422', u'liquidity': 10000000}], u'instrument': u'EUR_SEK', u'time': u'2016-08-15T11:18:56.491995283Z', u'closeoutAsk': u'9.45686'}, {u'status': u'tradeable', u'quoteHomeConversionFactors': {u'negativeUnits': u'0.06667934', u'positiveUnits': u'0.06662776'}, u'asks': [{u'price': u'13.43077', u'liquidity': 10000000}], u'unitsAvailable': {u'default': {u'short': u'2163454', u'long': u'2160342'}, u'reduceOnly': {u'short': u'0', u'long': u'0'}, u'openOnly': {u'short': u'2163454', u'long': u'2160342'}, u'reduceFirst': {u'short': u'2163454', u'long': u'2160342'}}, u'closeoutBid': u'13.42183', u'bids': [{u'price': u'13.42183', u'liquidity': 10000000}], u'instrument': u'USD_ZAR', u'time': u'2016-08-15T11:18:56.072010387Z', u'closeoutAsk': u'13.43077'}, {u'status': u'tradeable', u'quoteHomeConversionFactors': {u'negativeUnits': u'0.11537432', u'positiveUnits': u'0.11535649'}, u'asks': [{u'price': u'6.00206', u'liquidity': 10000000}], u'unitsAvailable': {u'default': {u'short': u'6987147', u'long': u'6984659'}, u'reduceOnly': {u'short': u'0', u'long': u'0'}, u'openOnly': {u'short': u'6987147', u'long': u'6984659'}, u'reduceFirst': {u'short': u'6987147', u'long': u'6984659'}}, u'closeoutBid': u'6.00085', u'bids': [{u'price': u'6.00085', u'liquidity': 10000000}], u'instrument': u'CAD_HKD', u'time': u'2016-08-15T11:18:51.225216587Z', u'closeoutAsk': u'6.00206'}, {u'status': u'tradeable', u'quoteHomeConversionFactors': {u'negativeUnits': u'0.91894872', u'positiveUnits': u'0.91879674'}, u'asks': [{u'price': u'19.40207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9.37433', u'bids': [{u'price': u'19.37433', u'liquidity': 100000}], u'instrument': u'XAG_CHF', u'time': u'2016-08-15T11:18:45.417658735Z', u'closeoutAsk': u'19.40207'}, {u'status': u'tradeable', u'quoteHomeConversionFactors': {u'negativeUnits': u'0.69242008', u'positiveUnits': u'0.69229065'}, u'asks': [{u'price': u'0.93154', u'liquidity': 10000000}], u'unitsAvailable': {u'default': {u'short': u'7502556', u'long': u'7498657'}, u'reduceOnly': {u'short': u'0', u'long': u'0'}, u'openOnly': {u'short': u'7502556', u'long': u'7498657'}, u'reduceFirst': {u'short': u'7502556', u'long': u'7498657'}}, u'closeoutBid': u'0.93123', u'bids': [{u'price': u'0.93123', u'liquidity': 10000000}], u'instrument': u'NZD_CAD', u'time': u'2016-08-15T11:18:58.172270319Z', u'closeoutAsk': u'0.93154'}, {u'status': u'tradeable', u'quoteHomeConversionFactors': {u'negativeUnits': u'0.89495870', u'positiveUnits': u'0.89486259'}, u'asks': [{u'price': u'4816.3', u'liquidity': 400}], u'unitsAvailable': {u'default': {u'short': u'400', u'long': u'400'}, u'reduceOnly': {u'short': u'0', u'long': u'0'}, u'openOnly': {u'short': u'400', u'long': u'400'}, u'reduceFirst': {u'short': u'400', u'long': u'400'}}, u'closeoutBid': u'4815.7', u'bids': [{u'price': u'4815.7', u'liquidity': 400}], u'instrument': u'NAS100_USD', u'time': u'2016-08-15T11:18:56.041103829Z', u'closeoutAsk': u'4816.3'}, {u'status': u'tradeable', u'quoteHomeConversionFactors': {u'negativeUnits': u'0.00885575', u'positiveUnits': u'0.00885449'}, u'asks': [{u'price': u'2013.4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010.5', u'bids': [{u'price': u'2010.5', u'liquidity': 100000}], u'instrument': u'XAG_JPY', u'time': u'2016-08-15T11:18:56.018298944Z', u'closeoutAsk': u'2013.4'}, {u'status': u'tradeable', u'quoteHomeConversionFactors': {u'negativeUnits': u'0.64492828', u'positiveUnits': u'0.64475780'}, u'asks': [{u'price': u'1859.871', u'liquidity': 100}, {u'price': u'1859.891', u'liquidity': 400}, {u'price': u'1859.921', u'liquidity': 500}], u'unitsAvailable': {u'default': {u'short': u'1000', u'long': u'1000'}, u'reduceOnly': {u'short': u'0', u'long': u'0'}, u'openOnly': {u'short': u'1000', u'long': u'1000'}, u'reduceFirst': {u'short': u'1000', u'long': u'1000'}}, u'closeoutBid': u'1859.094', u'bids': [{u'price': u'1859.144', u'liquidity': 100}, {u'price': u'1859.124', u'liquidity': 400}, {u'price': u'1859.094', u'liquidity': 500}], u'instrument': u'XAU_NZD', u'time': u'2016-08-15T11:18:51.486429348Z', u'closeoutAsk': u'1859.921'}, {u'status': u'tradeable', u'quoteHomeConversionFactors': {u'negativeUnits': u'0.68612988', u'positiveUnits': u'0.68601692'}, u'asks': [{u'price': u'25.98573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5.94905', u'bids': [{u'price': u'25.94905', u'liquidity': 100000}], u'instrument': u'XAG_AUD', u'time': u'2016-08-15T11:18:43.630957647Z', u'closeoutAsk': u'25.98573'}, {u'status': u'tradeable', u'quoteHomeConversionFactors': {u'negativeUnits': u'0.00885575', u'positiveUnits': u'0.00885449'}, u'asks': [{u'price': u'7.537', u'liquidity': 10000000}], u'unitsAvailable': {u'default': {u'short': u'10000000', u'long': u'10000000'}, u'reduceOnly': {u'short': u'0', u'long': u'0'}, u'openOnly': {u'short': u'10000000', u'long': u'10000000'}, u'reduceFirst': {u'short': u'10000000', u'long': u'10000000'}}, u'closeoutBid': u'7.518', u'bids': [{u'price': u'7.518', u'liquidity': 10000000}], u'instrument': u'ZAR_JPY', u'time': u'2016-08-15T11:18:33.891992369Z', u'closeoutAsk': u'7.537'}, {u'status': u'tradeable', u'quoteHomeConversionFactors': {u'negativeUnits': u'0.23416462', u'positiveUnits': u'0.23406486'}, u'asks': [{u'price': u'4.93340', u'liquidity': 10000000}], u'unitsAvailable': {u'default': {u'short': u'1676421', u'long': u'1674738'}, u'reduceOnly': {u'short': u'0', u'long': u'0'}, u'openOnly': {u'short': u'1676421', u'long': u'1674738'}, u'reduceFirst': {u'short': u'1676421', u'long': u'1674738'}}, u'closeoutBid': u'4.93055', u'bids': [{u'price': u'4.93055', u'liquidity': 10000000}], u'instrument': u'GBP_PLN', u'time': u'2016-08-15T11:18:52.265397502Z', u'closeoutAsk': u'4.93340'}, {u'status': u'tradeable', u'quoteHomeConversionFactors': {u'negativeUnits': u'0.69242008', u'positiveUnits': u'0.69229065'}, u'asks': [{u'price': u'1.44448', u'liquidity': 1000000}, {u'price': u'1.44449', u'liquidity': 2000000}, {u'price': u'1.44450', u'liquidity': 5000000}, {u'price': u'1.44452', u'liquidity': 10000000}], u'unitsAvailable': {u'default': {u'short': u'4837705', u'long': u'4835818'}, u'reduceOnly': {u'short': u'0', u'long': u'0'}, u'openOnly': {u'short': u'4837705', u'long': u'4835818'}, u'reduceFirst': {u'short': u'4837705', u'long': u'4835818'}}, u'closeoutBid': u'1.44417', u'bids': [{u'price': u'1.44421', u'liquidity': 1000000}, {u'price': u'1.44420', u'liquidity': 2000000}, {u'price': u'1.44419', u'liquidity': 5000000}, {u'price': u'1.44417', u'liquidity': 10000000}], u'instrument': u'EUR_CAD', u'time': u'2016-08-15T11:18:54.137816039Z', u'closeoutAsk': u'1.44452'}, {u'status': u'tradeable', u'quoteHomeConversionFactors': {u'negativeUnits': u'0.64492828', u'positiveUnits': u'0.64475780'}, u'asks': [{u'price': u'27.64802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7.60719', u'bids': [{u'price': u'27.60719', u'liquidity': 100000}], u'instrument': u'XAG_NZD', u'time': u'2016-08-15T11:18:51.486430703Z', u'closeoutAsk': u'27.64802'}, {u'status': u'tradeable', u'quoteHomeConversionFactors': {u'negativeUnits': u'0.64492828', u'positiveUnits': u'0.64475780'}, u'asks': [{u'price': u'1.06406', u'liquidity': 10000000}], u'unitsAvailable': {u'default': {u'short': u'7052101', u'long': u'7048182'}, u'reduceOnly': {u'short': u'0', u'long': u'0'}, u'openOnly': {u'short': u'7052101', u'long': u'7048182'}, u'reduceFirst': {u'short': u'7052101', u'long': u'7048182'}}, u'closeoutBid': u'1.06375', u'bids': [{u'price': u'1.06375', u'liquidity': 10000000}], u'instrument': u'AUD_NZD', u'time': u'2016-08-15T11:18:51.345773855Z', u'closeoutAsk': u'1.06406'}, {u'status': u'tradeable', u'quoteHomeConversionFactors': {u'negativeUnits': u'0.89495870', u'positiveUnits': u'0.89486259'}, u'asks': [{u'price': u'109.496', u'liquidity': 6000}], u'unitsAvailable': {u'default': {u'short': u'6000', u'long': u'6000'}, u'reduceOnly': {u'short': u'0', u'long': u'0'}, u'openOnly': {u'short': u'6000', u'long': u'6000'}, u'reduceFirst': {u'short': u'6000', u'long': u'6000'}}, u'closeoutBid': u'109.478', u'bids': [{u'price': u'109.478', u'liquidity': 6000}], u'instrument': u'USB02Y_USD', u'time': u'2016-08-15T11:17:42.498698421Z', u'closeoutAsk': u'109.496'}, {u'status': u'tradeable', u'quoteHomeConversionFactors': {u'negativeUnits': u'0.89495870', u'positiveUnits': u'0.89486259'}, u'asks': [{u'price': u'0.76671', u'liquidity': 10000000}, {u'price': u'0.76673', u'liquidity': 10000000}], u'unitsAvailable': {u'default': {u'short': u'7050748', u'long': u'7048887'}, u'reduceOnly': {u'short': u'0', u'long': u'0'}, u'openOnly': {u'short': u'7050748', u'long': u'7048887'}, u'reduceFirst': {u'short': u'7050748', u'long': u'7048887'}}, u'closeoutBid': u'0.76655', u'bids': [{u'price': u'0.76659', u'liquidity': 10000000}, {u'price': u'0.76657', u'liquidity': 10000000}], u'instrument': u'AUD_USD', u'time': u'2016-08-15T11:18:43.630781506Z', u'closeoutAsk': u'0.76675'}, {u'status': u'tradeable', u'quoteHomeConversionFactors': {u'negativeUnits': u'0.00885575', u'positiveUnits': u'0.00885449'}, u'asks': [{u'price': u'72.833', u'liquidity': 10000000}], u'unitsAvailable': {u'default': {u'short': u'7502291', u'long': u'7498963'}, u'reduceOnly': {u'short': u'0', u'long': u'0'}, u'openOnly': {u'short': u'7502291', u'long': u'7498963'}, u'reduceFirst': {u'short': u'7502291', u'long': u'7498963'}}, u'closeoutBid': u'72.811', u'bids': [{u'price': u'72.811', u'liquidity': 10000000}], u'instrument': u'NZD_JPY', u'time': u'2016-08-15T11:18:56.017415320Z', u'closeoutAsk': u'72.833'}, {u'status': u'tradeable', u'quoteHomeConversionFactors': {u'negativeUnits': u'1.15473441', u'positiveUnits': u'1.15456109'}, u'asks': [{u'price': u'131.838', u'liquidity': 6000}], u'unitsAvailable': {u'default': {u'short': u'6000', u'long': u'6000'}, u'reduceOnly': {u'short': u'0', u'long': u'0'}, u'openOnly': {u'short': u'6000', u'long': u'6000'}, u'reduceFirst': {u'short': u'6000', u'long': u'6000'}}, u'closeoutBid': u'131.818', u'bids': [{u'price': u'131.818', u'liquidity': 6000}], u'instrument': u'UK10YB_GBP', u'time': u'2016-08-15T11:18:56.027592996Z', u'closeoutAsk': u'131.838'}, {u'status': u'tradeable', u'quoteHomeConversionFactors': {u'negativeUnits': u'0.89495870', u'positiveUnits': u'0.89486259'}, u'asks': [{u'price': u'690.280', u'liquidity': 500}], u'unitsAvailable': {u'default': {u'short': u'500', u'long': u'500'}, u'reduceOnly': {u'short': u'0', u'long': u'0'}, u'openOnly': {u'short': u'500', u'long': u'500'}, u'reduceFirst': {u'short': u'500', u'long': u'500'}}, u'closeoutBid': u'687.280', u'bids': [{u'price': u'687.280', u'liquidity': 500}], u'instrument': u'XPD_USD', u'time': u'2016-08-15T11:15:38.418025812Z', u'closeoutAsk': u'690.280'}, {u'status': u'tradeable', u'quoteHomeConversionFactors': {u'negativeUnits': u'0.68612988', u'positiveUnits': u'0.68601692'}, u'asks': [{u'price': u'1.45769', u'liquidity': 1000000}, {u'price': u'1.45770', u'liquidity': 2000000}, {u'price': u'1.45771', u'liquidity': 5000000}, {u'price': u'1.45773', u'liquidity': 10000000}], u'unitsAvailable': {u'default': {u'short': u'4837597', u'long': u'4835926'}, u'reduceOnly': {u'short': u'0', u'long': u'0'}, u'openOnly': {u'short': u'4837597', u'long': u'4835926'}, u'reduceFirst': {u'short': u'4837597', u'long': u'4835926'}}, u'closeoutBid': u'1.45741', u'bids': [{u'price': u'1.45745', u'liquidity': 1000000}, {u'price': u'1.45744', u'liquidity': 2000000}, {u'price': u'1.45743', u'liquidity': 5000000}, {u'price': u'1.45741', u'liquidity': 10000000}], u'instrument': u'EUR_AUD', u'time': u'2016-08-15T11:18:45.545092453Z', u'closeoutAsk': u'1.45773'}, {u'status': u'tradeable', u'quoteHomeConversionFactors': {u'negativeUnits': u'0.89495870', u'positiveUnits': u'0.89486259'}, u'asks': [{u'price': u'19.92040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9.89540', u'bids': [{u'price': u'19.89540', u'liquidity': 100000}], u'instrument': u'XAG_USD', u'time': u'2016-08-15T11:18:35.827756641Z', u'closeoutAsk': u'19.92040'}, {u'status': u'tradeable', u'quoteHomeConversionFactors': {u'negativeUnits': u'0.30303765', u'positiveUnits': u'0.30290455'}, u'asks': [{u'price': u'3.30137', u'liquidity': 10000000}], u'unitsAvailable': {u'default': {u'short': u'1935554', u'long': u'1933854'}, u'reduceOnly': {u'short': u'0', u'long': u'0'}, u'openOnly': {u'short': u'1935554', u'long': u'1933854'}, u'reduceFirst': {u'short': u'1935554', u'long': u'1933854'}}, u'closeoutBid': u'3.29992', u'bids': [{u'price': u'3.29992', u'liquidity': 10000000}], u'instrument': u'EUR_TRY', u'time': u'2016-08-15T11:18:56.064771588Z', u'closeoutAsk': u'3.30137'}, {u'status': u'tradeable', u'quoteHomeConversionFactors': {u'negativeUnits': u'0.00885575', u'positiveUnits': u'0.00885449'}, u'asks': [{u'price': u'101.069', u'liquidity': 10000000}, {u'price': u'101.071', u'liquidity': 10000000}], u'unitsAvailable': {u'default': {u'short': u'5405466', u'long': u'5403951'}, u'reduceOnly': {u'short': u'0', u'long': u'0'}, u'openOnly': {u'short': u'5405466', u'long': u'5403951'}, u'reduceFirst': {u'short': u'5405466', u'long': u'5403951'}}, u'closeoutBid': u'101.051', u'bids': [{u'price': u'101.055', u'liquidity': 10000000}, {u'price': u'101.053', u'liquidity': 10000000}], u'instrument': u'USD_JPY', u'time': u'2016-08-15T11:18:56.018177699Z', u'closeoutAsk': u'101.073'}, {u'status': u'tradeable', u'quoteHomeConversionFactors': {u'negativeUnits': u'0.00885575', u'positiveUnits': u'0.00885449'}, u'asks': [{u'price': u'103.783', u'liquidity': 10000000}], u'unitsAvailable': {u'default': {u'short': u'5264648', u'long': u'5262634'}, u'reduceOnly': {u'short': u'0', u'long': u'0'}, u'openOnly': {u'short': u'5264648', u'long': u'5262634'}, u'reduceFirst': {u'short': u'5264648', u'long': u'5262634'}}, u'closeoutBid': u'103.758', u'bids': [{u'price': u'103.758', u'liquidity': 10000000}], u'instrument': u'CHF_JPY', u'time': u'2016-08-15T11:18:54.416816198Z', u'closeoutAsk': u'103.783'}, {u'status': u'tradeable', u'quoteHomeConversionFactors': {u'negativeUnits': u'0.00323130', u'positiveUnits': u'0.00322898'}, u'asks': [{u'price': u'309.695', u'liquidity': 10000000}], u'unitsAvailable': {u'default': {u'short': u'1936092', u'long': u'1933317'}, u'reduceOnly': {u'short': u'0', u'long': u'0'}, u'openOnly': {u'short': u'1936092', u'long': u'1933317'}, u'reduceFirst': {u'short': u'1936092', u'long': u'1933317'}}, u'closeoutBid': u'309.473', u'bids': [{u'price': u'309.473', u'liquidity': 10000000}], u'instrument': u'EUR_HUF', u'time': u'2016-08-15T11:18:56.383170961Z', u'closeoutAsk': u'309.695'}, {u'status': u'tradeable', u'quoteHomeConversionFactors': {u'negativeUnits': u'0.91894872', u'positiveUnits': u'0.91879674'}, u'asks': [{u'price': u'0.75359', u'liquidity': 10000000}], u'unitsAvailable': {u'default': {u'short': u'6987860', u'long': u'6984387'}, u'reduceOnly': {u'short': u'0', u'long': u'0'}, u'openOnly': {u'short': u'6987860', u'long': u'6984387'}, u'reduceFirst': {u'short': u'6987860', u'long': u'6984387'}}, u'closeoutBid': u'0.75334', u'bids': [{u'price': u'0.75334', u'liquidity': 10000000}], u'instrument': u'CAD_CHF', u'time': u'2016-08-15T11:18:51.225215823Z', u'closeoutAsk': u'0.75359'}, {u'status': u'tradeable', u'quoteHomeConversionFactors': {u'negativeUnits': u'1.00000000', u'positiveUnits': u'1.00000000'}, u'asks': [{u'price': u'167.987', u'liquidity': 6000}], u'unitsAvailable': {u'default': {u'short': u'6000', u'long': u'6000'}, u'reduceOnly': {u'short': u'0', u'long': u'0'}, u'openOnly': {u'short': u'6000', u'long': u'6000'}, u'reduceFirst': {u'short': u'6000', u'long': u'6000'}}, u'closeoutBid': u'167.972', u'bids': [{u'price': u'167.972', u'liquidity': 6000}], u'instrument': u'DE10YB_EUR', u'time': u'2016-08-15T11:18:55.960495632Z', u'closeoutAsk': u'167.987'}, {u'status': u'tradeable', u'quoteHomeConversionFactors': {u'negativeUnits': u'0.66598736', u'positiveUnits': u'0.66580999'}, u'asks': [{u'price': u'1801.035', u'liquidity': 100}, {u'price': u'1801.055', u'liquidity': 400}, {u'price': u'1801.085', u'liquidity': 500}], u'unitsAvailable': {u'default': {u'short': u'1000', u'long': u'1000'}, u'reduceOnly': {u'short': u'0', u'long': u'0'}, u'openOnly': {u'short': u'1000', u'long': u'1000'}, u'reduceFirst': {u'short': u'1000', u'long': u'1000'}}, u'closeoutBid': u'1800.403', u'bids': [{u'price': u'1800.453', u'liquidity': 100}, {u'price': u'1800.433', u'liquidity': 400}, {u'price': u'1800.403', u'liquidity': 500}], u'instrument': u'XAU_SGD', u'time': u'2016-08-15T11:18:56.064574259Z', u'closeoutAsk': u'1801.085'}, {u'status': u'tradeable', u'quoteHomeConversionFactors': {u'negativeUnits': u'0.11537432', u'positiveUnits': u'0.11535649'}, u'asks': [{u'price': u'5.94765', u'liquidity': 10000000}], u'unitsAvailable': {u'default': {u'short': u'7051080', u'long': u'7048555'}, u'reduceOnly': {u'short': u'0', u'long': u'0'}, u'openOnly': {u'short': u'7051080', u'long': u'7048555'}, u'reduceFirst': {u'short': u'7051080', u'long': u'7048555'}}, u'closeoutBid': u'5.94644', u'bids': [{u'price': u'5.94644', u'liquidity': 10000000}], u'instrument': u'AUD_HKD', u'time': u'2016-08-15T11:18:43.630962497Z', u'closeoutAsk': u'5.94765'}, {u'status': u'tradeable', u'quoteHomeConversionFactors': {u'negativeUnits': u'1.00000000', u'positiveUnits': u'1.00000000'}, u'asks': [{u'price': u'1199.260', u'liquidity': 100}, {u'price': u'1199.280', u'liquidity': 400}, {u'price': u'1199.310', u'liquidity': 500}], u'unitsAvailable': {u'default': {u'short': u'1000', u'long': u'1000'}, u'reduceOnly': {u'short': u'0', u'long': u'0'}, u'openOnly': {u'short': u'1000', u'long': u'1000'}, u'reduceFirst': {u'short': u'1000', u'long': u'1000'}}, u'closeoutBid': u'1198.914', u'bids': [{u'price': u'1198.964', u'liquidity': 100}, {u'price': u'1198.944', u'liquidity': 400}, {u'price': u'1198.914', u'liquidity': 500}], u'instrument': u'XAU_EUR', u'time': u'2016-08-15T11:18:44.992817304Z', u'closeoutAsk': u'1199.310'}, {u'status': u'tradeable', u'quoteHomeConversionFactors': {u'negativeUnits': u'1.00000000', u'positiveUnits': u'1.00000000'}, u'asks': [{u'price': u'455.560', u'liquidity': 2000}], u'unitsAvailable': {u'default': {u'short': u'2000', u'long': u'2000'}, u'reduceOnly': {u'short': u'0', u'long': u'0'}, u'openOnly': {u'short': u'2000', u'long': u'2000'}, u'reduceFirst': {u'short': u'2000', u'long': u'2000'}}, u'closeoutBid': u'455.390', u'bids': [{u'price': u'455.390', u'liquidity': 2000}], u'instrument': u'NL25_EUR', u'time': u'2016-08-15T11:18:44.102423567Z', u'closeoutAsk': u'455.560'}, {u'status': u'tradeable', u'quoteHomeConversionFactors': {u'negativeUnits': u'0.89495870', u'positiveUnits': u'0.89486259'}, u'asks': [{u'price': u'132.642', u'liquidity': 6000}], u'unitsAvailable': {u'default': {u'short': u'6000', u'long': u'6000'}, u'reduceOnly': {u'short': u'0', u'long': u'0'}, u'openOnly': {u'short': u'6000', u'long': u'6000'}, u'reduceFirst': {u'short': u'6000', u'long': u'6000'}}, u'closeoutBid': u'132.616', u'bids': [{u'price': u'132.616', u'liquidity': 6000}], u'instrument': u'USB10Y_USD', u'time': u'2016-08-15T11:18:02.477454708Z', u'closeoutAsk': u'132.642'}, {u'status': u'tradeable', u'quoteHomeConversionFactors': {u'negativeUnits': u'0.13439993', u'positiveUnits': u'0.13438964'}, u'asks': [{u'price': u'6.65909', u'liquidity': 10000000}], u'unitsAvailable': {u'default': {u'short': u'5405120', u'long': u'5404316'}, u'reduceOnly': {u'short': u'0', u'long': u'0'}, u'openOnly': {u'short': u'5405120', u'long': u'5404316'}, u'reduceFirst': {u'short': u'5405120', u'long': u'5404316'}}, u'closeoutBid': u'6.65861', u'bids': [{u'price': u'6.65861', u'liquidity': 10000000}], u'instrument': u'USD_DKK', u'time': u'2016-08-15T11:18:54.137723146Z', u'closeoutAsk': u'6.65909'}, {u'status': u'tradeable', u'quoteHomeConversionFactors': {u'negativeUnits': u'0.66598736', u'positiveUnits': u'0.66580999'}, u'asks': [{u'price': u'1.50193', u'liquidity': 10000000}], u'unitsAvailable': {u'default': {u'short': u'4838050', u'long': u'4835473'}, u'reduceOnly': {u'short': u'0', u'long': u'0'}, u'openOnly': {u'short': u'4838050', u'long': u'4835473'}, u'reduceFirst': {u'short': u'4838050', u'long': u'4835473'}}, u'closeoutBid': u'1.50153', u'bids': [{u'price': u'1.50153', u'liquidity': 10000000}], u'instrument': u'EUR_SGD', u'time': u'2016-08-15T11:18:56.064571821Z', u'closeoutAsk': u'1.50193'}, {u'status': u'tradeable', u'quoteHomeConversionFactors': {u'negativeUnits': u'0.11537432', u'positiveUnits': u'0.11535649'}, u'asks': [{u'price': u'7.75736', u'liquidity': 10000000}], u'unitsAvailable': {u'default': {u'short': u'5405288', u'long': u'5404202'}, u'reduceOnly': {u'short': u'0', u'long': u'0'}, u'openOnly': {u'short': u'5405288', u'long': u'5404202'}, u'reduceFirst': {u'short': u'5405288', u'long': u'5404202'}}, u'closeoutBid': u'7.75700', u'bids': [{u'price': u'7.75700', u'liquidity': 10000000}], u'instrument': u'USD_HKD', u'time': u'2016-08-15T11:18:20.044531302Z', u'closeoutAsk': u'7.75736'}, {u'status': u'tradeable', u'quoteHomeConversionFactors': {u'negativeUnits': u'0.69242008', u'positiveUnits': u'0.69229065'}, u'asks': [{u'price': u'1.66792', u'liquidity': 1000000}, {u'price': u'1.66793', u'liquidity': 2000000}, {u'price': u'1.66794', u'liquidity': 5000000}, {u'price': u'1.66796', u'liquidity': 10000000}], u'unitsAvailable': {u'default': {u'short': u'4189819', u'long': u'4188004'}, u'reduceOnly': {u'short': u'0', u'long': u'0'}, u'openOnly': {u'short': u'4189819', u'long': u'4188004'}, u'reduceFirst': {u'short': u'4189819', u'long': u'4188004'}}, u'closeoutBid': u'1.66749', u'bids': [{u'price': u'1.66753', u'liquidity': 1000000}, {u'price': u'1.66752', u'liquidity': 2000000}, {u'price': u'1.66751', u'liquidity': 5000000}, {u'price': u'1.66749', u'liquidity': 10000000}], u'instrument': u'GBP_CAD', u'time': u'2016-08-15T11:18:57.654220598Z', u'closeoutAsk': u'1.66796'}, {u'status': u'tradeable', u'quoteHomeConversionFactors': {u'negativeUnits': u'0.23869368', u'positiveUnits': u'0.23858547'}, u'asks': [{u'price': u'3.75070', u'liquidity': 10000000}], u'unitsAvailable': {u'default': {u'short': u'2162757', u'long': u'2161033'}, u'reduceOnly': {u'short': u'0', u'long': u'0'}, u'openOnly': {u'short': u'2162757', u'long': u'2161033'}, u'reduceFirst': {u'short': u'2162757', u'long': u'2161033'}}, u'closeoutBid': u'3.74941', u'bids': [{u'price': u'3.74941', u'liquidity': 10000000}], u'instrument': u'USD_SAR', u'time': u'2016-08-15T11:18:30.616339337Z', u'closeoutAsk': u'3.75070'}, {u'status': u'tradeable', u'quoteHomeConversionFactors': {u'negativeUnits': u'0.69242008', u'positiveUnits': u'0.69229065'}, u'asks': [{u'price': u'25.75011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25.71381', u'bids': [{u'price': u'25.71381', u'liquidity': 100000}], u'instrument': u'XAG_CAD', u'time': u'2016-08-15T11:18:51.225214974Z', u'closeoutAsk': u'25.75011'}, {u'status': u'tradeable', u'quoteHomeConversionFactors': {u'negativeUnits': u'0.11537432', u'positiveUnits': u'0.11535649'}, u'asks': [{u'price': u'8.66878', u'liquidity': 10000000}], u'unitsAvailable': {u'default': {u'short': u'4837509', u'long': u'4836014'}, u'reduceOnly': {u'short': u'0', u'long': u'0'}, u'openOnly': {u'short': u'4837509', u'long': u'4836014'}, u'reduceFirst': {u'short': u'4837509', u'long': u'4836014'}}, u'closeoutBid': u'8.66744', u'bids': [{u'price': u'8.66744', u'liquidity': 10000000}], u'instrument': u'EUR_HKD', u'time': u'2016-08-15T11:18:44.312403772Z', u'closeoutAsk': u'8.66878'}, {u'status': u'tradeable', u'quoteHomeConversionFactors': {u'negativeUnits': u'0.89495870', u'positiveUnits': u'0.89486259'}, u'asks': [{u'price': u'1340.073', u'liquidity': 1000}, {u'price': u'1340.153', u'liquidity': 1000}, {u'price': u'1340.193', u'liquidity': 1000}, {u'price': u'1340.273', u'liquidity': 1000}, {u'price': u'1340.373', u'liquidity': 1000}], u'unitsAvailable': {u'default': {u'short': u'4034', u'long': u'4032'}, u'reduceOnly': {u'short': u'0', u'long': u'0'}, u'openOnly': {u'short': u'4034', u'long': u'4032'}, u'reduceFirst': {u'short': u'4034', u'long': u'4032'}}, u'closeoutBid': u'1339.175', u'bids': [{u'price': u'1339.775', u'liquidity': 1000}, {u'price': u'1339.695', u'liquidity': 1000}, {u'price': u'1339.655', u'liquidity': 1000}, {u'price': u'1339.575', u'liquidity': 1000}, {u'price': u'1339.475', u'liquidity': 1000}], u'instrument': u'XAU_USD', u'time': u'2016-08-15T11:18:44.992738726Z', u'closeoutAsk': u'1340.673'}, {u'status': u'tradeable', u'quoteHomeConversionFactors': {u'negativeUnits': u'0.89495870', u'positiveUnits': u'0.89486259'}, u'asks': [{u'price': u'10.223', u'liquidity': 60000}], u'unitsAvailable': {u'default': {u'short': u'60000', u'long': u'60000'}, u'reduceOnly': {u'short': u'0', u'long': u'0'}, u'openOnly': {u'short': u'60000', u'long': u'60000'}, u'reduceFirst': {u'short': u'60000', u'long': u'60000'}}, u'closeoutBid': u'10.216', u'bids': [{u'price': u'10.216', u'liquidity': 60000}], u'instrument': u'SOYBN_USD', u'time': u'2016-08-15T11:18:52.199085333Z', u'closeoutAsk': u'10.223'}, {u'status': u'tradeable', u'quoteHomeConversionFactors': {u'negativeUnits': u'0.89495870', u'positiveUnits': u'0.89486259'}, u'asks': [{u'price': u'2.600', u'liquidity': 250000}], u'unitsAvailable': {u'default': {u'short': u'250000', u'long': u'250000'}, u'reduceOnly': {u'short': u'0', u'long': u'0'}, u'openOnly': {u'short': u'250000', u'long': u'250000'}, u'reduceFirst': {u'short': u'250000', u'long': u'250000'}}, u'closeoutBid': u'2.596', u'bids': [{u'price': u'2.596', u'liquidity': 250000}], u'instrument': u'NATGAS_USD', u'time': u'2016-08-15T11:17:32.192884581Z', u'closeoutAsk': u'2.600'}, {u'status': u'tradeable', u'quoteHomeConversionFactors': {u'negativeUnits': u'0.10900632', u'positiveUnits': u'0.10897152'}, u'asks': [{u'price': u'9.17671', u'liquidity': 10000000}], u'unitsAvailable': {u'default': {u'short': u'4838306', u'long': u'4835217'}, u'reduceOnly': {u'short': u'0', u'long': u'0'}, u'openOnly': {u'short': u'4838306', u'long': u'4835217'}, u'reduceFirst': {u'short': u'4838306', u'long': u'4835217'}}, u'closeoutBid': u'9.17378', u'bids': [{u'price': u'9.17378', u'liquidity': 10000000}], u'instrument': u'EUR_NOK', u'time': u'2016-08-15T11:18:56.215338334Z', u'closeoutAsk': u'9.17671'}, {u'status': u'tradeable', u'quoteHomeConversionFactors': {u'negativeUnits': u'0.03701751', u'positiveUnits': u'0.03699963'}, u'asks': [{u'price': u'27.02730', u'liquidity': 10000000}], u'unitsAvailable': {u'default': {u'short': u'1935640', u'long': u'1933769'}, u'reduceOnly': {u'short': u'0', u'long': u'0'}, u'openOnly': {u'short': u'1935640', u'long': u'1933769'}, u'reduceFirst': {u'short': u'1935640', u'long': u'1933769'}}, u'closeoutBid': u'27.01424', u'bids': [{u'price': u'27.01424', u'liquidity': 10000000}], u'instrument': u'EUR_CZK', u'time': u'2016-08-15T11:18:54.609804691Z', u'closeoutAsk': u'27.02730'}, {u'status': u'tradeable', u'quoteHomeConversionFactors': {u'negativeUnits': u'0.89495870', u'positiveUnits': u'0.89486259'}, u'asks': [{u'price': u'4.215', u'liquidity': 150000}], u'unitsAvailable': {u'default': {u'short': u'150000', u'long': u'150000'}, u'reduceOnly': {u'short': u'0', u'long': u'0'}, u'openOnly': {u'short': u'150000', u'long': u'150000'}, u'reduceFirst': {u'short': u'150000', u'long': u'150000'}}, u'closeoutBid': u'4.211', u'bids': [{u'price': u'4.211', u'liquidity': 150000}], u'instrument': u'WHEAT_USD', u'time': u'2016-08-15T11:15:02.249942547Z', u'closeoutAsk': u'4.215'}, {u'status': u'tradeable', u'quoteHomeConversionFactors': {u'negativeUnits': u'0.91894872', u'positiveUnits': u'0.91879674'}, u'asks': [{u'price': u'0.97398', u'liquidity': 1000000}, {u'price': u'0.97399', u'liquidity': 2000000}, {u'price': u'0.97400', u'liquidity': 5000000}, {u'price': u'0.97402', u'liquidity': 10000000}], u'unitsAvailable': {u'default': {u'short': u'5405883', u'long': u'5403905'}, u'reduceOnly': {u'short': u'0', u'long': u'0'}, u'openOnly': {u'short': u'5405883', u'long': u'5403905'}, u'reduceFirst': {u'short': u'5405883', u'long': u'5403905'}}, u'closeoutBid': u'0.97377', u'bids': [{u'price': u'0.97381', u'liquidity': 1000000}, {u'price': u'0.97380', u'liquidity': 2000000}, {u'price': u'0.97379', u'liquidity': 5000000}, {u'price': u'0.97377', u'liquidity': 10000000}], u'instrument': u'USD_CHF', u'time': u'2016-08-15T11:18:45.417532959Z', u'closeoutAsk': u'0.97402'}, {u'status': u'tradeable', u'quoteHomeConversionFactors': {u'negativeUnits': u'0.91894872', u'positiveUnits': u'0.91879674'}, u'asks': [{u'price': u'1305.155', u'liquidity': 100}, {u'price': u'1305.175', u'liquidity': 400}, {u'price': u'1305.205', u'liquidity': 500}], u'unitsAvailable': {u'default': {u'short': u'1000', u'long': u'1000'}, u'reduceOnly': {u'short': u'0', u'long': u'0'}, u'openOnly': {u'short': u'1000', u'long': u'1000'}, u'reduceFirst': {u'short': u'1000', u'long': u'1000'}}, u'closeoutBid': u'1304.686', u'bids': [{u'price': u'1304.736', u'liquidity': 100}, {u'price': u'1304.716', u'liquidity': 400}, {u'price': u'1304.686', u'liquidity': 500}], u'instrument': u'XAU_CHF', u'time': u'2016-08-15T11:18:45.417651939Z', u'closeoutAsk': u'1305.205'}, {u'status': u'tradeable', u'quoteHomeConversionFactors': {u'negativeUnits': u'0.11537432', u'positiveUnits': u'0.11535649'}, u'asks': [{u'price': u'5.59042', u'liquidity': 10000000}], u'unitsAvailable': {u'default': {u'short': u'7502146', u'long': u'7498961'}, u'reduceOnly': {u'short': u'0', u'long': u'0'}, u'openOnly': {u'short': u'7502146', u'long': u'7498961'}, u'reduceFirst': {u'short': u'7502146', u'long': u'7498961'}}, u'closeoutBid': u'5.58891', u'bids': [{u'price': u'5.58891', u'liquidity': 10000000}], u'instrument': u'NZD_HKD', u'time': u'2016-08-15T11:18:51.486424367Z', u'closeoutAsk': u'5.59042'}, {u'status': u'tradeable', u'quoteHomeConversionFactors': {u'negativeUnits': u'0.68612988', u'positiveUnits': u'0.68601692'}, u'asks': [{u'price': u'5532.0', u'liquidity': 25}, {u'price': u'5532.1', u'liquidity': 75}, {u'price': u'5532.3', u'liquidity': 100}], u'unitsAvailable': {u'default': {u'short': u'200', u'long': u'200'}, u'reduceOnly': {u'short': u'0', u'long': u'0'}, u'openOnly': {u'short': u'200', u'long': u'200'}, u'reduceFirst': {u'short': u'200', u'long': u'200'}}, u'closeoutBid': u'5530.8', u'bids': [{u'price': u'5531.1', u'liquidity': 25}, {u'price': u'5531.0', u'liquidity': 75}, {u'price': u'5530.8', u'liquidity': 100}], u'instrument': u'AU200_AUD', u'time': u'2016-08-15T11:16:30.273392793Z', u'closeoutAsk': u'5532.3'}, {u'status': u'tradeable', u'quoteHomeConversionFactors': {u'negativeUnits': u'1.15473441', u'positiveUnits': u'1.15456109'}, u'asks': [{u'price': u'6954.6', u'liquidity': 100}], u'unitsAvailable': {u'default': {u'short': u'100', u'long': u'100'}, u'reduceOnly': {u'short': u'0', u'long': u'0'}, u'openOnly': {u'short': u'100', u'long': u'100'}, u'reduceFirst': {u'short': u'100', u'long': u'100'}}, u'closeoutBid': u'6953.6', u'bids': [{u'price': u'6953.6', u'liquidity': 100}], u'instrument': u'UK100_GBP', u'time': u'2016-08-15T11:18:56.157991429Z', u'closeoutAsk': u'6954.6'}, {u'status': u'tradeable', u'quoteHomeConversionFactors': {u'negativeUnits': u'0.91894872', u'positiveUnits': u'0.91879674'}, u'asks': [{u'price': u'1.25673', u'liquidity': 10000000}], u'unitsAvailable': {u'default': {u'short': u'4189902', u'long': u'4188142'}, u'reduceOnly': {u'short': u'0', u'long': u'0'}, u'openOnly': {u'short': u'4189902', u'long': u'4188142'}, u'reduceFirst': {u'short': u'4189902', u'long': u'4188142'}}, u'closeoutBid': u'1.25641', u'bids': [{u'price': u'1.25641', u'liquidity': 10000000}], u'instrument': u'GBP_CHF', u'time': u'2016-08-15T11:18:53.145957485Z', u'closeoutAsk': u'1.25673'}, {u'status': u'tradeable', u'quoteHomeConversionFactors': {u'negativeUnits': u'0.02588930', u'positiveUnits': u'0.02580312'}, u'asks': [{u'price': u'34.680', u'liquidity': 10000000}], u'unitsAvailable': {u'default': {u'short': u'2168980', u'long': u'2154841'}, u'reduceOnly': {u'short': u'0', u'long': u'0'}, u'openOnly': {u'short': u'2168980', u'long': u'2154841'}, u'reduceFirst': {u'short': u'2168980', u'long': u'2154841'}}, u'closeoutBid': u'34.569', u'bids': [{u'price': u'34.569', u'liquidity': 10000000}], u'instrument': u'USD_THB', u'time': u'2016-08-15T11:13:19.043585287Z', u'closeoutAsk': u'34.680'}, {u'status': u'tradeable', u'quoteHomeConversionFactors': {u'negativeUnits': u'0.00885575', u'positiveUnits': u'0.00885449'}, u'asks': [{u'price': u'112.937', u'liquidity': 1000000}, {u'price': u'112.938', u'liquidity': 2000000}, {u'price': u'112.939', u'liquidity': 5000000}, {u'price': u'112.941', u'liquidity': 10000000}], u'unitsAvailable': {u'default': {u'short': u'4837497', u'long': u'4836026'}, u'reduceOnly': {u'short': u'0', u'long': u'0'}, u'openOnly': {u'short': u'4837497', u'long': u'4836026'}, u'reduceFirst': {u'short': u'4837497', u'long': u'4836026'}}, u'closeoutBid': u'112.917', u'bids': [{u'price': u'112.921', u'liquidity': 1000000}, {u'price': u'112.920', u'liquidity': 2000000}, {u'price': u'112.919', u'liquidity': 5000000}, {u'price': u'112.917', u'liquidity': 10000000}], u'instrument': u'EUR_JPY', u'time': u'2016-08-15T11:18:25.720689183Z', u'closeoutAsk': u'112.941'}, {u'status': u'tradeable', u'quoteHomeConversionFactors': {u'negativeUnits': u'1.15473441', u'positiveUnits': u'1.15456109'}, u'asks': [{u'price': u'0.86613', u'liquidity': 1000000}, {u'price': u'0.86614', u'liquidity': 2000000}, {u'price': u'0.86615', u'liquidity': 5000000}, {u'price': u'0.86617', u'liquidity': 10000000}], u'unitsAvailable': {u'default': {u'short': u'4837553', u'long': u'4835970'}, u'reduceOnly': {u'short': u'0', u'long': u'0'}, u'openOnly': {u'short': u'4837553', u'long': u'4835970'}, u'reduceFirst': {u'short': u'4837553', u'long': u'4835970'}}, u'closeoutBid': u'0.86596', u'bids': [{u'price': u'0.86600', u'liquidity': 1000000}, {u'price': u'0.86599', u'liquidity': 2000000}, {u'price': u'0.86598', u'liquidity': 5000000}, {u'price': u'0.86596', u'liquidity': 10000000}], u'instrument': u'EUR_GBP', u'time': u'2016-08-15T11:18:52.265336888Z', u'closeoutAsk': u'0.86617'}, {u'status': u'tradeable', u'quoteHomeConversionFactors': {u'negativeUnits': u'0.89495870', u'positiveUnits': u'0.89486259'}, u'asks': [{u'price': u'0.72066', u'liquidity': 10000000}], u'unitsAvailable': {u'default': {u'short': u'7501780', u'long': u'7499309'}, u'reduceOnly': {u'short': u'0', u'long': u'0'}, u'openOnly': {u'short': u'7501780', u'long': u'7499309'}, u'reduceFirst': {u'short': u'7501780', u'long': u'7499309'}}, u'closeoutBid': u'0.72050', u'bids': [{u'price': u'0.72050', u'liquidity': 10000000}], u'instrument': u'NZD_USD', u'time': u'2016-08-15T11:18:51.486293981Z', u'closeoutAsk': u'0.72066'}, {u'status': u'tradeable', u'quoteHomeConversionFactors': {u'negativeUnits': u'0.06667934', u'positiveUnits': u'0.06662776'}, u'asks': [{u'price': u'13.79198', u'liquidity': 10000000}], u'unitsAvailable': {u'default': {u'short': u'2107162', u'long': u'2103762'}, u'reduceOnly': {u'short': u'0', u'long': u'0'}, u'openOnly': {u'short': u'2107162', u'long': u'2103762'}, u'reduceFirst': {u'short': u'2107162', u'long': u'2103762'}}, u'closeoutBid': u'13.78039', u'bids': [{u'price': u'13.78039', u'liquidity': 10000000}], u'instrument': u'CHF_ZAR', u'time': u'2016-08-15T11:18:56.072185146Z', u'closeoutAsk': u'13.79198'}, {u'status': u'tradeable', u'quoteHomeConversionFactors': {u'negativeUnits': u'0.11537432', u'positiveUnits': u'0.11535649'}, u'asks': [{u'price': u'154.52971', u'liquidity': 100000}], u'unitsAvailable': {u'default': {u'short': u'100000', u'long': u'100000'}, u'reduceOnly': {u'short': u'0', u'long': u'0'}, u'openOnly': {u'short': u'100000', u'long': u'100000'}, u'reduceFirst': {u'short': u'100000', u'long': u'100000'}}, u'closeoutBid': u'154.32861', u'bids': [{u'price': u'154.32861', u'liquidity': 100000}], u'instrument': u'XAG_HKD', u'time': u'2016-08-15T11:18:35.827853359Z', u'closeoutAsk': u'154.52971'}, {u'status': u'tradeable', u'quoteHomeConversionFactors': {u'negativeUnits': u'0.68612988', u'positiveUnits': u'0.68601692'}, u'asks': [{u'price': u'1748.046', u'liquidity': 100}, {u'price': u'1748.066', u'liquidity': 400}, {u'price': u'1748.096', u'liquidity': 500}], u'unitsAvailable': {u'default': {u'short': u'1000', u'long': u'1000'}, u'reduceOnly': {u'short': u'0', u'long': u'0'}, u'openOnly': {u'short': u'1000', u'long': u'1000'}, u'reduceFirst': {u'short': u'1000', u'long': u'1000'}}, u'closeoutBid': u'1747.433', u'bids': [{u'price': u'1747.483', u'liquidity': 100}, {u'price': u'1747.463', u'liquidity': 400}, {u'price': u'1747.433', u'liquidity': 500}], u'instrument': u'XAU_AUD', u'time': u'2016-08-15T11:18:44.992783265Z', u'closeoutAsk': u'1748.096'}, {u'status': u'tradeable', u'quoteHomeConversionFactors': {u'negativeUnits': u'0.00885575', u'positiveUnits': u'0.00885449'}, u'asks': [{u'price': u'78.200', u'liquidity': 1000000}, {u'price': u'78.201', u'liquidity': 2000000}, {u'price': u'78.202', u'liquidity': 5000000}, {u'price': u'78.204', u'liquidity': 10000000}], u'unitsAvailable': {u'default': {u'short': u'6987468', u'long': u'6984169'}, u'reduceOnly': {u'short': u'0', u'long': u'0'}, u'openOnly': {u'short': u'6987468', u'long': u'6984169'}, u'reduceFirst': {u'short': u'6987468', u'long': u'6984169'}}, u'closeoutBid': u'78.173', u'bids': [{u'price': u'78.177', u'liquidity': 1000000}, {u'price': u'78.176', u'liquidity': 2000000}, {u'price': u'78.175', u'liquidity': 5000000}, {u'price': u'78.173', u'liquidity': 10000000}], u'instrument': u'CAD_JPY', u'time': u'2016-08-15T11:18:56.064703070Z', u'closeoutAsk': u'78.204'}, {u'status': u'tradeable', u'quoteHomeConversionFactors': {u'negativeUnits': u'0.06667934', u'positiveUnits': u'0.06662776'}, u'asks': [{u'price': u'17.33040', u'liquidity': 10000000}], u'unitsAvailable': {u'default': {u'short': u'1676888', u'long': u'1674228'}, u'reduceOnly': {u'short': u'0', u'long': u'0'}, u'openOnly': {u'short': u'1676888', u'long': u'1674228'}, u'reduceFirst': {u'short': u'1676888', u'long': u'1674228'}}, u'closeoutBid': u'17.31631', u'bids': [{u'price': u'17.31631', u'liquidity': 10000000}], u'instrument': u'GBP_ZAR', u'time': u'2016-08-15T11:18:56.072183728Z', u'closeoutAsk': u'17.33040'}, {u'status': u'tradeable', u'quoteHomeConversionFactors': {u'negativeUnits': u'0.66598736', u'positiveUnits': u'0.66580999'}, u'asks': [{u'price': u'0.96858', u'liquidity': 10000000}], u'unitsAvailable': {u'default': {u'short': u'7502998', u'long': u'7498134'}, u'reduceOnly': {u'short': u'0', u'long': u'0'}, u'openOnly': {u'short': u'7502998', u'long': u'7498134'}, u'reduceFirst': {u'short': u'7502998', u'long': u'7498134'}}, u'closeoutBid': u'0.96821', u'bids': [{u'price': u'0.96821', u'liquidity': 10000000}], u'instrument': u'NZD_SGD', u'time': u'2016-08-15T11:18:56.064498456Z', u'closeoutAsk': u'0.96858'}, {u'status': u'tradeable', u'quoteHomeConversionFactors': {u'negativeUnits': u'0.00323130', u'positiveUnits': u'0.00322898'}, u'asks': [{u'price': u'277.161', u'liquidity': 10000000}], u'unitsAvailable': {u'default': {u'short': u'2163515', u'long': u'2160256'}, u'reduceOnly': {u'short': u'0', u'long': u'0'}, u'openOnly': {u'short': u'2163515', u'long': u'2160256'}, u'reduceFirst': {u'short': u'2163515', u'long': u'2160256'}}, u'closeoutBid': u'276.942', u'bids': [{u'price': u'276.942', u'liquidity': 10000000}], u'instrument': u'USD_HUF', u'time': u'2016-08-15T11:18:57.971641511Z', u'closeoutAsk': u'277.161'}, {u'status': u'tradeable', u'quoteHomeConversionFactors': {u'negativeUnits': u'0.03701751', u'positiveUnits': u'0.03699963'}, u'asks': [{u'price': u'24.18881', u'liquidity': 10000000}], u'unitsAvailable': {u'default': {u'short': u'2163099', u'long': u'2160692'}, u'reduceOnly': {u'short': u'0', u'long': u'0'}, u'openOnly': {u'short': u'2163099', u'long': u'2160692'}, u'reduceFirst': {u'short': u'2163099', u'long': u'2160692'}}, u'closeoutBid': u'24.17357', u'bids': [{u'price': u'24.17357', u'liquidity': 10000000}], u'instrument': u'USD_CZK', u'time': u'2016-08-15T11:18:58.241395757Z', u'closeoutAsk': u'24.18881'}, {u'status': u'tradeable', u'quoteHomeConversionFactors': {u'negativeUnits': u'0.23416462', u'positiveUnits': u'0.23406486'}, u'asks': [{u'price': u'4.27232', u'liquidity': 10000000}], u'unitsAvailable': {u'default': {u'short': u'1935529', u'long': u'1933880'}, u'reduceOnly': {u'short': u'0', u'long': u'0'}, u'openOnly': {u'short': u'1935529', u'long': u'1933880'}, u'reduceFirst': {u'short': u'1935529', u'long': u'1933880'}}, u'closeoutBid': u'4.27050', u'bids': [{u'price': u'4.27050', u'liquidity': 10000000}], u'instrument': u'EUR_PLN', u'time': u'2016-08-15T11:18:43.051124899Z', u'closeoutAsk': u'4.27232'}, {u'status': u'tradeable', u'quoteHomeConversionFactors': {u'negativeUnits': u'0.13439993', u'positiveUnits': u'0.13438964'}, u'asks': [{u'price': u'7.44105', u'liquidity': 10000000}], u'unitsAvailable': {u'default': {u'short': u'4837132', u'long': u'4836391'}, u'reduceOnly': {u'short': u'0', u'long': u'0'}, u'openOnly': {u'short': u'4837132', u'long': u'4836391'}, u'reduceFirst': {u'short': u'4837132', u'long': u'4836391'}}, u'closeoutBid': u'7.44048', u'bids': [{u'price': u'7.44048', u'liquidity': 10000000}], u'instrument': u'EUR_DKK', u'time': u'2016-08-15T11:17:58.599304294Z', u'closeoutAsk': u'7.44105'}, {u'status': u'tradeable', u'quoteHomeConversionFactors': {u'negativeUnits': u'0.89495870', u'positiveUnits': u'0.89486259'}, u'asks': [{u'price': u'1127.151', u'liquidity': 500}], u'unitsAvailable': {u'default': {u'short': u'500', u'long': u'500'}, u'reduceOnly': {u'short': u'0', u'long': u'0'}, u'openOnly': {u'short': u'500', u'long': u'500'}, u'reduceFirst': {u'short': u'500', u'long': u'500'}}, u'closeoutBid': u'1124.151', u'bids': [{u'price': u'1124.151', u'liquidity': 500}], u'instrument': u'XPT_USD', u'time': u'2016-08-15T11:15:32.415096913Z', u'closeoutAsk': u'1127.151'}, {u'status': u'tradeable', u'quoteHomeConversionFactors': {u'negativeUnits': u'0.64492828', u'positiveUnits': u'0.64475780'}, u'asks': [{u'price': u'1.55097', u'liquidity': 10000000}], u'unitsAvailable': {u'default': {u'short': u'4838040', u'long': u'4835483'}, u'reduceOnly': {u'short': u'0', u'long': u'0'}, u'openOnly': {u'short': u'4838040', u'long': u'4835483'}, u'reduceFirst': {u'short': u'4838040', u'long': u'4835483'}}, u'closeoutBid': u'1.55056', u'bids': [{u'price': u'1.55056', u'liquidity': 10000000}], u'instrument': u'EUR_NZD', u'time': u'2016-08-15T11:18:51.546619344Z', u'closeoutAsk': u'1.55097'}, {u'status': u'tradeable', u'quoteHomeConversionFactors': {u'negativeUnits': u'0.66598736', u'positiveUnits': u'0.66580999'}, u'asks': [{u'price': u'317.27', u'liquidity': 300}], u'unitsAvailable': {u'default': {u'short': u'300', u'long': u'300'}, u'reduceOnly': {u'short': u'0', u'long': u'0'}, u'openOnly': {u'short': u'300', u'long': u'300'}, u'reduceFirst': {u'short': u'300', u'long': u'300'}}, u'closeoutBid': u'316.87', u'bids': [{u'price': u'316.87', u'liquidity': 300}], u'instrument': u'SG30_SGD', u'time': u'2016-08-15T11:18:47.334139232Z', u'closeoutAsk': u'317.27'}, {u'status': u'tradeable', u'quoteHomeConversionFactors': {u'negativeUnits': u'0.91894872', u'positiveUnits': u'0.91879674'}, u'asks': [{u'price': u'0.74676', u'liquidity': 10000000}], u'unitsAvailable': {u'default': {u'short': u'7051794', u'long': u'7048267'}, u'reduceOnly': {u'short': u'0', u'long': u'0'}, u'openOnly': {u'short': u'7051794', u'long': u'7048267'}, u'reduceFirst': {u'short': u'7051794', u'long': u'7048267'}}, u'closeoutBid': u'0.74651', u'bids': [{u'price': u'0.74651', u'liquidity': 10000000}], u'instrument': u'AUD_CHF', u'time': u'2016-08-15T11:18:45.417590835Z', u'closeoutAsk': u'0.74676'}, {u'status': u'tradeable', u'quoteHomeConversionFactors': {u'negativeUnits': u'0.10577287', u'positiveUnits': u'0.10574334'}, u'asks': [{u'price': u'8.46319', u'liquidity': 10000000}], u'unitsAvailable': {u'default': {u'short': u'5406368', u'long': u'5403141'}, u'reduceOnly': {u'short': u'0', u'long': u'0'}, u'openOnly': {u'short': u'5406368', u'long': u'5403141'}, u'reduceFirst': {u'short': u'5406368', u'long': u'5403141'}}, u'closeoutBid': u'8.46050', u'bids': [{u'price': u'8.46050', u'liquidity': 10000000}], u'instrument': u'USD_SEK', u'time': u'2016-08-15T11:18:58.056681517Z', u'closeoutAsk': u'8.46319'}, {u'status': u'tradeable', u'quoteHomeConversionFactors': {u'negativeUnits': u'0.66598736', u'positiveUnits': u'0.66580999'}, u'asks': [{u'price': u'1.73426', u'liquidity': 10000000}], u'unitsAvailable': {u'default': {u'short': u'4190085', u'long': u'4187689'}, u'reduceOnly': {u'short': u'0', u'long': u'0'}, u'openOnly': {u'short': u'4190085', u'long': u'4187689'}, u'reduceFirst': {u'short': u'4190085', u'long': u'4187689'}}, u'closeoutBid': u'1.73373', u'bids': [{u'price': u'1.73373', u'liquidity': 10000000}], u'instrument': u'GBP_SGD', u'time': u'2016-08-15T11:18:56.064465206Z', u'closeoutAsk': u'1.73426'}, {u'status': u'tradeable', u'quoteHomeConversionFactors': {u'negativeUnits': u'0.01339603', u'positiveUnits': u'0.01337345'}, u'asks': [{u'price': u'66.913', u'liquidity': 10000000}], u'unitsAvailable': {u'default': {u'short': u'2165422', u'long': u'2158381'}, u'reduceOnly': {u'short': u'0', u'long': u'0'}, u'openOnly': {u'short': u'2165422', u'long': u'2158381'}, u'reduceFirst': {u'short': u'2165422', u'long': u'2158381'}}, u'closeoutBid': u'66.808', u'bids': [{u'price': u'66.808', u'liquidity': 10000000}], u'instrument': u'USD_INR', u'time': u'2016-08-15T11:03:20.109275482Z', u'closeoutAsk': u'66.913'}, {u'status': u'tradeable', u'quoteHomeConversionFactors': {u'negativeUnits': u'0.89495870', u'positiveUnits': u'0.89486259'}, u'asks': [{u'price': u'0.19545', u'liquidity': 4000000}], u'unitsAvailable': {u'default': {u'short': u'4000000', u'long': u'4000000'}, u'reduceOnly': {u'short': u'0', u'long': u'0'}, u'openOnly': {u'short': u'4000000', u'long': u'4000000'}, u'reduceFirst': {u'short': u'4000000', u'long': u'4000000'}}, u'closeoutBid': u'0.19533', u'bids': [{u'price': u'0.19533', u'liquidity': 4000000}], u'instrument': u'SUGAR_USD', u'time': u'2016-08-15T11:16:07.465321233Z', u'closeoutAsk': u'0.19545'}, {u'status': u'tradeable', u'quoteHomeConversionFactors': {u'negativeUnits': u'0.11537432', u'positiveUnits': u'0.11535649'}, u'asks': [{u'price': u'10.00971', u'liquidity': 10000000}], u'unitsAvailable': {u'default': {u'short': u'4189627', u'long': u'4188167'}, u'reduceOnly': {u'short': u'0', u'long': u'0'}, u'openOnly': {u'short': u'4189627', u'long': u'4188167'}, u'reduceFirst': {u'short': u'4189627', u'long': u'4188167'}}, u'closeoutBid': u'10.00777', u'bids': [{u'price': u'10.00777', u'liquidity': 10000000}], u'instrument': u'GBP_HKD', u'time': u'2016-08-15T11:18:51.950764606Z', u'closeoutAsk': u'10.00971'}, {u'status': u'tradeable', u'quoteHomeConversionFactors': {u'negativeUnits': u'0.10900632', u'positiveUnits': u'0.10897152'}, u'asks': [{u'price': u'8.21257', u'liquidity': 10000000}], u'unitsAvailable': {u'default': {u'short': u'5406346', u'long': u'5402862'}, u'reduceOnly': {u'short': u'0', u'long': u'0'}, u'openOnly': {u'short': u'5406346', u'long': u'5402862'}, u'reduceFirst': {u'short': u'5406346', u'long': u'5402862'}}, u'closeoutBid': u'8.20990', u'bids': [{u'price': u'8.20990', u'liquidity': 10000000}], u'instrument': u'USD_NOK', u'time': u'2016-08-15T11:18:57.530128774Z', u'closeoutAsk': u'8.21257'}, {u'status': u'tradeable', u'quoteHomeConversionFactors': {u'negativeUnits': u'0.30303765', u'positiveUnits': u'0.30290455'}, u'asks': [{u'price': u'2.95347', u'liquidity': 10000000}], u'unitsAvailable': {u'default': {u'short': u'2163091', u'long': u'2161650'}, u'reduceOnly': {u'short': u'0', u'long': u'0'}, u'openOnly': {u'short': u'2163091', u'long': u'2161650'}, u'reduceFirst': {u'short': u'2163091', u'long': u'2161650'}}, u'closeoutBid': u'2.95280', u'bids': [{u'price': u'2.95280', u'liquidity': 10000000}], u'instrument': u'USD_TRY', u'time': u'2016-08-15T11:18:56.082066313Z', u'closeoutAsk': u'2.95347'}, {u'status': u'tradeable', u'quoteHomeConversionFactors': {u'negativeUnits': u'0.00885575', u'positiveUnits': u'0.00885449'}, u'asks': [{u'price': u'130.412', u'liquidity': 1000000}, {u'price': u'130.413', u'liquidity': 2000000}, {u'price': u'130.414', u'liquidity': 5000000}, {u'price': u'130.416', u'liquidity': 10000000}], u'unitsAvailable': {u'default': {u'short': u'4189608', u'long': u'4188016'}, u'reduceOnly': {u'short': u'0', u'long': u'0'}, u'openOnly': {u'short': u'4189608', u'long': u'4188016'}, u'reduceFirst': {u'short': u'4189608', u'long': u'4188016'}}, u'closeoutBid': u'130.379', u'bids': [{u'price': u'130.383', u'liquidity': 1000000}, {u'price': u'130.382', u'liquidity': 2000000}, {u'price': u'130.381', u'liquidity': 5000000}, {u'price': u'130.379', u'liquidity': 10000000}], u'instrument': u'GBP_JPY', u'time': u'2016-08-15T11:18:56.127445140Z', u'closeoutAsk': u'130.416'}, {u'status': u'tradeable', u'quoteHomeConversionFactors': {u'negativeUnits': u'0.04926225', u'positiveUnits': u'0.04923855'}, u'asks': [{u'price': u'18.17402', u'liquidity': 10000000}], u'unitsAvailable': {u'default': {u'short': u'2162821', u'long': u'2160973'}, u'reduceOnly': {u'short': u'0', u'long': u'0'}, u'openOnly': {u'short': u'2162821', u'long': u'2160973'}, u'reduceFirst': {u'short': u'2162821', u'long': u'2160973'}}, u'closeoutBid': u'18.16723', u'bids': [{u'price': u'18.16723', u'liquidity': 10000000}], u'instrument': u'USD_MXN', u'time': u'2016-08-15T11:18:57.073729139Z', u'closeoutAsk': u'18.17402'}, {u'status': u'tradeable', u'quoteHomeConversionFactors': {u'negativeUnits': u'0.89495870', u'positiveUnits': u'0.89486259'}, u'asks': [{u'price': u'1.29035', u'liquidity': 10000000}, {u'price': u'1.29038', u'liquidity': 10000000}], u'unitsAvailable': {u'default': {u'short': u'4189428', u'long': u'4188361'}, u'reduceOnly': {u'short': u'0', u'long': u'0'}, u'openOnly': {u'short': u'4189428', u'long': u'4188361'}, u'reduceFirst': {u'short': u'4189428', u'long': u'4188361'}}, u'closeoutBid': u'1.29011', u'bids': [{u'price': u'1.29016', u'liquidity': 10000000}, {u'price': u'1.29013', u'liquidity': 10000000}], u'instrument': u'GBP_USD', u'time': u'2016-08-15T11:18:51.950615645Z', u'closeoutAsk': u'1.29040'}, {u'status': u'tradeable', u'quoteHomeConversionFactors': {u'negativeUnits': u'0.00885575', u'positiveUnits': u'0.00885449'}, u'asks': [{u'price': u'77.486', u'liquidity': 1000000}, {u'price': u'77.487', u'liquidity': 2000000}, {u'price': u'77.488', u'liquidity': 5000000}, {u'price': u'77.490', u'liquidity': 10000000}], u'unitsAvailable': {u'default': {u'short': u'7051238', u'long': u'7048523'}, u'reduceOnly': {u'short': u'0', u'long': u'0'}, u'openOnly': {u'short': u'7051238', u'long': u'7048523'}, u'reduceFirst': {u'short': u'7051238', u'long': u'7048523'}}, u'closeoutBid': u'77.466', u'bids': [{u'price': u'77.470', u'liquidity': 1000000}, {u'price': u'77.469', u'liquidity': 2000000}, {u'price': u'77.468', u'liquidity': 5000000}, {u'price': u'77.466', u'liquidity': 10000000}], u'instrument': u'AUD_JPY', u'time': u'2016-08-15T11:18:21.718779885Z', u'closeoutAsk': u'77.490'}, {u'status': u'tradeable', u'quoteHomeConversionFactors': {u'negativeUnits': u'0.06667934', u'positiveUnits': u'0.06662776'}, u'asks': [{u'price': u'15.00876', u'liquidity': 10000000}], u'unitsAvailable': {u'default': {u'short': u'1936202', u'long': u'1933208'}, u'reduceOnly': {u'short': u'0', u'long': u'0'}, u'openOnly': {u'short': u'1936202', u'long': u'1933208'}, u'reduceFirst': {u'short': u'1936202', u'long': u'1933208'}}, u'closeoutBid': u'14.99715', u'bids': [{u'price': u'14.99715', u'liquidity': 10000000}], u'instrument': u'EUR_ZAR', u'time': u'2016-08-15T11:18:56.072128179Z', u'closeoutAsk': u'15.00876'}, {u'status': u'tradeable', u'quoteHomeConversionFactors': {u'negativeUnits': u'0.00885575', u'positiveUnits': u'0.00885449'}, u'asks': [{u'price': u'75.211', u'liquidity': 10000000}], u'unitsAvailable': {u'default': {u'short': u'7265113', u'long': u'7261863'}, u'reduceOnly': {u'short': u'0', u'long': u'0'}, u'openOnly': {u'short': u'7265113', u'long': u'7261863'}, u'reduceFirst': {u'short': u'7265113', u'long': u'7261863'}}, u'closeoutBid': u'75.188', u'bids': [{u'price': u'75.188', u'liquidity': 10000000}], u'instrument': u'SGD_JPY', u'time': u'2016-08-15T11:18:56.064496534Z', u'closeoutAsk': u'75.211'}, {u'status': u'tradeable', u'quoteHomeConversionFactors': {u'negativeUnits': u'0.91894872', u'positiveUnits': u'0.91879674'}, u'asks': [{u'price': u'0.70191', u'liquidity': 10000000}], u'unitsAvailable': {u'default': {u'short': u'7502864', u'long': u'7498631'}, u'reduceOnly': {u'short': u'0', u'long': u'0'}, u'openOnly': {u'short': u'7502864', u'long': u'7498631'}, u'reduceFirst': {u'short': u'7502864', u'long': u'7498631'}}, u'closeoutBid': u'0.70163', u'bids': [{u'price': u'0.70163', u'liquidity': 10000000}], u'instrument': u'NZD_CHF', u'time': u'2016-08-15T11:18:51.486428263Z', u'closeoutAsk': u'0.70191'}, {u'status': u'tradeable', u'quoteHomeConversionFactors': {u'negativeUnits': u'0.89495870', u'positiveUnits': u'0.89486259'}, u'asks': [{u'price': u'16866.5', u'liquidity': 100}], u'unitsAvailable': {u'default': {u'short': u'100', u'long': u'100'}, u'reduceOnly': {u'short': u'0', u'long': u'0'}, u'openOnly': {u'short': u'100', u'long': u'100'}, u'reduceFirst': {u'short': u'100', u'long': u'100'}}, u'closeoutBid': u'16856.5', u'bids': [{u'price': u'16856.5', u'liquidity': 100}], u'instrument': u'JP225_USD', u'time': u'2016-08-15T11:15:00.424078192Z', u'closeoutAsk': u'16866.5'}, {u'status': u'tradeable', u'quoteHomeConversionFactors': {u'negativeUnits': u'0.91894872', u'positiveUnits': u'0.91879674'}, u'asks': [{u'price': u'0.72479', u'liquidity': 10000000}], u'unitsAvailable': {u'default': {u'short': u'7265523', u'long': u'7261916'}, u'reduceOnly': {u'short': u'0', u'long': u'0'}, u'openOnly': {u'short': u'7265523', u'long': u'7261916'}, u'reduceFirst': {u'short': u'7265523', u'long': u'7261916'}}, u'closeoutBid': u'0.72455', u'bids': [{u'price': u'0.72455', u'liquidity': 10000000}], u'instrument': u'SGD_CHF', u'time': u'2016-08-15T11:18:56.064463035Z', u'closeoutAsk': u'0.72479'}, {u'status': u'tradeable', u'quoteHomeConversionFactors': {u'negativeUnits': u'0.91894872', u'positiveUnits': u'0.91879674'}, u'asks': [{u'price': u'1.08838', u'liquidity': 1000000}, {u'price': u'1.08839', u'liquidity': 2000000}, {u'price': u'1.08840', u'liquidity': 5000000}, {u'price': u'1.08842', u'liquidity': 10000000}], u'unitsAvailable': {u'default': {u'short': u'4837614', u'long': u'4835909'}, u'reduceOnly': {u'short': u'0', u'long': u'0'}, u'openOnly': {u'short': u'4837614', u'long': u'4835909'}, u'reduceFirst': {u'short': u'4837614', u'long': u'4835909'}}, u'closeoutBid': u'1.08816', u'bids': [{u'price': u'1.08820', u'liquidity': 1000000}, {u'price': u'1.08819', u'liquidity': 2000000}, {u'price': u'1.08818', u'liquidity': 5000000}, {u'price': u'1.08816', u'liquidity': 10000000}], u'instrument': u'EUR_CHF', u'time': u'2016-08-15T11:18:45.431872490Z', u'closeoutAsk': u'1.08842'}, {u'status': u'tradeable', u'quoteHomeConversionFactors': {u'negativeUnits': u'0.66598736', u'positiveUnits': u'0.66580999'}, u'asks': [{u'price': u'1.03048', u'liquidity': 10000000}], u'unitsAvailable': {u'default': {u'short': u'7051864', u'long': u'7047728'}, u'reduceOnly': {u'short': u'0', u'long': u'0'}, u'openOnly': {u'short': u'7051864', u'long': u'7047728'}, u'reduceFirst': {u'short': u'7051864', u'long': u'7047728'}}, u'closeoutBid': u'1.03015', u'bids': [{u'price': u'1.03015', u'liquidity': 10000000}], u'instrument': u'AUD_SGD', u'time': u'2016-08-15T11:18:56.064542119Z', u'closeoutAsk': u'1.03048'}, {u'status': u'tradeable', u'quoteHomeConversionFactors': {u'negativeUnits': u'0.13461342', u'positiveUnits': u'0.13458842'}, u'asks': [{u'price': u'6.64888', u'liquidity': 10000000}], u'unitsAvailable': {u'default': {u'short': u'2162183', u'long': u'2161612'}, u'reduceOnly': {u'short': u'0', u'long': u'0'}, u'openOnly': {u'short': u'2162183', u'long': u'2161612'}, u'reduceFirst': {u'short': u'2162183', u'long': u'2161612'}}, u'closeoutBid': u'6.64836', u'bids': [{u'price': u'6.64836', u'liquidity': 10000000}], u'instrument': u'USD_CNH', u'time': u'2016-08-15T11:18:49.402478812Z', u'closeoutAsk': u'6.64888'}, {u'status': u'tradeable', u'quoteHomeConversionFactors': {u'negativeUnits': u'1.00000000', u'positiveUnits': u'1.00000000'}, u'asks': [{u'price': u'10752.4', u'liquidity': 25}, {u'price': u'10752.6', u'liquidity': 75}, {u'price': u'10752.8', u'liquidity': 150}], u'unitsAvailable': {u'default': {u'short': u'250', u'long': u'250'}, u'reduceOnly': {u'short': u'0', u'long': u'0'}, u'openOnly': {u'short': u'250', u'long': u'250'}, u'reduceFirst': {u'short': u'250', u'long': u'250'}}, u'closeoutBid': u'10751.3', u'bids': [{u'price': u'10751.7', u'liquidity': 25}, {u'price': u'10751.5', u'liquidity': 75}, {u'price': u'10751.3', u'liquidity': 150}], u'instrument': u'DE30_EUR', u'time': u'2016-08-15T11:18:57.402374235Z', u'closeoutAsk': u'10752.8'}, {u'status': u'tradeable', u'quoteHomeConversionFactors': {u'negativeUnits': u'0.00885575', u'positiveUnits': u'0.00885449'}, u'asks': [{u'price': u'34.224', u'liquidity': 10000000}], u'unitsAvailable': {u'default': {u'short': u'6388134', u'long': u'6383496'}, u'reduceOnly': {u'short': u'0', u'long': u'0'}, u'openOnly': {u'short': u'6388134', u'long': u'6383496'}, u'reduceFirst': {u'short': u'6388134', u'long': u'6383496'}}, u'closeoutBid': u'34.204', u'bids': [{u'price': u'34.204', u'liquidity': 10000000}], u'instrument': u'TRY_JPY', u'time': u'2016-08-15T11:18:56.064746913Z', u'closeoutAsk': u'34.224'}, {u'status': u'tradeable', u'quoteHomeConversionFactors': {u'negativeUnits': u'0.69242008', u'positiveUnits': u'0.69229065'}, u'asks': [{u'price': u'0.99105', u'liquidity': 10000000}], u'unitsAvailable': {u'default': {u'short': u'7051550', u'long': u'7048382'}, u'reduceOnly': {u'short': u'0', u'long': u'0'}, u'openOnly': {u'short': u'7051550', u'long': u'7048382'}, u'reduceFirst': {u'short': u'7051550', u'long': u'7048382'}}, u'closeoutBid': u'0.99079', u'bids': [{u'price': u'0.99079', u'liquidity': 10000000}], u'instrument': u'AUD_CAD', u'time': u'2016-08-15T11:18:50.496520334Z', u'closeoutAsk': u'0.99105'}, {u'status': u'tradeable', u'quoteHomeConversionFactors': {u'negativeUnits': u'0.89495870', u'positiveUnits': u'0.89486259'}, u'asks': [{u'price': u'121.893', u'liquidity': 6000}], u'unitsAvailable': {u'default': {u'short': u'6000', u'long': u'6000'}, u'reduceOnly': {u'short': u'0', u'long': u'0'}, u'openOnly': {u'short': u'6000', u'long': u'6000'}, u'reduceFirst': {u'short': u'6000', u'long': u'6000'}}, u'closeoutBid': u'121.875', u'bids': [{u'price': u'121.875', u'liquidity': 6000}], u'instrument': u'USB05Y_USD', u'time': u'2016-08-15T11:18:04.219832879Z', u'closeoutAsk': u'121.893'}, {u'status': u'tradeable', u'quoteHomeConversionFactors': {u'negativeUnits': u'0.89495870', u'positiveUnits': u'0.89486259'}, u'asks': [{u'price': u'2187.4', u'liquidity': 800}], u'unitsAvailable': {u'default': {u'short': u'800', u'long': u'800'}, u'reduceOnly': {u'short': u'0', u'long': u'0'}, u'openOnly': {u'short': u'800', u'long': u'800'}, u'reduceFirst': {u'short': u'800', u'long': u'800'}}, u'closeoutBid': u'2186.9', u'bids': [{u'price': u'2186.9', u'liquidity': 800}], u'instrument': u'SPX500_USD', u'time': u'2016-08-15T11:18:56.087050298Z', u'closeoutAsk': u'2187.4'}, {u'status': u'tradeable', u'quoteHomeConversionFactors': {u'negativeUnits': u'0.89495870', u'positiveUnits': u'0.89486259'}, u'asks': [{u'price': u'173.616', u'liquidity': 6000}], u'unitsAvailable': {u'default': {u'short': u'6000', u'long': u'6000'}, u'reduceOnly': {u'short': u'0', u'long': u'0'}, u'openOnly': {u'short': u'6000', u'long': u'6000'}, u'reduceFirst': {u'short': u'6000', u'long': u'6000'}}, u'closeoutBid': u'173.575', u'bids': [{u'price': u'173.575', u'liquidity': 6000}], u'instrument': u'USB30Y_USD', u'time': u'2016-08-15T11:17:12.026630483Z', u'closeoutAsk': u'173.616'}, {u'status': u'tradeable', u'quoteHomeConversionFactors': {u'negativeUnits': u'0.89495870', u'positiveUnits': u'0.89486259'}, u'asks': [{u'price': u'46.967', u'liquidity': 10000}], u'unitsAvailable': {u'default': {u'short': u'10000', u'long': u'10000'}, u'reduceOnly': {u'short': u'0', u'long': u'30'}, u'openOnly': {u'short': u'10000', u'long': u'0'}, u'reduceFirst': {u'short': u'10000', u'long': u'10000'}}, u'closeoutBid': u'46.937', u'bids': [{u'price': u'46.937', u'liquidity': 10000}], u'instrument': u'BCO_USD', u'time': u'2016-08-15T11:18:56.129486734Z', u'closeoutAsk': u'46.967'}, {u'status': u'tradeable', u'quoteHomeConversionFactors': {u'negativeUnits': u'0.11537432', u'positiveUnits': u'0.11535649'}, u'asks': [{u'price': u'10395.379', u'liquidity': 100}, {u'price': u'10395.399', u'liquidity': 400}, {u'price': u'10395.429', u'liquidity': 500}], u'unitsAvailable': {u'default': {u'short': u'1000', u'long': u'1000'}, u'reduceOnly': {u'short': u'0', u'long': u'0'}, u'openOnly': {u'short': u'1000', u'long': u'1000'}, u'reduceFirst': {u'short': u'1000', u'long': u'1000'}}, u'closeoutBid': u'10392.634', u'bids': [{u'price': u'10392.684', u'liquidity': 100}, {u'price': u'10392.664', u'liquidity': 400}, {u'price': u'10392.634', u'liquidity': 500}], u'instrument': u'XAU_HKD', u'time': u'2016-08-15T11:18:44.992785517Z', u'closeoutAsk': u'10395.429'}]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Configuration : <text:s/></text:p>
          </table:table-cell>
          <table:table-cell table:style-name="Default"/>
          <table:table-cell table:number-columns-repeated="294"/>
        </table:table-row>
        <table:table-row table:style-name="ro2"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remière ligne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Tools / Options... / LibreOffice / Security / Macro security… / Low</text:p>
          </table:table-cell>
          <table:table-cell table:style-name="Default"/>
          <table:table-cell table:number-columns-repeated="4"/>
          <table:table-cell office:value-type="string" calcext:value-type="string">
            <text:p>Connexion Oanda :</text:p>
          </table:table-cell>
          <table:table-cell table:number-columns-repeated="4"/>
          <table:table-cell office:value-type="string" calcext:value-type="string">
            <text:p>Roger</text:p>
          </table:table-cell>
          <table:table-cell table:number-columns-repeated="284"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dernière colonne (A=0, B=1…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Tools / Options... / Internet / Proxy </text:p>
          </table:table-cell>
          <table:table-cell table:style-name="Default"/>
          <table:table-cell table:number-columns-repeated="4"/>
          <table:table-cell office:value-type="string" calcext:value-type="string">
            <text:p><text:s/>- account id :</text:p>
          </table:table-cell>
          <table:table-cell office:value-type="string" calcext:value-type="string">
            <text:p>101-004-2088872-001</text:p>
          </table:table-cell>
          <table:table-cell table:number-columns-repeated="3"/>
          <table:table-cell office:value-type="string" calcext:value-type="string">
            <text:p>101-004-3943284-001</text:p>
          </table:table-cell>
          <table:table-cell table:number-columns-repeated="284"/>
        </table:table-row>
        <table:table-row table:style-name="ro3">
          <table:table-cell/>
          <table:table-cell table:style-name="ce1" office:value-type="float" office:value="12" calcext:value-type="float">
            <text:p>12</text:p>
          </table:table-cell>
          <table:table-cell table:style-name="Default" office:value-type="string" calcext:value-type="string">
            <text:p>nombre de téléchargements de cours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redémarrer LibreOffice</text:p>
          </table:table-cell>
          <table:table-cell table:style-name="Default"/>
          <table:table-cell table:number-columns-repeated="4"/>
          <table:table-cell office:value-type="string" calcext:value-type="string">
            <text:p><text:s/>- key : </text:p>
          </table:table-cell>
          <table:table-cell office:value-type="string" calcext:value-type="string">
            <text:p>19546e57a150b42484042e0884e68a26-b1f4f3b637cbb7d186ce0e9e82e74ea6</text:p>
          </table:table-cell>
          <table:table-cell table:number-columns-repeated="3"/>
          <table:table-cell office:value-type="string" calcext:value-type="string">
            <text:p>b2dace0ec807b2d60e4fcf7cf72f72ed-e364407ed760c25e5fb247d324a09d2<text:span text:style-name="T1">e</text:span></text:p>
          </table:table-cell>
          <table:table-cell table:number-columns-repeated="284"/>
        </table:table-row>
        <table:table-row table:style-name="ro1"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délai en ms entre 2 téléchargements de cours</text:p>
          </table:table-cell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1">
          <table:table-cell/>
          <table:table-cell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nombre de dates/heures affichées sur le graphique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Installer le script Python ----------&gt; voir plus loin à droite ---------&gt;</text:p>
          </table:table-cell>
          <table:table-cell table:style-name="Default"/>
          <table:table-cell table:number-columns-repeated="7"/>
          <table:table-cell office:value-type="string" calcext:value-type="string">
            <text:p>Installation du script Python :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oui</text:p>
          </table:table-cell>
          <table:table-cell table:style-name="Default" office:value-type="string" calcext:value-type="string">
            <text:p>trading réel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Paramètres modifiables :</text:p>
          </table:table-cell>
          <table:table-cell table:style-name="Default"/>
          <table:table-cell table:number-columns-repeated="7"/>
          <table:table-cell office:value-type="string" calcext:value-type="string">
            <text:p>- Trouver le dossier user de LibreOffice, par exemple :</text:p>
          </table:table-cell>
          <table:table-cell table:number-columns-repeated="286"/>
        </table:table-row>
        <table:table-row table:style-name="ro4">
          <table:table-cell/>
          <table:table-cell table:style-name="ce1" office:value-type="float" office:value="50" calcext:value-type="float">
            <text:p>50</text:p>
          </table:table-cell>
          <table:table-cell table:style-name="Default" office:value-type="string" calcext:value-type="string">
            <text:p>première colonne des cours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<text:s/>- Constantes dans les cellules B3 à B7</text:p>
          </table:table-cell>
          <table:table-cell table:style-name="Default"/>
          <table:table-cell table:number-columns-repeated="6"/>
          <table:table-cell table:style-name="ce10"/>
          <table:table-cell office:value-type="string" calcext:value-type="string">
            <text:p>C :\Utilisateurs\nom_utilisateur\AppData\Roaming\LibreOffice\3\user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MME1 : première moyenne mobile exponentielle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ID Oanda du cours étudié cellule E47</text:p>
          </table:table-cell>
          <table:table-cell table:style-name="Default"/>
          <table:table-cell table:number-columns-repeated="7"/>
          <table:table-cell office:value-type="string" calcext:value-type="string">
            <text:p>- Dans ce dossier, créer un dossier Scripts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MME2 : deuxième moyenne mobile exponentielle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Noms des indicateurs cellules E48 à I48 (pour information, n'interviennent pas dans les calculs)</text:p>
          </table:table-cell>
          <table:table-cell table:style-name="Default"/>
          <table:table-cell table:number-columns-repeated="7"/>
          <table:table-cell office:value-type="string" calcext:value-type="string">
            <text:p>- Dans le dossier Scripts, créer un dossier python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MACD : MME1 – MME2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Formules des indicateurs cellules E50 à I50 et format numérique</text:p>
          </table:table-cell>
          <table:table-cell table:style-name="Default"/>
          <table:table-cell table:number-columns-repeated="7"/>
          <table:table-cell office:value-type="string" calcext:value-type="string">
            <text:p>- copier le script Python dans le dossier python</text:p>
          </table:table-cell>
          <table:table-cell table:number-columns-repeated="286"/>
        </table:table-row>
        <table:table-row table:style-name="ro1">
          <table:table-cell/>
          <table:table-cell table:style-name="Default" office:value-type="string" calcext:value-type="string">
            <text:p>LD : moyenne mobile exponentielle de MACD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Plages de données des graphiques</text:p>
          </table:table-cell>
          <table:table-cell table:style-name="Default"/>
          <table:table-cell table:number-columns-repeated="294"/>
        </table:table-row>
        <table:table-row table:style-name="ro1">
          <table:table-cell/>
          <table:table-cell table:style-name="Default" office:value-type="string" calcext:value-type="string">
            <text:p>S : signal = MACD – L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office:value-type="string" calcext:value-type="string">
            <text:p>achat si S &gt; 0,1, vente si S &lt; -0,1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Démarrage :</text:p>
          </table:table-cell>
          <table:table-cell table:style-name="Default"/>
          <table:table-cell table:number-columns-repeated="294"/>
        </table:table-row>
        <table:table-row table:style-name="ro1">
          <table:table-cell/>
          <table:table-cell table:style-name="Default" office:value-type="string" calcext:value-type="string">
            <text:p>A : nombre d'actions achetées</text:p>
          </table:table-cell>
          <table:table-cell table:style-name="Default"/>
          <table:table-cell table:number-columns-repeated="3"/>
          <table:table-cell table:style-name="Default"/>
          <table:table-cell table:style-name="Default" office:value-type="string" calcext:value-type="string">
            <text:p><text:s/>- Outils / Macros / Exécuter la macro... / Mes macros / trading_oanda / trading / Exécuter</text:p>
          </table:table-cell>
          <table:table-cell table:style-name="Default"/>
          <table:table-cell table:number-columns-repeated="294"/>
        </table:table-row>
        <table:table-row table:style-name="ro1">
          <table:table-cell/>
          <table:table-cell table:style-name="Default" office:value-type="string" calcext:value-type="string">
            <text:p>N : nombre d'actions détenues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5">
          <table:table-cell/>
          <table:table-cell table:style-name="Default" office:value-type="string" calcext:value-type="string">
            <text:p>L : liquidités détenues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office:value-type="string" calcext:value-type="string">
            <text:p>K : capital détenu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Redémarrage :</text:p>
          </table:table-cell>
          <table:table-cell table:style-name="Default"/>
          <table:table-cell table:number-columns-repeated="29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<text:s/>- Si la première ligne de cours est incomplète, supprimer cette ligne avant de redémarrer</text:p>
          </table:table-cell>
          <table:table-cell table:style-name="Default"/>
          <table:table-cell table:number-columns-repeated="294"/>
        </table:table-row>
        <table:table-row table:style-name="ro2" table:number-rows-repeated="2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/>
          <table:table-cell table:style-name="ce3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9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"/>
          <table:table-cell table:number-columns-repeated="2" office:value-type="float" office:value="10" calcext:value-type="float">
            <text:p>10</text:p>
          </table:table-cell>
          <table:table-cell table:number-columns-repeated="282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rices</text:p>
          </table:table-cell>
          <table:table-cell/>
          <table:table-cell table:style-name="Default"/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6"/>
          <table:table-cell table:number-columns-repeated="2" office:value-type="float" office:value="0.001" calcext:value-type="float">
            <text:p>0,00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table:style-name="ce12" table:number-columns-repeated="3"/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NAV</text:p>
          </table:table-cell>
          <table:table-cell table:number-columns-repeated="3"/>
          <table:table-cell table:style-name="ce12" office:value-type="string" calcext:value-type="string">
            <text:p>BALANCE</text:p>
          </table:table-cell>
          <table:table-cell table:style-name="ce12" office:value-type="string" calcext:value-type="string">
            <text:p>NAV</text:p>
          </table:table-cell>
          <table:table-cell table:style-name="ce12" office:value-type="string" calcext:value-type="string">
            <text:p>#positions</text:p>
          </table:table-cell>
          <table:table-cell office:value-type="string" calcext:value-type="string">
            <text:p>TRADES</text:p>
          </table:table-cell>
          <table:table-cell office:value-type="string" calcext:value-type="string">
            <text:p>lastTransactionID</text:p>
          </table:table-cell>
          <table:table-cell office:value-type="string" calcext:value-type="string">
            <text:p>openPositionCount</text:p>
          </table:table-cell>
          <table:table-cell office:value-type="string" calcext:value-type="string">
            <text:p>openTradeCount</text:p>
          </table:table-cell>
          <table:table-cell office:value-type="string" calcext:value-type="string">
            <text:p>pendingOrderCoun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sitionValue</text:p>
          </table:table-cell>
          <table:table-cell office:value-type="string" calcext:value-type="string">
            <text:p>resettablePL</text:p>
          </table:table-cell>
          <table:table-cell office:value-type="string" calcext:value-type="string">
            <text:p>unrealizedPL</text:p>
          </table:table-cell>
          <table:table-cell office:value-type="string" calcext:value-type="string">
            <text:p>withdrawalLimit</text:p>
          </table:table-cell>
          <table:table-cell office:value-type="string" calcext:value-type="string">
            <text:p>$alias</text:p>
          </table:table-cell>
          <table:table-cell table:number-columns-repeated="6"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/>
          <table:table-cell office:value-type="string" calcext:value-type="string">
            <text:p>prices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ID Oanda ------&gt;</text:p>
          </table:table-cell>
          <table:table-cell table:style-name="Default"/>
          <table:table-cell table:style-name="ce4"/>
          <table:table-cell table:style-name="ce4" office:value-type="string" calcext:value-type="string">
            <text:p>BCO_USD</text:p>
          </table:table-cell>
          <table:table-cell table:style-name="ce4"/>
          <table:table-cell table:style-name="Default" table:number-columns-repeated="2"/>
          <table:table-cell table:style-name="ce4" table:number-columns-repeated="5"/>
          <table:table-cell table:number-columns-repeated="6"/>
          <table:table-cell table:formula="of:=[.E47]" office:value-type="string" office:string-value="BCO_USD" calcext:value-type="string">
            <text:p>BCO_USD</text:p>
          </table:table-cell>
          <table:table-cell table:formula="of:=[.E47]" office:value-type="string" office:string-value="BCO_USD" calcext:value-type="string">
            <text:p>BCO_USD</text:p>
          </table:table-cell>
          <table:table-cell table:style-name="ce12" table:number-columns-repeated="3"/>
          <table:table-cell/>
          <table:table-cell table:formula="of:=[.E47]" office:value-type="string" office:string-value="BCO_USD" calcext:value-type="string">
            <text:p>BCO_USD</text:p>
          </table:table-cell>
          <table:table-cell table:number-columns-repeated="24"/>
          <table:table-cell office:value-type="string" calcext:value-type="string">
            <text:p>XAU_XAG</text:p>
          </table:table-cell>
          <table:table-cell/>
          <table:table-cell office:value-type="string" calcext:value-type="string">
            <text:p>XAG_EUR</text:p>
          </table:table-cell>
          <table:table-cell/>
          <table:table-cell office:value-type="string" calcext:value-type="string">
            <text:p>CH20_CHF</text:p>
          </table:table-cell>
          <table:table-cell/>
          <table:table-cell office:value-type="string" calcext:value-type="string">
            <text:p>XCU_USD</text:p>
          </table:table-cell>
          <table:table-cell/>
          <table:table-cell office:value-type="string" calcext:value-type="string">
            <text:p>XAG_SGD</text:p>
          </table:table-cell>
          <table:table-cell/>
          <table:table-cell office:value-type="string" calcext:value-type="string">
            <text:p>CHF_HKD</text:p>
          </table:table-cell>
          <table:table-cell/>
          <table:table-cell office:value-type="string" calcext:value-type="string">
            <text:p>HK33_HKD</text:p>
          </table:table-cell>
          <table:table-cell/>
          <table:table-cell office:value-type="string" calcext:value-type="string">
            <text:p>WTICO_USD</text:p>
          </table:table-cell>
          <table:table-cell/>
          <table:table-cell office:value-type="string" calcext:value-type="string">
            <text:p>XAU_CAD</text:p>
          </table:table-cell>
          <table:table-cell/>
          <table:table-cell office:value-type="string" calcext:value-type="string">
            <text:p>XAG_GBP</text:p>
          </table:table-cell>
          <table:table-cell/>
          <table:table-cell office:value-type="string" calcext:value-type="string">
            <text:p>EUR_USD</text:p>
          </table:table-cell>
          <table:table-cell/>
          <table:table-cell office:value-type="string" calcext:value-type="string">
            <text:p>CAD_SGD</text:p>
          </table:table-cell>
          <table:table-cell/>
          <table:table-cell office:value-type="string" calcext:value-type="string">
            <text:p>USD_CAD</text:p>
          </table:table-cell>
          <table:table-cell/>
          <table:table-cell office:value-type="string" calcext:value-type="string">
            <text:p>USD_PLN</text:p>
          </table:table-cell>
          <table:table-cell/>
          <table:table-cell office:value-type="string" calcext:value-type="string">
            <text:p>GBP_AUD</text:p>
          </table:table-cell>
          <table:table-cell/>
          <table:table-cell office:value-type="string" calcext:value-type="string">
            <text:p>EU50_EUR</text:p>
          </table:table-cell>
          <table:table-cell/>
          <table:table-cell office:value-type="string" calcext:value-type="string">
            <text:p>CORN_USD</text:p>
          </table:table-cell>
          <table:table-cell/>
          <table:table-cell office:value-type="string" calcext:value-type="string">
            <text:p>HKD_JPY</text:p>
          </table:table-cell>
          <table:table-cell/>
          <table:table-cell office:value-type="string" calcext:value-type="string">
            <text:p>SGD_HKD</text:p>
          </table:table-cell>
          <table:table-cell/>
          <table:table-cell office:value-type="string" calcext:value-type="string">
            <text:p>XAU_GBP</text:p>
          </table:table-cell>
          <table:table-cell/>
          <table:table-cell office:value-type="string" calcext:value-type="string">
            <text:p>US2000_USD</text:p>
          </table:table-cell>
          <table:table-cell/>
          <table:table-cell office:value-type="string" calcext:value-type="string">
            <text:p>GBP_NZD</text:p>
          </table:table-cell>
          <table:table-cell/>
          <table:table-cell office:value-type="string" calcext:value-type="string">
            <text:p>US30_USD</text:p>
          </table:table-cell>
          <table:table-cell/>
          <table:table-cell office:value-type="string" calcext:value-type="string">
            <text:p>FR40_EUR</text:p>
          </table:table-cell>
          <table:table-cell/>
          <table:table-cell office:value-type="string" calcext:value-type="string">
            <text:p>XAU_JPY</text:p>
          </table:table-cell>
          <table:table-cell/>
          <table:table-cell office:value-type="string" calcext:value-type="string">
            <text:p>USD_SGD</text:p>
          </table:table-cell>
          <table:table-cell/>
          <table:table-cell office:value-type="string" calcext:value-type="string">
            <text:p>EUR_SEK</text:p>
          </table:table-cell>
          <table:table-cell/>
          <table:table-cell office:value-type="string" calcext:value-type="string">
            <text:p>USD_ZAR</text:p>
          </table:table-cell>
          <table:table-cell/>
          <table:table-cell office:value-type="string" calcext:value-type="string">
            <text:p>CAD_HKD</text:p>
          </table:table-cell>
          <table:table-cell/>
          <table:table-cell office:value-type="string" calcext:value-type="string">
            <text:p>XAG_CHF</text:p>
          </table:table-cell>
          <table:table-cell/>
          <table:table-cell office:value-type="string" calcext:value-type="string">
            <text:p>NZD_CAD</text:p>
          </table:table-cell>
          <table:table-cell/>
          <table:table-cell office:value-type="string" calcext:value-type="string">
            <text:p>NAS100_USD</text:p>
          </table:table-cell>
          <table:table-cell/>
          <table:table-cell office:value-type="string" calcext:value-type="string">
            <text:p>XAG_JPY</text:p>
          </table:table-cell>
          <table:table-cell/>
          <table:table-cell office:value-type="string" calcext:value-type="string">
            <text:p>XAU_NZD</text:p>
          </table:table-cell>
          <table:table-cell/>
          <table:table-cell office:value-type="string" calcext:value-type="string">
            <text:p>XAG_AUD</text:p>
          </table:table-cell>
          <table:table-cell/>
          <table:table-cell office:value-type="string" calcext:value-type="string">
            <text:p>ZAR_JPY</text:p>
          </table:table-cell>
          <table:table-cell/>
          <table:table-cell office:value-type="string" calcext:value-type="string">
            <text:p>GBP_PLN</text:p>
          </table:table-cell>
          <table:table-cell/>
          <table:table-cell office:value-type="string" calcext:value-type="string">
            <text:p>EUR_CAD</text:p>
          </table:table-cell>
          <table:table-cell/>
          <table:table-cell office:value-type="string" calcext:value-type="string">
            <text:p>XAG_NZD</text:p>
          </table:table-cell>
          <table:table-cell/>
          <table:table-cell office:value-type="string" calcext:value-type="string">
            <text:p>AUD_NZD</text:p>
          </table:table-cell>
          <table:table-cell/>
          <table:table-cell office:value-type="string" calcext:value-type="string">
            <text:p>USB02Y_USD</text:p>
          </table:table-cell>
          <table:table-cell/>
          <table:table-cell office:value-type="string" calcext:value-type="string">
            <text:p>AUD_USD</text:p>
          </table:table-cell>
          <table:table-cell/>
          <table:table-cell office:value-type="string" calcext:value-type="string">
            <text:p>NZD_JPY</text:p>
          </table:table-cell>
          <table:table-cell/>
          <table:table-cell office:value-type="string" calcext:value-type="string">
            <text:p>UK10YB_GBP</text:p>
          </table:table-cell>
          <table:table-cell/>
          <table:table-cell office:value-type="string" calcext:value-type="string">
            <text:p>XPD_USD</text:p>
          </table:table-cell>
          <table:table-cell/>
          <table:table-cell office:value-type="string" calcext:value-type="string">
            <text:p>EUR_AUD</text:p>
          </table:table-cell>
          <table:table-cell/>
          <table:table-cell office:value-type="string" calcext:value-type="string">
            <text:p>XAG_USD</text:p>
          </table:table-cell>
          <table:table-cell/>
          <table:table-cell office:value-type="string" calcext:value-type="string">
            <text:p>EUR_TRY</text:p>
          </table:table-cell>
          <table:table-cell/>
          <table:table-cell office:value-type="string" calcext:value-type="string">
            <text:p>USD_JPY</text:p>
          </table:table-cell>
          <table:table-cell/>
          <table:table-cell office:value-type="string" calcext:value-type="string">
            <text:p>CHF_JPY</text:p>
          </table:table-cell>
          <table:table-cell/>
          <table:table-cell office:value-type="string" calcext:value-type="string">
            <text:p>EUR_HUF</text:p>
          </table:table-cell>
          <table:table-cell/>
          <table:table-cell office:value-type="string" calcext:value-type="string">
            <text:p>CAD_CHF</text:p>
          </table:table-cell>
          <table:table-cell/>
          <table:table-cell office:value-type="string" calcext:value-type="string">
            <text:p>DE10YB_EUR</text:p>
          </table:table-cell>
          <table:table-cell/>
          <table:table-cell office:value-type="string" calcext:value-type="string">
            <text:p>XAU_SGD</text:p>
          </table:table-cell>
          <table:table-cell/>
          <table:table-cell office:value-type="string" calcext:value-type="string">
            <text:p>AUD_HKD</text:p>
          </table:table-cell>
          <table:table-cell/>
          <table:table-cell office:value-type="string" calcext:value-type="string">
            <text:p>XAU_EUR</text:p>
          </table:table-cell>
          <table:table-cell/>
          <table:table-cell office:value-type="string" calcext:value-type="string">
            <text:p>NL25_EUR</text:p>
          </table:table-cell>
          <table:table-cell/>
          <table:table-cell office:value-type="string" calcext:value-type="string">
            <text:p>USB10Y_USD</text:p>
          </table:table-cell>
          <table:table-cell/>
          <table:table-cell office:value-type="string" calcext:value-type="string">
            <text:p>USD_DKK</text:p>
          </table:table-cell>
          <table:table-cell/>
          <table:table-cell office:value-type="string" calcext:value-type="string">
            <text:p>EUR_SGD</text:p>
          </table:table-cell>
          <table:table-cell/>
          <table:table-cell office:value-type="string" calcext:value-type="string">
            <text:p>USD_HKD</text:p>
          </table:table-cell>
          <table:table-cell/>
          <table:table-cell office:value-type="string" calcext:value-type="string">
            <text:p>GBP_CAD</text:p>
          </table:table-cell>
          <table:table-cell/>
          <table:table-cell office:value-type="string" calcext:value-type="string">
            <text:p>USD_SAR</text:p>
          </table:table-cell>
          <table:table-cell/>
          <table:table-cell office:value-type="string" calcext:value-type="string">
            <text:p>XAG_CAD</text:p>
          </table:table-cell>
          <table:table-cell/>
          <table:table-cell office:value-type="string" calcext:value-type="string">
            <text:p>EUR_HKD</text:p>
          </table:table-cell>
          <table:table-cell/>
          <table:table-cell office:value-type="string" calcext:value-type="string">
            <text:p>XAU_USD</text:p>
          </table:table-cell>
          <table:table-cell/>
          <table:table-cell office:value-type="string" calcext:value-type="string">
            <text:p>SOYBN_USD</text:p>
          </table:table-cell>
          <table:table-cell/>
          <table:table-cell office:value-type="string" calcext:value-type="string">
            <text:p>NATGAS_USD</text:p>
          </table:table-cell>
          <table:table-cell/>
          <table:table-cell office:value-type="string" calcext:value-type="string">
            <text:p>EUR_NOK</text:p>
          </table:table-cell>
          <table:table-cell/>
          <table:table-cell office:value-type="string" calcext:value-type="string">
            <text:p>EUR_CZK</text:p>
          </table:table-cell>
          <table:table-cell/>
          <table:table-cell office:value-type="string" calcext:value-type="string">
            <text:p>WHEAT_USD</text:p>
          </table:table-cell>
          <table:table-cell/>
          <table:table-cell office:value-type="string" calcext:value-type="string">
            <text:p>USD_CHF</text:p>
          </table:table-cell>
          <table:table-cell/>
          <table:table-cell office:value-type="string" calcext:value-type="string">
            <text:p>XAU_CHF</text:p>
          </table:table-cell>
          <table:table-cell/>
          <table:table-cell office:value-type="string" calcext:value-type="string">
            <text:p>NZD_HKD</text:p>
          </table:table-cell>
          <table:table-cell/>
          <table:table-cell office:value-type="string" calcext:value-type="string">
            <text:p>AU200_AUD</text:p>
          </table:table-cell>
          <table:table-cell/>
          <table:table-cell office:value-type="string" calcext:value-type="string">
            <text:p>UK100_GBP</text:p>
          </table:table-cell>
          <table:table-cell/>
          <table:table-cell office:value-type="string" calcext:value-type="string">
            <text:p>GBP_CHF</text:p>
          </table:table-cell>
          <table:table-cell/>
          <table:table-cell office:value-type="string" calcext:value-type="string">
            <text:p>USD_THB</text:p>
          </table:table-cell>
          <table:table-cell/>
          <table:table-cell office:value-type="string" calcext:value-type="string">
            <text:p>EUR_JPY</text:p>
          </table:table-cell>
          <table:table-cell/>
          <table:table-cell office:value-type="string" calcext:value-type="string">
            <text:p>EUR_GBP</text:p>
          </table:table-cell>
          <table:table-cell/>
          <table:table-cell office:value-type="string" calcext:value-type="string">
            <text:p>NZD_USD</text:p>
          </table:table-cell>
          <table:table-cell/>
          <table:table-cell office:value-type="string" calcext:value-type="string">
            <text:p>CHF_ZAR</text:p>
          </table:table-cell>
          <table:table-cell/>
          <table:table-cell office:value-type="string" calcext:value-type="string">
            <text:p>XAG_HKD</text:p>
          </table:table-cell>
          <table:table-cell/>
          <table:table-cell office:value-type="string" calcext:value-type="string">
            <text:p>XAU_AUD</text:p>
          </table:table-cell>
          <table:table-cell/>
          <table:table-cell office:value-type="string" calcext:value-type="string">
            <text:p>CAD_JPY</text:p>
          </table:table-cell>
          <table:table-cell/>
          <table:table-cell office:value-type="string" calcext:value-type="string">
            <text:p>GBP_ZAR</text:p>
          </table:table-cell>
          <table:table-cell/>
          <table:table-cell office:value-type="string" calcext:value-type="string">
            <text:p>NZD_SGD</text:p>
          </table:table-cell>
          <table:table-cell/>
          <table:table-cell office:value-type="string" calcext:value-type="string">
            <text:p>USD_HUF</text:p>
          </table:table-cell>
          <table:table-cell/>
          <table:table-cell office:value-type="string" calcext:value-type="string">
            <text:p>USD_CZK</text:p>
          </table:table-cell>
          <table:table-cell/>
          <table:table-cell office:value-type="string" calcext:value-type="string">
            <text:p>EUR_PLN</text:p>
          </table:table-cell>
          <table:table-cell/>
          <table:table-cell office:value-type="string" calcext:value-type="string">
            <text:p>EUR_DKK</text:p>
          </table:table-cell>
          <table:table-cell/>
          <table:table-cell office:value-type="string" calcext:value-type="string">
            <text:p>XPT_USD</text:p>
          </table:table-cell>
          <table:table-cell/>
          <table:table-cell office:value-type="string" calcext:value-type="string">
            <text:p>EUR_NZD</text:p>
          </table:table-cell>
          <table:table-cell/>
          <table:table-cell office:value-type="string" calcext:value-type="string">
            <text:p>SG30_SGD</text:p>
          </table:table-cell>
          <table:table-cell/>
          <table:table-cell office:value-type="string" calcext:value-type="string">
            <text:p>AUD_CHF</text:p>
          </table:table-cell>
          <table:table-cell/>
          <table:table-cell office:value-type="string" calcext:value-type="string">
            <text:p>USD_SEK</text:p>
          </table:table-cell>
          <table:table-cell/>
          <table:table-cell office:value-type="string" calcext:value-type="string">
            <text:p>GBP_SGD</text:p>
          </table:table-cell>
          <table:table-cell/>
          <table:table-cell office:value-type="string" calcext:value-type="string">
            <text:p>USD_INR</text:p>
          </table:table-cell>
          <table:table-cell/>
          <table:table-cell office:value-type="string" calcext:value-type="string">
            <text:p>SUGAR_USD</text:p>
          </table:table-cell>
          <table:table-cell/>
          <table:table-cell office:value-type="string" calcext:value-type="string">
            <text:p>GBP_HKD</text:p>
          </table:table-cell>
          <table:table-cell/>
          <table:table-cell office:value-type="string" calcext:value-type="string">
            <text:p>USD_NOK</text:p>
          </table:table-cell>
          <table:table-cell/>
          <table:table-cell office:value-type="string" calcext:value-type="string">
            <text:p>USD_TRY</text:p>
          </table:table-cell>
          <table:table-cell/>
          <table:table-cell office:value-type="string" calcext:value-type="string">
            <text:p>GBP_JPY</text:p>
          </table:table-cell>
          <table:table-cell/>
          <table:table-cell office:value-type="string" calcext:value-type="string">
            <text:p>USD_MXN</text:p>
          </table:table-cell>
          <table:table-cell/>
          <table:table-cell office:value-type="string" calcext:value-type="string">
            <text:p>GBP_USD</text:p>
          </table:table-cell>
          <table:table-cell/>
          <table:table-cell office:value-type="string" calcext:value-type="string">
            <text:p>AUD_JPY</text:p>
          </table:table-cell>
          <table:table-cell/>
          <table:table-cell office:value-type="string" calcext:value-type="string">
            <text:p>EUR_ZAR</text:p>
          </table:table-cell>
          <table:table-cell/>
          <table:table-cell office:value-type="string" calcext:value-type="string">
            <text:p>SGD_JPY</text:p>
          </table:table-cell>
          <table:table-cell/>
          <table:table-cell office:value-type="string" calcext:value-type="string">
            <text:p>NZD_CHF</text:p>
          </table:table-cell>
          <table:table-cell/>
          <table:table-cell office:value-type="string" calcext:value-type="string">
            <text:p>JP225_USD</text:p>
          </table:table-cell>
          <table:table-cell/>
          <table:table-cell office:value-type="string" calcext:value-type="string">
            <text:p>SGD_CHF</text:p>
          </table:table-cell>
          <table:table-cell/>
          <table:table-cell office:value-type="string" calcext:value-type="string">
            <text:p>EUR_CHF</text:p>
          </table:table-cell>
          <table:table-cell/>
          <table:table-cell office:value-type="string" calcext:value-type="string">
            <text:p>AUD_SGD</text:p>
          </table:table-cell>
          <table:table-cell/>
          <table:table-cell office:value-type="string" calcext:value-type="string">
            <text:p>USD_CNH</text:p>
          </table:table-cell>
          <table:table-cell/>
          <table:table-cell office:value-type="string" calcext:value-type="string">
            <text:p>DE30_EUR</text:p>
          </table:table-cell>
          <table:table-cell/>
          <table:table-cell office:value-type="string" calcext:value-type="string">
            <text:p>TRY_JPY</text:p>
          </table:table-cell>
          <table:table-cell/>
          <table:table-cell office:value-type="string" calcext:value-type="string">
            <text:p>AUD_CAD</text:p>
          </table:table-cell>
          <table:table-cell/>
          <table:table-cell office:value-type="string" calcext:value-type="string">
            <text:p>USB05Y_USD</text:p>
          </table:table-cell>
          <table:table-cell/>
          <table:table-cell office:value-type="string" calcext:value-type="string">
            <text:p>SPX500_USD</text:p>
          </table:table-cell>
          <table:table-cell/>
          <table:table-cell office:value-type="string" calcext:value-type="string">
            <text:p>USB30Y_USD</text:p>
          </table:table-cell>
          <table:table-cell/>
          <table:table-cell office:value-type="string" calcext:value-type="string">
            <text:p>BCO_USD</text:p>
          </table:table-cell>
          <table:table-cell/>
          <table:table-cell office:value-type="string" calcext:value-type="string">
            <text:p>XAU_HKD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eure</text:p>
          </table:table-cell>
          <table:table-cell table:style-name="ce4" table:number-columns-repeated="3"/>
          <table:table-cell table:style-name="ce4" office:value-type="string" calcext:value-type="string">
            <text:p>moyenne</text:p>
          </table:table-cell>
          <table:table-cell table:style-name="ce4" office:value-type="string" calcext:value-type="string">
            <text:p>MME1</text:p>
          </table:table-cell>
          <table:table-cell table:style-name="ce4" office:value-type="string" calcext:value-type="string">
            <text:p>MME2</text:p>
          </table:table-cell>
          <table:table-cell table:style-name="ce4" office:value-type="string" calcext:value-type="string">
            <text:p>MACD</text:p>
          </table:table-cell>
          <table:table-cell table:style-name="ce4" office:value-type="string" calcext:value-type="string">
            <text:p>LD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 calcext:value-type="string">
            <text:p>SV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NV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table:number-columns-repeated="5"/>
          <table:table-cell table:number-columns-repeated="27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ce5"/>
          <table:table-cell table:number-columns-repeated="6"/>
          <table:table-cell table:style-name="ce12" table:number-columns-repeated="4"/>
          <table:table-cell table:style-name="ce4"/>
          <table:table-cell table:number-columns-repeated="278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8:56</text:p>
          </table:table-cell>
          <table:table-cell table:style-name="ce5"/>
          <table:table-cell table:style-name="ce5" office:value-type="float" office:value="46.937" calcext:value-type="float">
            <text:p>46,9370</text:p>
          </table:table-cell>
          <table:table-cell table:style-name="ce5" office:value-type="float" office:value="46.967" calcext:value-type="float">
            <text:p>46,9670</text:p>
          </table:table-cell>
          <table:table-cell table:style-name="ce5" table:formula="of:=([.E50]+[.F50])/2" office:value-type="float" office:value="46.952" calcext:value-type="float">
            <text:p>46,9520</text:p>
          </table:table-cell>
          <table:table-cell table:style-name="ce5" table:formula="of:=[.$H$46]*[.G50]+(1-[.$H$46])*[.H51]" office:value-type="float" office:value="46.9351220188126" calcext:value-type="float">
            <text:p>46,9351</text:p>
          </table:table-cell>
          <table:table-cell table:style-name="ce5" table:formula="of:=[.$I$46]*[.G50]+(1-[.$I$46])*[.I51]" office:value-type="float" office:value="46.937572517069" calcext:value-type="float">
            <text:p>46,9376</text:p>
          </table:table-cell>
          <table:table-cell table:style-name="ce8" table:formula="of:=[.H50]-[.I50]" office:value-type="float" office:value="-0.00245049825640109" calcext:value-type="float">
            <text:p>-0,002450</text:p>
          </table:table-cell>
          <table:table-cell table:style-name="ce8" table:formula="of:=[.$K$46]*[.J50]+(1-[.$K$46])*[.K51]" office:value-type="float" office:value="-0.0013164029930258" calcext:value-type="float">
            <text:p>-0,001316</text:p>
          </table:table-cell>
          <table:table-cell table:style-name="ce8" table:formula="of:=[.J50]-[.K50]" office:value-type="float" office:value="-0.00113409526337529" calcext:value-type="float">
            <text:p>-0,001134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0]&lt;-[.$R$46];1;0)" office:value-type="float" office:value="1" calcext:value-type="float">
            <text:p>1</text:p>
          </table:table-cell>
          <table:table-cell table:style-name="ce1" table:formula="of:=IF([.L50]&gt;[.$S$46];1;0)" office:value-type="float" office:value="0" calcext:value-type="float">
            <text:p>0</text:p>
          </table:table-cell>
          <table:table-cell table:style-name="ce1" table:formula="of:=IF([.R50]&gt;0;[.$T$45];0)" office:value-type="float" office:value="10" calcext:value-type="float">
            <text:p>10</text:p>
          </table:table-cell>
          <table:table-cell table:style-name="ce13" table:formula="of:=IF([.S50]&gt;0;[.$U$45];0)" office:value-type="float" office:value="0" calcext:value-type="float">
            <text:p>0</text:p>
          </table:table-cell>
          <table:table-cell table:style-name="ce13" table:formula="of:=[.V51]-[.T50]+[.U50]" office:value-type="float" office:value="-30" calcext:value-type="float">
            <text:p>-30</text:p>
          </table:table-cell>
          <table:table-cell table:style-name="ce14" table:formula="of:=[.W51]+[.T50]*[.E50]-[.U50]*[.F50]" office:value-type="currency" office:currency="EUR" office:value="2408.01" calcext:value-type="currency">
            <text:p>2 408,01 €</text:p>
          </table:table-cell>
          <table:table-cell table:style-name="ce14" table:formula="of:=[.W50]+[.V50]*[.E50]" office:value-type="currency" office:currency="EUR" office:value="999.9" calcext:value-type="currency">
            <text:p>999,90 €</text:p>
          </table:table-cell>
          <table:table-cell table:style-name="ce15"/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96760.4382" calcext:value-type="float">
            <text:p>96760,4382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0.4382" calcext:value-type="float">
            <text:p>96760,43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1260.065" calcext:value-type="float">
            <text:p>1260,065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1.253" calcext:value-type="float">
            <text:p>-1,253</text:p>
          </table:table-cell>
          <table:table-cell table:style-name="ce1" office:value-type="float" office:value="96735.2369" calcext:value-type="float">
            <text:p>96735,2369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51" calcext:value-type="float">
            <text:p>67,251</text:p>
          </table:table-cell>
          <table:table-cell table:style-name="ce1" office:value-type="float" office:value="67.361" calcext:value-type="float">
            <text:p>67,361</text:p>
          </table:table-cell>
          <table:table-cell table:style-name="ce1" office:value-type="float" office:value="17.80365" calcext:value-type="float">
            <text:p>17,80365</text:p>
          </table:table-cell>
          <table:table-cell table:style-name="ce1" office:value-type="float" office:value="17.82794" calcext:value-type="float">
            <text:p>17,82794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2.13949" calcext:value-type="float">
            <text:p>2,13949</text:p>
          </table:table-cell>
          <table:table-cell table:style-name="ce1" office:value-type="float" office:value="2.14049" calcext:value-type="float">
            <text:p>2,14049</text:p>
          </table:table-cell>
          <table:table-cell table:style-name="ce1" office:value-type="float" office:value="26.73564" calcext:value-type="float">
            <text:p>26,73564</text:p>
          </table:table-cell>
          <table:table-cell table:style-name="ce1" office:value-type="float" office:value="26.77342" calcext:value-type="float">
            <text:p>26,77342</text:p>
          </table:table-cell>
          <table:table-cell table:style-name="ce1" office:value-type="float" office:value="7.96422" calcext:value-type="float">
            <text:p>7,96422</text:p>
          </table:table-cell>
          <table:table-cell table:style-name="ce1" office:value-type="float" office:value="7.96599" calcext:value-type="float">
            <text:p>7,96599</text:p>
          </table:table-cell>
          <table:table-cell table:style-name="ce1" office:value-type="float" office:value="22934.1" calcext:value-type="float">
            <text:p>22934,1</text:p>
          </table:table-cell>
          <table:table-cell table:style-name="ce1" office:value-type="float" office:value="22939.1" calcext:value-type="float">
            <text:p>22939,1</text:p>
          </table:table-cell>
          <table:table-cell table:style-name="ce1" office:value-type="float" office:value="44.563" calcext:value-type="float">
            <text:p>44,563</text:p>
          </table:table-cell>
          <table:table-cell table:style-name="ce1" office:value-type="float" office:value="44.59" calcext:value-type="float">
            <text:p>44,59</text:p>
          </table:table-cell>
          <table:table-cell table:style-name="ce1" office:value-type="float" office:value="1731.642" calcext:value-type="float">
            <text:p>1731,642</text:p>
          </table:table-cell>
          <table:table-cell table:style-name="ce1" office:value-type="float" office:value="1732.196" calcext:value-type="float">
            <text:p>1732,196</text:p>
          </table:table-cell>
          <table:table-cell table:style-name="ce1" office:value-type="float" office:value="15.41861" calcext:value-type="float">
            <text:p>15,41861</text:p>
          </table:table-cell>
          <table:table-cell table:style-name="ce1" office:value-type="float" office:value="15.44026" calcext:value-type="float">
            <text:p>15,44026</text:p>
          </table:table-cell>
          <table:table-cell table:style-name="ce1" office:value-type="float" office:value="1.11737" calcext:value-type="float">
            <text:p>1,11737</text:p>
          </table:table-cell>
          <table:table-cell table:style-name="ce1" office:value-type="float" office:value="1.11749" calcext:value-type="float">
            <text:p>1,11749</text:p>
          </table:table-cell>
          <table:table-cell table:style-name="ce1" office:value-type="float" office:value="1.03957" calcext:value-type="float">
            <text:p>1,03957</text:p>
          </table:table-cell>
          <table:table-cell table:style-name="ce1" office:value-type="float" office:value="1.0399" calcext:value-type="float">
            <text:p>1,0399</text:p>
          </table:table-cell>
          <table:table-cell table:style-name="ce1" office:value-type="float" office:value="1.29245" calcext:value-type="float">
            <text:p>1,29245</text:p>
          </table:table-cell>
          <table:table-cell table:style-name="ce1" office:value-type="float" office:value="1.29265" calcext:value-type="float">
            <text:p>1,29265</text:p>
          </table:table-cell>
          <table:table-cell table:style-name="ce1" office:value-type="float" office:value="3.8216" calcext:value-type="float">
            <text:p>3,8216</text:p>
          </table:table-cell>
          <table:table-cell table:style-name="ce1" office:value-type="float" office:value="3.82361" calcext:value-type="float">
            <text:p>3,82361</text:p>
          </table:table-cell>
          <table:table-cell table:style-name="ce1" office:value-type="float" office:value="1.68279" calcext:value-type="float">
            <text:p>1,68279</text:p>
          </table:table-cell>
          <table:table-cell table:style-name="ce1" office:value-type="float" office:value="1.68316" calcext:value-type="float">
            <text:p>1,68316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8" calcext:value-type="float">
            <text:p>3,248</text:p>
          </table:table-cell>
          <table:table-cell table:style-name="ce1" office:value-type="float" office:value="13.02698" calcext:value-type="float">
            <text:p>13,02698</text:p>
          </table:table-cell>
          <table:table-cell table:style-name="ce1" office:value-type="float" office:value="13.02939" calcext:value-type="float">
            <text:p>13,02939</text:p>
          </table:table-cell>
          <table:table-cell table:style-name="ce1" office:value-type="float" office:value="5.77149" calcext:value-type="float">
            <text:p>5,77149</text:p>
          </table:table-cell>
          <table:table-cell table:style-name="ce1" office:value-type="float" office:value="5.77266" calcext:value-type="float">
            <text:p>5,77266</text:p>
          </table:table-cell>
          <table:table-cell table:style-name="ce1" office:value-type="float" office:value="1038.353" calcext:value-type="float">
            <text:p>1038,353</text:p>
          </table:table-cell>
          <table:table-cell table:style-name="ce1" office:value-type="float" office:value="1038.637" calcext:value-type="float">
            <text:p>1038,637</text:p>
          </table:table-cell>
          <table:table-cell table:style-name="ce1" office:value-type="float" office:value="1231.961" calcext:value-type="float">
            <text:p>1231,961</text:p>
          </table:table-cell>
          <table:table-cell table:style-name="ce1" office:value-type="float" office:value="1232.361" calcext:value-type="float">
            <text:p>1232,361</text:p>
          </table:table-cell>
          <table:table-cell table:style-name="ce1" office:value-type="float" office:value="1.79028" calcext:value-type="float">
            <text:p>1,79028</text:p>
          </table:table-cell>
          <table:table-cell table:style-name="ce1" office:value-type="float" office:value="1.79095" calcext:value-type="float">
            <text:p>1,7909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18607.5" calcext:value-type="float">
            <text:p>18607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91" calcext:value-type="float">
            <text:p>135391</text:p>
          </table:table-cell>
          <table:table-cell table:style-name="ce1" office:value-type="float" office:value="135440" calcext:value-type="float">
            <text:p>135440</text:p>
          </table:table-cell>
          <table:table-cell table:style-name="ce1" office:value-type="float" office:value="1.34381" calcext:value-type="float">
            <text:p>1,34381</text:p>
          </table:table-cell>
          <table:table-cell table:style-name="ce1" office:value-type="float" office:value="1.34402" calcext:value-type="float">
            <text:p>1,34402</text:p>
          </table:table-cell>
          <table:table-cell table:style-name="ce1" office:value-type="float" office:value="9.45422" calcext:value-type="float">
            <text:p>9,45422</text:p>
          </table:table-cell>
          <table:table-cell table:style-name="ce1" office:value-type="float" office:value="9.45686" calcext:value-type="float">
            <text:p>9,45686</text:p>
          </table:table-cell>
          <table:table-cell table:style-name="ce1" office:value-type="float" office:value="13.42183" calcext:value-type="float">
            <text:p>13,42183</text:p>
          </table:table-cell>
          <table:table-cell table:style-name="ce1" office:value-type="float" office:value="13.43077" calcext:value-type="float">
            <text:p>13,43077</text:p>
          </table:table-cell>
          <table:table-cell table:style-name="ce1" office:value-type="float" office:value="6.00085" calcext:value-type="float">
            <text:p>6,00085</text:p>
          </table:table-cell>
          <table:table-cell table:style-name="ce1" office:value-type="float" office:value="6.00206" calcext:value-type="float">
            <text:p>6,00206</text:p>
          </table:table-cell>
          <table:table-cell table:style-name="ce1" office:value-type="float" office:value="19.37433" calcext:value-type="float">
            <text:p>19,37433</text:p>
          </table:table-cell>
          <table:table-cell table:style-name="ce1" office:value-type="float" office:value="19.40207" calcext:value-type="float">
            <text:p>19,40207</text:p>
          </table:table-cell>
          <table:table-cell table:style-name="ce1" office:value-type="float" office:value="0.93123" calcext:value-type="float">
            <text:p>0,93123</text:p>
          </table:table-cell>
          <table:table-cell table:style-name="ce1" office:value-type="float" office:value="0.93154" calcext:value-type="float">
            <text:p>0,93154</text:p>
          </table:table-cell>
          <table:table-cell table:style-name="ce1" office:value-type="float" office:value="4815.7" calcext:value-type="float">
            <text:p>4815,7</text:p>
          </table:table-cell>
          <table:table-cell table:style-name="ce1" office:value-type="float" office:value="4816.3" calcext:value-type="float">
            <text:p>4816,3</text:p>
          </table:table-cell>
          <table:table-cell table:style-name="ce1" office:value-type="float" office:value="2010.5" calcext:value-type="float">
            <text:p>2010,5</text:p>
          </table:table-cell>
          <table:table-cell table:style-name="ce1" office:value-type="float" office:value="2013.4" calcext:value-type="float">
            <text:p>2013,4</text:p>
          </table:table-cell>
          <table:table-cell table:style-name="ce1" office:value-type="float" office:value="1859.144" calcext:value-type="float">
            <text:p>1859,144</text:p>
          </table:table-cell>
          <table:table-cell table:style-name="ce1" office:value-type="float" office:value="1859.871" calcext:value-type="float">
            <text:p>1859,871</text:p>
          </table:table-cell>
          <table:table-cell table:style-name="ce1" office:value-type="float" office:value="25.94905" calcext:value-type="float">
            <text:p>25,94905</text:p>
          </table:table-cell>
          <table:table-cell table:style-name="ce1" office:value-type="float" office:value="25.98573" calcext:value-type="float">
            <text:p>25,98573</text:p>
          </table:table-cell>
          <table:table-cell table:style-name="ce1" office:value-type="float" office:value="7.518" calcext:value-type="float">
            <text:p>7,518</text:p>
          </table:table-cell>
          <table:table-cell table:style-name="ce1" office:value-type="float" office:value="7.537" calcext:value-type="float">
            <text:p>7,537</text:p>
          </table:table-cell>
          <table:table-cell table:style-name="ce1" office:value-type="float" office:value="4.93055" calcext:value-type="float">
            <text:p>4,93055</text:p>
          </table:table-cell>
          <table:table-cell table:style-name="ce1" office:value-type="float" office:value="4.9334" calcext:value-type="float">
            <text:p>4,9334</text:p>
          </table:table-cell>
          <table:table-cell table:style-name="ce1" office:value-type="float" office:value="1.44421" calcext:value-type="float">
            <text:p>1,44421</text:p>
          </table:table-cell>
          <table:table-cell table:style-name="ce1" office:value-type="float" office:value="1.44448" calcext:value-type="float">
            <text:p>1,44448</text:p>
          </table:table-cell>
          <table:table-cell table:style-name="ce1" office:value-type="float" office:value="27.60719" calcext:value-type="float">
            <text:p>27,60719</text:p>
          </table:table-cell>
          <table:table-cell table:style-name="ce1" office:value-type="float" office:value="27.64802" calcext:value-type="float">
            <text:p>27,64802</text:p>
          </table:table-cell>
          <table:table-cell table:style-name="ce1" office:value-type="float" office:value="1.06375" calcext:value-type="float">
            <text:p>1,06375</text:p>
          </table:table-cell>
          <table:table-cell table:style-name="ce1" office:value-type="float" office:value="1.06406" calcext:value-type="float">
            <text:p>1,06406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59" calcext:value-type="float">
            <text:p>0,76659</text:p>
          </table:table-cell>
          <table:table-cell table:style-name="ce1" office:value-type="float" office:value="0.76671" calcext:value-type="float">
            <text:p>0,76671</text:p>
          </table:table-cell>
          <table:table-cell table:style-name="ce1" office:value-type="float" office:value="72.811" calcext:value-type="float">
            <text:p>72,811</text:p>
          </table:table-cell>
          <table:table-cell table:style-name="ce1" office:value-type="float" office:value="72.833" calcext:value-type="float">
            <text:p>72,833</text:p>
          </table:table-cell>
          <table:table-cell table:style-name="ce1" office:value-type="float" office:value="131.818" calcext:value-type="float">
            <text:p>131,818</text:p>
          </table:table-cell>
          <table:table-cell table:style-name="ce1" office:value-type="float" office:value="131.838" calcext:value-type="float">
            <text:p>131,83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45" calcext:value-type="float">
            <text:p>1,45745</text:p>
          </table:table-cell>
          <table:table-cell table:style-name="ce1" office:value-type="float" office:value="1.45769" calcext:value-type="float">
            <text:p>1,45769</text:p>
          </table:table-cell>
          <table:table-cell table:style-name="ce1" office:value-type="float" office:value="19.8954" calcext:value-type="float">
            <text:p>19,8954</text:p>
          </table:table-cell>
          <table:table-cell table:style-name="ce1" office:value-type="float" office:value="19.9204" calcext:value-type="float">
            <text:p>19,9204</text:p>
          </table:table-cell>
          <table:table-cell table:style-name="ce1" office:value-type="float" office:value="3.29992" calcext:value-type="float">
            <text:p>3,29992</text:p>
          </table:table-cell>
          <table:table-cell table:style-name="ce1" office:value-type="float" office:value="3.30137" calcext:value-type="float">
            <text:p>3,30137</text:p>
          </table:table-cell>
          <table:table-cell table:style-name="ce1" office:value-type="float" office:value="101.055" calcext:value-type="float">
            <text:p>101,055</text:p>
          </table:table-cell>
          <table:table-cell table:style-name="ce1" office:value-type="float" office:value="101.069" calcext:value-type="float">
            <text:p>101,069</text:p>
          </table:table-cell>
          <table:table-cell table:style-name="ce1" office:value-type="float" office:value="103.758" calcext:value-type="float">
            <text:p>103,758</text:p>
          </table:table-cell>
          <table:table-cell table:style-name="ce1" office:value-type="float" office:value="103.783" calcext:value-type="float">
            <text:p>103,783</text:p>
          </table:table-cell>
          <table:table-cell table:style-name="ce1" office:value-type="float" office:value="309.473" calcext:value-type="float">
            <text:p>309,473</text:p>
          </table:table-cell>
          <table:table-cell table:style-name="ce1" office:value-type="float" office:value="309.695" calcext:value-type="float">
            <text:p>309,695</text:p>
          </table:table-cell>
          <table:table-cell table:style-name="ce1" office:value-type="float" office:value="0.75334" calcext:value-type="float">
            <text:p>0,75334</text:p>
          </table:table-cell>
          <table:table-cell table:style-name="ce1" office:value-type="float" office:value="0.75359" calcext:value-type="float">
            <text:p>0,75359</text:p>
          </table:table-cell>
          <table:table-cell table:style-name="ce1" office:value-type="float" office:value="167.972" calcext:value-type="float">
            <text:p>167,972</text:p>
          </table:table-cell>
          <table:table-cell table:style-name="ce1" office:value-type="float" office:value="167.987" calcext:value-type="float">
            <text:p>167,987</text:p>
          </table:table-cell>
          <table:table-cell table:style-name="ce1" office:value-type="float" office:value="1800.453" calcext:value-type="float">
            <text:p>1800,453</text:p>
          </table:table-cell>
          <table:table-cell table:style-name="ce1" office:value-type="float" office:value="1801.035" calcext:value-type="float">
            <text:p>1801,035</text:p>
          </table:table-cell>
          <table:table-cell table:style-name="ce1" office:value-type="float" office:value="5.94644" calcext:value-type="float">
            <text:p>5,94644</text:p>
          </table:table-cell>
          <table:table-cell table:style-name="ce1" office:value-type="float" office:value="5.94765" calcext:value-type="float">
            <text:p>5,94765</text:p>
          </table:table-cell>
          <table:table-cell table:style-name="ce1" office:value-type="float" office:value="1198.964" calcext:value-type="float">
            <text:p>1198,964</text:p>
          </table:table-cell>
          <table:table-cell table:style-name="ce1" office:value-type="float" office:value="1199.26" calcext:value-type="float">
            <text:p>1199,26</text:p>
          </table:table-cell>
          <table:table-cell table:style-name="ce1" office:value-type="float" office:value="455.39" calcext:value-type="float">
            <text:p>455,39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5861" calcext:value-type="float">
            <text:p>6,65861</text:p>
          </table:table-cell>
          <table:table-cell table:style-name="ce1" office:value-type="float" office:value="6.65909" calcext:value-type="float">
            <text:p>6,65909</text:p>
          </table:table-cell>
          <table:table-cell table:style-name="ce1" office:value-type="float" office:value="1.50153" calcext:value-type="float">
            <text:p>1,50153</text:p>
          </table:table-cell>
          <table:table-cell table:style-name="ce1" office:value-type="float" office:value="1.50193" calcext:value-type="float">
            <text:p>1,50193</text:p>
          </table:table-cell>
          <table:table-cell table:style-name="ce1" office:value-type="float" office:value="7.757" calcext:value-type="float">
            <text:p>7,757</text:p>
          </table:table-cell>
          <table:table-cell table:style-name="ce1" office:value-type="float" office:value="7.75736" calcext:value-type="float">
            <text:p>7,75736</text:p>
          </table:table-cell>
          <table:table-cell table:style-name="ce1" office:value-type="float" office:value="1.66753" calcext:value-type="float">
            <text:p>1,66753</text:p>
          </table:table-cell>
          <table:table-cell table:style-name="ce1" office:value-type="float" office:value="1.66792" calcext:value-type="float">
            <text:p>1,66792</text:p>
          </table:table-cell>
          <table:table-cell table:style-name="ce1" office:value-type="float" office:value="3.74941" calcext:value-type="float">
            <text:p>3,74941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1381" calcext:value-type="float">
            <text:p>25,71381</text:p>
          </table:table-cell>
          <table:table-cell table:style-name="ce1" office:value-type="float" office:value="25.75011" calcext:value-type="float">
            <text:p>25,75011</text:p>
          </table:table-cell>
          <table:table-cell table:style-name="ce1" office:value-type="float" office:value="8.66744" calcext:value-type="float">
            <text:p>8,66744</text:p>
          </table:table-cell>
          <table:table-cell table:style-name="ce1" office:value-type="float" office:value="8.66878" calcext:value-type="float">
            <text:p>8,66878</text:p>
          </table:table-cell>
          <table:table-cell table:style-name="ce1" office:value-type="float" office:value="1339.775" calcext:value-type="float">
            <text:p>1339,775</text:p>
          </table:table-cell>
          <table:table-cell table:style-name="ce1" office:value-type="float" office:value="1340.073" calcext:value-type="float">
            <text:p>1340,073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9.17378" calcext:value-type="float">
            <text:p>9,17378</text:p>
          </table:table-cell>
          <table:table-cell table:style-name="ce1" office:value-type="float" office:value="9.17671" calcext:value-type="float">
            <text:p>9,17671</text:p>
          </table:table-cell>
          <table:table-cell table:style-name="ce1" office:value-type="float" office:value="27.01424" calcext:value-type="float">
            <text:p>27,01424</text:p>
          </table:table-cell>
          <table:table-cell table:style-name="ce1" office:value-type="float" office:value="27.0273" calcext:value-type="float">
            <text:p>27,0273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1" calcext:value-type="float">
            <text:p>0,97381</text:p>
          </table:table-cell>
          <table:table-cell table:style-name="ce1" office:value-type="float" office:value="0.97398" calcext:value-type="float">
            <text:p>0,97398</text:p>
          </table:table-cell>
          <table:table-cell table:style-name="ce1" office:value-type="float" office:value="1304.736" calcext:value-type="float">
            <text:p>1304,736</text:p>
          </table:table-cell>
          <table:table-cell table:style-name="ce1" office:value-type="float" office:value="1305.155" calcext:value-type="float">
            <text:p>1305,155</text:p>
          </table:table-cell>
          <table:table-cell table:style-name="ce1" office:value-type="float" office:value="5.58891" calcext:value-type="float">
            <text:p>5,58891</text:p>
          </table:table-cell>
          <table:table-cell table:style-name="ce1" office:value-type="float" office:value="5.59042" calcext:value-type="float">
            <text:p>5,59042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3.6" calcext:value-type="float">
            <text:p>6953,6</text:p>
          </table:table-cell>
          <table:table-cell table:style-name="ce1" office:value-type="float" office:value="6954.6" calcext:value-type="float">
            <text:p>6954,6</text:p>
          </table:table-cell>
          <table:table-cell table:style-name="ce1" office:value-type="float" office:value="1.25641" calcext:value-type="float">
            <text:p>1,25641</text:p>
          </table:table-cell>
          <table:table-cell table:style-name="ce1" office:value-type="float" office:value="1.25673" calcext:value-type="float">
            <text:p>1,25673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1" calcext:value-type="float">
            <text:p>112,921</text:p>
          </table:table-cell>
          <table:table-cell table:style-name="ce1" office:value-type="float" office:value="112.937" calcext:value-type="float">
            <text:p>112,937</text:p>
          </table:table-cell>
          <table:table-cell table:style-name="ce1" office:value-type="float" office:value="0.866" calcext:value-type="float">
            <text:p>0,866</text:p>
          </table:table-cell>
          <table:table-cell table:style-name="ce1" office:value-type="float" office:value="0.86613" calcext:value-type="float">
            <text:p>0,86613</text:p>
          </table:table-cell>
          <table:table-cell table:style-name="ce1" office:value-type="float" office:value="0.7205" calcext:value-type="float">
            <text:p>0,7205</text:p>
          </table:table-cell>
          <table:table-cell table:style-name="ce1" office:value-type="float" office:value="0.72066" calcext:value-type="float">
            <text:p>0,72066</text:p>
          </table:table-cell>
          <table:table-cell table:style-name="ce1" office:value-type="float" office:value="13.78039" calcext:value-type="float">
            <text:p>13,78039</text:p>
          </table:table-cell>
          <table:table-cell table:style-name="ce1" office:value-type="float" office:value="13.79198" calcext:value-type="float">
            <text:p>13,79198</text:p>
          </table:table-cell>
          <table:table-cell table:style-name="ce1" office:value-type="float" office:value="154.32861" calcext:value-type="float">
            <text:p>154,32861</text:p>
          </table:table-cell>
          <table:table-cell table:style-name="ce1" office:value-type="float" office:value="154.52971" calcext:value-type="float">
            <text:p>154,52971</text:p>
          </table:table-cell>
          <table:table-cell table:style-name="ce1" office:value-type="float" office:value="1747.483" calcext:value-type="float">
            <text:p>1747,483</text:p>
          </table:table-cell>
          <table:table-cell table:style-name="ce1" office:value-type="float" office:value="1748.046" calcext:value-type="float">
            <text:p>1748,046</text:p>
          </table:table-cell>
          <table:table-cell table:style-name="ce1" office:value-type="float" office:value="78.177" calcext:value-type="float">
            <text:p>78,177</text:p>
          </table:table-cell>
          <table:table-cell table:style-name="ce1" office:value-type="float" office:value="78.2" calcext:value-type="float">
            <text:p>78,2</text:p>
          </table:table-cell>
          <table:table-cell table:style-name="ce1" office:value-type="float" office:value="17.31631" calcext:value-type="float">
            <text:p>17,31631</text:p>
          </table:table-cell>
          <table:table-cell table:style-name="ce1" office:value-type="float" office:value="17.3304" calcext:value-type="float">
            <text:p>17,3304</text:p>
          </table:table-cell>
          <table:table-cell table:style-name="ce1" office:value-type="float" office:value="0.96821" calcext:value-type="float">
            <text:p>0,96821</text:p>
          </table:table-cell>
          <table:table-cell table:style-name="ce1" office:value-type="float" office:value="0.96858" calcext:value-type="float">
            <text:p>0,96858</text:p>
          </table:table-cell>
          <table:table-cell table:style-name="ce1" office:value-type="float" office:value="276.942" calcext:value-type="float">
            <text:p>276,942</text:p>
          </table:table-cell>
          <table:table-cell table:style-name="ce1" office:value-type="float" office:value="277.161" calcext:value-type="float">
            <text:p>277,161</text:p>
          </table:table-cell>
          <table:table-cell table:style-name="ce1" office:value-type="float" office:value="24.17357" calcext:value-type="float">
            <text:p>24,17357</text:p>
          </table:table-cell>
          <table:table-cell table:style-name="ce1" office:value-type="float" office:value="24.18881" calcext:value-type="float">
            <text:p>24,18881</text:p>
          </table:table-cell>
          <table:table-cell table:style-name="ce1" office:value-type="float" office:value="4.2705" calcext:value-type="float">
            <text:p>4,2705</text:p>
          </table:table-cell>
          <table:table-cell table:style-name="ce1" office:value-type="float" office:value="4.27232" calcext:value-type="float">
            <text:p>4,27232</text:p>
          </table:table-cell>
          <table:table-cell table:style-name="ce1" office:value-type="float" office:value="7.44048" calcext:value-type="float">
            <text:p>7,44048</text:p>
          </table:table-cell>
          <table:table-cell table:style-name="ce1" office:value-type="float" office:value="7.44105" calcext:value-type="float">
            <text:p>7,44105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56" calcext:value-type="float">
            <text:p>1,55056</text:p>
          </table:table-cell>
          <table:table-cell table:style-name="ce1" office:value-type="float" office:value="1.55097" calcext:value-type="float">
            <text:p>1,55097</text:p>
          </table:table-cell>
          <table:table-cell table:style-name="ce1" office:value-type="float" office:value="316.87" calcext:value-type="float">
            <text:p>316,87</text:p>
          </table:table-cell>
          <table:table-cell table:style-name="ce1" office:value-type="float" office:value="317.27" calcext:value-type="float">
            <text:p>317,27</text:p>
          </table:table-cell>
          <table:table-cell table:style-name="ce1" office:value-type="float" office:value="0.74651" calcext:value-type="float">
            <text:p>0,74651</text:p>
          </table:table-cell>
          <table:table-cell table:style-name="ce1" office:value-type="float" office:value="0.74676" calcext:value-type="float">
            <text:p>0,74676</text:p>
          </table:table-cell>
          <table:table-cell table:style-name="ce1" office:value-type="float" office:value="8.4605" calcext:value-type="float">
            <text:p>8,4605</text:p>
          </table:table-cell>
          <table:table-cell table:style-name="ce1" office:value-type="float" office:value="8.46319" calcext:value-type="float">
            <text:p>8,46319</text:p>
          </table:table-cell>
          <table:table-cell table:style-name="ce1" office:value-type="float" office:value="1.73373" calcext:value-type="float">
            <text:p>1,73373</text:p>
          </table:table-cell>
          <table:table-cell table:style-name="ce1" office:value-type="float" office:value="1.73426" calcext:value-type="float">
            <text:p>1,73426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777" calcext:value-type="float">
            <text:p>10,00777</text:p>
          </table:table-cell>
          <table:table-cell table:style-name="ce1" office:value-type="float" office:value="10.00971" calcext:value-type="float">
            <text:p>10,00971</text:p>
          </table:table-cell>
          <table:table-cell table:style-name="ce1" office:value-type="float" office:value="8.2099" calcext:value-type="float">
            <text:p>8,2099</text:p>
          </table:table-cell>
          <table:table-cell table:style-name="ce1" office:value-type="float" office:value="8.21257" calcext:value-type="float">
            <text:p>8,21257</text:p>
          </table:table-cell>
          <table:table-cell table:style-name="ce1" office:value-type="float" office:value="2.9528" calcext:value-type="float">
            <text:p>2,9528</text:p>
          </table:table-cell>
          <table:table-cell table:style-name="ce1" office:value-type="float" office:value="2.95347" calcext:value-type="float">
            <text:p>2,95347</text:p>
          </table:table-cell>
          <table:table-cell table:style-name="ce1" office:value-type="float" office:value="130.383" calcext:value-type="float">
            <text:p>130,383</text:p>
          </table:table-cell>
          <table:table-cell table:style-name="ce1" office:value-type="float" office:value="130.412" calcext:value-type="float">
            <text:p>130,412</text:p>
          </table:table-cell>
          <table:table-cell table:style-name="ce1" office:value-type="float" office:value="18.16723" calcext:value-type="float">
            <text:p>18,16723</text:p>
          </table:table-cell>
          <table:table-cell table:style-name="ce1" office:value-type="float" office:value="18.17402" calcext:value-type="float">
            <text:p>18,17402</text:p>
          </table:table-cell>
          <table:table-cell table:style-name="ce1" office:value-type="float" office:value="1.29016" calcext:value-type="float">
            <text:p>1,29016</text:p>
          </table:table-cell>
          <table:table-cell table:style-name="ce1" office:value-type="float" office:value="1.29035" calcext:value-type="float">
            <text:p>1,29035</text:p>
          </table:table-cell>
          <table:table-cell table:style-name="ce1" office:value-type="float" office:value="77.47" calcext:value-type="float">
            <text:p>77,47</text:p>
          </table:table-cell>
          <table:table-cell table:style-name="ce1" office:value-type="float" office:value="77.486" calcext:value-type="float">
            <text:p>77,486</text:p>
          </table:table-cell>
          <table:table-cell table:style-name="ce1" office:value-type="float" office:value="14.99715" calcext:value-type="float">
            <text:p>14,99715</text:p>
          </table:table-cell>
          <table:table-cell table:style-name="ce1" office:value-type="float" office:value="15.00876" calcext:value-type="float">
            <text:p>15,00876</text:p>
          </table:table-cell>
          <table:table-cell table:style-name="ce1" office:value-type="float" office:value="75.188" calcext:value-type="float">
            <text:p>75,188</text:p>
          </table:table-cell>
          <table:table-cell table:style-name="ce1" office:value-type="float" office:value="75.211" calcext:value-type="float">
            <text:p>75,211</text:p>
          </table:table-cell>
          <table:table-cell table:style-name="ce1" office:value-type="float" office:value="0.70163" calcext:value-type="float">
            <text:p>0,70163</text:p>
          </table:table-cell>
          <table:table-cell table:style-name="ce1" office:value-type="float" office:value="0.70191" calcext:value-type="float">
            <text:p>0,70191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55" calcext:value-type="float">
            <text:p>0,72455</text:p>
          </table:table-cell>
          <table:table-cell table:style-name="ce1" office:value-type="float" office:value="0.72479" calcext:value-type="float">
            <text:p>0,72479</text:p>
          </table:table-cell>
          <table:table-cell table:style-name="ce1" office:value-type="float" office:value="1.0882" calcext:value-type="float">
            <text:p>1,0882</text:p>
          </table:table-cell>
          <table:table-cell table:style-name="ce1" office:value-type="float" office:value="1.08838" calcext:value-type="float">
            <text:p>1,08838</text:p>
          </table:table-cell>
          <table:table-cell table:style-name="ce1" office:value-type="float" office:value="1.03015" calcext:value-type="float">
            <text:p>1,03015</text:p>
          </table:table-cell>
          <table:table-cell table:style-name="ce1" office:value-type="float" office:value="1.03048" calcext:value-type="float">
            <text:p>1,03048</text:p>
          </table:table-cell>
          <table:table-cell table:style-name="ce1" office:value-type="float" office:value="6.64836" calcext:value-type="float">
            <text:p>6,64836</text:p>
          </table:table-cell>
          <table:table-cell table:style-name="ce1" office:value-type="float" office:value="6.64888" calcext:value-type="float">
            <text:p>6,64888</text:p>
          </table:table-cell>
          <table:table-cell table:style-name="ce1" office:value-type="float" office:value="10751.7" calcext:value-type="float">
            <text:p>10751,7</text:p>
          </table:table-cell>
          <table:table-cell table:style-name="ce1" office:value-type="float" office:value="10752.4" calcext:value-type="float">
            <text:p>10752,4</text:p>
          </table:table-cell>
          <table:table-cell table:style-name="ce1" office:value-type="float" office:value="34.204" calcext:value-type="float">
            <text:p>34,204</text:p>
          </table:table-cell>
          <table:table-cell table:style-name="ce1" office:value-type="float" office:value="34.224" calcext:value-type="float">
            <text:p>34,224</text:p>
          </table:table-cell>
          <table:table-cell table:style-name="ce1" office:value-type="float" office:value="0.99079" calcext:value-type="float">
            <text:p>0,99079</text:p>
          </table:table-cell>
          <table:table-cell table:style-name="ce1" office:value-type="float" office:value="0.99105" calcext:value-type="float">
            <text:p>0,99105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9" calcext:value-type="float">
            <text:p>2186,9</text:p>
          </table:table-cell>
          <table:table-cell table:style-name="ce1" office:value-type="float" office:value="2187.4" calcext:value-type="float">
            <text:p>2187,4</text:p>
          </table:table-cell>
          <table:table-cell table:style-name="ce1" office:value-type="float" office:value="173.575" calcext:value-type="float">
            <text:p>173,575</text:p>
          </table:table-cell>
          <table:table-cell table:style-name="ce1" office:value-type="float" office:value="173.616" calcext:value-type="float">
            <text:p>173,616</text:p>
          </table:table-cell>
          <table:table-cell table:style-name="ce1" office:value-type="float" office:value="46.937" calcext:value-type="float">
            <text:p>46,937</text:p>
          </table:table-cell>
          <table:table-cell table:style-name="ce1" office:value-type="float" office:value="46.967" calcext:value-type="float">
            <text:p>46,967</text:p>
          </table:table-cell>
          <table:table-cell table:style-name="ce1" office:value-type="float" office:value="10392.684" calcext:value-type="float">
            <text:p>10392,684</text:p>
          </table:table-cell>
          <table:table-cell table:style-name="ce1" office:value-type="float" office:value="10395.379" calcext:value-type="float">
            <text:p>10395,379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63', u'financing': u'0.0000', u'instrument': u'BCO_USD', u'price': u'46.937', u'userID': 2088872, u'batchID': u'863', u'accountBalance': u'96761.6912', u'reason': u'MARKET_ORDER', u'tradeOpened': {u'units': u'-10', u'tradeID': u'864'}, u'time': u'2016-08-15T11:19:06.276935535Z', u'units': u'-10', u'type': u'ORDER_FILL', u'id': u'864', u'pl': u'0.0000', u'accountID': u'101-004-2088872-001'}, u'orderCreateTransaction': {u'timeInForce': u'FOK', u'positionFill': u'DEFAULT', u'userID': 2088872, u'batchID': u'863', u'instrument': u'BCO_USD', u'reason': u'CLIENT_ORDER', u'time': u'2016-08-15T11:19:06.276935535Z', u'units': u'-10', u'type': u'MARKET_ORDER', u'id': u'863', u'accountID': u'101-004-2088872-001'}, u'relatedTransactionIDs': [u'863', u'864'], u'lastTransactionID': u'864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8:31</text:p>
          </table:table-cell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51]+[.F51])/2" office:value-type="float" office:value="46.932" calcext:value-type="float">
            <text:p>46,9320</text:p>
          </table:table-cell>
          <table:table-cell table:style-name="ce5" table:formula="of:=[.$H$46]*[.G51]+(1-[.$H$46])*[.H52]" office:value-type="float" office:value="46.9342337040133" calcext:value-type="float">
            <text:p>46,9342</text:p>
          </table:table-cell>
          <table:table-cell table:style-name="ce5" table:formula="of:=[.$I$46]*[.G51]+(1-[.$I$46])*[.I52]" office:value-type="float" office:value="46.93596946341" calcext:value-type="float">
            <text:p>46,9360</text:p>
          </table:table-cell>
          <table:table-cell table:style-name="ce8" table:formula="of:=[.H51]-[.I51]" office:value-type="float" office:value="-0.00173575939673754" calcext:value-type="float">
            <text:p>-0,001736</text:p>
          </table:table-cell>
          <table:table-cell table:style-name="ce8" table:formula="of:=[.$K$46]*[.J51]+(1-[.$K$46])*[.K52]" office:value-type="float" office:value="-0.00103287917718198" calcext:value-type="float">
            <text:p>-0,001033</text:p>
          </table:table-cell>
          <table:table-cell table:style-name="ce8" table:formula="of:=[.J51]-[.K51]" office:value-type="float" office:value="-0.000702880219555557" calcext:value-type="float">
            <text:p>-0,000703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1]&lt;-[.$R$46];1;0)" office:value-type="float" office:value="0" calcext:value-type="float">
            <text:p>0</text:p>
          </table:table-cell>
          <table:table-cell table:style-name="ce1" table:formula="of:=IF([.L51]&gt;[.$S$46];1;0)" office:value-type="float" office:value="0" calcext:value-type="float">
            <text:p>0</text:p>
          </table:table-cell>
          <table:table-cell table:style-name="ce1" table:formula="of:=IF([.R51]&gt;0;[.$T$45];0)" office:value-type="float" office:value="0" calcext:value-type="float">
            <text:p>0</text:p>
          </table:table-cell>
          <table:table-cell table:style-name="ce13" table:formula="of:=IF([.S51]&gt;0;[.$U$45];0)" office:value-type="float" office:value="0" calcext:value-type="float">
            <text:p>0</text:p>
          </table:table-cell>
          <table:table-cell table:style-name="ce13" table:formula="of:=[.V52]-[.T51]+[.U51]" office:value-type="float" office:value="-20" calcext:value-type="float">
            <text:p>-20</text:p>
          </table:table-cell>
          <table:table-cell table:style-name="ce14" table:formula="of:=[.W52]+[.T51]*[.E51]-[.U51]*[.F51]" office:value-type="currency" office:currency="EUR" office:value="1938.64" calcext:value-type="currency">
            <text:p>1 938,64 €</text:p>
          </table:table-cell>
          <table:table-cell table:style-name="ce14" table:formula="of:=[.W51]+[.V51]*[.E51]" office:value-type="currency" office:currency="EUR" office:value="1000.3" calcext:value-type="currency">
            <text:p>1 000,30 €</text:p>
          </table:table-cell>
          <table:table-cell table:style-name="ce15"/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96760.7067" calcext:value-type="float">
            <text:p>96760,7067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0.7067" calcext:value-type="float">
            <text:p>96760,70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1259.5506" calcext:value-type="float">
            <text:p>1259,5506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9845" calcext:value-type="float">
            <text:p>-0,9845</text:p>
          </table:table-cell>
          <table:table-cell table:style-name="ce1" office:value-type="float" office:value="96735.5157" calcext:value-type="float">
            <text:p>96735,515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51" calcext:value-type="float">
            <text:p>67,251</text:p>
          </table:table-cell>
          <table:table-cell table:style-name="ce1" office:value-type="float" office:value="67.361" calcext:value-type="float">
            <text:p>67,361</text:p>
          </table:table-cell>
          <table:table-cell table:style-name="ce1" office:value-type="float" office:value="17.80397" calcext:value-type="float">
            <text:p>17,80397</text:p>
          </table:table-cell>
          <table:table-cell table:style-name="ce1" office:value-type="float" office:value="17.82842" calcext:value-type="float">
            <text:p>17,82842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2.13999" calcext:value-type="float">
            <text:p>2,13999</text:p>
          </table:table-cell>
          <table:table-cell table:style-name="ce1" office:value-type="float" office:value="2.14099" calcext:value-type="float">
            <text:p>2,14099</text:p>
          </table:table-cell>
          <table:table-cell table:style-name="ce1" office:value-type="float" office:value="26.73544" calcext:value-type="float">
            <text:p>26,73544</text:p>
          </table:table-cell>
          <table:table-cell table:style-name="ce1" office:value-type="float" office:value="26.77362" calcext:value-type="float">
            <text:p>26,77362</text:p>
          </table:table-cell>
          <table:table-cell table:style-name="ce1" office:value-type="float" office:value="7.96349" calcext:value-type="float">
            <text:p>7,96349</text:p>
          </table:table-cell>
          <table:table-cell table:style-name="ce1" office:value-type="float" office:value="7.96534" calcext:value-type="float">
            <text:p>7,96534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43" calcext:value-type="float">
            <text:p>44,543</text:p>
          </table:table-cell>
          <table:table-cell table:style-name="ce1" office:value-type="float" office:value="44.57" calcext:value-type="float">
            <text:p>44,57</text:p>
          </table:table-cell>
          <table:table-cell table:style-name="ce1" office:value-type="float" office:value="1731.698" calcext:value-type="float">
            <text:p>1731,698</text:p>
          </table:table-cell>
          <table:table-cell table:style-name="ce1" office:value-type="float" office:value="1732.258" calcext:value-type="float">
            <text:p>1732,258</text:p>
          </table:table-cell>
          <table:table-cell table:style-name="ce1" office:value-type="float" office:value="15.41873" calcext:value-type="float">
            <text:p>15,41873</text:p>
          </table:table-cell>
          <table:table-cell table:style-name="ce1" office:value-type="float" office:value="15.44038" calcext:value-type="float">
            <text:p>15,44038</text:p>
          </table:table-cell>
          <table:table-cell table:style-name="ce1" office:value-type="float" office:value="1.11734" calcext:value-type="float">
            <text:p>1,11734</text:p>
          </table:table-cell>
          <table:table-cell table:style-name="ce1" office:value-type="float" office:value="1.11747" calcext:value-type="float">
            <text:p>1,11747</text:p>
          </table:table-cell>
          <table:table-cell table:style-name="ce1" office:value-type="float" office:value="1.03953" calcext:value-type="float">
            <text:p>1,03953</text:p>
          </table:table-cell>
          <table:table-cell table:style-name="ce1" office:value-type="float" office:value="1.03988" calcext:value-type="float">
            <text:p>1,03988</text:p>
          </table:table-cell>
          <table:table-cell table:style-name="ce1" office:value-type="float" office:value="1.29249" calcext:value-type="float">
            <text:p>1,29249</text:p>
          </table:table-cell>
          <table:table-cell table:style-name="ce1" office:value-type="float" office:value="1.29269" calcext:value-type="float">
            <text:p>1,29269</text:p>
          </table:table-cell>
          <table:table-cell table:style-name="ce1" office:value-type="float" office:value="3.8218" calcext:value-type="float">
            <text:p>3,8218</text:p>
          </table:table-cell>
          <table:table-cell table:style-name="ce1" office:value-type="float" office:value="3.82373" calcext:value-type="float">
            <text:p>3,82373</text:p>
          </table:table-cell>
          <table:table-cell table:style-name="ce1" office:value-type="float" office:value="1.68275" calcext:value-type="float">
            <text:p>1,68275</text:p>
          </table:table-cell>
          <table:table-cell table:style-name="ce1" office:value-type="float" office:value="1.68321" calcext:value-type="float">
            <text:p>1,68321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8" calcext:value-type="float">
            <text:p>3,248</text:p>
          </table:table-cell>
          <table:table-cell table:style-name="ce1" office:value-type="float" office:value="13.02737" calcext:value-type="float">
            <text:p>13,02737</text:p>
          </table:table-cell>
          <table:table-cell table:style-name="ce1" office:value-type="float" office:value="13.02978" calcext:value-type="float">
            <text:p>13,02978</text:p>
          </table:table-cell>
          <table:table-cell table:style-name="ce1" office:value-type="float" office:value="5.77145" calcext:value-type="float">
            <text:p>5,77145</text:p>
          </table:table-cell>
          <table:table-cell table:style-name="ce1" office:value-type="float" office:value="5.77271" calcext:value-type="float">
            <text:p>5,77271</text:p>
          </table:table-cell>
          <table:table-cell table:style-name="ce1" office:value-type="float" office:value="1038.363" calcext:value-type="float">
            <text:p>1038,363</text:p>
          </table:table-cell>
          <table:table-cell table:style-name="ce1" office:value-type="float" office:value="1038.651" calcext:value-type="float">
            <text:p>1038,651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162" calcext:value-type="float">
            <text:p>1232,162</text:p>
          </table:table-cell>
          <table:table-cell table:style-name="ce1" office:value-type="float" office:value="1.79061" calcext:value-type="float">
            <text:p>1,79061</text:p>
          </table:table-cell>
          <table:table-cell table:style-name="ce1" office:value-type="float" office:value="1.79122" calcext:value-type="float">
            <text:p>1,79122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2" calcext:value-type="float">
            <text:p>4502,2</text:p>
          </table:table-cell>
          <table:table-cell table:style-name="ce1" office:value-type="float" office:value="4503.4" calcext:value-type="float">
            <text:p>4503,4</text:p>
          </table:table-cell>
          <table:table-cell table:style-name="ce1" office:value-type="float" office:value="135395" calcext:value-type="float">
            <text:p>135395</text:p>
          </table:table-cell>
          <table:table-cell table:style-name="ce1" office:value-type="float" office:value="135445" calcext:value-type="float">
            <text:p>135445</text:p>
          </table:table-cell>
          <table:table-cell table:style-name="ce1" office:value-type="float" office:value="1.3438" calcext:value-type="float">
            <text:p>1,3438</text:p>
          </table:table-cell>
          <table:table-cell table:style-name="ce1" office:value-type="float" office:value="1.34403" calcext:value-type="float">
            <text:p>1,34403</text:p>
          </table:table-cell>
          <table:table-cell table:style-name="ce1" office:value-type="float" office:value="9.45409" calcext:value-type="float">
            <text:p>9,45409</text:p>
          </table:table-cell>
          <table:table-cell table:style-name="ce1" office:value-type="float" office:value="9.45653" calcext:value-type="float">
            <text:p>9,45653</text:p>
          </table:table-cell>
          <table:table-cell table:style-name="ce1" office:value-type="float" office:value="13.4221" calcext:value-type="float">
            <text:p>13,4221</text:p>
          </table:table-cell>
          <table:table-cell table:style-name="ce1" office:value-type="float" office:value="13.43102" calcext:value-type="float">
            <text:p>13,43102</text:p>
          </table:table-cell>
          <table:table-cell table:style-name="ce1" office:value-type="float" office:value="6.00066" calcext:value-type="float">
            <text:p>6,00066</text:p>
          </table:table-cell>
          <table:table-cell table:style-name="ce1" office:value-type="float" office:value="6.00187" calcext:value-type="float">
            <text:p>6,00187</text:p>
          </table:table-cell>
          <table:table-cell table:style-name="ce1" office:value-type="float" office:value="19.37593" calcext:value-type="float">
            <text:p>19,37593</text:p>
          </table:table-cell>
          <table:table-cell table:style-name="ce1" office:value-type="float" office:value="19.40387" calcext:value-type="float">
            <text:p>19,40387</text:p>
          </table:table-cell>
          <table:table-cell table:style-name="ce1" office:value-type="float" office:value="0.93107" calcext:value-type="float">
            <text:p>0,93107</text:p>
          </table:table-cell>
          <table:table-cell table:style-name="ce1" office:value-type="float" office:value="0.93141" calcext:value-type="float">
            <text:p>0,93141</text:p>
          </table:table-cell>
          <table:table-cell table:style-name="ce1" office:value-type="float" office:value="4815.4" calcext:value-type="float">
            <text:p>4815,4</text:p>
          </table:table-cell>
          <table:table-cell table:style-name="ce1" office:value-type="float" office:value="4816" calcext:value-type="float">
            <text:p>4816</text:p>
          </table:table-cell>
          <table:table-cell table:style-name="ce1" office:value-type="float" office:value="2010.5" calcext:value-type="float">
            <text:p>2010,5</text:p>
          </table:table-cell>
          <table:table-cell table:style-name="ce1" office:value-type="float" office:value="2013.4" calcext:value-type="float">
            <text:p>2013,4</text:p>
          </table:table-cell>
          <table:table-cell table:style-name="ce1" office:value-type="float" office:value="1859.482" calcext:value-type="float">
            <text:p>1859,482</text:p>
          </table:table-cell>
          <table:table-cell table:style-name="ce1" office:value-type="float" office:value="1860.268" calcext:value-type="float">
            <text:p>1860,268</text:p>
          </table:table-cell>
          <table:table-cell table:style-name="ce1" office:value-type="float" office:value="25.94973" calcext:value-type="float">
            <text:p>25,94973</text:p>
          </table:table-cell>
          <table:table-cell table:style-name="ce1" office:value-type="float" office:value="25.98743" calcext:value-type="float">
            <text:p>25,98743</text:p>
          </table:table-cell>
          <table:table-cell table:style-name="ce1" office:value-type="float" office:value="7.518" calcext:value-type="float">
            <text:p>7,518</text:p>
          </table:table-cell>
          <table:table-cell table:style-name="ce1" office:value-type="float" office:value="7.537" calcext:value-type="float">
            <text:p>7,537</text:p>
          </table:table-cell>
          <table:table-cell table:style-name="ce1" office:value-type="float" office:value="4.93078" calcext:value-type="float">
            <text:p>4,93078</text:p>
          </table:table-cell>
          <table:table-cell table:style-name="ce1" office:value-type="float" office:value="4.93366" calcext:value-type="float">
            <text:p>4,93366</text:p>
          </table:table-cell>
          <table:table-cell table:style-name="ce1" office:value-type="float" office:value="1.44417" calcext:value-type="float">
            <text:p>1,44417</text:p>
          </table:table-cell>
          <table:table-cell table:style-name="ce1" office:value-type="float" office:value="1.44444" calcext:value-type="float">
            <text:p>1,44444</text:p>
          </table:table-cell>
          <table:table-cell table:style-name="ce1" office:value-type="float" office:value="27.61217" calcext:value-type="float">
            <text:p>27,61217</text:p>
          </table:table-cell>
          <table:table-cell table:style-name="ce1" office:value-type="float" office:value="27.65378" calcext:value-type="float">
            <text:p>27,65378</text:p>
          </table:table-cell>
          <table:table-cell table:style-name="ce1" office:value-type="float" office:value="1.06395" calcext:value-type="float">
            <text:p>1,06395</text:p>
          </table:table-cell>
          <table:table-cell table:style-name="ce1" office:value-type="float" office:value="1.06425" calcext:value-type="float">
            <text:p>1,06425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54" calcext:value-type="float">
            <text:p>0,76654</text:p>
          </table:table-cell>
          <table:table-cell table:style-name="ce1" office:value-type="float" office:value="0.76669" calcext:value-type="float">
            <text:p>0,76669</text:p>
          </table:table-cell>
          <table:table-cell table:style-name="ce1" office:value-type="float" office:value="72.798" calcext:value-type="float">
            <text:p>72,798</text:p>
          </table:table-cell>
          <table:table-cell table:style-name="ce1" office:value-type="float" office:value="72.819" calcext:value-type="float">
            <text:p>72,819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131.848" calcext:value-type="float">
            <text:p>131,84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4" calcext:value-type="float">
            <text:p>1,4574</text:p>
          </table:table-cell>
          <table:table-cell table:style-name="ce1" office:value-type="float" office:value="1.45767" calcext:value-type="float">
            <text:p>1,45767</text:p>
          </table:table-cell>
          <table:table-cell table:style-name="ce1" office:value-type="float" office:value="19.8954" calcext:value-type="float">
            <text:p>19,8954</text:p>
          </table:table-cell>
          <table:table-cell table:style-name="ce1" office:value-type="float" office:value="19.9204" calcext:value-type="float">
            <text:p>19,9204</text:p>
          </table:table-cell>
          <table:table-cell table:style-name="ce1" office:value-type="float" office:value="3.29987" calcext:value-type="float">
            <text:p>3,29987</text:p>
          </table:table-cell>
          <table:table-cell table:style-name="ce1" office:value-type="float" office:value="3.30113" calcext:value-type="float">
            <text:p>3,30113</text:p>
          </table:table-cell>
          <table:table-cell table:style-name="ce1" office:value-type="float" office:value="101.058" calcext:value-type="float">
            <text:p>101,058</text:p>
          </table:table-cell>
          <table:table-cell table:style-name="ce1" office:value-type="float" office:value="101.072" calcext:value-type="float">
            <text:p>101,072</text:p>
          </table:table-cell>
          <table:table-cell table:style-name="ce1" office:value-type="float" office:value="103.752" calcext:value-type="float">
            <text:p>103,752</text:p>
          </table:table-cell>
          <table:table-cell table:style-name="ce1" office:value-type="float" office:value="103.774" calcext:value-type="float">
            <text:p>103,774</text:p>
          </table:table-cell>
          <table:table-cell table:style-name="ce1" office:value-type="float" office:value="309.474" calcext:value-type="float">
            <text:p>309,474</text:p>
          </table:table-cell>
          <table:table-cell table:style-name="ce1" office:value-type="float" office:value="309.688" calcext:value-type="float">
            <text:p>309,688</text:p>
          </table:table-cell>
          <table:table-cell table:style-name="ce1" office:value-type="float" office:value="0.75336" calcext:value-type="float">
            <text:p>0,75336</text:p>
          </table:table-cell>
          <table:table-cell table:style-name="ce1" office:value-type="float" office:value="0.75362" calcext:value-type="float">
            <text:p>0,75362</text:p>
          </table:table-cell>
          <table:table-cell table:style-name="ce1" office:value-type="float" office:value="167.982" calcext:value-type="float">
            <text:p>167,982</text:p>
          </table:table-cell>
          <table:table-cell table:style-name="ce1" office:value-type="float" office:value="167.997" calcext:value-type="float">
            <text:p>167,997</text:p>
          </table:table-cell>
          <table:table-cell table:style-name="ce1" office:value-type="float" office:value="1800.442" calcext:value-type="float">
            <text:p>1800,442</text:p>
          </table:table-cell>
          <table:table-cell table:style-name="ce1" office:value-type="float" office:value="1801.058" calcext:value-type="float">
            <text:p>1801,058</text:p>
          </table:table-cell>
          <table:table-cell table:style-name="ce1" office:value-type="float" office:value="5.94605" calcext:value-type="float">
            <text:p>5,94605</text:p>
          </table:table-cell>
          <table:table-cell table:style-name="ce1" office:value-type="float" office:value="5.94749" calcext:value-type="float">
            <text:p>5,94749</text:p>
          </table:table-cell>
          <table:table-cell table:style-name="ce1" office:value-type="float" office:value="1198.988" calcext:value-type="float">
            <text:p>1198,988</text:p>
          </table:table-cell>
          <table:table-cell table:style-name="ce1" office:value-type="float" office:value="1199.299" calcext:value-type="float">
            <text:p>1199,299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5874" calcext:value-type="float">
            <text:p>6,65874</text:p>
          </table:table-cell>
          <table:table-cell table:style-name="ce1" office:value-type="float" office:value="6.65945" calcext:value-type="float">
            <text:p>6,65945</text:p>
          </table:table-cell>
          <table:table-cell table:style-name="ce1" office:value-type="float" office:value="1.50148" calcext:value-type="float">
            <text:p>1,50148</text:p>
          </table:table-cell>
          <table:table-cell table:style-name="ce1" office:value-type="float" office:value="1.50192" calcext:value-type="float">
            <text:p>1,50192</text:p>
          </table:table-cell>
          <table:table-cell table:style-name="ce1" office:value-type="float" office:value="7.757" calcext:value-type="float">
            <text:p>7,757</text:p>
          </table:table-cell>
          <table:table-cell table:style-name="ce1" office:value-type="float" office:value="7.75736" calcext:value-type="float">
            <text:p>7,75736</text:p>
          </table:table-cell>
          <table:table-cell table:style-name="ce1" office:value-type="float" office:value="1.66755" calcext:value-type="float">
            <text:p>1,66755</text:p>
          </table:table-cell>
          <table:table-cell table:style-name="ce1" office:value-type="float" office:value="1.66792" calcext:value-type="float">
            <text:p>1,66792</text:p>
          </table:table-cell>
          <table:table-cell table:style-name="ce1" office:value-type="float" office:value="3.74941" calcext:value-type="float">
            <text:p>3,74941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146" calcext:value-type="float">
            <text:p>25,7146</text:p>
          </table:table-cell>
          <table:table-cell table:style-name="ce1" office:value-type="float" office:value="25.7509" calcext:value-type="float">
            <text:p>25,7509</text:p>
          </table:table-cell>
          <table:table-cell table:style-name="ce1" office:value-type="float" office:value="8.6672" calcext:value-type="float">
            <text:p>8,6672</text:p>
          </table:table-cell>
          <table:table-cell table:style-name="ce1" office:value-type="float" office:value="8.66862" calcext:value-type="float">
            <text:p>8,66862</text:p>
          </table:table-cell>
          <table:table-cell table:style-name="ce1" office:value-type="float" office:value="1339.777" calcext:value-type="float">
            <text:p>1339,777</text:p>
          </table:table-cell>
          <table:table-cell table:style-name="ce1" office:value-type="float" office:value="1340.08" calcext:value-type="float">
            <text:p>1340,08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9.17361" calcext:value-type="float">
            <text:p>9,17361</text:p>
          </table:table-cell>
          <table:table-cell table:style-name="ce1" office:value-type="float" office:value="9.17679" calcext:value-type="float">
            <text:p>9,17679</text:p>
          </table:table-cell>
          <table:table-cell table:style-name="ce1" office:value-type="float" office:value="27.01417" calcext:value-type="float">
            <text:p>27,01417</text:p>
          </table:table-cell>
          <table:table-cell table:style-name="ce1" office:value-type="float" office:value="27.0274" calcext:value-type="float">
            <text:p>27,0274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845" calcext:value-type="float">
            <text:p>1304,845</text:p>
          </table:table-cell>
          <table:table-cell table:style-name="ce1" office:value-type="float" office:value="1305.282" calcext:value-type="float">
            <text:p>1305,282</text:p>
          </table:table-cell>
          <table:table-cell table:style-name="ce1" office:value-type="float" office:value="5.58791" calcext:value-type="float">
            <text:p>5,58791</text:p>
          </table:table-cell>
          <table:table-cell table:style-name="ce1" office:value-type="float" office:value="5.58957" calcext:value-type="float">
            <text:p>5,58957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2.8" calcext:value-type="float">
            <text:p>6952,8</text:p>
          </table:table-cell>
          <table:table-cell table:style-name="ce1" office:value-type="float" office:value="6954.3" calcext:value-type="float">
            <text:p>6954,3</text:p>
          </table:table-cell>
          <table:table-cell table:style-name="ce1" office:value-type="float" office:value="1.25652" calcext:value-type="float">
            <text:p>1,25652</text:p>
          </table:table-cell>
          <table:table-cell table:style-name="ce1" office:value-type="float" office:value="1.25682" calcext:value-type="float">
            <text:p>1,25682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1" calcext:value-type="float">
            <text:p>112,921</text:p>
          </table:table-cell>
          <table:table-cell table:style-name="ce1" office:value-type="float" office:value="112.937" calcext:value-type="float">
            <text:p>112,937</text:p>
          </table:table-cell>
          <table:table-cell table:style-name="ce1" office:value-type="float" office:value="0.86595" calcext:value-type="float">
            <text:p>0,86595</text:p>
          </table:table-cell>
          <table:table-cell table:style-name="ce1" office:value-type="float" office:value="0.86609" calcext:value-type="float">
            <text:p>0,86609</text:p>
          </table:table-cell>
          <table:table-cell table:style-name="ce1" office:value-type="float" office:value="0.72035" calcext:value-type="float">
            <text:p>0,72035</text:p>
          </table:table-cell>
          <table:table-cell table:style-name="ce1" office:value-type="float" office:value="0.72053" calcext:value-type="float">
            <text:p>0,72053</text:p>
          </table:table-cell>
          <table:table-cell table:style-name="ce1" office:value-type="float" office:value="13.7794" calcext:value-type="float">
            <text:p>13,7794</text:p>
          </table:table-cell>
          <table:table-cell table:style-name="ce1" office:value-type="float" office:value="13.79111" calcext:value-type="float">
            <text:p>13,79111</text:p>
          </table:table-cell>
          <table:table-cell table:style-name="ce1" office:value-type="float" office:value="154.32861" calcext:value-type="float">
            <text:p>154,32861</text:p>
          </table:table-cell>
          <table:table-cell table:style-name="ce1" office:value-type="float" office:value="154.52971" calcext:value-type="float">
            <text:p>154,52971</text:p>
          </table:table-cell>
          <table:table-cell table:style-name="ce1" office:value-type="float" office:value="1747.532" calcext:value-type="float">
            <text:p>1747,532</text:p>
          </table:table-cell>
          <table:table-cell table:style-name="ce1" office:value-type="float" office:value="1748.17" calcext:value-type="float">
            <text:p>1748,17</text:p>
          </table:table-cell>
          <table:table-cell table:style-name="ce1" office:value-type="float" office:value="78.178" calcext:value-type="float">
            <text:p>78,178</text:p>
          </table:table-cell>
          <table:table-cell table:style-name="ce1" office:value-type="float" office:value="78.199" calcext:value-type="float">
            <text:p>78,199</text:p>
          </table:table-cell>
          <table:table-cell table:style-name="ce1" office:value-type="float" office:value="17.31652" calcext:value-type="float">
            <text:p>17,31652</text:p>
          </table:table-cell>
          <table:table-cell table:style-name="ce1" office:value-type="float" office:value="17.33059" calcext:value-type="float">
            <text:p>17,33059</text:p>
          </table:table-cell>
          <table:table-cell table:style-name="ce1" office:value-type="float" office:value="0.96801" calcext:value-type="float">
            <text:p>0,96801</text:p>
          </table:table-cell>
          <table:table-cell table:style-name="ce1" office:value-type="float" office:value="0.96842" calcext:value-type="float">
            <text:p>0,96842</text:p>
          </table:table-cell>
          <table:table-cell table:style-name="ce1" office:value-type="float" office:value="276.95" calcext:value-type="float">
            <text:p>276,95</text:p>
          </table:table-cell>
          <table:table-cell table:style-name="ce1" office:value-type="float" office:value="277.165" calcext:value-type="float">
            <text:p>277,165</text:p>
          </table:table-cell>
          <table:table-cell table:style-name="ce1" office:value-type="float" office:value="24.17484" calcext:value-type="float">
            <text:p>24,17484</text:p>
          </table:table-cell>
          <table:table-cell table:style-name="ce1" office:value-type="float" office:value="24.1897" calcext:value-type="float">
            <text:p>24,1897</text:p>
          </table:table-cell>
          <table:table-cell table:style-name="ce1" office:value-type="float" office:value="4.2705" calcext:value-type="float">
            <text:p>4,2705</text:p>
          </table:table-cell>
          <table:table-cell table:style-name="ce1" office:value-type="float" office:value="4.2723" calcext:value-type="float">
            <text:p>4,2723</text:p>
          </table:table-cell>
          <table:table-cell table:style-name="ce1" office:value-type="float" office:value="7.44048" calcext:value-type="float">
            <text:p>7,44048</text:p>
          </table:table-cell>
          <table:table-cell table:style-name="ce1" office:value-type="float" office:value="7.44105" calcext:value-type="float">
            <text:p>7,44105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78" calcext:value-type="float">
            <text:p>1,55078</text:p>
          </table:table-cell>
          <table:table-cell table:style-name="ce1" office:value-type="float" office:value="1.5512" calcext:value-type="float">
            <text:p>1,5512</text:p>
          </table:table-cell>
          <table:table-cell table:style-name="ce1" office:value-type="float" office:value="316.85" calcext:value-type="float">
            <text:p>316,85</text:p>
          </table:table-cell>
          <table:table-cell table:style-name="ce1" office:value-type="float" office:value="317.3" calcext:value-type="float">
            <text:p>317,3</text:p>
          </table:table-cell>
          <table:table-cell table:style-name="ce1" office:value-type="float" office:value="0.74652" calcext:value-type="float">
            <text:p>0,74652</text:p>
          </table:table-cell>
          <table:table-cell table:style-name="ce1" office:value-type="float" office:value="0.74681" calcext:value-type="float">
            <text:p>0,74681</text:p>
          </table:table-cell>
          <table:table-cell table:style-name="ce1" office:value-type="float" office:value="8.46083" calcext:value-type="float">
            <text:p>8,46083</text:p>
          </table:table-cell>
          <table:table-cell table:style-name="ce1" office:value-type="float" office:value="8.46328" calcext:value-type="float">
            <text:p>8,46328</text:p>
          </table:table-cell>
          <table:table-cell table:style-name="ce1" office:value-type="float" office:value="1.7337" calcext:value-type="float">
            <text:p>1,7337</text:p>
          </table:table-cell>
          <table:table-cell table:style-name="ce1" office:value-type="float" office:value="1.73426" calcext:value-type="float">
            <text:p>1,73426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769" calcext:value-type="float">
            <text:p>10,00769</text:p>
          </table:table-cell>
          <table:table-cell table:style-name="ce1" office:value-type="float" office:value="10.00963" calcext:value-type="float">
            <text:p>10,00963</text:p>
          </table:table-cell>
          <table:table-cell table:style-name="ce1" office:value-type="float" office:value="8.21006" calcext:value-type="float">
            <text:p>8,21006</text:p>
          </table:table-cell>
          <table:table-cell table:style-name="ce1" office:value-type="float" office:value="8.21293" calcext:value-type="float">
            <text:p>8,21293</text:p>
          </table:table-cell>
          <table:table-cell table:style-name="ce1" office:value-type="float" office:value="2.9528" calcext:value-type="float">
            <text:p>2,9528</text:p>
          </table:table-cell>
          <table:table-cell table:style-name="ce1" office:value-type="float" office:value="2.95347" calcext:value-type="float">
            <text:p>2,95347</text:p>
          </table:table-cell>
          <table:table-cell table:style-name="ce1" office:value-type="float" office:value="130.382" calcext:value-type="float">
            <text:p>130,382</text:p>
          </table:table-cell>
          <table:table-cell table:style-name="ce1" office:value-type="float" office:value="130.414" calcext:value-type="float">
            <text:p>130,414</text:p>
          </table:table-cell>
          <table:table-cell table:style-name="ce1" office:value-type="float" office:value="18.16759" calcext:value-type="float">
            <text:p>18,16759</text:p>
          </table:table-cell>
          <table:table-cell table:style-name="ce1" office:value-type="float" office:value="18.17448" calcext:value-type="float">
            <text:p>18,17448</text:p>
          </table:table-cell>
          <table:table-cell table:style-name="ce1" office:value-type="float" office:value="1.29015" calcext:value-type="float">
            <text:p>1,29015</text:p>
          </table:table-cell>
          <table:table-cell table:style-name="ce1" office:value-type="float" office:value="1.29034" calcext:value-type="float">
            <text:p>1,29034</text:p>
          </table:table-cell>
          <table:table-cell table:style-name="ce1" office:value-type="float" office:value="77.47" calcext:value-type="float">
            <text:p>77,47</text:p>
          </table:table-cell>
          <table:table-cell table:style-name="ce1" office:value-type="float" office:value="77.486" calcext:value-type="float">
            <text:p>77,486</text:p>
          </table:table-cell>
          <table:table-cell table:style-name="ce1" office:value-type="float" office:value="14.99705" calcext:value-type="float">
            <text:p>14,99705</text:p>
          </table:table-cell>
          <table:table-cell table:style-name="ce1" office:value-type="float" office:value="15.00877" calcext:value-type="float">
            <text:p>15,00877</text:p>
          </table:table-cell>
          <table:table-cell table:style-name="ce1" office:value-type="float" office:value="75.19" calcext:value-type="float">
            <text:p>75,19</text:p>
          </table:table-cell>
          <table:table-cell table:style-name="ce1" office:value-type="float" office:value="75.214" calcext:value-type="float">
            <text:p>75,214</text:p>
          </table:table-cell>
          <table:table-cell table:style-name="ce1" office:value-type="float" office:value="0.70154" calcext:value-type="float">
            <text:p>0,70154</text:p>
          </table:table-cell>
          <table:table-cell table:style-name="ce1" office:value-type="float" office:value="0.70185" calcext:value-type="float">
            <text:p>0,70185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" calcext:value-type="float">
            <text:p>0,7246</text:p>
          </table:table-cell>
          <table:table-cell table:style-name="ce1" office:value-type="float" office:value="0.72486" calcext:value-type="float">
            <text:p>0,72486</text:p>
          </table:table-cell>
          <table:table-cell table:style-name="ce1" office:value-type="float" office:value="1.08821" calcext:value-type="float">
            <text:p>1,08821</text:p>
          </table:table-cell>
          <table:table-cell table:style-name="ce1" office:value-type="float" office:value="1.08843" calcext:value-type="float">
            <text:p>1,08843</text:p>
          </table:table-cell>
          <table:table-cell table:style-name="ce1" office:value-type="float" office:value="1.03008" calcext:value-type="float">
            <text:p>1,03008</text:p>
          </table:table-cell>
          <table:table-cell table:style-name="ce1" office:value-type="float" office:value="1.03046" calcext:value-type="float">
            <text:p>1,03046</text:p>
          </table:table-cell>
          <table:table-cell table:style-name="ce1" office:value-type="float" office:value="6.64837" calcext:value-type="float">
            <text:p>6,64837</text:p>
          </table:table-cell>
          <table:table-cell table:style-name="ce1" office:value-type="float" office:value="6.64889" calcext:value-type="float">
            <text:p>6,64889</text:p>
          </table:table-cell>
          <table:table-cell table:style-name="ce1" office:value-type="float" office:value="10751.7" calcext:value-type="float">
            <text:p>10751,7</text:p>
          </table:table-cell>
          <table:table-cell table:style-name="ce1" office:value-type="float" office:value="10752.4" calcext:value-type="float">
            <text:p>10752,4</text:p>
          </table:table-cell>
          <table:table-cell table:style-name="ce1" office:value-type="float" office:value="34.206" calcext:value-type="float">
            <text:p>34,206</text:p>
          </table:table-cell>
          <table:table-cell table:style-name="ce1" office:value-type="float" office:value="34.225" calcext:value-type="float">
            <text:p>34,225</text:p>
          </table:table-cell>
          <table:table-cell table:style-name="ce1" office:value-type="float" office:value="0.99076" calcext:value-type="float">
            <text:p>0,99076</text:p>
          </table:table-cell>
          <table:table-cell table:style-name="ce1" office:value-type="float" office:value="0.99104" calcext:value-type="float">
            <text:p>0,99104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75" calcext:value-type="float">
            <text:p>173,575</text:p>
          </table:table-cell>
          <table:table-cell table:style-name="ce1" office:value-type="float" office:value="173.616" calcext:value-type="float">
            <text:p>173,616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46.947" calcext:value-type="float">
            <text:p>46,947</text:p>
          </table:table-cell>
          <table:table-cell table:style-name="ce1" office:value-type="float" office:value="10392.7" calcext:value-type="float">
            <text:p>10392,7</text:p>
          </table:table-cell>
          <table:table-cell table:style-name="ce1" office:value-type="float" office:value="10395.433" calcext:value-type="float">
            <text:p>10395,433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8:10</text:p>
          </table:table-cell>
          <table:table-cell table:style-name="ce5"/>
          <table:table-cell table:style-name="ce5" office:value-type="float" office:value="46.927" calcext:value-type="float">
            <text:p>46,9270</text:p>
          </table:table-cell>
          <table:table-cell table:style-name="ce5" office:value-type="float" office:value="46.957" calcext:value-type="float">
            <text:p>46,9570</text:p>
          </table:table-cell>
          <table:table-cell table:style-name="ce5" table:formula="of:=([.E52]+[.F52])/2" office:value-type="float" office:value="46.942" calcext:value-type="float">
            <text:p>46,9420</text:p>
          </table:table-cell>
          <table:table-cell table:style-name="ce5" table:formula="of:=[.$H$46]*[.G52]+(1-[.$H$46])*[.H53]" office:value-type="float" office:value="46.9343512673824" calcext:value-type="float">
            <text:p>46,9344</text:p>
          </table:table-cell>
          <table:table-cell table:style-name="ce5" table:formula="of:=[.$I$46]*[.G52]+(1-[.$I$46])*[.I53]" office:value-type="float" office:value="46.9364105149" calcext:value-type="float">
            <text:p>46,9364</text:p>
          </table:table-cell>
          <table:table-cell table:style-name="ce8" table:formula="of:=[.H52]-[.I52]" office:value-type="float" office:value="-0.00205924751762154" calcext:value-type="float">
            <text:p>-0,002059</text:p>
          </table:table-cell>
          <table:table-cell table:style-name="ce8" table:formula="of:=[.$K$46]*[.J52]+(1-[.$K$46])*[.K53]" office:value-type="float" office:value="-0.000857159122293089" calcext:value-type="float">
            <text:p>-0,000857</text:p>
          </table:table-cell>
          <table:table-cell table:style-name="ce8" table:formula="of:=[.J52]-[.K52]" office:value-type="float" office:value="-0.00120208839532845" calcext:value-type="float">
            <text:p>-0,001202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2]&lt;-[.$R$46];1;0)" office:value-type="float" office:value="1" calcext:value-type="float">
            <text:p>1</text:p>
          </table:table-cell>
          <table:table-cell table:style-name="ce1" table:formula="of:=IF([.L52]&gt;[.$S$46];1;0)" office:value-type="float" office:value="0" calcext:value-type="float">
            <text:p>0</text:p>
          </table:table-cell>
          <table:table-cell table:style-name="ce1" table:formula="of:=IF([.R52]&gt;0;[.$T$45];0)" office:value-type="float" office:value="10" calcext:value-type="float">
            <text:p>10</text:p>
          </table:table-cell>
          <table:table-cell table:style-name="ce13" table:formula="of:=IF([.S52]&gt;0;[.$U$45];0)" office:value-type="float" office:value="0" calcext:value-type="float">
            <text:p>0</text:p>
          </table:table-cell>
          <table:table-cell table:style-name="ce13" table:formula="of:=[.V53]-[.T52]+[.U52]" office:value-type="float" office:value="-20" calcext:value-type="float">
            <text:p>-20</text:p>
          </table:table-cell>
          <table:table-cell table:style-name="ce14" table:formula="of:=[.W53]+[.T52]*[.E52]-[.U52]*[.F52]" office:value-type="currency" office:currency="EUR" office:value="1938.64" calcext:value-type="currency">
            <text:p>1 938,64 €</text:p>
          </table:table-cell>
          <table:table-cell table:style-name="ce14" table:formula="of:=[.W52]+[.V52]*[.E52]" office:value-type="currency" office:currency="EUR" office:value="1000.1" calcext:value-type="currency">
            <text:p>1 000,10 €</text:p>
          </table:table-cell>
          <table:table-cell table:style-name="ce15"/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96760.9752" calcext:value-type="float">
            <text:p>96760,9752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0.9752" calcext:value-type="float">
            <text:p>96760,97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839.9245" calcext:value-type="float">
            <text:p>839,9245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716" calcext:value-type="float">
            <text:p>-0,716</text:p>
          </table:table-cell>
          <table:table-cell table:style-name="ce1" office:value-type="float" office:value="96744.1767" calcext:value-type="float">
            <text:p>96744,176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78" calcext:value-type="float">
            <text:p>67,278</text:p>
          </table:table-cell>
          <table:table-cell table:style-name="ce1" office:value-type="float" office:value="67.387" calcext:value-type="float">
            <text:p>67,387</text:p>
          </table:table-cell>
          <table:table-cell table:style-name="ce1" office:value-type="float" office:value="17.79646" calcext:value-type="float">
            <text:p>17,79646</text:p>
          </table:table-cell>
          <table:table-cell table:style-name="ce1" office:value-type="float" office:value="17.82091" calcext:value-type="float">
            <text:p>17,82091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8" calcext:value-type="float">
            <text:p>8288</text:p>
          </table:table-cell>
          <table:table-cell table:style-name="ce1" office:value-type="float" office:value="2.14049" calcext:value-type="float">
            <text:p>2,14049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6.72252" calcext:value-type="float">
            <text:p>26,72252</text:p>
          </table:table-cell>
          <table:table-cell table:style-name="ce1" office:value-type="float" office:value="26.7607" calcext:value-type="float">
            <text:p>26,7607</text:p>
          </table:table-cell>
          <table:table-cell table:style-name="ce1" office:value-type="float" office:value="7.96347" calcext:value-type="float">
            <text:p>7,96347</text:p>
          </table:table-cell>
          <table:table-cell table:style-name="ce1" office:value-type="float" office:value="7.96534" calcext:value-type="float">
            <text:p>7,96534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654" calcext:value-type="float">
            <text:p>1731,654</text:p>
          </table:table-cell>
          <table:table-cell table:style-name="ce1" office:value-type="float" office:value="1732.204" calcext:value-type="float">
            <text:p>1732,204</text:p>
          </table:table-cell>
          <table:table-cell table:style-name="ce1" office:value-type="float" office:value="15.41259" calcext:value-type="float">
            <text:p>15,41259</text:p>
          </table:table-cell>
          <table:table-cell table:style-name="ce1" office:value-type="float" office:value="15.43412" calcext:value-type="float">
            <text:p>15,43412</text:p>
          </table:table-cell>
          <table:table-cell table:style-name="ce1" office:value-type="float" office:value="1.11728" calcext:value-type="float">
            <text:p>1,11728</text:p>
          </table:table-cell>
          <table:table-cell table:style-name="ce1" office:value-type="float" office:value="1.11741" calcext:value-type="float">
            <text:p>1,11741</text:p>
          </table:table-cell>
          <table:table-cell table:style-name="ce1" office:value-type="float" office:value="1.03946" calcext:value-type="float">
            <text:p>1,03946</text:p>
          </table:table-cell>
          <table:table-cell table:style-name="ce1" office:value-type="float" office:value="1.03981" calcext:value-type="float">
            <text:p>1,03981</text:p>
          </table:table-cell>
          <table:table-cell table:style-name="ce1" office:value-type="float" office:value="1.29257" calcext:value-type="float">
            <text:p>1,29257</text:p>
          </table:table-cell>
          <table:table-cell table:style-name="ce1" office:value-type="float" office:value="1.29278" calcext:value-type="float">
            <text:p>1,29278</text:p>
          </table:table-cell>
          <table:table-cell table:style-name="ce1" office:value-type="float" office:value="3.82205" calcext:value-type="float">
            <text:p>3,82205</text:p>
          </table:table-cell>
          <table:table-cell table:style-name="ce1" office:value-type="float" office:value="3.82403" calcext:value-type="float">
            <text:p>3,82403</text:p>
          </table:table-cell>
          <table:table-cell table:style-name="ce1" office:value-type="float" office:value="1.68288" calcext:value-type="float">
            <text:p>1,68288</text:p>
          </table:table-cell>
          <table:table-cell table:style-name="ce1" office:value-type="float" office:value="1.68327" calcext:value-type="float">
            <text:p>1,68327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8" calcext:value-type="float">
            <text:p>3,248</text:p>
          </table:table-cell>
          <table:table-cell table:style-name="ce1" office:value-type="float" office:value="13.02878" calcext:value-type="float">
            <text:p>13,02878</text:p>
          </table:table-cell>
          <table:table-cell table:style-name="ce1" office:value-type="float" office:value="13.03123" calcext:value-type="float">
            <text:p>13,03123</text:p>
          </table:table-cell>
          <table:table-cell table:style-name="ce1" office:value-type="float" office:value="5.77147" calcext:value-type="float">
            <text:p>5,77147</text:p>
          </table:table-cell>
          <table:table-cell table:style-name="ce1" office:value-type="float" office:value="5.77275" calcext:value-type="float">
            <text:p>5,77275</text:p>
          </table:table-cell>
          <table:table-cell table:style-name="ce1" office:value-type="float" office:value="1038.353" calcext:value-type="float">
            <text:p>1038,353</text:p>
          </table:table-cell>
          <table:table-cell table:style-name="ce1" office:value-type="float" office:value="1038.619" calcext:value-type="float">
            <text:p>1038,619</text:p>
          </table:table-cell>
          <table:table-cell table:style-name="ce1" office:value-type="float" office:value="1231.836" calcext:value-type="float">
            <text:p>1231,836</text:p>
          </table:table-cell>
          <table:table-cell table:style-name="ce1" office:value-type="float" office:value="1232.236" calcext:value-type="float">
            <text:p>1232,236</text:p>
          </table:table-cell>
          <table:table-cell table:style-name="ce1" office:value-type="float" office:value="1.79048" calcext:value-type="float">
            <text:p>1,79048</text:p>
          </table:table-cell>
          <table:table-cell table:style-name="ce1" office:value-type="float" office:value="1.79113" calcext:value-type="float">
            <text:p>1,79113</text:p>
          </table:table-cell>
          <table:table-cell table:style-name="ce1" office:value-type="float" office:value="18603.2" calcext:value-type="float">
            <text:p>18603,2</text:p>
          </table:table-cell>
          <table:table-cell table:style-name="ce1" office:value-type="float" office:value="18606.2" calcext:value-type="float">
            <text:p>18606,2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98" calcext:value-type="float">
            <text:p>135398</text:p>
          </table:table-cell>
          <table:table-cell table:style-name="ce1" office:value-type="float" office:value="135446" calcext:value-type="float">
            <text:p>135446</text:p>
          </table:table-cell>
          <table:table-cell table:style-name="ce1" office:value-type="float" office:value="1.34379" calcext:value-type="float">
            <text:p>1,34379</text:p>
          </table:table-cell>
          <table:table-cell table:style-name="ce1" office:value-type="float" office:value="1.34402" calcext:value-type="float">
            <text:p>1,34402</text:p>
          </table:table-cell>
          <table:table-cell table:style-name="ce1" office:value-type="float" office:value="9.4541" calcext:value-type="float">
            <text:p>9,4541</text:p>
          </table:table-cell>
          <table:table-cell table:style-name="ce1" office:value-type="float" office:value="9.45678" calcext:value-type="float">
            <text:p>9,45678</text:p>
          </table:table-cell>
          <table:table-cell table:style-name="ce1" office:value-type="float" office:value="13.4224" calcext:value-type="float">
            <text:p>13,4224</text:p>
          </table:table-cell>
          <table:table-cell table:style-name="ce1" office:value-type="float" office:value="13.43261" calcext:value-type="float">
            <text:p>13,43261</text:p>
          </table:table-cell>
          <table:table-cell table:style-name="ce1" office:value-type="float" office:value="6.00023" calcext:value-type="float">
            <text:p>6,00023</text:p>
          </table:table-cell>
          <table:table-cell table:style-name="ce1" office:value-type="float" office:value="6.0015" calcext:value-type="float">
            <text:p>6,0015</text:p>
          </table:table-cell>
          <table:table-cell table:style-name="ce1" office:value-type="float" office:value="19.36671" calcext:value-type="float">
            <text:p>19,36671</text:p>
          </table:table-cell>
          <table:table-cell table:style-name="ce1" office:value-type="float" office:value="19.39465" calcext:value-type="float">
            <text:p>19,39465</text:p>
          </table:table-cell>
          <table:table-cell table:style-name="ce1" office:value-type="float" office:value="0.93114" calcext:value-type="float">
            <text:p>0,93114</text:p>
          </table:table-cell>
          <table:table-cell table:style-name="ce1" office:value-type="float" office:value="0.93147" calcext:value-type="float">
            <text:p>0,93147</text:p>
          </table:table-cell>
          <table:table-cell table:style-name="ce1" office:value-type="float" office:value="4815.4" calcext:value-type="float">
            <text:p>4815,4</text:p>
          </table:table-cell>
          <table:table-cell table:style-name="ce1" office:value-type="float" office:value="4816" calcext:value-type="float">
            <text:p>4816</text:p>
          </table:table-cell>
          <table:table-cell table:style-name="ce1" office:value-type="float" office:value="2009.9" calcext:value-type="float">
            <text:p>2009,9</text:p>
          </table:table-cell>
          <table:table-cell table:style-name="ce1" office:value-type="float" office:value="2012.8" calcext:value-type="float">
            <text:p>2012,8</text:p>
          </table:table-cell>
          <table:table-cell table:style-name="ce1" office:value-type="float" office:value="1859.346" calcext:value-type="float">
            <text:p>1859,346</text:p>
          </table:table-cell>
          <table:table-cell table:style-name="ce1" office:value-type="float" office:value="1860.158" calcext:value-type="float">
            <text:p>1860,158</text:p>
          </table:table-cell>
          <table:table-cell table:style-name="ce1" office:value-type="float" office:value="25.93908" calcext:value-type="float">
            <text:p>25,93908</text:p>
          </table:table-cell>
          <table:table-cell table:style-name="ce1" office:value-type="float" office:value="25.9761" calcext:value-type="float">
            <text:p>25,9761</text:p>
          </table:table-cell>
          <table:table-cell table:style-name="ce1" office:value-type="float" office:value="7.518" calcext:value-type="float">
            <text:p>7,518</text:p>
          </table:table-cell>
          <table:table-cell table:style-name="ce1" office:value-type="float" office:value="7.538" calcext:value-type="float">
            <text:p>7,538</text:p>
          </table:table-cell>
          <table:table-cell table:style-name="ce1" office:value-type="float" office:value="4.93073" calcext:value-type="float">
            <text:p>4,93073</text:p>
          </table:table-cell>
          <table:table-cell table:style-name="ce1" office:value-type="float" office:value="4.93372" calcext:value-type="float">
            <text:p>4,93372</text:p>
          </table:table-cell>
          <table:table-cell table:style-name="ce1" office:value-type="float" office:value="1.44422" calcext:value-type="float">
            <text:p>1,44422</text:p>
          </table:table-cell>
          <table:table-cell table:style-name="ce1" office:value-type="float" office:value="1.44452" calcext:value-type="float">
            <text:p>1,44452</text:p>
          </table:table-cell>
          <table:table-cell table:style-name="ce1" office:value-type="float" office:value="27.59943" calcext:value-type="float">
            <text:p>27,59943</text:p>
          </table:table-cell>
          <table:table-cell table:style-name="ce1" office:value-type="float" office:value="27.6418" calcext:value-type="float">
            <text:p>27,6418</text:p>
          </table:table-cell>
          <table:table-cell table:style-name="ce1" office:value-type="float" office:value="1.06385" calcext:value-type="float">
            <text:p>1,06385</text:p>
          </table:table-cell>
          <table:table-cell table:style-name="ce1" office:value-type="float" office:value="1.06414" calcext:value-type="float">
            <text:p>1,06414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51" calcext:value-type="float">
            <text:p>0,76651</text:p>
          </table:table-cell>
          <table:table-cell table:style-name="ce1" office:value-type="float" office:value="0.76664" calcext:value-type="float">
            <text:p>0,76664</text:p>
          </table:table-cell>
          <table:table-cell table:style-name="ce1" office:value-type="float" office:value="72.807" calcext:value-type="float">
            <text:p>72,807</text:p>
          </table:table-cell>
          <table:table-cell table:style-name="ce1" office:value-type="float" office:value="72.829" calcext:value-type="float">
            <text:p>72,829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131.848" calcext:value-type="float">
            <text:p>131,84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49" calcext:value-type="float">
            <text:p>1,45749</text:p>
          </table:table-cell>
          <table:table-cell table:style-name="ce1" office:value-type="float" office:value="1.45777" calcext:value-type="float">
            <text:p>1,45777</text:p>
          </table:table-cell>
          <table:table-cell table:style-name="ce1" office:value-type="float" office:value="19.88594" calcext:value-type="float">
            <text:p>19,88594</text:p>
          </table:table-cell>
          <table:table-cell table:style-name="ce1" office:value-type="float" office:value="19.91094" calcext:value-type="float">
            <text:p>19,91094</text:p>
          </table:table-cell>
          <table:table-cell table:style-name="ce1" office:value-type="float" office:value="3.29988" calcext:value-type="float">
            <text:p>3,29988</text:p>
          </table:table-cell>
          <table:table-cell table:style-name="ce1" office:value-type="float" office:value="3.30121" calcext:value-type="float">
            <text:p>3,30121</text:p>
          </table:table-cell>
          <table:table-cell table:style-name="ce1" office:value-type="float" office:value="101.069" calcext:value-type="float">
            <text:p>101,069</text:p>
          </table:table-cell>
          <table:table-cell table:style-name="ce1" office:value-type="float" office:value="101.083" calcext:value-type="float">
            <text:p>101,083</text:p>
          </table:table-cell>
          <table:table-cell table:style-name="ce1" office:value-type="float" office:value="103.76" calcext:value-type="float">
            <text:p>103,76</text:p>
          </table:table-cell>
          <table:table-cell table:style-name="ce1" office:value-type="float" office:value="103.786" calcext:value-type="float">
            <text:p>103,786</text:p>
          </table:table-cell>
          <table:table-cell table:style-name="ce1" office:value-type="float" office:value="309.459" calcext:value-type="float">
            <text:p>309,459</text:p>
          </table:table-cell>
          <table:table-cell table:style-name="ce1" office:value-type="float" office:value="309.688" calcext:value-type="float">
            <text:p>309,688</text:p>
          </table:table-cell>
          <table:table-cell table:style-name="ce1" office:value-type="float" office:value="0.75333" calcext:value-type="float">
            <text:p>0,75333</text:p>
          </table:table-cell>
          <table:table-cell table:style-name="ce1" office:value-type="float" office:value="0.7536" calcext:value-type="float">
            <text:p>0,7536</text:p>
          </table:table-cell>
          <table:table-cell table:style-name="ce1" office:value-type="float" office:value="167.982" calcext:value-type="float">
            <text:p>167,982</text:p>
          </table:table-cell>
          <table:table-cell table:style-name="ce1" office:value-type="float" office:value="167.997" calcext:value-type="float">
            <text:p>167,997</text:p>
          </table:table-cell>
          <table:table-cell table:style-name="ce1" office:value-type="float" office:value="1800.271" calcext:value-type="float">
            <text:p>1800,271</text:p>
          </table:table-cell>
          <table:table-cell table:style-name="ce1" office:value-type="float" office:value="1800.863" calcext:value-type="float">
            <text:p>1800,863</text:p>
          </table:table-cell>
          <table:table-cell table:style-name="ce1" office:value-type="float" office:value="5.9458" calcext:value-type="float">
            <text:p>5,9458</text:p>
          </table:table-cell>
          <table:table-cell table:style-name="ce1" office:value-type="float" office:value="5.9471" calcext:value-type="float">
            <text:p>5,9471</text:p>
          </table:table-cell>
          <table:table-cell table:style-name="ce1" office:value-type="float" office:value="1198.947" calcext:value-type="float">
            <text:p>1198,947</text:p>
          </table:table-cell>
          <table:table-cell table:style-name="ce1" office:value-type="float" office:value="1199.242" calcext:value-type="float">
            <text:p>1199,242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5892" calcext:value-type="float">
            <text:p>6,65892</text:p>
          </table:table-cell>
          <table:table-cell table:style-name="ce1" office:value-type="float" office:value="6.65955" calcext:value-type="float">
            <text:p>6,65955</text:p>
          </table:table-cell>
          <table:table-cell table:style-name="ce1" office:value-type="float" office:value="1.50138" calcext:value-type="float">
            <text:p>1,50138</text:p>
          </table:table-cell>
          <table:table-cell table:style-name="ce1" office:value-type="float" office:value="1.50181" calcext:value-type="float">
            <text:p>1,50181</text:p>
          </table:table-cell>
          <table:table-cell table:style-name="ce1" office:value-type="float" office:value="7.75698" calcext:value-type="float">
            <text:p>7,75698</text:p>
          </table:table-cell>
          <table:table-cell table:style-name="ce1" office:value-type="float" office:value="7.75736" calcext:value-type="float">
            <text:p>7,75736</text:p>
          </table:table-cell>
          <table:table-cell table:style-name="ce1" office:value-type="float" office:value="1.66759" calcext:value-type="float">
            <text:p>1,66759</text:p>
          </table:table-cell>
          <table:table-cell table:style-name="ce1" office:value-type="float" office:value="1.66798" calcext:value-type="float">
            <text:p>1,66798</text:p>
          </table:table-cell>
          <table:table-cell table:style-name="ce1" office:value-type="float" office:value="3.74937" calcext:value-type="float">
            <text:p>3,74937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397" calcext:value-type="float">
            <text:p>25,70397</text:p>
          </table:table-cell>
          <table:table-cell table:style-name="ce1" office:value-type="float" office:value="25.74047" calcext:value-type="float">
            <text:p>25,74047</text:p>
          </table:table-cell>
          <table:table-cell table:style-name="ce1" office:value-type="float" office:value="8.66672" calcext:value-type="float">
            <text:p>8,66672</text:p>
          </table:table-cell>
          <table:table-cell table:style-name="ce1" office:value-type="float" office:value="8.66816" calcext:value-type="float">
            <text:p>8,66816</text:p>
          </table:table-cell>
          <table:table-cell table:style-name="ce1" office:value-type="float" office:value="1339.66" calcext:value-type="float">
            <text:p>1339,66</text:p>
          </table:table-cell>
          <table:table-cell table:style-name="ce1" office:value-type="float" office:value="1339.945" calcext:value-type="float">
            <text:p>1339,945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9.17419" calcext:value-type="float">
            <text:p>9,17419</text:p>
          </table:table-cell>
          <table:table-cell table:style-name="ce1" office:value-type="float" office:value="9.1771" calcext:value-type="float">
            <text:p>9,1771</text:p>
          </table:table-cell>
          <table:table-cell table:style-name="ce1" office:value-type="float" office:value="27.01423" calcext:value-type="float">
            <text:p>27,01423</text:p>
          </table:table-cell>
          <table:table-cell table:style-name="ce1" office:value-type="float" office:value="27.0273" calcext:value-type="float">
            <text:p>27,0273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731" calcext:value-type="float">
            <text:p>1304,731</text:p>
          </table:table-cell>
          <table:table-cell table:style-name="ce1" office:value-type="float" office:value="1305.15" calcext:value-type="float">
            <text:p>1305,15</text:p>
          </table:table-cell>
          <table:table-cell table:style-name="ce1" office:value-type="float" office:value="5.58751" calcext:value-type="float">
            <text:p>5,58751</text:p>
          </table:table-cell>
          <table:table-cell table:style-name="ce1" office:value-type="float" office:value="5.58934" calcext:value-type="float">
            <text:p>5,58934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2.5" calcext:value-type="float">
            <text:p>6952,5</text:p>
          </table:table-cell>
          <table:table-cell table:style-name="ce1" office:value-type="float" office:value="6953.5" calcext:value-type="float">
            <text:p>6953,5</text:p>
          </table:table-cell>
          <table:table-cell table:style-name="ce1" office:value-type="float" office:value="1.25646" calcext:value-type="float">
            <text:p>1,25646</text:p>
          </table:table-cell>
          <table:table-cell table:style-name="ce1" office:value-type="float" office:value="1.25679" calcext:value-type="float">
            <text:p>1,25679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7" calcext:value-type="float">
            <text:p>112,927</text:p>
          </table:table-cell>
          <table:table-cell table:style-name="ce1" office:value-type="float" office:value="112.944" calcext:value-type="float">
            <text:p>112,944</text:p>
          </table:table-cell>
          <table:table-cell table:style-name="ce1" office:value-type="float" office:value="0.86598" calcext:value-type="float">
            <text:p>0,86598</text:p>
          </table:table-cell>
          <table:table-cell table:style-name="ce1" office:value-type="float" office:value="0.86614" calcext:value-type="float">
            <text:p>0,86614</text:p>
          </table:table-cell>
          <table:table-cell table:style-name="ce1" office:value-type="float" office:value="0.72032" calcext:value-type="float">
            <text:p>0,72032</text:p>
          </table:table-cell>
          <table:table-cell table:style-name="ce1" office:value-type="float" office:value="0.72052" calcext:value-type="float">
            <text:p>0,72052</text:p>
          </table:table-cell>
          <table:table-cell table:style-name="ce1" office:value-type="float" office:value="13.7797" calcext:value-type="float">
            <text:p>13,7797</text:p>
          </table:table-cell>
          <table:table-cell table:style-name="ce1" office:value-type="float" office:value="13.79274" calcext:value-type="float">
            <text:p>13,79274</text:p>
          </table:table-cell>
          <table:table-cell table:style-name="ce1" office:value-type="float" office:value="154.25483" calcext:value-type="float">
            <text:p>154,25483</text:p>
          </table:table-cell>
          <table:table-cell table:style-name="ce1" office:value-type="float" office:value="154.45633" calcext:value-type="float">
            <text:p>154,45633</text:p>
          </table:table-cell>
          <table:table-cell table:style-name="ce1" office:value-type="float" office:value="1747.493" calcext:value-type="float">
            <text:p>1747,493</text:p>
          </table:table-cell>
          <table:table-cell table:style-name="ce1" office:value-type="float" office:value="1748.062" calcext:value-type="float">
            <text:p>1748,062</text:p>
          </table:table-cell>
          <table:table-cell table:style-name="ce1" office:value-type="float" office:value="78.18" calcext:value-type="float">
            <text:p>78,18</text:p>
          </table:table-cell>
          <table:table-cell table:style-name="ce1" office:value-type="float" office:value="78.202" calcext:value-type="float">
            <text:p>78,202</text:p>
          </table:table-cell>
          <table:table-cell table:style-name="ce1" office:value-type="float" office:value="17.3157" calcext:value-type="float">
            <text:p>17,3157</text:p>
          </table:table-cell>
          <table:table-cell table:style-name="ce1" office:value-type="float" office:value="17.33129" calcext:value-type="float">
            <text:p>17,33129</text:p>
          </table:table-cell>
          <table:table-cell table:style-name="ce1" office:value-type="float" office:value="0.96796" calcext:value-type="float">
            <text:p>0,96796</text:p>
          </table:table-cell>
          <table:table-cell table:style-name="ce1" office:value-type="float" office:value="0.9684" calcext:value-type="float">
            <text:p>0,9684</text:p>
          </table:table-cell>
          <table:table-cell table:style-name="ce1" office:value-type="float" office:value="276.946" calcext:value-type="float">
            <text:p>276,946</text:p>
          </table:table-cell>
          <table:table-cell table:style-name="ce1" office:value-type="float" office:value="277.17" calcext:value-type="float">
            <text:p>277,17</text:p>
          </table:table-cell>
          <table:table-cell table:style-name="ce1" office:value-type="float" office:value="24.175" calcext:value-type="float">
            <text:p>24,175</text:p>
          </table:table-cell>
          <table:table-cell table:style-name="ce1" office:value-type="float" office:value="24.19031" calcext:value-type="float">
            <text:p>24,19031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5" calcext:value-type="float">
            <text:p>4,2725</text:p>
          </table:table-cell>
          <table:table-cell table:style-name="ce1" office:value-type="float" office:value="7.44048" calcext:value-type="float">
            <text:p>7,44048</text:p>
          </table:table-cell>
          <table:table-cell table:style-name="ce1" office:value-type="float" office:value="7.44105" calcext:value-type="float">
            <text:p>7,44105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72" calcext:value-type="float">
            <text:p>1,55072</text:p>
          </table:table-cell>
          <table:table-cell table:style-name="ce1" office:value-type="float" office:value="1.55118" calcext:value-type="float">
            <text:p>1,55118</text:p>
          </table:table-cell>
          <table:table-cell table:style-name="ce1" office:value-type="float" office:value="316.85" calcext:value-type="float">
            <text:p>316,85</text:p>
          </table:table-cell>
          <table:table-cell table:style-name="ce1" office:value-type="float" office:value="317.3" calcext:value-type="float">
            <text:p>317,3</text:p>
          </table:table-cell>
          <table:table-cell table:style-name="ce1" office:value-type="float" office:value="0.74649" calcext:value-type="float">
            <text:p>0,74649</text:p>
          </table:table-cell>
          <table:table-cell table:style-name="ce1" office:value-type="float" office:value="0.74676" calcext:value-type="float">
            <text:p>0,74676</text:p>
          </table:table-cell>
          <table:table-cell table:style-name="ce1" office:value-type="float" office:value="8.4611" calcext:value-type="float">
            <text:p>8,4611</text:p>
          </table:table-cell>
          <table:table-cell table:style-name="ce1" office:value-type="float" office:value="8.46348" calcext:value-type="float">
            <text:p>8,46348</text:p>
          </table:table-cell>
          <table:table-cell table:style-name="ce1" office:value-type="float" office:value="1.73357" calcext:value-type="float">
            <text:p>1,73357</text:p>
          </table:table-cell>
          <table:table-cell table:style-name="ce1" office:value-type="float" office:value="1.73411" calcext:value-type="float">
            <text:p>1,73411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697" calcext:value-type="float">
            <text:p>10,00697</text:p>
          </table:table-cell>
          <table:table-cell table:style-name="ce1" office:value-type="float" office:value="10.00886" calcext:value-type="float">
            <text:p>10,00886</text:p>
          </table:table-cell>
          <table:table-cell table:style-name="ce1" office:value-type="float" office:value="8.21053" calcext:value-type="float">
            <text:p>8,21053</text:p>
          </table:table-cell>
          <table:table-cell table:style-name="ce1" office:value-type="float" office:value="8.21329" calcext:value-type="float">
            <text:p>8,21329</text:p>
          </table:table-cell>
          <table:table-cell table:style-name="ce1" office:value-type="float" office:value="2.95283" calcext:value-type="float">
            <text:p>2,95283</text:p>
          </table:table-cell>
          <table:table-cell table:style-name="ce1" office:value-type="float" office:value="2.95368" calcext:value-type="float">
            <text:p>2,95368</text:p>
          </table:table-cell>
          <table:table-cell table:style-name="ce1" office:value-type="float" office:value="130.393" calcext:value-type="float">
            <text:p>130,393</text:p>
          </table:table-cell>
          <table:table-cell table:style-name="ce1" office:value-type="float" office:value="130.424" calcext:value-type="float">
            <text:p>130,424</text:p>
          </table:table-cell>
          <table:table-cell table:style-name="ce1" office:value-type="float" office:value="18.16919" calcext:value-type="float">
            <text:p>18,16919</text:p>
          </table:table-cell>
          <table:table-cell table:style-name="ce1" office:value-type="float" office:value="18.17538" calcext:value-type="float">
            <text:p>18,17538</text:p>
          </table:table-cell>
          <table:table-cell table:style-name="ce1" office:value-type="float" office:value="1.29006" calcext:value-type="float">
            <text:p>1,29006</text:p>
          </table:table-cell>
          <table:table-cell table:style-name="ce1" office:value-type="float" office:value="1.29024" calcext:value-type="float">
            <text:p>1,29024</text:p>
          </table:table-cell>
          <table:table-cell table:style-name="ce1" office:value-type="float" office:value="77.471" calcext:value-type="float">
            <text:p>77,471</text:p>
          </table:table-cell>
          <table:table-cell table:style-name="ce1" office:value-type="float" office:value="77.49" calcext:value-type="float">
            <text:p>77,49</text:p>
          </table:table-cell>
          <table:table-cell table:style-name="ce1" office:value-type="float" office:value="14.99658" calcext:value-type="float">
            <text:p>14,99658</text:p>
          </table:table-cell>
          <table:table-cell table:style-name="ce1" office:value-type="float" office:value="15.00974" calcext:value-type="float">
            <text:p>15,00974</text:p>
          </table:table-cell>
          <table:table-cell table:style-name="ce1" office:value-type="float" office:value="75.199" calcext:value-type="float">
            <text:p>75,199</text:p>
          </table:table-cell>
          <table:table-cell table:style-name="ce1" office:value-type="float" office:value="75.223" calcext:value-type="float">
            <text:p>75,223</text:p>
          </table:table-cell>
          <table:table-cell table:style-name="ce1" office:value-type="float" office:value="0.70151" calcext:value-type="float">
            <text:p>0,70151</text:p>
          </table:table-cell>
          <table:table-cell table:style-name="ce1" office:value-type="float" office:value="0.70184" calcext:value-type="float">
            <text:p>0,70184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1" calcext:value-type="float">
            <text:p>0,72461</text:p>
          </table:table-cell>
          <table:table-cell table:style-name="ce1" office:value-type="float" office:value="0.72488" calcext:value-type="float">
            <text:p>0,72488</text:p>
          </table:table-cell>
          <table:table-cell table:style-name="ce1" office:value-type="float" office:value="1.08822" calcext:value-type="float">
            <text:p>1,08822</text:p>
          </table:table-cell>
          <table:table-cell table:style-name="ce1" office:value-type="float" office:value="1.08841" calcext:value-type="float">
            <text:p>1,08841</text:p>
          </table:table-cell>
          <table:table-cell table:style-name="ce1" office:value-type="float" office:value="1.03002" calcext:value-type="float">
            <text:p>1,03002</text:p>
          </table:table-cell>
          <table:table-cell table:style-name="ce1" office:value-type="float" office:value="1.03038" calcext:value-type="float">
            <text:p>1,03038</text:p>
          </table:table-cell>
          <table:table-cell table:style-name="ce1" office:value-type="float" office:value="6.64839" calcext:value-type="float">
            <text:p>6,64839</text:p>
          </table:table-cell>
          <table:table-cell table:style-name="ce1" office:value-type="float" office:value="6.64891" calcext:value-type="float">
            <text:p>6,64891</text:p>
          </table:table-cell>
          <table:table-cell table:style-name="ce1" office:value-type="float" office:value="10752.2" calcext:value-type="float">
            <text:p>10752,2</text:p>
          </table:table-cell>
          <table:table-cell table:style-name="ce1" office:value-type="float" office:value="10752.9" calcext:value-type="float">
            <text:p>10752,9</text:p>
          </table:table-cell>
          <table:table-cell table:style-name="ce1" office:value-type="float" office:value="34.208" calcext:value-type="float">
            <text:p>34,208</text:p>
          </table:table-cell>
          <table:table-cell table:style-name="ce1" office:value-type="float" office:value="34.227" calcext:value-type="float">
            <text:p>34,227</text:p>
          </table:table-cell>
          <table:table-cell table:style-name="ce1" office:value-type="float" office:value="0.99076" calcext:value-type="float">
            <text:p>0,99076</text:p>
          </table:table-cell>
          <table:table-cell table:style-name="ce1" office:value-type="float" office:value="0.99104" calcext:value-type="float">
            <text:p>0,99104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75" calcext:value-type="float">
            <text:p>173,575</text:p>
          </table:table-cell>
          <table:table-cell table:style-name="ce1" office:value-type="float" office:value="173.616" calcext:value-type="float">
            <text:p>173,616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46.957" calcext:value-type="float">
            <text:p>46,957</text:p>
          </table:table-cell>
          <table:table-cell table:style-name="ce1" office:value-type="float" office:value="10391.766" calcext:value-type="float">
            <text:p>10391,766</text:p>
          </table:table-cell>
          <table:table-cell table:style-name="ce1" office:value-type="float" office:value="10394.386" calcext:value-type="float">
            <text:p>10394,386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61', u'financing': u'0.0000', u'instrument': u'BCO_USD', u'price': u'46.927', u'userID': 2088872, u'batchID': u'861', u'accountBalance': u'96761.6912', u'reason': u'MARKET_ORDER', u'tradeOpened': {u'units': u'-10', u'tradeID': u'862'}, u'time': u'2016-08-15T11:18:19.192394183Z', u'units': u'-10', u'type': u'ORDER_FILL', u'id': u'862', u'pl': u'0.0000', u'accountID': u'101-004-2088872-001'}, u'orderCreateTransaction': {u'timeInForce': u'FOK', u'positionFill': u'DEFAULT', u'userID': 2088872, u'batchID': u'861', u'instrument': u'BCO_USD', u'reason': u'CLIENT_ORDER', u'time': u'2016-08-15T11:18:19.192394183Z', u'units': u'-10', u'type': u'MARKET_ORDER', u'id': u'861', u'accountID': u'101-004-2088872-001'}, u'relatedTransactionIDs': [u'861', u'862'], u'lastTransactionID': u'862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7:46</text:p>
          </table:table-cell>
          <table:table-cell table:style-name="ce5"/>
          <table:table-cell table:style-name="ce5" office:value-type="float" office:value="46.937" calcext:value-type="float">
            <text:p>46,9370</text:p>
          </table:table-cell>
          <table:table-cell table:style-name="ce5" office:value-type="float" office:value="46.967" calcext:value-type="float">
            <text:p>46,9670</text:p>
          </table:table-cell>
          <table:table-cell table:style-name="ce5" table:formula="of:=([.E53]+[.F53])/2" office:value-type="float" office:value="46.952" calcext:value-type="float">
            <text:p>46,9520</text:p>
          </table:table-cell>
          <table:table-cell table:style-name="ce5" table:formula="of:=[.$H$46]*[.G53]+(1-[.$H$46])*[.H54]" office:value-type="float" office:value="46.9339487025078" calcext:value-type="float">
            <text:p>46,9339</text:p>
          </table:table-cell>
          <table:table-cell table:style-name="ce5" table:formula="of:=[.$I$46]*[.G53]+(1-[.$I$46])*[.I54]" office:value-type="float" office:value="46.935789461" calcext:value-type="float">
            <text:p>46,9358</text:p>
          </table:table-cell>
          <table:table-cell table:style-name="ce8" table:formula="of:=[.H53]-[.I53]" office:value-type="float" office:value="-0.00184075849222154" calcext:value-type="float">
            <text:p>-0,001841</text:p>
          </table:table-cell>
          <table:table-cell table:style-name="ce8" table:formula="of:=[.$K$46]*[.J53]+(1-[.$K$46])*[.K54]" office:value-type="float" office:value="-0.000556637023460975" calcext:value-type="float">
            <text:p>-0,000557</text:p>
          </table:table-cell>
          <table:table-cell table:style-name="ce8" table:formula="of:=[.J53]-[.K53]" office:value-type="float" office:value="-0.00128412146876056" calcext:value-type="float">
            <text:p>-0,001284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3]&lt;-[.$R$46];1;0)" office:value-type="float" office:value="1" calcext:value-type="float">
            <text:p>1</text:p>
          </table:table-cell>
          <table:table-cell table:style-name="ce1" table:formula="of:=IF([.L53]&gt;[.$S$46];1;0)" office:value-type="float" office:value="0" calcext:value-type="float">
            <text:p>0</text:p>
          </table:table-cell>
          <table:table-cell table:style-name="ce1" table:formula="of:=IF([.R53]&gt;0;[.$T$45];0)" office:value-type="float" office:value="10" calcext:value-type="float">
            <text:p>10</text:p>
          </table:table-cell>
          <table:table-cell table:style-name="ce13" table:formula="of:=IF([.S53]&gt;0;[.$U$45];0)" office:value-type="float" office:value="0" calcext:value-type="float">
            <text:p>0</text:p>
          </table:table-cell>
          <table:table-cell table:style-name="ce13" table:formula="of:=[.V54]-[.T53]+[.U53]" office:value-type="float" office:value="-10" calcext:value-type="float">
            <text:p>-10</text:p>
          </table:table-cell>
          <table:table-cell table:style-name="ce14" table:formula="of:=[.W54]+[.T53]*[.E53]-[.U53]*[.F53]" office:value-type="currency" office:currency="EUR" office:value="1469.37" calcext:value-type="currency">
            <text:p>1 469,37 €</text:p>
          </table:table-cell>
          <table:table-cell table:style-name="ce14" table:formula="of:=[.W53]+[.V53]*[.E53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96761.0647" calcext:value-type="float">
            <text:p>96761,0647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0647" calcext:value-type="float">
            <text:p>96761,06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20.063" calcext:value-type="float">
            <text:p>420,063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6265" calcext:value-type="float">
            <text:p>-0,6265</text:p>
          </table:table-cell>
          <table:table-cell table:style-name="ce1" office:value-type="float" office:value="96752.6634" calcext:value-type="float">
            <text:p>96752,6634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78" calcext:value-type="float">
            <text:p>67,278</text:p>
          </table:table-cell>
          <table:table-cell table:style-name="ce1" office:value-type="float" office:value="67.387" calcext:value-type="float">
            <text:p>67,387</text:p>
          </table:table-cell>
          <table:table-cell table:style-name="ce1" office:value-type="float" office:value="17.79693" calcext:value-type="float">
            <text:p>17,79693</text:p>
          </table:table-cell>
          <table:table-cell table:style-name="ce1" office:value-type="float" office:value="17.82106" calcext:value-type="float">
            <text:p>17,82106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2.14099" calcext:value-type="float">
            <text:p>2,1409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72212" calcext:value-type="float">
            <text:p>26,72212</text:p>
          </table:table-cell>
          <table:table-cell table:style-name="ce1" office:value-type="float" office:value="26.7605" calcext:value-type="float">
            <text:p>26,7605</text:p>
          </table:table-cell>
          <table:table-cell table:style-name="ce1" office:value-type="float" office:value="7.96347" calcext:value-type="float">
            <text:p>7,96347</text:p>
          </table:table-cell>
          <table:table-cell table:style-name="ce1" office:value-type="float" office:value="7.96536" calcext:value-type="float">
            <text:p>7,96536</text:p>
          </table:table-cell>
          <table:table-cell table:style-name="ce1" office:value-type="float" office:value="22933.1" calcext:value-type="float">
            <text:p>22933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63" calcext:value-type="float">
            <text:p>44,563</text:p>
          </table:table-cell>
          <table:table-cell table:style-name="ce1" office:value-type="float" office:value="44.59" calcext:value-type="float">
            <text:p>44,59</text:p>
          </table:table-cell>
          <table:table-cell table:style-name="ce1" office:value-type="float" office:value="1731.627" calcext:value-type="float">
            <text:p>1731,627</text:p>
          </table:table-cell>
          <table:table-cell table:style-name="ce1" office:value-type="float" office:value="1732.204" calcext:value-type="float">
            <text:p>1732,204</text:p>
          </table:table-cell>
          <table:table-cell table:style-name="ce1" office:value-type="float" office:value="15.41271" calcext:value-type="float">
            <text:p>15,41271</text:p>
          </table:table-cell>
          <table:table-cell table:style-name="ce1" office:value-type="float" office:value="15.43448" calcext:value-type="float">
            <text:p>15,43448</text:p>
          </table:table-cell>
          <table:table-cell table:style-name="ce1" office:value-type="float" office:value="1.11727" calcext:value-type="float">
            <text:p>1,11727</text:p>
          </table:table-cell>
          <table:table-cell table:style-name="ce1" office:value-type="float" office:value="1.11738" calcext:value-type="float">
            <text:p>1,11738</text:p>
          </table:table-cell>
          <table:table-cell table:style-name="ce1" office:value-type="float" office:value="1.03944" calcext:value-type="float">
            <text:p>1,03944</text:p>
          </table:table-cell>
          <table:table-cell table:style-name="ce1" office:value-type="float" office:value="1.03982" calcext:value-type="float">
            <text:p>1,03982</text:p>
          </table:table-cell>
          <table:table-cell table:style-name="ce1" office:value-type="float" office:value="1.29255" calcext:value-type="float">
            <text:p>1,29255</text:p>
          </table:table-cell>
          <table:table-cell table:style-name="ce1" office:value-type="float" office:value="1.29278" calcext:value-type="float">
            <text:p>1,29278</text:p>
          </table:table-cell>
          <table:table-cell table:style-name="ce1" office:value-type="float" office:value="3.8221" calcext:value-type="float">
            <text:p>3,8221</text:p>
          </table:table-cell>
          <table:table-cell table:style-name="ce1" office:value-type="float" office:value="3.82427" calcext:value-type="float">
            <text:p>3,82427</text:p>
          </table:table-cell>
          <table:table-cell table:style-name="ce1" office:value-type="float" office:value="1.683" calcext:value-type="float">
            <text:p>1,683</text:p>
          </table:table-cell>
          <table:table-cell table:style-name="ce1" office:value-type="float" office:value="1.6834" calcext:value-type="float">
            <text:p>1,6834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3" calcext:value-type="float">
            <text:p>3,243</text:p>
          </table:table-cell>
          <table:table-cell table:style-name="ce1" office:value-type="float" office:value="3.246" calcext:value-type="float">
            <text:p>3,246</text:p>
          </table:table-cell>
          <table:table-cell table:style-name="ce1" office:value-type="float" office:value="13.02901" calcext:value-type="float">
            <text:p>13,02901</text:p>
          </table:table-cell>
          <table:table-cell table:style-name="ce1" office:value-type="float" office:value="13.03149" calcext:value-type="float">
            <text:p>13,03149</text:p>
          </table:table-cell>
          <table:table-cell table:style-name="ce1" office:value-type="float" office:value="5.77152" calcext:value-type="float">
            <text:p>5,77152</text:p>
          </table:table-cell>
          <table:table-cell table:style-name="ce1" office:value-type="float" office:value="5.77285" calcext:value-type="float">
            <text:p>5,77285</text:p>
          </table:table-cell>
          <table:table-cell table:style-name="ce1" office:value-type="float" office:value="1038.361" calcext:value-type="float">
            <text:p>1038,361</text:p>
          </table:table-cell>
          <table:table-cell table:style-name="ce1" office:value-type="float" office:value="1038.643" calcext:value-type="float">
            <text:p>1038,643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039" calcext:value-type="float">
            <text:p>1,79039</text:p>
          </table:table-cell>
          <table:table-cell table:style-name="ce1" office:value-type="float" office:value="1.79101" calcext:value-type="float">
            <text:p>1,79101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401" calcext:value-type="float">
            <text:p>135401</text:p>
          </table:table-cell>
          <table:table-cell table:style-name="ce1" office:value-type="float" office:value="135449" calcext:value-type="float">
            <text:p>135449</text:p>
          </table:table-cell>
          <table:table-cell table:style-name="ce1" office:value-type="float" office:value="1.34377" calcext:value-type="float">
            <text:p>1,34377</text:p>
          </table:table-cell>
          <table:table-cell table:style-name="ce1" office:value-type="float" office:value="1.34401" calcext:value-type="float">
            <text:p>1,34401</text:p>
          </table:table-cell>
          <table:table-cell table:style-name="ce1" office:value-type="float" office:value="9.45414" calcext:value-type="float">
            <text:p>9,45414</text:p>
          </table:table-cell>
          <table:table-cell table:style-name="ce1" office:value-type="float" office:value="9.45688" calcext:value-type="float">
            <text:p>9,45688</text:p>
          </table:table-cell>
          <table:table-cell table:style-name="ce1" office:value-type="float" office:value="13.42302" calcext:value-type="float">
            <text:p>13,42302</text:p>
          </table:table-cell>
          <table:table-cell table:style-name="ce1" office:value-type="float" office:value="13.42996" calcext:value-type="float">
            <text:p>13,42996</text:p>
          </table:table-cell>
          <table:table-cell table:style-name="ce1" office:value-type="float" office:value="6.00023" calcext:value-type="float">
            <text:p>6,00023</text:p>
          </table:table-cell>
          <table:table-cell table:style-name="ce1" office:value-type="float" office:value="6.00161" calcext:value-type="float">
            <text:p>6,00161</text:p>
          </table:table-cell>
          <table:table-cell table:style-name="ce1" office:value-type="float" office:value="19.36671" calcext:value-type="float">
            <text:p>19,36671</text:p>
          </table:table-cell>
          <table:table-cell table:style-name="ce1" office:value-type="float" office:value="19.39465" calcext:value-type="float">
            <text:p>19,39465</text:p>
          </table:table-cell>
          <table:table-cell table:style-name="ce1" office:value-type="float" office:value="0.93117" calcext:value-type="float">
            <text:p>0,93117</text:p>
          </table:table-cell>
          <table:table-cell table:style-name="ce1" office:value-type="float" office:value="0.93149" calcext:value-type="float">
            <text:p>0,93149</text:p>
          </table:table-cell>
          <table:table-cell table:style-name="ce1" office:value-type="float" office:value="4815.2" calcext:value-type="float">
            <text:p>4815,2</text:p>
          </table:table-cell>
          <table:table-cell table:style-name="ce1" office:value-type="float" office:value="4816" calcext:value-type="float">
            <text:p>4816</text:p>
          </table:table-cell>
          <table:table-cell table:style-name="ce1" office:value-type="float" office:value="2009.9" calcext:value-type="float">
            <text:p>2009,9</text:p>
          </table:table-cell>
          <table:table-cell table:style-name="ce1" office:value-type="float" office:value="2012.8" calcext:value-type="float">
            <text:p>2012,8</text:p>
          </table:table-cell>
          <table:table-cell table:style-name="ce1" office:value-type="float" office:value="1859.191" calcext:value-type="float">
            <text:p>1859,191</text:p>
          </table:table-cell>
          <table:table-cell table:style-name="ce1" office:value-type="float" office:value="1859.952" calcext:value-type="float">
            <text:p>1859,952</text:p>
          </table:table-cell>
          <table:table-cell table:style-name="ce1" office:value-type="float" office:value="25.94179" calcext:value-type="float">
            <text:p>25,94179</text:p>
          </table:table-cell>
          <table:table-cell table:style-name="ce1" office:value-type="float" office:value="25.97915" calcext:value-type="float">
            <text:p>25,97915</text:p>
          </table:table-cell>
          <table:table-cell table:style-name="ce1" office:value-type="float" office:value="7.519" calcext:value-type="float">
            <text:p>7,519</text:p>
          </table:table-cell>
          <table:table-cell table:style-name="ce1" office:value-type="float" office:value="7.538" calcext:value-type="float">
            <text:p>7,538</text:p>
          </table:table-cell>
          <table:table-cell table:style-name="ce1" office:value-type="float" office:value="4.93061" calcext:value-type="float">
            <text:p>4,93061</text:p>
          </table:table-cell>
          <table:table-cell table:style-name="ce1" office:value-type="float" office:value="4.93372" calcext:value-type="float">
            <text:p>4,93372</text:p>
          </table:table-cell>
          <table:table-cell table:style-name="ce1" office:value-type="float" office:value="1.4442" calcext:value-type="float">
            <text:p>1,4442</text:p>
          </table:table-cell>
          <table:table-cell table:style-name="ce1" office:value-type="float" office:value="1.44449" calcext:value-type="float">
            <text:p>1,44449</text:p>
          </table:table-cell>
          <table:table-cell table:style-name="ce1" office:value-type="float" office:value="27.59713" calcext:value-type="float">
            <text:p>27,59713</text:p>
          </table:table-cell>
          <table:table-cell table:style-name="ce1" office:value-type="float" office:value="27.63873" calcext:value-type="float">
            <text:p>27,63873</text:p>
          </table:table-cell>
          <table:table-cell table:style-name="ce1" office:value-type="float" office:value="1.06373" calcext:value-type="float">
            <text:p>1,06373</text:p>
          </table:table-cell>
          <table:table-cell table:style-name="ce1" office:value-type="float" office:value="1.06402" calcext:value-type="float">
            <text:p>1,06402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42" calcext:value-type="float">
            <text:p>0,76642</text:p>
          </table:table-cell>
          <table:table-cell table:style-name="ce1" office:value-type="float" office:value="0.76656" calcext:value-type="float">
            <text:p>0,76656</text:p>
          </table:table-cell>
          <table:table-cell table:style-name="ce1" office:value-type="float" office:value="72.813" calcext:value-type="float">
            <text:p>72,813</text:p>
          </table:table-cell>
          <table:table-cell table:style-name="ce1" office:value-type="float" office:value="72.835" calcext:value-type="float">
            <text:p>72,835</text:p>
          </table:table-cell>
          <table:table-cell table:style-name="ce1" office:value-type="float" office:value="131.818" calcext:value-type="float">
            <text:p>131,818</text:p>
          </table:table-cell>
          <table:table-cell table:style-name="ce1" office:value-type="float" office:value="131.838" calcext:value-type="float">
            <text:p>131,83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59" calcext:value-type="float">
            <text:p>1,45759</text:p>
          </table:table-cell>
          <table:table-cell table:style-name="ce1" office:value-type="float" office:value="1.45787" calcext:value-type="float">
            <text:p>1,45787</text:p>
          </table:table-cell>
          <table:table-cell table:style-name="ce1" office:value-type="float" office:value="19.88594" calcext:value-type="float">
            <text:p>19,88594</text:p>
          </table:table-cell>
          <table:table-cell table:style-name="ce1" office:value-type="float" office:value="19.91094" calcext:value-type="float">
            <text:p>19,91094</text:p>
          </table:table-cell>
          <table:table-cell table:style-name="ce1" office:value-type="float" office:value="3.2996" calcext:value-type="float">
            <text:p>3,2996</text:p>
          </table:table-cell>
          <table:table-cell table:style-name="ce1" office:value-type="float" office:value="3.30113" calcext:value-type="float">
            <text:p>3,30113</text:p>
          </table:table-cell>
          <table:table-cell table:style-name="ce1" office:value-type="float" office:value="101.071" calcext:value-type="float">
            <text:p>101,071</text:p>
          </table:table-cell>
          <table:table-cell table:style-name="ce1" office:value-type="float" office:value="101.085" calcext:value-type="float">
            <text:p>101,085</text:p>
          </table:table-cell>
          <table:table-cell table:style-name="ce1" office:value-type="float" office:value="103.768" calcext:value-type="float">
            <text:p>103,768</text:p>
          </table:table-cell>
          <table:table-cell table:style-name="ce1" office:value-type="float" office:value="103.794" calcext:value-type="float">
            <text:p>103,794</text:p>
          </table:table-cell>
          <table:table-cell table:style-name="ce1" office:value-type="float" office:value="309.438" calcext:value-type="float">
            <text:p>309,438</text:p>
          </table:table-cell>
          <table:table-cell table:style-name="ce1" office:value-type="float" office:value="309.66" calcext:value-type="float">
            <text:p>309,66</text:p>
          </table:table-cell>
          <table:table-cell table:style-name="ce1" office:value-type="float" office:value="0.75333" calcext:value-type="float">
            <text:p>0,75333</text:p>
          </table:table-cell>
          <table:table-cell table:style-name="ce1" office:value-type="float" office:value="0.75361" calcext:value-type="float">
            <text:p>0,75361</text:p>
          </table:table-cell>
          <table:table-cell table:style-name="ce1" office:value-type="float" office:value="167.982" calcext:value-type="float">
            <text:p>167,982</text:p>
          </table:table-cell>
          <table:table-cell table:style-name="ce1" office:value-type="float" office:value="167.997" calcext:value-type="float">
            <text:p>167,997</text:p>
          </table:table-cell>
          <table:table-cell table:style-name="ce1" office:value-type="float" office:value="1800.245" calcext:value-type="float">
            <text:p>1800,245</text:p>
          </table:table-cell>
          <table:table-cell table:style-name="ce1" office:value-type="float" office:value="1800.85" calcext:value-type="float">
            <text:p>1800,85</text:p>
          </table:table-cell>
          <table:table-cell table:style-name="ce1" office:value-type="float" office:value="5.9451" calcext:value-type="float">
            <text:p>5,9451</text:p>
          </table:table-cell>
          <table:table-cell table:style-name="ce1" office:value-type="float" office:value="5.9465" calcext:value-type="float">
            <text:p>5,9465</text:p>
          </table:table-cell>
          <table:table-cell table:style-name="ce1" office:value-type="float" office:value="1198.979" calcext:value-type="float">
            <text:p>1198,979</text:p>
          </table:table-cell>
          <table:table-cell table:style-name="ce1" office:value-type="float" office:value="1199.253" calcext:value-type="float">
            <text:p>1199,253</text:p>
          </table:table-cell>
          <table:table-cell table:style-name="ce1" office:value-type="float" office:value="455.39" calcext:value-type="float">
            <text:p>455,39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32" calcext:value-type="float">
            <text:p>132,632</text:p>
          </table:table-cell>
          <table:table-cell table:style-name="ce1" office:value-type="float" office:value="132.658" calcext:value-type="float">
            <text:p>132,658</text:p>
          </table:table-cell>
          <table:table-cell table:style-name="ce1" office:value-type="float" office:value="6.65901" calcext:value-type="float">
            <text:p>6,65901</text:p>
          </table:table-cell>
          <table:table-cell table:style-name="ce1" office:value-type="float" office:value="6.65964" calcext:value-type="float">
            <text:p>6,65964</text:p>
          </table:table-cell>
          <table:table-cell table:style-name="ce1" office:value-type="float" office:value="1.50135" calcext:value-type="float">
            <text:p>1,50135</text:p>
          </table:table-cell>
          <table:table-cell table:style-name="ce1" office:value-type="float" office:value="1.50177" calcext:value-type="float">
            <text:p>1,50177</text:p>
          </table:table-cell>
          <table:table-cell table:style-name="ce1" office:value-type="float" office:value="7.75698" calcext:value-type="float">
            <text:p>7,75698</text:p>
          </table:table-cell>
          <table:table-cell table:style-name="ce1" office:value-type="float" office:value="7.75738" calcext:value-type="float">
            <text:p>7,75738</text:p>
          </table:table-cell>
          <table:table-cell table:style-name="ce1" office:value-type="float" office:value="1.66756" calcext:value-type="float">
            <text:p>1,66756</text:p>
          </table:table-cell>
          <table:table-cell table:style-name="ce1" office:value-type="float" office:value="1.66794" calcext:value-type="float">
            <text:p>1,66794</text:p>
          </table:table-cell>
          <table:table-cell table:style-name="ce1" office:value-type="float" office:value="3.7494" calcext:value-type="float">
            <text:p>3,749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357" calcext:value-type="float">
            <text:p>25,70357</text:p>
          </table:table-cell>
          <table:table-cell table:style-name="ce1" office:value-type="float" office:value="25.74047" calcext:value-type="float">
            <text:p>25,74047</text:p>
          </table:table-cell>
          <table:table-cell table:style-name="ce1" office:value-type="float" office:value="8.66664" calcext:value-type="float">
            <text:p>8,66664</text:p>
          </table:table-cell>
          <table:table-cell table:style-name="ce1" office:value-type="float" office:value="8.66795" calcext:value-type="float">
            <text:p>8,66795</text:p>
          </table:table-cell>
          <table:table-cell table:style-name="ce1" office:value-type="float" office:value="1339.66" calcext:value-type="float">
            <text:p>1339,66</text:p>
          </table:table-cell>
          <table:table-cell table:style-name="ce1" office:value-type="float" office:value="1339.945" calcext:value-type="float">
            <text:p>1339,945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9.17381" calcext:value-type="float">
            <text:p>9,17381</text:p>
          </table:table-cell>
          <table:table-cell table:style-name="ce1" office:value-type="float" office:value="9.17711" calcext:value-type="float">
            <text:p>9,17711</text:p>
          </table:table-cell>
          <table:table-cell table:style-name="ce1" office:value-type="float" office:value="27.01423" calcext:value-type="float">
            <text:p>27,01423</text:p>
          </table:table-cell>
          <table:table-cell table:style-name="ce1" office:value-type="float" office:value="27.0273" calcext:value-type="float">
            <text:p>27,0273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731" calcext:value-type="float">
            <text:p>1304,731</text:p>
          </table:table-cell>
          <table:table-cell table:style-name="ce1" office:value-type="float" office:value="1305.15" calcext:value-type="float">
            <text:p>1305,15</text:p>
          </table:table-cell>
          <table:table-cell table:style-name="ce1" office:value-type="float" office:value="5.58813" calcext:value-type="float">
            <text:p>5,58813</text:p>
          </table:table-cell>
          <table:table-cell table:style-name="ce1" office:value-type="float" office:value="5.58982" calcext:value-type="float">
            <text:p>5,58982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2.8" calcext:value-type="float">
            <text:p>6952,8</text:p>
          </table:table-cell>
          <table:table-cell table:style-name="ce1" office:value-type="float" office:value="6953.8" calcext:value-type="float">
            <text:p>6953,8</text:p>
          </table:table-cell>
          <table:table-cell table:style-name="ce1" office:value-type="float" office:value="1.25642" calcext:value-type="float">
            <text:p>1,25642</text:p>
          </table:table-cell>
          <table:table-cell table:style-name="ce1" office:value-type="float" office:value="1.25675" calcext:value-type="float">
            <text:p>1,25675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8" calcext:value-type="float">
            <text:p>112,928</text:p>
          </table:table-cell>
          <table:table-cell table:style-name="ce1" office:value-type="float" office:value="112.945" calcext:value-type="float">
            <text:p>112,945</text:p>
          </table:table-cell>
          <table:table-cell table:style-name="ce1" office:value-type="float" office:value="0.86598" calcext:value-type="float">
            <text:p>0,86598</text:p>
          </table:table-cell>
          <table:table-cell table:style-name="ce1" office:value-type="float" office:value="0.86616" calcext:value-type="float">
            <text:p>0,86616</text:p>
          </table:table-cell>
          <table:table-cell table:style-name="ce1" office:value-type="float" office:value="0.7204" calcext:value-type="float">
            <text:p>0,7204</text:p>
          </table:table-cell>
          <table:table-cell table:style-name="ce1" office:value-type="float" office:value="0.72058" calcext:value-type="float">
            <text:p>0,72058</text:p>
          </table:table-cell>
          <table:table-cell table:style-name="ce1" office:value-type="float" office:value="13.78034" calcext:value-type="float">
            <text:p>13,78034</text:p>
          </table:table-cell>
          <table:table-cell table:style-name="ce1" office:value-type="float" office:value="13.79002" calcext:value-type="float">
            <text:p>13,79002</text:p>
          </table:table-cell>
          <table:table-cell table:style-name="ce1" office:value-type="float" office:value="154.25484" calcext:value-type="float">
            <text:p>154,25484</text:p>
          </table:table-cell>
          <table:table-cell table:style-name="ce1" office:value-type="float" office:value="154.45673" calcext:value-type="float">
            <text:p>154,45673</text:p>
          </table:table-cell>
          <table:table-cell table:style-name="ce1" office:value-type="float" office:value="1747.675" calcext:value-type="float">
            <text:p>1747,675</text:p>
          </table:table-cell>
          <table:table-cell table:style-name="ce1" office:value-type="float" office:value="1748.267" calcext:value-type="float">
            <text:p>1748,267</text:p>
          </table:table-cell>
          <table:table-cell table:style-name="ce1" office:value-type="float" office:value="78.183" calcext:value-type="float">
            <text:p>78,183</text:p>
          </table:table-cell>
          <table:table-cell table:style-name="ce1" office:value-type="float" office:value="78.205" calcext:value-type="float">
            <text:p>78,205</text:p>
          </table:table-cell>
          <table:table-cell table:style-name="ce1" office:value-type="float" office:value="17.3161" calcext:value-type="float">
            <text:p>17,3161</text:p>
          </table:table-cell>
          <table:table-cell table:style-name="ce1" office:value-type="float" office:value="17.32774" calcext:value-type="float">
            <text:p>17,32774</text:p>
          </table:table-cell>
          <table:table-cell table:style-name="ce1" office:value-type="float" office:value="0.96805" calcext:value-type="float">
            <text:p>0,96805</text:p>
          </table:table-cell>
          <table:table-cell table:style-name="ce1" office:value-type="float" office:value="0.96847" calcext:value-type="float">
            <text:p>0,96847</text:p>
          </table:table-cell>
          <table:table-cell table:style-name="ce1" office:value-type="float" office:value="276.939" calcext:value-type="float">
            <text:p>276,939</text:p>
          </table:table-cell>
          <table:table-cell table:style-name="ce1" office:value-type="float" office:value="277.154" calcext:value-type="float">
            <text:p>277,154</text:p>
          </table:table-cell>
          <table:table-cell table:style-name="ce1" office:value-type="float" office:value="24.17538" calcext:value-type="float">
            <text:p>24,17538</text:p>
          </table:table-cell>
          <table:table-cell table:style-name="ce1" office:value-type="float" office:value="24.191" calcext:value-type="float">
            <text:p>24,191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5" calcext:value-type="float">
            <text:p>4,2725</text:p>
          </table:table-cell>
          <table:table-cell table:style-name="ce1" office:value-type="float" office:value="7.44049" calcext:value-type="float">
            <text:p>7,44049</text:p>
          </table:table-cell>
          <table:table-cell table:style-name="ce1" office:value-type="float" office:value="7.44104" calcext:value-type="float">
            <text:p>7,44104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64" calcext:value-type="float">
            <text:p>1,55064</text:p>
          </table:table-cell>
          <table:table-cell table:style-name="ce1" office:value-type="float" office:value="1.55109" calcext:value-type="float">
            <text:p>1,55109</text:p>
          </table:table-cell>
          <table:table-cell table:style-name="ce1" office:value-type="float" office:value="316.85" calcext:value-type="float">
            <text:p>316,85</text:p>
          </table:table-cell>
          <table:table-cell table:style-name="ce1" office:value-type="float" office:value="317.3" calcext:value-type="float">
            <text:p>317,3</text:p>
          </table:table-cell>
          <table:table-cell table:style-name="ce1" office:value-type="float" office:value="0.74641" calcext:value-type="float">
            <text:p>0,74641</text:p>
          </table:table-cell>
          <table:table-cell table:style-name="ce1" office:value-type="float" office:value="0.74669" calcext:value-type="float">
            <text:p>0,74669</text:p>
          </table:table-cell>
          <table:table-cell table:style-name="ce1" office:value-type="float" office:value="8.46112" calcext:value-type="float">
            <text:p>8,46112</text:p>
          </table:table-cell>
          <table:table-cell table:style-name="ce1" office:value-type="float" office:value="8.46375" calcext:value-type="float">
            <text:p>8,46375</text:p>
          </table:table-cell>
          <table:table-cell table:style-name="ce1" office:value-type="float" office:value="1.7335" calcext:value-type="float">
            <text:p>1,7335</text:p>
          </table:table-cell>
          <table:table-cell table:style-name="ce1" office:value-type="float" office:value="1.73408" calcext:value-type="float">
            <text:p>1,73408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674" calcext:value-type="float">
            <text:p>10,00674</text:p>
          </table:table-cell>
          <table:table-cell table:style-name="ce1" office:value-type="float" office:value="10.00881" calcext:value-type="float">
            <text:p>10,00881</text:p>
          </table:table-cell>
          <table:table-cell table:style-name="ce1" office:value-type="float" office:value="8.21071" calcext:value-type="float">
            <text:p>8,21071</text:p>
          </table:table-cell>
          <table:table-cell table:style-name="ce1" office:value-type="float" office:value="8.21364" calcext:value-type="float">
            <text:p>8,21364</text:p>
          </table:table-cell>
          <table:table-cell table:style-name="ce1" office:value-type="float" office:value="2.95266" calcext:value-type="float">
            <text:p>2,95266</text:p>
          </table:table-cell>
          <table:table-cell table:style-name="ce1" office:value-type="float" office:value="2.95359" calcext:value-type="float">
            <text:p>2,95359</text:p>
          </table:table-cell>
          <table:table-cell table:style-name="ce1" office:value-type="float" office:value="130.394" calcext:value-type="float">
            <text:p>130,394</text:p>
          </table:table-cell>
          <table:table-cell table:style-name="ce1" office:value-type="float" office:value="130.425" calcext:value-type="float">
            <text:p>130,425</text:p>
          </table:table-cell>
          <table:table-cell table:style-name="ce1" office:value-type="float" office:value="18.16796" calcext:value-type="float">
            <text:p>18,16796</text:p>
          </table:table-cell>
          <table:table-cell table:style-name="ce1" office:value-type="float" office:value="18.17452" calcext:value-type="float">
            <text:p>18,17452</text:p>
          </table:table-cell>
          <table:table-cell table:style-name="ce1" office:value-type="float" office:value="1.29003" calcext:value-type="float">
            <text:p>1,29003</text:p>
          </table:table-cell>
          <table:table-cell table:style-name="ce1" office:value-type="float" office:value="1.29023" calcext:value-type="float">
            <text:p>1,29023</text:p>
          </table:table-cell>
          <table:table-cell table:style-name="ce1" office:value-type="float" office:value="77.466" calcext:value-type="float">
            <text:p>77,466</text:p>
          </table:table-cell>
          <table:table-cell table:style-name="ce1" office:value-type="float" office:value="77.482" calcext:value-type="float">
            <text:p>77,482</text:p>
          </table:table-cell>
          <table:table-cell table:style-name="ce1" office:value-type="float" office:value="14.99713" calcext:value-type="float">
            <text:p>14,99713</text:p>
          </table:table-cell>
          <table:table-cell table:style-name="ce1" office:value-type="float" office:value="15.00637" calcext:value-type="float">
            <text:p>15,00637</text:p>
          </table:table-cell>
          <table:table-cell table:style-name="ce1" office:value-type="float" office:value="75.201" calcext:value-type="float">
            <text:p>75,201</text:p>
          </table:table-cell>
          <table:table-cell table:style-name="ce1" office:value-type="float" office:value="75.225" calcext:value-type="float">
            <text:p>75,225</text:p>
          </table:table-cell>
          <table:table-cell table:style-name="ce1" office:value-type="float" office:value="0.70159" calcext:value-type="float">
            <text:p>0,70159</text:p>
          </table:table-cell>
          <table:table-cell table:style-name="ce1" office:value-type="float" office:value="0.7019" calcext:value-type="float">
            <text:p>0,7019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1" calcext:value-type="float">
            <text:p>0,72461</text:p>
          </table:table-cell>
          <table:table-cell table:style-name="ce1" office:value-type="float" office:value="0.72488" calcext:value-type="float">
            <text:p>0,72488</text:p>
          </table:table-cell>
          <table:table-cell table:style-name="ce1" office:value-type="float" office:value="1.08818" calcext:value-type="float">
            <text:p>1,08818</text:p>
          </table:table-cell>
          <table:table-cell table:style-name="ce1" office:value-type="float" office:value="1.08836" calcext:value-type="float">
            <text:p>1,08836</text:p>
          </table:table-cell>
          <table:table-cell table:style-name="ce1" office:value-type="float" office:value="1.02989" calcext:value-type="float">
            <text:p>1,02989</text:p>
          </table:table-cell>
          <table:table-cell table:style-name="ce1" office:value-type="float" office:value="1.03027" calcext:value-type="float">
            <text:p>1,03027</text:p>
          </table:table-cell>
          <table:table-cell table:style-name="ce1" office:value-type="float" office:value="6.64839" calcext:value-type="float">
            <text:p>6,64839</text:p>
          </table:table-cell>
          <table:table-cell table:style-name="ce1" office:value-type="float" office:value="6.64891" calcext:value-type="float">
            <text:p>6,64891</text:p>
          </table:table-cell>
          <table:table-cell table:style-name="ce1" office:value-type="float" office:value="10753.2" calcext:value-type="float">
            <text:p>10753,2</text:p>
          </table:table-cell>
          <table:table-cell table:style-name="ce1" office:value-type="float" office:value="10753.4" calcext:value-type="float">
            <text:p>10753,4</text:p>
          </table:table-cell>
          <table:table-cell table:style-name="ce1" office:value-type="float" office:value="34.208" calcext:value-type="float">
            <text:p>34,208</text:p>
          </table:table-cell>
          <table:table-cell table:style-name="ce1" office:value-type="float" office:value="34.23" calcext:value-type="float">
            <text:p>34,23</text:p>
          </table:table-cell>
          <table:table-cell table:style-name="ce1" office:value-type="float" office:value="0.99066" calcext:value-type="float">
            <text:p>0,99066</text:p>
          </table:table-cell>
          <table:table-cell table:style-name="ce1" office:value-type="float" office:value="0.99094" calcext:value-type="float">
            <text:p>0,99094</text:p>
          </table:table-cell>
          <table:table-cell table:style-name="ce1" office:value-type="float" office:value="121.883" calcext:value-type="float">
            <text:p>121,883</text:p>
          </table:table-cell>
          <table:table-cell table:style-name="ce1" office:value-type="float" office:value="121.901" calcext:value-type="float">
            <text:p>121,901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75" calcext:value-type="float">
            <text:p>173,575</text:p>
          </table:table-cell>
          <table:table-cell table:style-name="ce1" office:value-type="float" office:value="173.616" calcext:value-type="float">
            <text:p>173,616</text:p>
          </table:table-cell>
          <table:table-cell table:style-name="ce1" office:value-type="float" office:value="46.937" calcext:value-type="float">
            <text:p>46,937</text:p>
          </table:table-cell>
          <table:table-cell table:style-name="ce1" office:value-type="float" office:value="46.967" calcext:value-type="float">
            <text:p>46,967</text:p>
          </table:table-cell>
          <table:table-cell table:style-name="ce1" office:value-type="float" office:value="10391.766" calcext:value-type="float">
            <text:p>10391,766</text:p>
          </table:table-cell>
          <table:table-cell table:style-name="ce1" office:value-type="float" office:value="10394.413" calcext:value-type="float">
            <text:p>10394,413</text:p>
          </table:table-cell>
          <table:table-cell table:style-name="ce1" table:number-columns-repeated="7"/>
          <table:table-cell office:value-type="string" calcext:value-type="string">
            <text:p>order: sell 10.000000 BCO_USD</text:p>
          </table:table-cell>
          <table:table-cell office:value-type="string" calcext:value-type="string">
            <text:p>{u'orderFillTransaction': {u'orderID': u'859', u'financing': u'0.0000', u'instrument': u'BCO_USD', u'price': u'46.937', u'userID': 2088872, u'batchID': u'859', u'accountBalance': u'96761.6912', u'reason': u'MARKET_ORDER', u'tradeOpened': {u'units': u'-10', u'tradeID': u'860'}, u'time': u'2016-08-15T11:17:58.878004892Z', u'units': u'-10', u'type': u'ORDER_FILL', u'id': u'860', u'pl': u'0.0000', u'accountID': u'101-004-2088872-001'}, u'orderCreateTransaction': {u'timeInForce': u'FOK', u'positionFill': u'DEFAULT', u'userID': 2088872, u'batchID': u'859', u'instrument': u'BCO_USD', u'reason': u'CLIENT_ORDER', u'time': u'2016-08-15T11:17:58.878004892Z', u'units': u'-10', u'type': u'MARKET_ORDER', u'id': u'859', u'accountID': u'101-004-2088872-001'}, u'relatedTransactionIDs': [u'859', u'860'], u'lastTransactionID': u'860'}</text:p>
          </table:table-cell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7:24</text:p>
          </table:table-cell>
          <table:table-cell table:style-name="ce5"/>
          <table:table-cell table:style-name="ce5" office:value-type="float" office:value="46.927" calcext:value-type="float">
            <text:p>46,9270</text:p>
          </table:table-cell>
          <table:table-cell table:style-name="ce5" office:value-type="float" office:value="46.957" calcext:value-type="float">
            <text:p>46,9570</text:p>
          </table:table-cell>
          <table:table-cell table:style-name="ce5" table:formula="of:=([.E54]+[.F54])/2" office:value-type="float" office:value="46.942" calcext:value-type="float">
            <text:p>46,9420</text:p>
          </table:table-cell>
          <table:table-cell table:style-name="ce5" table:formula="of:=[.$H$46]*[.G54]+(1-[.$H$46])*[.H55]" office:value-type="float" office:value="46.9329986342187" calcext:value-type="float">
            <text:p>46,9330</text:p>
          </table:table-cell>
          <table:table-cell table:style-name="ce5" table:formula="of:=[.$I$46]*[.G54]+(1-[.$I$46])*[.I55]" office:value-type="float" office:value="46.93398829" calcext:value-type="float">
            <text:p>46,9340</text:p>
          </table:table-cell>
          <table:table-cell table:style-name="ce8" table:formula="of:=[.H54]-[.I54]" office:value-type="float" office:value="-0.0009896557812894" calcext:value-type="float">
            <text:p>-0,000990</text:p>
          </table:table-cell>
          <table:table-cell table:style-name="ce8" table:formula="of:=[.$K$46]*[.J54]+(1-[.$K$46])*[.K55]" office:value-type="float" office:value="-0.000235606656270834" calcext:value-type="float">
            <text:p>-0,000236</text:p>
          </table:table-cell>
          <table:table-cell table:style-name="ce8" table:formula="of:=[.J54]-[.K54]" office:value-type="float" office:value="-0.000754049125018566" calcext:value-type="float">
            <text:p>-0,000754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4]&lt;-[.$R$46];1;0)" office:value-type="float" office:value="0" calcext:value-type="float">
            <text:p>0</text:p>
          </table:table-cell>
          <table:table-cell table:style-name="ce1" table:formula="of:=IF([.L54]&gt;[.$S$46];1;0)" office:value-type="float" office:value="0" calcext:value-type="float">
            <text:p>0</text:p>
          </table:table-cell>
          <table:table-cell table:style-name="ce1" table:formula="of:=IF([.R54]&gt;0;[.$T$45];0)" office:value-type="float" office:value="0" calcext:value-type="float">
            <text:p>0</text:p>
          </table:table-cell>
          <table:table-cell table:style-name="ce13" table:formula="of:=IF([.S54]&gt;0;[.$U$45];0)" office:value-type="float" office:value="0" calcext:value-type="float">
            <text:p>0</text:p>
          </table:table-cell>
          <table:table-cell table:style-name="ce13" table:formula="of:=[.V55]-[.T54]+[.U54]" office:value-type="float" office:value="0" calcext:value-type="float">
            <text:p>0</text:p>
          </table:table-cell>
          <table:table-cell table:style-name="ce14" table:formula="of:=[.W55]+[.T54]*[.E54]-[.U54]*[.F54]" office:value-type="currency" office:currency="EUR" office:value="1000" calcext:value-type="currency">
            <text:p>1 000,00 €</text:p>
          </table:table-cell>
          <table:table-cell table:style-name="ce14" table:formula="of:=[.W54]+[.V54]*[.E54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19.9848" calcext:value-type="float">
            <text:p>419,9848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5371" calcext:value-type="float">
            <text:p>-0,5371</text:p>
          </table:table-cell>
          <table:table-cell table:style-name="ce1" office:value-type="float" office:value="96752.7544" calcext:value-type="float">
            <text:p>96752,7544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83" calcext:value-type="float">
            <text:p>67,283</text:p>
          </table:table-cell>
          <table:table-cell table:style-name="ce1" office:value-type="float" office:value="67.394" calcext:value-type="float">
            <text:p>67,394</text:p>
          </table:table-cell>
          <table:table-cell table:style-name="ce1" office:value-type="float" office:value="17.79323" calcext:value-type="float">
            <text:p>17,79323</text:p>
          </table:table-cell>
          <table:table-cell table:style-name="ce1" office:value-type="float" office:value="17.81784" calcext:value-type="float">
            <text:p>17,81784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2.14099" calcext:value-type="float">
            <text:p>2,1409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71565" calcext:value-type="float">
            <text:p>26,71565</text:p>
          </table:table-cell>
          <table:table-cell table:style-name="ce1" office:value-type="float" office:value="26.75403" calcext:value-type="float">
            <text:p>26,75403</text:p>
          </table:table-cell>
          <table:table-cell table:style-name="ce1" office:value-type="float" office:value="7.96346" calcext:value-type="float">
            <text:p>7,96346</text:p>
          </table:table-cell>
          <table:table-cell table:style-name="ce1" office:value-type="float" office:value="7.96535" calcext:value-type="float">
            <text:p>7,96535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596" calcext:value-type="float">
            <text:p>1731,596</text:p>
          </table:table-cell>
          <table:table-cell table:style-name="ce1" office:value-type="float" office:value="1732.2" calcext:value-type="float">
            <text:p>1732,2</text:p>
          </table:table-cell>
          <table:table-cell table:style-name="ce1" office:value-type="float" office:value="15.40897" calcext:value-type="float">
            <text:p>15,40897</text:p>
          </table:table-cell>
          <table:table-cell table:style-name="ce1" office:value-type="float" office:value="15.43086" calcext:value-type="float">
            <text:p>15,43086</text:p>
          </table:table-cell>
          <table:table-cell table:style-name="ce1" office:value-type="float" office:value="1.11721" calcext:value-type="float">
            <text:p>1,11721</text:p>
          </table:table-cell>
          <table:table-cell table:style-name="ce1" office:value-type="float" office:value="1.11735" calcext:value-type="float">
            <text:p>1,11735</text:p>
          </table:table-cell>
          <table:table-cell table:style-name="ce1" office:value-type="float" office:value="1.0393" calcext:value-type="float">
            <text:p>1,0393</text:p>
          </table:table-cell>
          <table:table-cell table:style-name="ce1" office:value-type="float" office:value="1.03967" calcext:value-type="float">
            <text:p>1,03967</text:p>
          </table:table-cell>
          <table:table-cell table:style-name="ce1" office:value-type="float" office:value="1.29272" calcext:value-type="float">
            <text:p>1,29272</text:p>
          </table:table-cell>
          <table:table-cell table:style-name="ce1" office:value-type="float" office:value="1.29294" calcext:value-type="float">
            <text:p>1,29294</text:p>
          </table:table-cell>
          <table:table-cell table:style-name="ce1" office:value-type="float" office:value="3.8224" calcext:value-type="float">
            <text:p>3,8224</text:p>
          </table:table-cell>
          <table:table-cell table:style-name="ce1" office:value-type="float" office:value="3.8244" calcext:value-type="float">
            <text:p>3,8244</text:p>
          </table:table-cell>
          <table:table-cell table:style-name="ce1" office:value-type="float" office:value="1.6831" calcext:value-type="float">
            <text:p>1,6831</text:p>
          </table:table-cell>
          <table:table-cell table:style-name="ce1" office:value-type="float" office:value="1.6835" calcext:value-type="float">
            <text:p>1,6835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3" calcext:value-type="float">
            <text:p>3,243</text:p>
          </table:table-cell>
          <table:table-cell table:style-name="ce1" office:value-type="float" office:value="3.246" calcext:value-type="float">
            <text:p>3,246</text:p>
          </table:table-cell>
          <table:table-cell table:style-name="ce1" office:value-type="float" office:value="13.02954" calcext:value-type="float">
            <text:p>13,02954</text:p>
          </table:table-cell>
          <table:table-cell table:style-name="ce1" office:value-type="float" office:value="13.03202" calcext:value-type="float">
            <text:p>13,03202</text:p>
          </table:table-cell>
          <table:table-cell table:style-name="ce1" office:value-type="float" office:value="5.77155" calcext:value-type="float">
            <text:p>5,77155</text:p>
          </table:table-cell>
          <table:table-cell table:style-name="ce1" office:value-type="float" office:value="5.77288" calcext:value-type="float">
            <text:p>5,77288</text:p>
          </table:table-cell>
          <table:table-cell table:style-name="ce1" office:value-type="float" office:value="1038.198" calcext:value-type="float">
            <text:p>1038,198</text:p>
          </table:table-cell>
          <table:table-cell table:style-name="ce1" office:value-type="float" office:value="1038.512" calcext:value-type="float">
            <text:p>1038,512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071" calcext:value-type="float">
            <text:p>1,79071</text:p>
          </table:table-cell>
          <table:table-cell table:style-name="ce1" office:value-type="float" office:value="1.79134" calcext:value-type="float">
            <text:p>1,79134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3" calcext:value-type="float">
            <text:p>4502,3</text:p>
          </table:table-cell>
          <table:table-cell table:style-name="ce1" office:value-type="float" office:value="4503.7" calcext:value-type="float">
            <text:p>4503,7</text:p>
          </table:table-cell>
          <table:table-cell table:style-name="ce1" office:value-type="float" office:value="135386" calcext:value-type="float">
            <text:p>135386</text:p>
          </table:table-cell>
          <table:table-cell table:style-name="ce1" office:value-type="float" office:value="135437" calcext:value-type="float">
            <text:p>135437</text:p>
          </table:table-cell>
          <table:table-cell table:style-name="ce1" office:value-type="float" office:value="1.34376" calcext:value-type="float">
            <text:p>1,34376</text:p>
          </table:table-cell>
          <table:table-cell table:style-name="ce1" office:value-type="float" office:value="1.344" calcext:value-type="float">
            <text:p>1,344</text:p>
          </table:table-cell>
          <table:table-cell table:style-name="ce1" office:value-type="float" office:value="9.45398" calcext:value-type="float">
            <text:p>9,45398</text:p>
          </table:table-cell>
          <table:table-cell table:style-name="ce1" office:value-type="float" office:value="9.4569" calcext:value-type="float">
            <text:p>9,4569</text:p>
          </table:table-cell>
          <table:table-cell table:style-name="ce1" office:value-type="float" office:value="13.42245" calcext:value-type="float">
            <text:p>13,42245</text:p>
          </table:table-cell>
          <table:table-cell table:style-name="ce1" office:value-type="float" office:value="13.43298" calcext:value-type="float">
            <text:p>13,43298</text:p>
          </table:table-cell>
          <table:table-cell table:style-name="ce1" office:value-type="float" office:value="5.99948" calcext:value-type="float">
            <text:p>5,99948</text:p>
          </table:table-cell>
          <table:table-cell table:style-name="ce1" office:value-type="float" office:value="6.00082" calcext:value-type="float">
            <text:p>6,00082</text:p>
          </table:table-cell>
          <table:table-cell table:style-name="ce1" office:value-type="float" office:value="19.36216" calcext:value-type="float">
            <text:p>19,36216</text:p>
          </table:table-cell>
          <table:table-cell table:style-name="ce1" office:value-type="float" office:value="19.3901" calcext:value-type="float">
            <text:p>19,3901</text:p>
          </table:table-cell>
          <table:table-cell table:style-name="ce1" office:value-type="float" office:value="0.93112" calcext:value-type="float">
            <text:p>0,93112</text:p>
          </table:table-cell>
          <table:table-cell table:style-name="ce1" office:value-type="float" office:value="0.93148" calcext:value-type="float">
            <text:p>0,93148</text:p>
          </table:table-cell>
          <table:table-cell table:style-name="ce1" office:value-type="float" office:value="4815" calcext:value-type="float">
            <text:p>4815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9.4" calcext:value-type="float">
            <text:p>2009,4</text:p>
          </table:table-cell>
          <table:table-cell table:style-name="ce1" office:value-type="float" office:value="2012.3" calcext:value-type="float">
            <text:p>2012,3</text:p>
          </table:table-cell>
          <table:table-cell table:style-name="ce1" office:value-type="float" office:value="1859.275" calcext:value-type="float">
            <text:p>1859,275</text:p>
          </table:table-cell>
          <table:table-cell table:style-name="ce1" office:value-type="float" office:value="1860.027" calcext:value-type="float">
            <text:p>1860,027</text:p>
          </table:table-cell>
          <table:table-cell table:style-name="ce1" office:value-type="float" office:value="25.93671" calcext:value-type="float">
            <text:p>25,93671</text:p>
          </table:table-cell>
          <table:table-cell table:style-name="ce1" office:value-type="float" office:value="25.97441" calcext:value-type="float">
            <text:p>25,97441</text:p>
          </table:table-cell>
          <table:table-cell table:style-name="ce1" office:value-type="float" office:value="7.519" calcext:value-type="float">
            <text:p>7,519</text:p>
          </table:table-cell>
          <table:table-cell table:style-name="ce1" office:value-type="float" office:value="7.538" calcext:value-type="float">
            <text:p>7,538</text:p>
          </table:table-cell>
          <table:table-cell table:style-name="ce1" office:value-type="float" office:value="4.93107" calcext:value-type="float">
            <text:p>4,93107</text:p>
          </table:table-cell>
          <table:table-cell table:style-name="ce1" office:value-type="float" office:value="4.93421" calcext:value-type="float">
            <text:p>4,93421</text:p>
          </table:table-cell>
          <table:table-cell table:style-name="ce1" office:value-type="float" office:value="1.44426" calcext:value-type="float">
            <text:p>1,44426</text:p>
          </table:table-cell>
          <table:table-cell table:style-name="ce1" office:value-type="float" office:value="1.44459" calcext:value-type="float">
            <text:p>1,44459</text:p>
          </table:table-cell>
          <table:table-cell table:style-name="ce1" office:value-type="float" office:value="27.59601" calcext:value-type="float">
            <text:p>27,59601</text:p>
          </table:table-cell>
          <table:table-cell table:style-name="ce1" office:value-type="float" office:value="27.63685" calcext:value-type="float">
            <text:p>27,63685</text:p>
          </table:table-cell>
          <table:table-cell table:style-name="ce1" office:value-type="float" office:value="1.06382" calcext:value-type="float">
            <text:p>1,06382</text:p>
          </table:table-cell>
          <table:table-cell table:style-name="ce1" office:value-type="float" office:value="1.06409" calcext:value-type="float">
            <text:p>1,06409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37" calcext:value-type="float">
            <text:p>0,76637</text:p>
          </table:table-cell>
          <table:table-cell table:style-name="ce1" office:value-type="float" office:value="0.76652" calcext:value-type="float">
            <text:p>0,76652</text:p>
          </table:table-cell>
          <table:table-cell table:style-name="ce1" office:value-type="float" office:value="72.805" calcext:value-type="float">
            <text:p>72,805</text:p>
          </table:table-cell>
          <table:table-cell table:style-name="ce1" office:value-type="float" office:value="72.823" calcext:value-type="float">
            <text:p>72,823</text:p>
          </table:table-cell>
          <table:table-cell table:style-name="ce1" office:value-type="float" office:value="131.818" calcext:value-type="float">
            <text:p>131,818</text:p>
          </table:table-cell>
          <table:table-cell table:style-name="ce1" office:value-type="float" office:value="131.838" calcext:value-type="float">
            <text:p>131,83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59" calcext:value-type="float">
            <text:p>1,45759</text:p>
          </table:table-cell>
          <table:table-cell table:style-name="ce1" office:value-type="float" office:value="1.45787" calcext:value-type="float">
            <text:p>1,45787</text:p>
          </table:table-cell>
          <table:table-cell table:style-name="ce1" office:value-type="float" office:value="19.88127" calcext:value-type="float">
            <text:p>19,88127</text:p>
          </table:table-cell>
          <table:table-cell table:style-name="ce1" office:value-type="float" office:value="19.90627" calcext:value-type="float">
            <text:p>19,90627</text:p>
          </table:table-cell>
          <table:table-cell table:style-name="ce1" office:value-type="float" office:value="3.2995" calcext:value-type="float">
            <text:p>3,2995</text:p>
          </table:table-cell>
          <table:table-cell table:style-name="ce1" office:value-type="float" office:value="3.30098" calcext:value-type="float">
            <text:p>3,30098</text:p>
          </table:table-cell>
          <table:table-cell table:style-name="ce1" office:value-type="float" office:value="101.075" calcext:value-type="float">
            <text:p>101,075</text:p>
          </table:table-cell>
          <table:table-cell table:style-name="ce1" office:value-type="float" office:value="101.089" calcext:value-type="float">
            <text:p>101,089</text:p>
          </table:table-cell>
          <table:table-cell table:style-name="ce1" office:value-type="float" office:value="103.765" calcext:value-type="float">
            <text:p>103,765</text:p>
          </table:table-cell>
          <table:table-cell table:style-name="ce1" office:value-type="float" office:value="103.792" calcext:value-type="float">
            <text:p>103,792</text:p>
          </table:table-cell>
          <table:table-cell table:style-name="ce1" office:value-type="float" office:value="309.438" calcext:value-type="float">
            <text:p>309,438</text:p>
          </table:table-cell>
          <table:table-cell table:style-name="ce1" office:value-type="float" office:value="309.66" calcext:value-type="float">
            <text:p>309,66</text:p>
          </table:table-cell>
          <table:table-cell table:style-name="ce1" office:value-type="float" office:value="0.75325" calcext:value-type="float">
            <text:p>0,75325</text:p>
          </table:table-cell>
          <table:table-cell table:style-name="ce1" office:value-type="float" office:value="0.75351" calcext:value-type="float">
            <text:p>0,75351</text:p>
          </table:table-cell>
          <table:table-cell table:style-name="ce1" office:value-type="float" office:value="167.982" calcext:value-type="float">
            <text:p>167,982</text:p>
          </table:table-cell>
          <table:table-cell table:style-name="ce1" office:value-type="float" office:value="167.997" calcext:value-type="float">
            <text:p>167,997</text:p>
          </table:table-cell>
          <table:table-cell table:style-name="ce1" office:value-type="float" office:value="1799.962" calcext:value-type="float">
            <text:p>1799,962</text:p>
          </table:table-cell>
          <table:table-cell table:style-name="ce1" office:value-type="float" office:value="1800.609" calcext:value-type="float">
            <text:p>1800,609</text:p>
          </table:table-cell>
          <table:table-cell table:style-name="ce1" office:value-type="float" office:value="5.9447" calcext:value-type="float">
            <text:p>5,9447</text:p>
          </table:table-cell>
          <table:table-cell table:style-name="ce1" office:value-type="float" office:value="5.94618" calcext:value-type="float">
            <text:p>5,94618</text:p>
          </table:table-cell>
          <table:table-cell table:style-name="ce1" office:value-type="float" office:value="1198.832" calcext:value-type="float">
            <text:p>1198,832</text:p>
          </table:table-cell>
          <table:table-cell table:style-name="ce1" office:value-type="float" office:value="1199.166" calcext:value-type="float">
            <text:p>1199,166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5948" calcext:value-type="float">
            <text:p>6,65948</text:p>
          </table:table-cell>
          <table:table-cell table:style-name="ce1" office:value-type="float" office:value="6.66004" calcext:value-type="float">
            <text:p>6,66004</text:p>
          </table:table-cell>
          <table:table-cell table:style-name="ce1" office:value-type="float" office:value="1.50129" calcext:value-type="float">
            <text:p>1,50129</text:p>
          </table:table-cell>
          <table:table-cell table:style-name="ce1" office:value-type="float" office:value="1.50174" calcext:value-type="float">
            <text:p>1,50174</text:p>
          </table:table-cell>
          <table:table-cell table:style-name="ce1" office:value-type="float" office:value="7.75697" calcext:value-type="float">
            <text:p>7,75697</text:p>
          </table:table-cell>
          <table:table-cell table:style-name="ce1" office:value-type="float" office:value="7.75737" calcext:value-type="float">
            <text:p>7,75737</text:p>
          </table:table-cell>
          <table:table-cell table:style-name="ce1" office:value-type="float" office:value="1.66775" calcext:value-type="float">
            <text:p>1,66775</text:p>
          </table:table-cell>
          <table:table-cell table:style-name="ce1" office:value-type="float" office:value="1.66812" calcext:value-type="float">
            <text:p>1,66812</text:p>
          </table:table-cell>
          <table:table-cell table:style-name="ce1" office:value-type="float" office:value="3.74941" calcext:value-type="float">
            <text:p>3,74941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091" calcext:value-type="float">
            <text:p>25,70091</text:p>
          </table:table-cell>
          <table:table-cell table:style-name="ce1" office:value-type="float" office:value="25.73761" calcext:value-type="float">
            <text:p>25,73761</text:p>
          </table:table-cell>
          <table:table-cell table:style-name="ce1" office:value-type="float" office:value="8.66616" calcext:value-type="float">
            <text:p>8,66616</text:p>
          </table:table-cell>
          <table:table-cell table:style-name="ce1" office:value-type="float" office:value="8.6677" calcext:value-type="float">
            <text:p>8,6677</text:p>
          </table:table-cell>
          <table:table-cell table:style-name="ce1" office:value-type="float" office:value="1339.46" calcext:value-type="float">
            <text:p>1339,46</text:p>
          </table:table-cell>
          <table:table-cell table:style-name="ce1" office:value-type="float" office:value="1339.776" calcext:value-type="float">
            <text:p>1339,776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3" calcext:value-type="float">
            <text:p>2,593</text:p>
          </table:table-cell>
          <table:table-cell table:style-name="ce1" office:value-type="float" office:value="2.597" calcext:value-type="float">
            <text:p>2,597</text:p>
          </table:table-cell>
          <table:table-cell table:style-name="ce1" office:value-type="float" office:value="9.17406" calcext:value-type="float">
            <text:p>9,17406</text:p>
          </table:table-cell>
          <table:table-cell table:style-name="ce1" office:value-type="float" office:value="9.17701" calcext:value-type="float">
            <text:p>9,17701</text:p>
          </table:table-cell>
          <table:table-cell table:style-name="ce1" office:value-type="float" office:value="27.01382" calcext:value-type="float">
            <text:p>27,01382</text:p>
          </table:table-cell>
          <table:table-cell table:style-name="ce1" office:value-type="float" office:value="27.0274" calcext:value-type="float">
            <text:p>27,0274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537" calcext:value-type="float">
            <text:p>1304,537</text:p>
          </table:table-cell>
          <table:table-cell table:style-name="ce1" office:value-type="float" office:value="1304.986" calcext:value-type="float">
            <text:p>1304,986</text:p>
          </table:table-cell>
          <table:table-cell table:style-name="ce1" office:value-type="float" office:value="5.58719" calcext:value-type="float">
            <text:p>5,58719</text:p>
          </table:table-cell>
          <table:table-cell table:style-name="ce1" office:value-type="float" office:value="5.58872" calcext:value-type="float">
            <text:p>5,58872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8" calcext:value-type="float">
            <text:p>6951,8</text:p>
          </table:table-cell>
          <table:table-cell table:style-name="ce1" office:value-type="float" office:value="6952.8" calcext:value-type="float">
            <text:p>6952,8</text:p>
          </table:table-cell>
          <table:table-cell table:style-name="ce1" office:value-type="float" office:value="1.25643" calcext:value-type="float">
            <text:p>1,25643</text:p>
          </table:table-cell>
          <table:table-cell table:style-name="ce1" office:value-type="float" office:value="1.25678" calcext:value-type="float">
            <text:p>1,25678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5" calcext:value-type="float">
            <text:p>112,925</text:p>
          </table:table-cell>
          <table:table-cell table:style-name="ce1" office:value-type="float" office:value="112.942" calcext:value-type="float">
            <text:p>112,942</text:p>
          </table:table-cell>
          <table:table-cell table:style-name="ce1" office:value-type="float" office:value="0.86592" calcext:value-type="float">
            <text:p>0,86592</text:p>
          </table:table-cell>
          <table:table-cell table:style-name="ce1" office:value-type="float" office:value="0.86608" calcext:value-type="float">
            <text:p>0,86608</text:p>
          </table:table-cell>
          <table:table-cell table:style-name="ce1" office:value-type="float" office:value="0.72028" calcext:value-type="float">
            <text:p>0,72028</text:p>
          </table:table-cell>
          <table:table-cell table:style-name="ce1" office:value-type="float" office:value="0.72044" calcext:value-type="float">
            <text:p>0,72044</text:p>
          </table:table-cell>
          <table:table-cell table:style-name="ce1" office:value-type="float" office:value="13.77976" calcext:value-type="float">
            <text:p>13,77976</text:p>
          </table:table-cell>
          <table:table-cell table:style-name="ce1" office:value-type="float" office:value="13.79312" calcext:value-type="float">
            <text:p>13,79312</text:p>
          </table:table-cell>
          <table:table-cell table:style-name="ce1" office:value-type="float" office:value="154.21841" calcext:value-type="float">
            <text:p>154,21841</text:p>
          </table:table-cell>
          <table:table-cell table:style-name="ce1" office:value-type="float" office:value="154.4203" calcext:value-type="float">
            <text:p>154,4203</text:p>
          </table:table-cell>
          <table:table-cell table:style-name="ce1" office:value-type="float" office:value="1747.506" calcext:value-type="float">
            <text:p>1747,506</text:p>
          </table:table-cell>
          <table:table-cell table:style-name="ce1" office:value-type="float" office:value="1748.161" calcext:value-type="float">
            <text:p>1748,161</text:p>
          </table:table-cell>
          <table:table-cell table:style-name="ce1" office:value-type="float" office:value="78.175" calcext:value-type="float">
            <text:p>78,175</text:p>
          </table:table-cell>
          <table:table-cell table:style-name="ce1" office:value-type="float" office:value="78.195" calcext:value-type="float">
            <text:p>78,195</text:p>
          </table:table-cell>
          <table:table-cell table:style-name="ce1" office:value-type="float" office:value="17.31536" calcext:value-type="float">
            <text:p>17,31536</text:p>
          </table:table-cell>
          <table:table-cell table:style-name="ce1" office:value-type="float" office:value="17.33177" calcext:value-type="float">
            <text:p>17,33177</text:p>
          </table:table-cell>
          <table:table-cell table:style-name="ce1" office:value-type="float" office:value="0.96788" calcext:value-type="float">
            <text:p>0,96788</text:p>
          </table:table-cell>
          <table:table-cell table:style-name="ce1" office:value-type="float" office:value="0.96827" calcext:value-type="float">
            <text:p>0,96827</text:p>
          </table:table-cell>
          <table:table-cell table:style-name="ce1" office:value-type="float" office:value="276.954" calcext:value-type="float">
            <text:p>276,954</text:p>
          </table:table-cell>
          <table:table-cell table:style-name="ce1" office:value-type="float" office:value="277.172" calcext:value-type="float">
            <text:p>277,172</text:p>
          </table:table-cell>
          <table:table-cell table:style-name="ce1" office:value-type="float" office:value="24.177" calcext:value-type="float">
            <text:p>24,177</text:p>
          </table:table-cell>
          <table:table-cell table:style-name="ce1" office:value-type="float" office:value="24.19236" calcext:value-type="float">
            <text:p>24,19236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47" calcext:value-type="float">
            <text:p>7,44047</text:p>
          </table:table-cell>
          <table:table-cell table:style-name="ce1" office:value-type="float" office:value="7.44088" calcext:value-type="float">
            <text:p>7,44088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79" calcext:value-type="float">
            <text:p>1,55079</text:p>
          </table:table-cell>
          <table:table-cell table:style-name="ce1" office:value-type="float" office:value="1.55122" calcext:value-type="float">
            <text:p>1,55122</text:p>
          </table:table-cell>
          <table:table-cell table:style-name="ce1" office:value-type="float" office:value="316.85" calcext:value-type="float">
            <text:p>316,85</text:p>
          </table:table-cell>
          <table:table-cell table:style-name="ce1" office:value-type="float" office:value="317.3" calcext:value-type="float">
            <text:p>317,3</text:p>
          </table:table-cell>
          <table:table-cell table:style-name="ce1" office:value-type="float" office:value="0.74636" calcext:value-type="float">
            <text:p>0,74636</text:p>
          </table:table-cell>
          <table:table-cell table:style-name="ce1" office:value-type="float" office:value="0.74665" calcext:value-type="float">
            <text:p>0,74665</text:p>
          </table:table-cell>
          <table:table-cell table:style-name="ce1" office:value-type="float" office:value="8.46159" calcext:value-type="float">
            <text:p>8,46159</text:p>
          </table:table-cell>
          <table:table-cell table:style-name="ce1" office:value-type="float" office:value="8.4642" calcext:value-type="float">
            <text:p>8,4642</text:p>
          </table:table-cell>
          <table:table-cell table:style-name="ce1" office:value-type="float" office:value="1.73349" calcext:value-type="float">
            <text:p>1,73349</text:p>
          </table:table-cell>
          <table:table-cell table:style-name="ce1" office:value-type="float" office:value="1.73409" calcext:value-type="float">
            <text:p>1,73409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672" calcext:value-type="float">
            <text:p>10,00672</text:p>
          </table:table-cell>
          <table:table-cell table:style-name="ce1" office:value-type="float" office:value="10.00887" calcext:value-type="float">
            <text:p>10,00887</text:p>
          </table:table-cell>
          <table:table-cell table:style-name="ce1" office:value-type="float" office:value="8.21123" calcext:value-type="float">
            <text:p>8,21123</text:p>
          </table:table-cell>
          <table:table-cell table:style-name="ce1" office:value-type="float" office:value="8.21387" calcext:value-type="float">
            <text:p>8,21387</text:p>
          </table:table-cell>
          <table:table-cell table:style-name="ce1" office:value-type="float" office:value="2.95273" calcext:value-type="float">
            <text:p>2,95273</text:p>
          </table:table-cell>
          <table:table-cell table:style-name="ce1" office:value-type="float" office:value="2.95361" calcext:value-type="float">
            <text:p>2,95361</text:p>
          </table:table-cell>
          <table:table-cell table:style-name="ce1" office:value-type="float" office:value="130.393" calcext:value-type="float">
            <text:p>130,393</text:p>
          </table:table-cell>
          <table:table-cell table:style-name="ce1" office:value-type="float" office:value="130.424" calcext:value-type="float">
            <text:p>130,424</text:p>
          </table:table-cell>
          <table:table-cell table:style-name="ce1" office:value-type="float" office:value="18.17096" calcext:value-type="float">
            <text:p>18,17096</text:p>
          </table:table-cell>
          <table:table-cell table:style-name="ce1" office:value-type="float" office:value="18.1779" calcext:value-type="float">
            <text:p>18,1779</text:p>
          </table:table-cell>
          <table:table-cell table:style-name="ce1" office:value-type="float" office:value="1.29003" calcext:value-type="float">
            <text:p>1,29003</text:p>
          </table:table-cell>
          <table:table-cell table:style-name="ce1" office:value-type="float" office:value="1.29024" calcext:value-type="float">
            <text:p>1,29024</text:p>
          </table:table-cell>
          <table:table-cell table:style-name="ce1" office:value-type="float" office:value="77.463" calcext:value-type="float">
            <text:p>77,463</text:p>
          </table:table-cell>
          <table:table-cell table:style-name="ce1" office:value-type="float" office:value="77.478" calcext:value-type="float">
            <text:p>77,478</text:p>
          </table:table-cell>
          <table:table-cell table:style-name="ce1" office:value-type="float" office:value="14.99569" calcext:value-type="float">
            <text:p>14,99569</text:p>
          </table:table-cell>
          <table:table-cell table:style-name="ce1" office:value-type="float" office:value="15.00934" calcext:value-type="float">
            <text:p>15,00934</text:p>
          </table:table-cell>
          <table:table-cell table:style-name="ce1" office:value-type="float" office:value="75.205" calcext:value-type="float">
            <text:p>75,205</text:p>
          </table:table-cell>
          <table:table-cell table:style-name="ce1" office:value-type="float" office:value="75.229" calcext:value-type="float">
            <text:p>75,229</text:p>
          </table:table-cell>
          <table:table-cell table:style-name="ce1" office:value-type="float" office:value="0.70145" calcext:value-type="float">
            <text:p>0,70145</text:p>
          </table:table-cell>
          <table:table-cell table:style-name="ce1" office:value-type="float" office:value="0.70175" calcext:value-type="float">
            <text:p>0,70175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2" calcext:value-type="float">
            <text:p>0,72462</text:p>
          </table:table-cell>
          <table:table-cell table:style-name="ce1" office:value-type="float" office:value="0.72489" calcext:value-type="float">
            <text:p>0,72489</text:p>
          </table:table-cell>
          <table:table-cell table:style-name="ce1" office:value-type="float" office:value="1.08813" calcext:value-type="float">
            <text:p>1,08813</text:p>
          </table:table-cell>
          <table:table-cell table:style-name="ce1" office:value-type="float" office:value="1.08832" calcext:value-type="float">
            <text:p>1,08832</text:p>
          </table:table-cell>
          <table:table-cell table:style-name="ce1" office:value-type="float" office:value="1.02982" calcext:value-type="float">
            <text:p>1,02982</text:p>
          </table:table-cell>
          <table:table-cell table:style-name="ce1" office:value-type="float" office:value="1.03021" calcext:value-type="float">
            <text:p>1,03021</text:p>
          </table:table-cell>
          <table:table-cell table:style-name="ce1" office:value-type="float" office:value="6.6484" calcext:value-type="float">
            <text:p>6,6484</text:p>
          </table:table-cell>
          <table:table-cell table:style-name="ce1" office:value-type="float" office:value="6.64893" calcext:value-type="float">
            <text:p>6,64893</text:p>
          </table:table-cell>
          <table:table-cell table:style-name="ce1" office:value-type="float" office:value="10752.7" calcext:value-type="float">
            <text:p>10752,7</text:p>
          </table:table-cell>
          <table:table-cell table:style-name="ce1" office:value-type="float" office:value="10753.4" calcext:value-type="float">
            <text:p>10753,4</text:p>
          </table:table-cell>
          <table:table-cell table:style-name="ce1" office:value-type="float" office:value="34.211" calcext:value-type="float">
            <text:p>34,211</text:p>
          </table:table-cell>
          <table:table-cell table:style-name="ce1" office:value-type="float" office:value="34.232" calcext:value-type="float">
            <text:p>34,232</text:p>
          </table:table-cell>
          <table:table-cell table:style-name="ce1" office:value-type="float" office:value="0.9907" calcext:value-type="float">
            <text:p>0,9907</text:p>
          </table:table-cell>
          <table:table-cell table:style-name="ce1" office:value-type="float" office:value="0.99099" calcext:value-type="float">
            <text:p>0,99099</text:p>
          </table:table-cell>
          <table:table-cell table:style-name="ce1" office:value-type="float" office:value="121.883" calcext:value-type="float">
            <text:p>121,883</text:p>
          </table:table-cell>
          <table:table-cell table:style-name="ce1" office:value-type="float" office:value="121.901" calcext:value-type="float">
            <text:p>121,901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75" calcext:value-type="float">
            <text:p>173,575</text:p>
          </table:table-cell>
          <table:table-cell table:style-name="ce1" office:value-type="float" office:value="173.616" calcext:value-type="float">
            <text:p>173,616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46.957" calcext:value-type="float">
            <text:p>46,957</text:p>
          </table:table-cell>
          <table:table-cell table:style-name="ce1" office:value-type="float" office:value="10390.201" calcext:value-type="float">
            <text:p>10390,201</text:p>
          </table:table-cell>
          <table:table-cell table:style-name="ce1" office:value-type="float" office:value="10393.089" calcext:value-type="float">
            <text:p>10393,089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7:04</text:p>
          </table:table-cell>
          <table:table-cell table:style-name="ce5"/>
          <table:table-cell table:style-name="ce5" office:value-type="float" office:value="46.927" calcext:value-type="float">
            <text:p>46,9270</text:p>
          </table:table-cell>
          <table:table-cell table:style-name="ce5" office:value-type="float" office:value="46.957" calcext:value-type="float">
            <text:p>46,9570</text:p>
          </table:table-cell>
          <table:table-cell table:style-name="ce5" table:formula="of:=([.E55]+[.F55])/2" office:value-type="float" office:value="46.942" calcext:value-type="float">
            <text:p>46,9420</text:p>
          </table:table-cell>
          <table:table-cell table:style-name="ce5" table:formula="of:=[.$H$46]*[.G55]+(1-[.$H$46])*[.H56]" office:value-type="float" office:value="46.932524878125" calcext:value-type="float">
            <text:p>46,9325</text:p>
          </table:table-cell>
          <table:table-cell table:style-name="ce5" table:formula="of:=[.$I$46]*[.G55]+(1-[.$I$46])*[.I56]" office:value-type="float" office:value="46.9330981" calcext:value-type="float">
            <text:p>46,9331</text:p>
          </table:table-cell>
          <table:table-cell table:style-name="ce8" table:formula="of:=[.H55]-[.I55]" office:value-type="float" office:value="-0.000573221875036722" calcext:value-type="float">
            <text:p>-0,000573</text:p>
          </table:table-cell>
          <table:table-cell table:style-name="ce8" table:formula="of:=[.$K$46]*[.J55]+(1-[.$K$46])*[.K56]" office:value-type="float" office:value="-0.0000470943750161928" calcext:value-type="float">
            <text:p>-0,000047</text:p>
          </table:table-cell>
          <table:table-cell table:style-name="ce8" table:formula="of:=[.J55]-[.K55]" office:value-type="float" office:value="-0.00052612750002053" calcext:value-type="float">
            <text:p>-0,000526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5]&lt;-[.$R$46];1;0)" office:value-type="float" office:value="0" calcext:value-type="float">
            <text:p>0</text:p>
          </table:table-cell>
          <table:table-cell table:style-name="ce1" table:formula="of:=IF([.L55]&gt;[.$S$46];1;0)" office:value-type="float" office:value="0" calcext:value-type="float">
            <text:p>0</text:p>
          </table:table-cell>
          <table:table-cell table:style-name="ce1" table:formula="of:=IF([.R55]&gt;0;[.$T$45];0)" office:value-type="float" office:value="0" calcext:value-type="float">
            <text:p>0</text:p>
          </table:table-cell>
          <table:table-cell table:style-name="ce13" table:formula="of:=IF([.S55]&gt;0;[.$U$45];0)" office:value-type="float" office:value="0" calcext:value-type="float">
            <text:p>0</text:p>
          </table:table-cell>
          <table:table-cell table:style-name="ce13" table:formula="of:=[.V56]-[.T55]+[.U55]" office:value-type="float" office:value="0" calcext:value-type="float">
            <text:p>0</text:p>
          </table:table-cell>
          <table:table-cell table:style-name="ce14" table:formula="of:=[.W56]+[.T55]*[.E55]-[.U55]*[.F55]" office:value-type="currency" office:currency="EUR" office:value="1000" calcext:value-type="currency">
            <text:p>1 000,00 €</text:p>
          </table:table-cell>
          <table:table-cell table:style-name="ce14" table:formula="of:=[.W55]+[.V55]*[.E55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19.9885" calcext:value-type="float">
            <text:p>419,9885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5371" calcext:value-type="float">
            <text:p>-0,5371</text:p>
          </table:table-cell>
          <table:table-cell table:style-name="ce1" office:value-type="float" office:value="96752.7543" calcext:value-type="float">
            <text:p>96752,7543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81" calcext:value-type="float">
            <text:p>67,281</text:p>
          </table:table-cell>
          <table:table-cell table:style-name="ce1" office:value-type="float" office:value="67.392" calcext:value-type="float">
            <text:p>67,392</text:p>
          </table:table-cell>
          <table:table-cell table:style-name="ce1" office:value-type="float" office:value="17.79406" calcext:value-type="float">
            <text:p>17,79406</text:p>
          </table:table-cell>
          <table:table-cell table:style-name="ce1" office:value-type="float" office:value="17.81867" calcext:value-type="float">
            <text:p>17,81867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2.14099" calcext:value-type="float">
            <text:p>2,14099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6.71646" calcext:value-type="float">
            <text:p>26,71646</text:p>
          </table:table-cell>
          <table:table-cell table:style-name="ce1" office:value-type="float" office:value="26.75484" calcext:value-type="float">
            <text:p>26,75484</text:p>
          </table:table-cell>
          <table:table-cell table:style-name="ce1" office:value-type="float" office:value="7.96345" calcext:value-type="float">
            <text:p>7,96345</text:p>
          </table:table-cell>
          <table:table-cell table:style-name="ce1" office:value-type="float" office:value="7.96533" calcext:value-type="float">
            <text:p>7,96533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663" calcext:value-type="float">
            <text:p>1731,663</text:p>
          </table:table-cell>
          <table:table-cell table:style-name="ce1" office:value-type="float" office:value="1732.267" calcext:value-type="float">
            <text:p>1732,267</text:p>
          </table:table-cell>
          <table:table-cell table:style-name="ce1" office:value-type="float" office:value="15.40823" calcext:value-type="float">
            <text:p>15,40823</text:p>
          </table:table-cell>
          <table:table-cell table:style-name="ce1" office:value-type="float" office:value="15.43024" calcext:value-type="float">
            <text:p>15,43024</text:p>
          </table:table-cell>
          <table:table-cell table:style-name="ce1" office:value-type="float" office:value="1.1172" calcext:value-type="float">
            <text:p>1,1172</text:p>
          </table:table-cell>
          <table:table-cell table:style-name="ce1" office:value-type="float" office:value="1.11734" calcext:value-type="float">
            <text:p>1,11734</text:p>
          </table:table-cell>
          <table:table-cell table:style-name="ce1" office:value-type="float" office:value="1.03925" calcext:value-type="float">
            <text:p>1,03925</text:p>
          </table:table-cell>
          <table:table-cell table:style-name="ce1" office:value-type="float" office:value="1.03962" calcext:value-type="float">
            <text:p>1,03962</text:p>
          </table:table-cell>
          <table:table-cell table:style-name="ce1" office:value-type="float" office:value="1.29277" calcext:value-type="float">
            <text:p>1,29277</text:p>
          </table:table-cell>
          <table:table-cell table:style-name="ce1" office:value-type="float" office:value="1.29299" calcext:value-type="float">
            <text:p>1,29299</text:p>
          </table:table-cell>
          <table:table-cell table:style-name="ce1" office:value-type="float" office:value="3.8224" calcext:value-type="float">
            <text:p>3,8224</text:p>
          </table:table-cell>
          <table:table-cell table:style-name="ce1" office:value-type="float" office:value="3.8245" calcext:value-type="float">
            <text:p>3,8245</text:p>
          </table:table-cell>
          <table:table-cell table:style-name="ce1" office:value-type="float" office:value="1.68317" calcext:value-type="float">
            <text:p>1,68317</text:p>
          </table:table-cell>
          <table:table-cell table:style-name="ce1" office:value-type="float" office:value="1.68355" calcext:value-type="float">
            <text:p>1,68355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3" calcext:value-type="float">
            <text:p>3,243</text:p>
          </table:table-cell>
          <table:table-cell table:style-name="ce1" office:value-type="float" office:value="3.246" calcext:value-type="float">
            <text:p>3,246</text:p>
          </table:table-cell>
          <table:table-cell table:style-name="ce1" office:value-type="float" office:value="13.02916" calcext:value-type="float">
            <text:p>13,02916</text:p>
          </table:table-cell>
          <table:table-cell table:style-name="ce1" office:value-type="float" office:value="13.03175" calcext:value-type="float">
            <text:p>13,03175</text:p>
          </table:table-cell>
          <table:table-cell table:style-name="ce1" office:value-type="float" office:value="5.77159" calcext:value-type="float">
            <text:p>5,77159</text:p>
          </table:table-cell>
          <table:table-cell table:style-name="ce1" office:value-type="float" office:value="5.77292" calcext:value-type="float">
            <text:p>5,77292</text:p>
          </table:table-cell>
          <table:table-cell table:style-name="ce1" office:value-type="float" office:value="1038.109" calcext:value-type="float">
            <text:p>1038,109</text:p>
          </table:table-cell>
          <table:table-cell table:style-name="ce1" office:value-type="float" office:value="1038.431" calcext:value-type="float">
            <text:p>1038,431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067" calcext:value-type="float">
            <text:p>1,79067</text:p>
          </table:table-cell>
          <table:table-cell table:style-name="ce1" office:value-type="float" office:value="1.79138" calcext:value-type="float">
            <text:p>1,79138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81" calcext:value-type="float">
            <text:p>135381</text:p>
          </table:table-cell>
          <table:table-cell table:style-name="ce1" office:value-type="float" office:value="135434" calcext:value-type="float">
            <text:p>135434</text:p>
          </table:table-cell>
          <table:table-cell table:style-name="ce1" office:value-type="float" office:value="1.34375" calcext:value-type="float">
            <text:p>1,34375</text:p>
          </table:table-cell>
          <table:table-cell table:style-name="ce1" office:value-type="float" office:value="1.34399" calcext:value-type="float">
            <text:p>1,34399</text:p>
          </table:table-cell>
          <table:table-cell table:style-name="ce1" office:value-type="float" office:value="9.45391" calcext:value-type="float">
            <text:p>9,45391</text:p>
          </table:table-cell>
          <table:table-cell table:style-name="ce1" office:value-type="float" office:value="9.45659" calcext:value-type="float">
            <text:p>9,45659</text:p>
          </table:table-cell>
          <table:table-cell table:style-name="ce1" office:value-type="float" office:value="13.4193" calcext:value-type="float">
            <text:p>13,4193</text:p>
          </table:table-cell>
          <table:table-cell table:style-name="ce1" office:value-type="float" office:value="13.42748" calcext:value-type="float">
            <text:p>13,42748</text:p>
          </table:table-cell>
          <table:table-cell table:style-name="ce1" office:value-type="float" office:value="5.99924" calcext:value-type="float">
            <text:p>5,99924</text:p>
          </table:table-cell>
          <table:table-cell table:style-name="ce1" office:value-type="float" office:value="6.00057" calcext:value-type="float">
            <text:p>6,00057</text:p>
          </table:table-cell>
          <table:table-cell table:style-name="ce1" office:value-type="float" office:value="19.36289" calcext:value-type="float">
            <text:p>19,36289</text:p>
          </table:table-cell>
          <table:table-cell table:style-name="ce1" office:value-type="float" office:value="19.39083" calcext:value-type="float">
            <text:p>19,39083</text:p>
          </table:table-cell>
          <table:table-cell table:style-name="ce1" office:value-type="float" office:value="0.93119" calcext:value-type="float">
            <text:p>0,93119</text:p>
          </table:table-cell>
          <table:table-cell table:style-name="ce1" office:value-type="float" office:value="0.93155" calcext:value-type="float">
            <text:p>0,93155</text:p>
          </table:table-cell>
          <table:table-cell table:style-name="ce1" office:value-type="float" office:value="4815" calcext:value-type="float">
            <text:p>4815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9.5" calcext:value-type="float">
            <text:p>2009,5</text:p>
          </table:table-cell>
          <table:table-cell table:style-name="ce1" office:value-type="float" office:value="2012.4" calcext:value-type="float">
            <text:p>2012,4</text:p>
          </table:table-cell>
          <table:table-cell table:style-name="ce1" office:value-type="float" office:value="1859.197" calcext:value-type="float">
            <text:p>1859,197</text:p>
          </table:table-cell>
          <table:table-cell table:style-name="ce1" office:value-type="float" office:value="1859.975" calcext:value-type="float">
            <text:p>1859,975</text:p>
          </table:table-cell>
          <table:table-cell table:style-name="ce1" office:value-type="float" office:value="25.93634" calcext:value-type="float">
            <text:p>25,93634</text:p>
          </table:table-cell>
          <table:table-cell table:style-name="ce1" office:value-type="float" office:value="25.9737" calcext:value-type="float">
            <text:p>25,9737</text:p>
          </table:table-cell>
          <table:table-cell table:style-name="ce1" office:value-type="float" office:value="7.521" calcext:value-type="float">
            <text:p>7,521</text:p>
          </table:table-cell>
          <table:table-cell table:style-name="ce1" office:value-type="float" office:value="7.539" calcext:value-type="float">
            <text:p>7,539</text:p>
          </table:table-cell>
          <table:table-cell table:style-name="ce1" office:value-type="float" office:value="4.93147" calcext:value-type="float">
            <text:p>4,93147</text:p>
          </table:table-cell>
          <table:table-cell table:style-name="ce1" office:value-type="float" office:value="4.9345" calcext:value-type="float">
            <text:p>4,9345</text:p>
          </table:table-cell>
          <table:table-cell table:style-name="ce1" office:value-type="float" office:value="1.44432" calcext:value-type="float">
            <text:p>1,44432</text:p>
          </table:table-cell>
          <table:table-cell table:style-name="ce1" office:value-type="float" office:value="1.4446" calcext:value-type="float">
            <text:p>1,4446</text:p>
          </table:table-cell>
          <table:table-cell table:style-name="ce1" office:value-type="float" office:value="27.5959" calcext:value-type="float">
            <text:p>27,5959</text:p>
          </table:table-cell>
          <table:table-cell table:style-name="ce1" office:value-type="float" office:value="27.63713" calcext:value-type="float">
            <text:p>27,63713</text:p>
          </table:table-cell>
          <table:table-cell table:style-name="ce1" office:value-type="float" office:value="1.06381" calcext:value-type="float">
            <text:p>1,06381</text:p>
          </table:table-cell>
          <table:table-cell table:style-name="ce1" office:value-type="float" office:value="1.06409" calcext:value-type="float">
            <text:p>1,06409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43" calcext:value-type="float">
            <text:p>0,76643</text:p>
          </table:table-cell>
          <table:table-cell table:style-name="ce1" office:value-type="float" office:value="0.76657" calcext:value-type="float">
            <text:p>0,76657</text:p>
          </table:table-cell>
          <table:table-cell table:style-name="ce1" office:value-type="float" office:value="72.805" calcext:value-type="float">
            <text:p>72,805</text:p>
          </table:table-cell>
          <table:table-cell table:style-name="ce1" office:value-type="float" office:value="72.828" calcext:value-type="float">
            <text:p>72,828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131.848" calcext:value-type="float">
            <text:p>131,84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55" calcext:value-type="float">
            <text:p>1,45755</text:p>
          </table:table-cell>
          <table:table-cell table:style-name="ce1" office:value-type="float" office:value="1.45783" calcext:value-type="float">
            <text:p>1,45783</text:p>
          </table:table-cell>
          <table:table-cell table:style-name="ce1" office:value-type="float" office:value="19.88202" calcext:value-type="float">
            <text:p>19,88202</text:p>
          </table:table-cell>
          <table:table-cell table:style-name="ce1" office:value-type="float" office:value="19.90702" calcext:value-type="float">
            <text:p>19,90702</text:p>
          </table:table-cell>
          <table:table-cell table:style-name="ce1" office:value-type="float" office:value="3.29948" calcext:value-type="float">
            <text:p>3,29948</text:p>
          </table:table-cell>
          <table:table-cell table:style-name="ce1" office:value-type="float" office:value="3.30086" calcext:value-type="float">
            <text:p>3,30086</text:p>
          </table:table-cell>
          <table:table-cell table:style-name="ce1" office:value-type="float" office:value="101.072" calcext:value-type="float">
            <text:p>101,072</text:p>
          </table:table-cell>
          <table:table-cell table:style-name="ce1" office:value-type="float" office:value="101.087" calcext:value-type="float">
            <text:p>101,087</text:p>
          </table:table-cell>
          <table:table-cell table:style-name="ce1" office:value-type="float" office:value="103.766" calcext:value-type="float">
            <text:p>103,766</text:p>
          </table:table-cell>
          <table:table-cell table:style-name="ce1" office:value-type="float" office:value="103.79" calcext:value-type="float">
            <text:p>103,79</text:p>
          </table:table-cell>
          <table:table-cell table:style-name="ce1" office:value-type="float" office:value="309.436" calcext:value-type="float">
            <text:p>309,436</text:p>
          </table:table-cell>
          <table:table-cell table:style-name="ce1" office:value-type="float" office:value="309.66" calcext:value-type="float">
            <text:p>309,66</text:p>
          </table:table-cell>
          <table:table-cell table:style-name="ce1" office:value-type="float" office:value="0.75321" calcext:value-type="float">
            <text:p>0,75321</text:p>
          </table:table-cell>
          <table:table-cell table:style-name="ce1" office:value-type="float" office:value="0.75348" calcext:value-type="float">
            <text:p>0,75348</text:p>
          </table:table-cell>
          <table:table-cell table:style-name="ce1" office:value-type="float" office:value="167.982" calcext:value-type="float">
            <text:p>167,982</text:p>
          </table:table-cell>
          <table:table-cell table:style-name="ce1" office:value-type="float" office:value="167.997" calcext:value-type="float">
            <text:p>167,997</text:p>
          </table:table-cell>
          <table:table-cell table:style-name="ce1" office:value-type="float" office:value="1799.949" calcext:value-type="float">
            <text:p>1799,949</text:p>
          </table:table-cell>
          <table:table-cell table:style-name="ce1" office:value-type="float" office:value="1800.596" calcext:value-type="float">
            <text:p>1800,596</text:p>
          </table:table-cell>
          <table:table-cell table:style-name="ce1" office:value-type="float" office:value="5.94516" calcext:value-type="float">
            <text:p>5,94516</text:p>
          </table:table-cell>
          <table:table-cell table:style-name="ce1" office:value-type="float" office:value="5.94655" calcext:value-type="float">
            <text:p>5,94655</text:p>
          </table:table-cell>
          <table:table-cell table:style-name="ce1" office:value-type="float" office:value="1198.843" calcext:value-type="float">
            <text:p>1198,843</text:p>
          </table:table-cell>
          <table:table-cell table:style-name="ce1" office:value-type="float" office:value="1199.177" calcext:value-type="float">
            <text:p>1199,177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1" calcext:value-type="float">
            <text:p>455,51</text:p>
          </table:table-cell>
          <table:table-cell table:style-name="ce1" office:value-type="float" office:value="132.632" calcext:value-type="float">
            <text:p>132,632</text:p>
          </table:table-cell>
          <table:table-cell table:style-name="ce1" office:value-type="float" office:value="132.658" calcext:value-type="float">
            <text:p>132,658</text:p>
          </table:table-cell>
          <table:table-cell table:style-name="ce1" office:value-type="float" office:value="6.65969" calcext:value-type="float">
            <text:p>6,65969</text:p>
          </table:table-cell>
          <table:table-cell table:style-name="ce1" office:value-type="float" office:value="6.66017" calcext:value-type="float">
            <text:p>6,66017</text:p>
          </table:table-cell>
          <table:table-cell table:style-name="ce1" office:value-type="float" office:value="1.50124" calcext:value-type="float">
            <text:p>1,50124</text:p>
          </table:table-cell>
          <table:table-cell table:style-name="ce1" office:value-type="float" office:value="1.5017" calcext:value-type="float">
            <text:p>1,5017</text:p>
          </table:table-cell>
          <table:table-cell table:style-name="ce1" office:value-type="float" office:value="7.75696" calcext:value-type="float">
            <text:p>7,75696</text:p>
          </table:table-cell>
          <table:table-cell table:style-name="ce1" office:value-type="float" office:value="7.75735" calcext:value-type="float">
            <text:p>7,75735</text:p>
          </table:table-cell>
          <table:table-cell table:style-name="ce1" office:value-type="float" office:value="1.66792" calcext:value-type="float">
            <text:p>1,66792</text:p>
          </table:table-cell>
          <table:table-cell table:style-name="ce1" office:value-type="float" office:value="1.66829" calcext:value-type="float">
            <text:p>1,66829</text:p>
          </table:table-cell>
          <table:table-cell table:style-name="ce1" office:value-type="float" office:value="3.74941" calcext:value-type="float">
            <text:p>3,74941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288" calcext:value-type="float">
            <text:p>25,70288</text:p>
          </table:table-cell>
          <table:table-cell table:style-name="ce1" office:value-type="float" office:value="25.73958" calcext:value-type="float">
            <text:p>25,73958</text:p>
          </table:table-cell>
          <table:table-cell table:style-name="ce1" office:value-type="float" office:value="8.66607" calcext:value-type="float">
            <text:p>8,66607</text:p>
          </table:table-cell>
          <table:table-cell table:style-name="ce1" office:value-type="float" office:value="8.6676" calcext:value-type="float">
            <text:p>8,6676</text:p>
          </table:table-cell>
          <table:table-cell table:style-name="ce1" office:value-type="float" office:value="1339.46" calcext:value-type="float">
            <text:p>1339,46</text:p>
          </table:table-cell>
          <table:table-cell table:style-name="ce1" office:value-type="float" office:value="1339.776" calcext:value-type="float">
            <text:p>1339,776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3" calcext:value-type="float">
            <text:p>2,593</text:p>
          </table:table-cell>
          <table:table-cell table:style-name="ce1" office:value-type="float" office:value="2.597" calcext:value-type="float">
            <text:p>2,597</text:p>
          </table:table-cell>
          <table:table-cell table:style-name="ce1" office:value-type="float" office:value="9.17368" calcext:value-type="float">
            <text:p>9,17368</text:p>
          </table:table-cell>
          <table:table-cell table:style-name="ce1" office:value-type="float" office:value="9.17707" calcext:value-type="float">
            <text:p>9,17707</text:p>
          </table:table-cell>
          <table:table-cell table:style-name="ce1" office:value-type="float" office:value="27.01376" calcext:value-type="float">
            <text:p>27,01376</text:p>
          </table:table-cell>
          <table:table-cell table:style-name="ce1" office:value-type="float" office:value="27.0275" calcext:value-type="float">
            <text:p>27,0275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537" calcext:value-type="float">
            <text:p>1304,537</text:p>
          </table:table-cell>
          <table:table-cell table:style-name="ce1" office:value-type="float" office:value="1304.986" calcext:value-type="float">
            <text:p>1304,986</text:p>
          </table:table-cell>
          <table:table-cell table:style-name="ce1" office:value-type="float" office:value="5.58734" calcext:value-type="float">
            <text:p>5,58734</text:p>
          </table:table-cell>
          <table:table-cell table:style-name="ce1" office:value-type="float" office:value="5.58894" calcext:value-type="float">
            <text:p>5,58894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65" calcext:value-type="float">
            <text:p>1,2565</text:p>
          </table:table-cell>
          <table:table-cell table:style-name="ce1" office:value-type="float" office:value="1.25689" calcext:value-type="float">
            <text:p>1,25689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3" calcext:value-type="float">
            <text:p>112,923</text:p>
          </table:table-cell>
          <table:table-cell table:style-name="ce1" office:value-type="float" office:value="112.939" calcext:value-type="float">
            <text:p>112,939</text:p>
          </table:table-cell>
          <table:table-cell table:style-name="ce1" office:value-type="float" office:value="0.86587" calcext:value-type="float">
            <text:p>0,86587</text:p>
          </table:table-cell>
          <table:table-cell table:style-name="ce1" office:value-type="float" office:value="0.86601" calcext:value-type="float">
            <text:p>0,86601</text:p>
          </table:table-cell>
          <table:table-cell table:style-name="ce1" office:value-type="float" office:value="0.7203" calcext:value-type="float">
            <text:p>0,7203</text:p>
          </table:table-cell>
          <table:table-cell table:style-name="ce1" office:value-type="float" office:value="0.72047" calcext:value-type="float">
            <text:p>0,72047</text:p>
          </table:table-cell>
          <table:table-cell table:style-name="ce1" office:value-type="float" office:value="13.77652" calcext:value-type="float">
            <text:p>13,77652</text:p>
          </table:table-cell>
          <table:table-cell table:style-name="ce1" office:value-type="float" office:value="13.78747" calcext:value-type="float">
            <text:p>13,78747</text:p>
          </table:table-cell>
          <table:table-cell table:style-name="ce1" office:value-type="float" office:value="154.22443" calcext:value-type="float">
            <text:p>154,22443</text:p>
          </table:table-cell>
          <table:table-cell table:style-name="ce1" office:value-type="float" office:value="154.42612" calcext:value-type="float">
            <text:p>154,42612</text:p>
          </table:table-cell>
          <table:table-cell table:style-name="ce1" office:value-type="float" office:value="1747.392" calcext:value-type="float">
            <text:p>1747,392</text:p>
          </table:table-cell>
          <table:table-cell table:style-name="ce1" office:value-type="float" office:value="1748.024" calcext:value-type="float">
            <text:p>1748,024</text:p>
          </table:table-cell>
          <table:table-cell table:style-name="ce1" office:value-type="float" office:value="78.172" calcext:value-type="float">
            <text:p>78,172</text:p>
          </table:table-cell>
          <table:table-cell table:style-name="ce1" office:value-type="float" office:value="78.192" calcext:value-type="float">
            <text:p>78,192</text:p>
          </table:table-cell>
          <table:table-cell table:style-name="ce1" office:value-type="float" office:value="17.31264" calcext:value-type="float">
            <text:p>17,31264</text:p>
          </table:table-cell>
          <table:table-cell table:style-name="ce1" office:value-type="float" office:value="17.32615" calcext:value-type="float">
            <text:p>17,32615</text:p>
          </table:table-cell>
          <table:table-cell table:style-name="ce1" office:value-type="float" office:value="0.9679" calcext:value-type="float">
            <text:p>0,9679</text:p>
          </table:table-cell>
          <table:table-cell table:style-name="ce1" office:value-type="float" office:value="0.96831" calcext:value-type="float">
            <text:p>0,96831</text:p>
          </table:table-cell>
          <table:table-cell table:style-name="ce1" office:value-type="float" office:value="276.949" calcext:value-type="float">
            <text:p>276,949</text:p>
          </table:table-cell>
          <table:table-cell table:style-name="ce1" office:value-type="float" office:value="277.166" calcext:value-type="float">
            <text:p>277,166</text:p>
          </table:table-cell>
          <table:table-cell table:style-name="ce1" office:value-type="float" office:value="24.1772" calcext:value-type="float">
            <text:p>24,1772</text:p>
          </table:table-cell>
          <table:table-cell table:style-name="ce1" office:value-type="float" office:value="24.1923" calcext:value-type="float">
            <text:p>24,1923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67" calcext:value-type="float">
            <text:p>7,44067</text:p>
          </table:table-cell>
          <table:table-cell table:style-name="ce1" office:value-type="float" office:value="7.44117" calcext:value-type="float">
            <text:p>7,44117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66" calcext:value-type="float">
            <text:p>1,55066</text:p>
          </table:table-cell>
          <table:table-cell table:style-name="ce1" office:value-type="float" office:value="1.55115" calcext:value-type="float">
            <text:p>1,55115</text:p>
          </table:table-cell>
          <table:table-cell table:style-name="ce1" office:value-type="float" office:value="316.85" calcext:value-type="float">
            <text:p>316,85</text:p>
          </table:table-cell>
          <table:table-cell table:style-name="ce1" office:value-type="float" office:value="317.3" calcext:value-type="float">
            <text:p>317,3</text:p>
          </table:table-cell>
          <table:table-cell table:style-name="ce1" office:value-type="float" office:value="0.74642" calcext:value-type="float">
            <text:p>0,74642</text:p>
          </table:table-cell>
          <table:table-cell table:style-name="ce1" office:value-type="float" office:value="0.7467" calcext:value-type="float">
            <text:p>0,7467</text:p>
          </table:table-cell>
          <table:table-cell table:style-name="ce1" office:value-type="float" office:value="8.46152" calcext:value-type="float">
            <text:p>8,46152</text:p>
          </table:table-cell>
          <table:table-cell table:style-name="ce1" office:value-type="float" office:value="8.4642" calcext:value-type="float">
            <text:p>8,4642</text:p>
          </table:table-cell>
          <table:table-cell table:style-name="ce1" office:value-type="float" office:value="1.73362" calcext:value-type="float">
            <text:p>1,73362</text:p>
          </table:table-cell>
          <table:table-cell table:style-name="ce1" office:value-type="float" office:value="1.73423" calcext:value-type="float">
            <text:p>1,73423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749" calcext:value-type="float">
            <text:p>10,00749</text:p>
          </table:table-cell>
          <table:table-cell table:style-name="ce1" office:value-type="float" office:value="10.0097" calcext:value-type="float">
            <text:p>10,0097</text:p>
          </table:table-cell>
          <table:table-cell table:style-name="ce1" office:value-type="float" office:value="8.21128" calcext:value-type="float">
            <text:p>8,21128</text:p>
          </table:table-cell>
          <table:table-cell table:style-name="ce1" office:value-type="float" office:value="8.21386" calcext:value-type="float">
            <text:p>8,21386</text:p>
          </table:table-cell>
          <table:table-cell table:style-name="ce1" office:value-type="float" office:value="2.95273" calcext:value-type="float">
            <text:p>2,95273</text:p>
          </table:table-cell>
          <table:table-cell table:style-name="ce1" office:value-type="float" office:value="2.95357" calcext:value-type="float">
            <text:p>2,95357</text:p>
          </table:table-cell>
          <table:table-cell table:style-name="ce1" office:value-type="float" office:value="130.404" calcext:value-type="float">
            <text:p>130,404</text:p>
          </table:table-cell>
          <table:table-cell table:style-name="ce1" office:value-type="float" office:value="130.434" calcext:value-type="float">
            <text:p>130,434</text:p>
          </table:table-cell>
          <table:table-cell table:style-name="ce1" office:value-type="float" office:value="18.16894" calcext:value-type="float">
            <text:p>18,16894</text:p>
          </table:table-cell>
          <table:table-cell table:style-name="ce1" office:value-type="float" office:value="18.17601" calcext:value-type="float">
            <text:p>18,17601</text:p>
          </table:table-cell>
          <table:table-cell table:style-name="ce1" office:value-type="float" office:value="1.29013" calcext:value-type="float">
            <text:p>1,29013</text:p>
          </table:table-cell>
          <table:table-cell table:style-name="ce1" office:value-type="float" office:value="1.29035" calcext:value-type="float">
            <text:p>1,29035</text:p>
          </table:table-cell>
          <table:table-cell table:style-name="ce1" office:value-type="float" office:value="77.467" calcext:value-type="float">
            <text:p>77,467</text:p>
          </table:table-cell>
          <table:table-cell table:style-name="ce1" office:value-type="float" office:value="77.483" calcext:value-type="float">
            <text:p>77,483</text:p>
          </table:table-cell>
          <table:table-cell table:style-name="ce1" office:value-type="float" office:value="14.99204" calcext:value-type="float">
            <text:p>14,99204</text:p>
          </table:table-cell>
          <table:table-cell table:style-name="ce1" office:value-type="float" office:value="15.00306" calcext:value-type="float">
            <text:p>15,00306</text:p>
          </table:table-cell>
          <table:table-cell table:style-name="ce1" office:value-type="float" office:value="75.202" calcext:value-type="float">
            <text:p>75,202</text:p>
          </table:table-cell>
          <table:table-cell table:style-name="ce1" office:value-type="float" office:value="75.227" calcext:value-type="float">
            <text:p>75,227</text:p>
          </table:table-cell>
          <table:table-cell table:style-name="ce1" office:value-type="float" office:value="0.70149" calcext:value-type="float">
            <text:p>0,70149</text:p>
          </table:table-cell>
          <table:table-cell table:style-name="ce1" office:value-type="float" office:value="0.70179" calcext:value-type="float">
            <text:p>0,70179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2" calcext:value-type="float">
            <text:p>0,72462</text:p>
          </table:table-cell>
          <table:table-cell table:style-name="ce1" office:value-type="float" office:value="0.72489" calcext:value-type="float">
            <text:p>0,72489</text:p>
          </table:table-cell>
          <table:table-cell table:style-name="ce1" office:value-type="float" office:value="1.08812" calcext:value-type="float">
            <text:p>1,08812</text:p>
          </table:table-cell>
          <table:table-cell table:style-name="ce1" office:value-type="float" office:value="1.08828" calcext:value-type="float">
            <text:p>1,08828</text:p>
          </table:table-cell>
          <table:table-cell table:style-name="ce1" office:value-type="float" office:value="1.02989" calcext:value-type="float">
            <text:p>1,02989</text:p>
          </table:table-cell>
          <table:table-cell table:style-name="ce1" office:value-type="float" office:value="1.03027" calcext:value-type="float">
            <text:p>1,03027</text:p>
          </table:table-cell>
          <table:table-cell table:style-name="ce1" office:value-type="float" office:value="6.6484" calcext:value-type="float">
            <text:p>6,6484</text:p>
          </table:table-cell>
          <table:table-cell table:style-name="ce1" office:value-type="float" office:value="6.64893" calcext:value-type="float">
            <text:p>6,64893</text:p>
          </table:table-cell>
          <table:table-cell table:style-name="ce1" office:value-type="float" office:value="10752.2" calcext:value-type="float">
            <text:p>10752,2</text:p>
          </table:table-cell>
          <table:table-cell table:style-name="ce1" office:value-type="float" office:value="10752.9" calcext:value-type="float">
            <text:p>10752,9</text:p>
          </table:table-cell>
          <table:table-cell table:style-name="ce1" office:value-type="float" office:value="34.209" calcext:value-type="float">
            <text:p>34,209</text:p>
          </table:table-cell>
          <table:table-cell table:style-name="ce1" office:value-type="float" office:value="34.23" calcext:value-type="float">
            <text:p>34,23</text:p>
          </table:table-cell>
          <table:table-cell table:style-name="ce1" office:value-type="float" office:value="0.99078" calcext:value-type="float">
            <text:p>0,99078</text:p>
          </table:table-cell>
          <table:table-cell table:style-name="ce1" office:value-type="float" office:value="0.99108" calcext:value-type="float">
            <text:p>0,99108</text:p>
          </table:table-cell>
          <table:table-cell table:style-name="ce1" office:value-type="float" office:value="121.883" calcext:value-type="float">
            <text:p>121,883</text:p>
          </table:table-cell>
          <table:table-cell table:style-name="ce1" office:value-type="float" office:value="121.901" calcext:value-type="float">
            <text:p>121,901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606" calcext:value-type="float">
            <text:p>173,606</text:p>
          </table:table-cell>
          <table:table-cell table:style-name="ce1" office:value-type="float" office:value="173.647" calcext:value-type="float">
            <text:p>173,647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46.957" calcext:value-type="float">
            <text:p>46,957</text:p>
          </table:table-cell>
          <table:table-cell table:style-name="ce1" office:value-type="float" office:value="10390.214" calcext:value-type="float">
            <text:p>10390,214</text:p>
          </table:table-cell>
          <table:table-cell table:style-name="ce1" office:value-type="float" office:value="10393.088" calcext:value-type="float">
            <text:p>10393,088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6:42</text:p>
          </table:table-cell>
          <table:table-cell table:style-name="ce5"/>
          <table:table-cell table:style-name="ce5" office:value-type="float" office:value="46.927" calcext:value-type="float">
            <text:p>46,9270</text:p>
          </table:table-cell>
          <table:table-cell table:style-name="ce5" office:value-type="float" office:value="46.957" calcext:value-type="float">
            <text:p>46,9570</text:p>
          </table:table-cell>
          <table:table-cell table:style-name="ce5" table:formula="of:=([.E56]+[.F56])/2" office:value-type="float" office:value="46.942" calcext:value-type="float">
            <text:p>46,9420</text:p>
          </table:table-cell>
          <table:table-cell table:style-name="ce5" table:formula="of:=[.$H$46]*[.G56]+(1-[.$H$46])*[.H57]" office:value-type="float" office:value="46.9320261875" calcext:value-type="float">
            <text:p>46,9320</text:p>
          </table:table-cell>
          <table:table-cell table:style-name="ce5" table:formula="of:=[.$I$46]*[.G56]+(1-[.$I$46])*[.I57]" office:value-type="float" office:value="46.932109" calcext:value-type="float">
            <text:p>46,9321</text:p>
          </table:table-cell>
          <table:table-cell table:style-name="ce8" table:formula="of:=[.H56]-[.I56]" office:value-type="float" office:value="-0.0000828125000253976" calcext:value-type="float">
            <text:p>-0,000083</text:p>
          </table:table-cell>
          <table:table-cell table:style-name="ce8" table:formula="of:=[.$K$46]*[.J56]+(1-[.$K$46])*[.K57]" office:value-type="float" office:value="0.0000844374999889396" calcext:value-type="float">
            <text:p>0,000084</text:p>
          </table:table-cell>
          <table:table-cell table:style-name="ce8" table:formula="of:=[.J56]-[.K56]" office:value-type="float" office:value="-0.000167250000014337" calcext:value-type="float">
            <text:p>-0,000167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6]&lt;-[.$R$46];1;0)" office:value-type="float" office:value="0" calcext:value-type="float">
            <text:p>0</text:p>
          </table:table-cell>
          <table:table-cell table:style-name="ce1" table:formula="of:=IF([.L56]&gt;[.$S$46];1;0)" office:value-type="float" office:value="0" calcext:value-type="float">
            <text:p>0</text:p>
          </table:table-cell>
          <table:table-cell table:style-name="ce1" table:formula="of:=IF([.R56]&gt;0;[.$T$45];0)" office:value-type="float" office:value="0" calcext:value-type="float">
            <text:p>0</text:p>
          </table:table-cell>
          <table:table-cell table:style-name="ce13" table:formula="of:=IF([.S56]&gt;0;[.$U$45];0)" office:value-type="float" office:value="0" calcext:value-type="float">
            <text:p>0</text:p>
          </table:table-cell>
          <table:table-cell table:style-name="ce13" table:formula="of:=[.V57]-[.T56]+[.U56]" office:value-type="float" office:value="0" calcext:value-type="float">
            <text:p>0</text:p>
          </table:table-cell>
          <table:table-cell table:style-name="ce14" table:formula="of:=[.W57]+[.T56]*[.E56]-[.U56]*[.F56]" office:value-type="currency" office:currency="EUR" office:value="1000" calcext:value-type="currency">
            <text:p>1 000,00 €</text:p>
          </table:table-cell>
          <table:table-cell table:style-name="ce14" table:formula="of:=[.W56]+[.V56]*[.E56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20.0111" calcext:value-type="float">
            <text:p>420,0111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5371" calcext:value-type="float">
            <text:p>-0,5371</text:p>
          </table:table-cell>
          <table:table-cell table:style-name="ce1" office:value-type="float" office:value="96752.7539" calcext:value-type="float">
            <text:p>96752,7539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81" calcext:value-type="float">
            <text:p>67,281</text:p>
          </table:table-cell>
          <table:table-cell table:style-name="ce1" office:value-type="float" office:value="67.392" calcext:value-type="float">
            <text:p>67,392</text:p>
          </table:table-cell>
          <table:table-cell table:style-name="ce1" office:value-type="float" office:value="17.79502" calcext:value-type="float">
            <text:p>17,79502</text:p>
          </table:table-cell>
          <table:table-cell table:style-name="ce1" office:value-type="float" office:value="17.81947" calcext:value-type="float">
            <text:p>17,81947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8287" calcext:value-type="float">
            <text:p>8287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71686" calcext:value-type="float">
            <text:p>26,71686</text:p>
          </table:table-cell>
          <table:table-cell table:style-name="ce1" office:value-type="float" office:value="26.75544" calcext:value-type="float">
            <text:p>26,75544</text:p>
          </table:table-cell>
          <table:table-cell table:style-name="ce1" office:value-type="float" office:value="7.96336" calcext:value-type="float">
            <text:p>7,96336</text:p>
          </table:table-cell>
          <table:table-cell table:style-name="ce1" office:value-type="float" office:value="7.96521" calcext:value-type="float">
            <text:p>7,96521</text:p>
          </table:table-cell>
          <table:table-cell table:style-name="ce1" office:value-type="float" office:value="22931.1" calcext:value-type="float">
            <text:p>22931,1</text:p>
          </table:table-cell>
          <table:table-cell table:style-name="ce1" office:value-type="float" office:value="22937.1" calcext:value-type="float">
            <text:p>22937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489" calcext:value-type="float">
            <text:p>1731,489</text:p>
          </table:table-cell>
          <table:table-cell table:style-name="ce1" office:value-type="float" office:value="1732.079" calcext:value-type="float">
            <text:p>1732,079</text:p>
          </table:table-cell>
          <table:table-cell table:style-name="ce1" office:value-type="float" office:value="15.40585" calcext:value-type="float">
            <text:p>15,40585</text:p>
          </table:table-cell>
          <table:table-cell table:style-name="ce1" office:value-type="float" office:value="15.42762" calcext:value-type="float">
            <text:p>15,42762</text:p>
          </table:table-cell>
          <table:table-cell table:style-name="ce1" office:value-type="float" office:value="1.11715" calcext:value-type="float">
            <text:p>1,11715</text:p>
          </table:table-cell>
          <table:table-cell table:style-name="ce1" office:value-type="float" office:value="1.11728" calcext:value-type="float">
            <text:p>1,11728</text:p>
          </table:table-cell>
          <table:table-cell table:style-name="ce1" office:value-type="float" office:value="1.03938" calcext:value-type="float">
            <text:p>1,03938</text:p>
          </table:table-cell>
          <table:table-cell table:style-name="ce1" office:value-type="float" office:value="1.03975" calcext:value-type="float">
            <text:p>1,03975</text:p>
          </table:table-cell>
          <table:table-cell table:style-name="ce1" office:value-type="float" office:value="1.29264" calcext:value-type="float">
            <text:p>1,29264</text:p>
          </table:table-cell>
          <table:table-cell table:style-name="ce1" office:value-type="float" office:value="1.29285" calcext:value-type="float">
            <text:p>1,29285</text:p>
          </table:table-cell>
          <table:table-cell table:style-name="ce1" office:value-type="float" office:value="3.8225" calcext:value-type="float">
            <text:p>3,8225</text:p>
          </table:table-cell>
          <table:table-cell table:style-name="ce1" office:value-type="float" office:value="3.82466" calcext:value-type="float">
            <text:p>3,82466</text:p>
          </table:table-cell>
          <table:table-cell table:style-name="ce1" office:value-type="float" office:value="1.68357" calcext:value-type="float">
            <text:p>1,68357</text:p>
          </table:table-cell>
          <table:table-cell table:style-name="ce1" office:value-type="float" office:value="1.68383" calcext:value-type="float">
            <text:p>1,68383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939" calcext:value-type="float">
            <text:p>13,02939</text:p>
          </table:table-cell>
          <table:table-cell table:style-name="ce1" office:value-type="float" office:value="13.03193" calcext:value-type="float">
            <text:p>13,03193</text:p>
          </table:table-cell>
          <table:table-cell table:style-name="ce1" office:value-type="float" office:value="5.77139" calcext:value-type="float">
            <text:p>5,77139</text:p>
          </table:table-cell>
          <table:table-cell table:style-name="ce1" office:value-type="float" office:value="5.77274" calcext:value-type="float">
            <text:p>5,77274</text:p>
          </table:table-cell>
          <table:table-cell table:style-name="ce1" office:value-type="float" office:value="1037.948" calcext:value-type="float">
            <text:p>1037,948</text:p>
          </table:table-cell>
          <table:table-cell table:style-name="ce1" office:value-type="float" office:value="1038.254" calcext:value-type="float">
            <text:p>1038,254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107" calcext:value-type="float">
            <text:p>1,79107</text:p>
          </table:table-cell>
          <table:table-cell table:style-name="ce1" office:value-type="float" office:value="1.79161" calcext:value-type="float">
            <text:p>1,79161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81" calcext:value-type="float">
            <text:p>135381</text:p>
          </table:table-cell>
          <table:table-cell table:style-name="ce1" office:value-type="float" office:value="135434" calcext:value-type="float">
            <text:p>135434</text:p>
          </table:table-cell>
          <table:table-cell table:style-name="ce1" office:value-type="float" office:value="1.34377" calcext:value-type="float">
            <text:p>1,34377</text:p>
          </table:table-cell>
          <table:table-cell table:style-name="ce1" office:value-type="float" office:value="1.34402" calcext:value-type="float">
            <text:p>1,34402</text:p>
          </table:table-cell>
          <table:table-cell table:style-name="ce1" office:value-type="float" office:value="9.4539" calcext:value-type="float">
            <text:p>9,4539</text:p>
          </table:table-cell>
          <table:table-cell table:style-name="ce1" office:value-type="float" office:value="9.4566" calcext:value-type="float">
            <text:p>9,4566</text:p>
          </table:table-cell>
          <table:table-cell table:style-name="ce1" office:value-type="float" office:value="13.42057" calcext:value-type="float">
            <text:p>13,42057</text:p>
          </table:table-cell>
          <table:table-cell table:style-name="ce1" office:value-type="float" office:value="13.42815" calcext:value-type="float">
            <text:p>13,42815</text:p>
          </table:table-cell>
          <table:table-cell table:style-name="ce1" office:value-type="float" office:value="5.99981" calcext:value-type="float">
            <text:p>5,99981</text:p>
          </table:table-cell>
          <table:table-cell table:style-name="ce1" office:value-type="float" office:value="6.00108" calcext:value-type="float">
            <text:p>6,00108</text:p>
          </table:table-cell>
          <table:table-cell table:style-name="ce1" office:value-type="float" office:value="19.36289" calcext:value-type="float">
            <text:p>19,36289</text:p>
          </table:table-cell>
          <table:table-cell table:style-name="ce1" office:value-type="float" office:value="19.39083" calcext:value-type="float">
            <text:p>19,39083</text:p>
          </table:table-cell>
          <table:table-cell table:style-name="ce1" office:value-type="float" office:value="0.93112" calcext:value-type="float">
            <text:p>0,93112</text:p>
          </table:table-cell>
          <table:table-cell table:style-name="ce1" office:value-type="float" office:value="0.93145" calcext:value-type="float">
            <text:p>0,93145</text:p>
          </table:table-cell>
          <table:table-cell table:style-name="ce1" office:value-type="float" office:value="4815" calcext:value-type="float">
            <text:p>4815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9.5" calcext:value-type="float">
            <text:p>2009,5</text:p>
          </table:table-cell>
          <table:table-cell table:style-name="ce1" office:value-type="float" office:value="2012.4" calcext:value-type="float">
            <text:p>2012,4</text:p>
          </table:table-cell>
          <table:table-cell table:style-name="ce1" office:value-type="float" office:value="1859.249" calcext:value-type="float">
            <text:p>1859,249</text:p>
          </table:table-cell>
          <table:table-cell table:style-name="ce1" office:value-type="float" office:value="1860.027" calcext:value-type="float">
            <text:p>1860,027</text:p>
          </table:table-cell>
          <table:table-cell table:style-name="ce1" office:value-type="float" office:value="25.93667" calcext:value-type="float">
            <text:p>25,93667</text:p>
          </table:table-cell>
          <table:table-cell table:style-name="ce1" office:value-type="float" office:value="25.97437" calcext:value-type="float">
            <text:p>25,97437</text:p>
          </table:table-cell>
          <table:table-cell table:style-name="ce1" office:value-type="float" office:value="7.521" calcext:value-type="float">
            <text:p>7,521</text:p>
          </table:table-cell>
          <table:table-cell table:style-name="ce1" office:value-type="float" office:value="7.54" calcext:value-type="float">
            <text:p>7,54</text:p>
          </table:table-cell>
          <table:table-cell table:style-name="ce1" office:value-type="float" office:value="4.93238" calcext:value-type="float">
            <text:p>4,93238</text:p>
          </table:table-cell>
          <table:table-cell table:style-name="ce1" office:value-type="float" office:value="4.93541" calcext:value-type="float">
            <text:p>4,93541</text:p>
          </table:table-cell>
          <table:table-cell table:style-name="ce1" office:value-type="float" office:value="1.44416" calcext:value-type="float">
            <text:p>1,44416</text:p>
          </table:table-cell>
          <table:table-cell table:style-name="ce1" office:value-type="float" office:value="1.44442" calcext:value-type="float">
            <text:p>1,44442</text:p>
          </table:table-cell>
          <table:table-cell table:style-name="ce1" office:value-type="float" office:value="27.59666" calcext:value-type="float">
            <text:p>27,59666</text:p>
          </table:table-cell>
          <table:table-cell table:style-name="ce1" office:value-type="float" office:value="27.63789" calcext:value-type="float">
            <text:p>27,63789</text:p>
          </table:table-cell>
          <table:table-cell table:style-name="ce1" office:value-type="float" office:value="1.06377" calcext:value-type="float">
            <text:p>1,06377</text:p>
          </table:table-cell>
          <table:table-cell table:style-name="ce1" office:value-type="float" office:value="1.06406" calcext:value-type="float">
            <text:p>1,06406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38" calcext:value-type="float">
            <text:p>0,76638</text:p>
          </table:table-cell>
          <table:table-cell table:style-name="ce1" office:value-type="float" office:value="0.76653" calcext:value-type="float">
            <text:p>0,76653</text:p>
          </table:table-cell>
          <table:table-cell table:style-name="ce1" office:value-type="float" office:value="72.805" calcext:value-type="float">
            <text:p>72,805</text:p>
          </table:table-cell>
          <table:table-cell table:style-name="ce1" office:value-type="float" office:value="72.826" calcext:value-type="float">
            <text:p>72,826</text:p>
          </table:table-cell>
          <table:table-cell table:style-name="ce1" office:value-type="float" office:value="131.818" calcext:value-type="float">
            <text:p>131,818</text:p>
          </table:table-cell>
          <table:table-cell table:style-name="ce1" office:value-type="float" office:value="131.838" calcext:value-type="float">
            <text:p>131,83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55" calcext:value-type="float">
            <text:p>1,45755</text:p>
          </table:table-cell>
          <table:table-cell table:style-name="ce1" office:value-type="float" office:value="1.45782" calcext:value-type="float">
            <text:p>1,45782</text:p>
          </table:table-cell>
          <table:table-cell table:style-name="ce1" office:value-type="float" office:value="19.88202" calcext:value-type="float">
            <text:p>19,88202</text:p>
          </table:table-cell>
          <table:table-cell table:style-name="ce1" office:value-type="float" office:value="19.90702" calcext:value-type="float">
            <text:p>19,90702</text:p>
          </table:table-cell>
          <table:table-cell table:style-name="ce1" office:value-type="float" office:value="3.29954" calcext:value-type="float">
            <text:p>3,29954</text:p>
          </table:table-cell>
          <table:table-cell table:style-name="ce1" office:value-type="float" office:value="3.30103" calcext:value-type="float">
            <text:p>3,30103</text:p>
          </table:table-cell>
          <table:table-cell table:style-name="ce1" office:value-type="float" office:value="101.072" calcext:value-type="float">
            <text:p>101,072</text:p>
          </table:table-cell>
          <table:table-cell table:style-name="ce1" office:value-type="float" office:value="101.087" calcext:value-type="float">
            <text:p>101,087</text:p>
          </table:table-cell>
          <table:table-cell table:style-name="ce1" office:value-type="float" office:value="103.765" calcext:value-type="float">
            <text:p>103,765</text:p>
          </table:table-cell>
          <table:table-cell table:style-name="ce1" office:value-type="float" office:value="103.79" calcext:value-type="float">
            <text:p>103,79</text:p>
          </table:table-cell>
          <table:table-cell table:style-name="ce1" office:value-type="float" office:value="309.436" calcext:value-type="float">
            <text:p>309,436</text:p>
          </table:table-cell>
          <table:table-cell table:style-name="ce1" office:value-type="float" office:value="309.662" calcext:value-type="float">
            <text:p>309,662</text:p>
          </table:table-cell>
          <table:table-cell table:style-name="ce1" office:value-type="float" office:value="0.75331" calcext:value-type="float">
            <text:p>0,75331</text:p>
          </table:table-cell>
          <table:table-cell table:style-name="ce1" office:value-type="float" office:value="0.75358" calcext:value-type="float">
            <text:p>0,75358</text:p>
          </table:table-cell>
          <table:table-cell table:style-name="ce1" office:value-type="float" office:value="167.982" calcext:value-type="float">
            <text:p>167,982</text:p>
          </table:table-cell>
          <table:table-cell table:style-name="ce1" office:value-type="float" office:value="167.997" calcext:value-type="float">
            <text:p>167,997</text:p>
          </table:table-cell>
          <table:table-cell table:style-name="ce1" office:value-type="float" office:value="1799.976" calcext:value-type="float">
            <text:p>1799,976</text:p>
          </table:table-cell>
          <table:table-cell table:style-name="ce1" office:value-type="float" office:value="1800.636" calcext:value-type="float">
            <text:p>1800,636</text:p>
          </table:table-cell>
          <table:table-cell table:style-name="ce1" office:value-type="float" office:value="5.94471" calcext:value-type="float">
            <text:p>5,94471</text:p>
          </table:table-cell>
          <table:table-cell table:style-name="ce1" office:value-type="float" office:value="5.94615" calcext:value-type="float">
            <text:p>5,94615</text:p>
          </table:table-cell>
          <table:table-cell table:style-name="ce1" office:value-type="float" office:value="1198.908" calcext:value-type="float">
            <text:p>1198,908</text:p>
          </table:table-cell>
          <table:table-cell table:style-name="ce1" office:value-type="float" office:value="1199.231" calcext:value-type="float">
            <text:p>1199,231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6" calcext:value-type="float">
            <text:p>6,66</text:p>
          </table:table-cell>
          <table:table-cell table:style-name="ce1" office:value-type="float" office:value="6.66066" calcext:value-type="float">
            <text:p>6,66066</text:p>
          </table:table-cell>
          <table:table-cell table:style-name="ce1" office:value-type="float" office:value="1.50119" calcext:value-type="float">
            <text:p>1,50119</text:p>
          </table:table-cell>
          <table:table-cell table:style-name="ce1" office:value-type="float" office:value="1.50165" calcext:value-type="float">
            <text:p>1,50165</text:p>
          </table:table-cell>
          <table:table-cell table:style-name="ce1" office:value-type="float" office:value="7.75687" calcext:value-type="float">
            <text:p>7,75687</text:p>
          </table:table-cell>
          <table:table-cell table:style-name="ce1" office:value-type="float" office:value="7.75723" calcext:value-type="float">
            <text:p>7,75723</text:p>
          </table:table-cell>
          <table:table-cell table:style-name="ce1" office:value-type="float" office:value="1.66805" calcext:value-type="float">
            <text:p>1,66805</text:p>
          </table:table-cell>
          <table:table-cell table:style-name="ce1" office:value-type="float" office:value="1.66843" calcext:value-type="float">
            <text:p>1,66843</text:p>
          </table:table-cell>
          <table:table-cell table:style-name="ce1" office:value-type="float" office:value="3.74943" calcext:value-type="float">
            <text:p>3,74943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029" calcext:value-type="float">
            <text:p>25,70029</text:p>
          </table:table-cell>
          <table:table-cell table:style-name="ce1" office:value-type="float" office:value="25.73679" calcext:value-type="float">
            <text:p>25,73679</text:p>
          </table:table-cell>
          <table:table-cell table:style-name="ce1" office:value-type="float" office:value="8.66558" calcext:value-type="float">
            <text:p>8,66558</text:p>
          </table:table-cell>
          <table:table-cell table:style-name="ce1" office:value-type="float" office:value="8.667" calcext:value-type="float">
            <text:p>8,667</text:p>
          </table:table-cell>
          <table:table-cell table:style-name="ce1" office:value-type="float" office:value="1339.46" calcext:value-type="float">
            <text:p>1339,46</text:p>
          </table:table-cell>
          <table:table-cell table:style-name="ce1" office:value-type="float" office:value="1339.776" calcext:value-type="float">
            <text:p>1339,776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2.593" calcext:value-type="float">
            <text:p>2,593</text:p>
          </table:table-cell>
          <table:table-cell table:style-name="ce1" office:value-type="float" office:value="2.597" calcext:value-type="float">
            <text:p>2,597</text:p>
          </table:table-cell>
          <table:table-cell table:style-name="ce1" office:value-type="float" office:value="9.1739" calcext:value-type="float">
            <text:p>9,1739</text:p>
          </table:table-cell>
          <table:table-cell table:style-name="ce1" office:value-type="float" office:value="9.177" calcext:value-type="float">
            <text:p>9,177</text:p>
          </table:table-cell>
          <table:table-cell table:style-name="ce1" office:value-type="float" office:value="27.01382" calcext:value-type="float">
            <text:p>27,01382</text:p>
          </table:table-cell>
          <table:table-cell table:style-name="ce1" office:value-type="float" office:value="27.0274" calcext:value-type="float">
            <text:p>27,0274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537" calcext:value-type="float">
            <text:p>1304,537</text:p>
          </table:table-cell>
          <table:table-cell table:style-name="ce1" office:value-type="float" office:value="1304.986" calcext:value-type="float">
            <text:p>1304,986</text:p>
          </table:table-cell>
          <table:table-cell table:style-name="ce1" office:value-type="float" office:value="5.58711" calcext:value-type="float">
            <text:p>5,58711</text:p>
          </table:table-cell>
          <table:table-cell table:style-name="ce1" office:value-type="float" office:value="5.5887" calcext:value-type="float">
            <text:p>5,5887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671" calcext:value-type="float">
            <text:p>1,25671</text:p>
          </table:table-cell>
          <table:table-cell table:style-name="ce1" office:value-type="float" office:value="1.25705" calcext:value-type="float">
            <text:p>1,25705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19" calcext:value-type="float">
            <text:p>112,919</text:p>
          </table:table-cell>
          <table:table-cell table:style-name="ce1" office:value-type="float" office:value="112.936" calcext:value-type="float">
            <text:p>112,936</text:p>
          </table:table-cell>
          <table:table-cell table:style-name="ce1" office:value-type="float" office:value="0.86571" calcext:value-type="float">
            <text:p>0,86571</text:p>
          </table:table-cell>
          <table:table-cell table:style-name="ce1" office:value-type="float" office:value="0.86585" calcext:value-type="float">
            <text:p>0,86585</text:p>
          </table:table-cell>
          <table:table-cell table:style-name="ce1" office:value-type="float" office:value="0.72028" calcext:value-type="float">
            <text:p>0,72028</text:p>
          </table:table-cell>
          <table:table-cell table:style-name="ce1" office:value-type="float" office:value="0.72045" calcext:value-type="float">
            <text:p>0,72045</text:p>
          </table:table-cell>
          <table:table-cell table:style-name="ce1" office:value-type="float" office:value="13.77783" calcext:value-type="float">
            <text:p>13,77783</text:p>
          </table:table-cell>
          <table:table-cell table:style-name="ce1" office:value-type="float" office:value="13.78816" calcext:value-type="float">
            <text:p>13,78816</text:p>
          </table:table-cell>
          <table:table-cell table:style-name="ce1" office:value-type="float" office:value="154.22224" calcext:value-type="float">
            <text:p>154,22224</text:p>
          </table:table-cell>
          <table:table-cell table:style-name="ce1" office:value-type="float" office:value="154.42333" calcext:value-type="float">
            <text:p>154,42333</text:p>
          </table:table-cell>
          <table:table-cell table:style-name="ce1" office:value-type="float" office:value="1747.483" calcext:value-type="float">
            <text:p>1747,483</text:p>
          </table:table-cell>
          <table:table-cell table:style-name="ce1" office:value-type="float" office:value="1748.138" calcext:value-type="float">
            <text:p>1748,138</text:p>
          </table:table-cell>
          <table:table-cell table:style-name="ce1" office:value-type="float" office:value="78.177" calcext:value-type="float">
            <text:p>78,177</text:p>
          </table:table-cell>
          <table:table-cell table:style-name="ce1" office:value-type="float" office:value="78.198" calcext:value-type="float">
            <text:p>78,198</text:p>
          </table:table-cell>
          <table:table-cell table:style-name="ce1" office:value-type="float" office:value="17.31723" calcext:value-type="float">
            <text:p>17,31723</text:p>
          </table:table-cell>
          <table:table-cell table:style-name="ce1" office:value-type="float" office:value="17.3297" calcext:value-type="float">
            <text:p>17,3297</text:p>
          </table:table-cell>
          <table:table-cell table:style-name="ce1" office:value-type="float" office:value="0.96789" calcext:value-type="float">
            <text:p>0,96789</text:p>
          </table:table-cell>
          <table:table-cell table:style-name="ce1" office:value-type="float" office:value="0.96831" calcext:value-type="float">
            <text:p>0,96831</text:p>
          </table:table-cell>
          <table:table-cell table:style-name="ce1" office:value-type="float" office:value="276.969" calcext:value-type="float">
            <text:p>276,969</text:p>
          </table:table-cell>
          <table:table-cell table:style-name="ce1" office:value-type="float" office:value="277.185" calcext:value-type="float">
            <text:p>277,185</text:p>
          </table:table-cell>
          <table:table-cell table:style-name="ce1" office:value-type="float" office:value="24.1781" calcext:value-type="float">
            <text:p>24,1781</text:p>
          </table:table-cell>
          <table:table-cell table:style-name="ce1" office:value-type="float" office:value="24.19325" calcext:value-type="float">
            <text:p>24,19325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71" calcext:value-type="float">
            <text:p>7,44071</text:p>
          </table:table-cell>
          <table:table-cell table:style-name="ce1" office:value-type="float" office:value="7.44136" calcext:value-type="float">
            <text:p>7,44136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66" calcext:value-type="float">
            <text:p>1,55066</text:p>
          </table:table-cell>
          <table:table-cell table:style-name="ce1" office:value-type="float" office:value="1.55112" calcext:value-type="float">
            <text:p>1,55112</text:p>
          </table:table-cell>
          <table:table-cell table:style-name="ce1" office:value-type="float" office:value="316.85" calcext:value-type="float">
            <text:p>316,85</text:p>
          </table:table-cell>
          <table:table-cell table:style-name="ce1" office:value-type="float" office:value="317.3" calcext:value-type="float">
            <text:p>317,3</text:p>
          </table:table-cell>
          <table:table-cell table:style-name="ce1" office:value-type="float" office:value="0.74637" calcext:value-type="float">
            <text:p>0,74637</text:p>
          </table:table-cell>
          <table:table-cell table:style-name="ce1" office:value-type="float" office:value="0.74666" calcext:value-type="float">
            <text:p>0,74666</text:p>
          </table:table-cell>
          <table:table-cell table:style-name="ce1" office:value-type="float" office:value="8.46175" calcext:value-type="float">
            <text:p>8,46175</text:p>
          </table:table-cell>
          <table:table-cell table:style-name="ce1" office:value-type="float" office:value="8.46455" calcext:value-type="float">
            <text:p>8,46455</text:p>
          </table:table-cell>
          <table:table-cell table:style-name="ce1" office:value-type="float" office:value="1.73393" calcext:value-type="float">
            <text:p>1,73393</text:p>
          </table:table-cell>
          <table:table-cell table:style-name="ce1" office:value-type="float" office:value="1.73453" calcext:value-type="float">
            <text:p>1,73453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0908" calcext:value-type="float">
            <text:p>10,00908</text:p>
          </table:table-cell>
          <table:table-cell table:style-name="ce1" office:value-type="float" office:value="10.0111" calcext:value-type="float">
            <text:p>10,0111</text:p>
          </table:table-cell>
          <table:table-cell table:style-name="ce1" office:value-type="float" office:value="8.2116" calcext:value-type="float">
            <text:p>8,2116</text:p>
          </table:table-cell>
          <table:table-cell table:style-name="ce1" office:value-type="float" office:value="8.21427" calcext:value-type="float">
            <text:p>8,21427</text:p>
          </table:table-cell>
          <table:table-cell table:style-name="ce1" office:value-type="float" office:value="2.95289" calcext:value-type="float">
            <text:p>2,95289</text:p>
          </table:table-cell>
          <table:table-cell table:style-name="ce1" office:value-type="float" office:value="2.95378" calcext:value-type="float">
            <text:p>2,95378</text:p>
          </table:table-cell>
          <table:table-cell table:style-name="ce1" office:value-type="float" office:value="130.426" calcext:value-type="float">
            <text:p>130,426</text:p>
          </table:table-cell>
          <table:table-cell table:style-name="ce1" office:value-type="float" office:value="130.453" calcext:value-type="float">
            <text:p>130,453</text:p>
          </table:table-cell>
          <table:table-cell table:style-name="ce1" office:value-type="float" office:value="18.16861" calcext:value-type="float">
            <text:p>18,16861</text:p>
          </table:table-cell>
          <table:table-cell table:style-name="ce1" office:value-type="float" office:value="18.17537" calcext:value-type="float">
            <text:p>18,17537</text:p>
          </table:table-cell>
          <table:table-cell table:style-name="ce1" office:value-type="float" office:value="1.29035" calcext:value-type="float">
            <text:p>1,29035</text:p>
          </table:table-cell>
          <table:table-cell table:style-name="ce1" office:value-type="float" office:value="1.29055" calcext:value-type="float">
            <text:p>1,29055</text:p>
          </table:table-cell>
          <table:table-cell table:style-name="ce1" office:value-type="float" office:value="77.463" calcext:value-type="float">
            <text:p>77,463</text:p>
          </table:table-cell>
          <table:table-cell table:style-name="ce1" office:value-type="float" office:value="77.477" calcext:value-type="float">
            <text:p>77,477</text:p>
          </table:table-cell>
          <table:table-cell table:style-name="ce1" office:value-type="float" office:value="14.99279" calcext:value-type="float">
            <text:p>14,99279</text:p>
          </table:table-cell>
          <table:table-cell table:style-name="ce1" office:value-type="float" office:value="15.00301" calcext:value-type="float">
            <text:p>15,00301</text:p>
          </table:table-cell>
          <table:table-cell table:style-name="ce1" office:value-type="float" office:value="75.201" calcext:value-type="float">
            <text:p>75,201</text:p>
          </table:table-cell>
          <table:table-cell table:style-name="ce1" office:value-type="float" office:value="75.227" calcext:value-type="float">
            <text:p>75,227</text:p>
          </table:table-cell>
          <table:table-cell table:style-name="ce1" office:value-type="float" office:value="0.70147" calcext:value-type="float">
            <text:p>0,70147</text:p>
          </table:table-cell>
          <table:table-cell table:style-name="ce1" office:value-type="float" office:value="0.70177" calcext:value-type="float">
            <text:p>0,70177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2" calcext:value-type="float">
            <text:p>0,72462</text:p>
          </table:table-cell>
          <table:table-cell table:style-name="ce1" office:value-type="float" office:value="0.72489" calcext:value-type="float">
            <text:p>0,72489</text:p>
          </table:table-cell>
          <table:table-cell table:style-name="ce1" office:value-type="float" office:value="1.0881" calcext:value-type="float">
            <text:p>1,0881</text:p>
          </table:table-cell>
          <table:table-cell table:style-name="ce1" office:value-type="float" office:value="1.08826" calcext:value-type="float">
            <text:p>1,08826</text:p>
          </table:table-cell>
          <table:table-cell table:style-name="ce1" office:value-type="float" office:value="1.02984" calcext:value-type="float">
            <text:p>1,02984</text:p>
          </table:table-cell>
          <table:table-cell table:style-name="ce1" office:value-type="float" office:value="1.03024" calcext:value-type="float">
            <text:p>1,03024</text:p>
          </table:table-cell>
          <table:table-cell table:style-name="ce1" office:value-type="float" office:value="6.6484" calcext:value-type="float">
            <text:p>6,6484</text:p>
          </table:table-cell>
          <table:table-cell table:style-name="ce1" office:value-type="float" office:value="6.64891" calcext:value-type="float">
            <text:p>6,64891</text:p>
          </table:table-cell>
          <table:table-cell table:style-name="ce1" office:value-type="float" office:value="10753.2" calcext:value-type="float">
            <text:p>10753,2</text:p>
          </table:table-cell>
          <table:table-cell table:style-name="ce1" office:value-type="float" office:value="10753.9" calcext:value-type="float">
            <text:p>10753,9</text:p>
          </table:table-cell>
          <table:table-cell table:style-name="ce1" office:value-type="float" office:value="34.206" calcext:value-type="float">
            <text:p>34,206</text:p>
          </table:table-cell>
          <table:table-cell table:style-name="ce1" office:value-type="float" office:value="34.228" calcext:value-type="float">
            <text:p>34,228</text:p>
          </table:table-cell>
          <table:table-cell table:style-name="ce1" office:value-type="float" office:value="0.99066" calcext:value-type="float">
            <text:p>0,99066</text:p>
          </table:table-cell>
          <table:table-cell table:style-name="ce1" office:value-type="float" office:value="0.99092" calcext:value-type="float">
            <text:p>0,99092</text:p>
          </table:table-cell>
          <table:table-cell table:style-name="ce1" office:value-type="float" office:value="121.883" calcext:value-type="float">
            <text:p>121,883</text:p>
          </table:table-cell>
          <table:table-cell table:style-name="ce1" office:value-type="float" office:value="121.901" calcext:value-type="float">
            <text:p>121,901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75" calcext:value-type="float">
            <text:p>173,575</text:p>
          </table:table-cell>
          <table:table-cell table:style-name="ce1" office:value-type="float" office:value="173.616" calcext:value-type="float">
            <text:p>173,616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46.957" calcext:value-type="float">
            <text:p>46,957</text:p>
          </table:table-cell>
          <table:table-cell table:style-name="ce1" office:value-type="float" office:value="10390.067" calcext:value-type="float">
            <text:p>10390,067</text:p>
          </table:table-cell>
          <table:table-cell table:style-name="ce1" office:value-type="float" office:value="10392.901" calcext:value-type="float">
            <text:p>10392,901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6:20</text:p>
          </table:table-cell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57]+[.F57])/2" office:value-type="float" office:value="46.932" calcext:value-type="float">
            <text:p>46,9320</text:p>
          </table:table-cell>
          <table:table-cell table:style-name="ce5" table:formula="of:=[.$H$46]*[.G57]+(1-[.$H$46])*[.H58]" office:value-type="float" office:value="46.93150125" calcext:value-type="float">
            <text:p>46,9315</text:p>
          </table:table-cell>
          <table:table-cell table:style-name="ce5" table:formula="of:=[.$I$46]*[.G57]+(1-[.$I$46])*[.I58]" office:value-type="float" office:value="46.93101" calcext:value-type="float">
            <text:p>46,9310</text:p>
          </table:table-cell>
          <table:table-cell table:style-name="ce8" table:formula="of:=[.H57]-[.I57]" office:value-type="float" office:value="0.000491249999981847" calcext:value-type="float">
            <text:p>0,000491</text:p>
          </table:table-cell>
          <table:table-cell table:style-name="ce8" table:formula="of:=[.$K$46]*[.J57]+(1-[.$K$46])*[.K58]" office:value-type="float" office:value="0.000126249999992524" calcext:value-type="float">
            <text:p>0,000126</text:p>
          </table:table-cell>
          <table:table-cell table:style-name="ce8" table:formula="of:=[.J57]-[.K57]" office:value-type="float" office:value="0.000364999999989323" calcext:value-type="float">
            <text:p>0,000365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7]&lt;-[.$R$46];1;0)" office:value-type="float" office:value="0" calcext:value-type="float">
            <text:p>0</text:p>
          </table:table-cell>
          <table:table-cell table:style-name="ce1" table:formula="of:=IF([.L57]&gt;[.$S$46];1;0)" office:value-type="float" office:value="0" calcext:value-type="float">
            <text:p>0</text:p>
          </table:table-cell>
          <table:table-cell table:style-name="ce1" table:formula="of:=IF([.R57]&gt;0;[.$T$45];0)" office:value-type="float" office:value="0" calcext:value-type="float">
            <text:p>0</text:p>
          </table:table-cell>
          <table:table-cell table:style-name="ce13" table:formula="of:=IF([.S57]&gt;0;[.$U$45];0)" office:value-type="float" office:value="0" calcext:value-type="float">
            <text:p>0</text:p>
          </table:table-cell>
          <table:table-cell table:style-name="ce13" table:formula="of:=[.V58]-[.T57]+[.U57]" office:value-type="float" office:value="0" calcext:value-type="float">
            <text:p>0</text:p>
          </table:table-cell>
          <table:table-cell table:style-name="ce14" table:formula="of:=[.W58]+[.T57]*[.E57]-[.U57]*[.F57]" office:value-type="currency" office:currency="EUR" office:value="1000" calcext:value-type="currency">
            <text:p>1 000,00 €</text:p>
          </table:table-cell>
          <table:table-cell table:style-name="ce14" table:formula="of:=[.W57]+[.V57]*[.E57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2436" calcext:value-type="float">
            <text:p>96761,2436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2436" calcext:value-type="float">
            <text:p>96761,24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19.9141" calcext:value-type="float">
            <text:p>419,9141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4476" calcext:value-type="float">
            <text:p>-0,4476</text:p>
          </table:table-cell>
          <table:table-cell table:style-name="ce1" office:value-type="float" office:value="96752.8453" calcext:value-type="float">
            <text:p>96752,8453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98" calcext:value-type="float">
            <text:p>67,298</text:p>
          </table:table-cell>
          <table:table-cell table:style-name="ce1" office:value-type="float" office:value="67.409" calcext:value-type="float">
            <text:p>67,409</text:p>
          </table:table-cell>
          <table:table-cell table:style-name="ce1" office:value-type="float" office:value="17.7886" calcext:value-type="float">
            <text:p>17,7886</text:p>
          </table:table-cell>
          <table:table-cell table:style-name="ce1" office:value-type="float" office:value="17.81289" calcext:value-type="float">
            <text:p>17,81289</text:p>
          </table:table-cell>
          <table:table-cell table:style-name="ce1" office:value-type="float" office:value="8283" calcext:value-type="float">
            <text:p>8283</text:p>
          </table:table-cell>
          <table:table-cell table:style-name="ce1" office:value-type="float" office:value="8286" calcext:value-type="float">
            <text:p>8286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7073" calcext:value-type="float">
            <text:p>26,7073</text:p>
          </table:table-cell>
          <table:table-cell table:style-name="ce1" office:value-type="float" office:value="26.74607" calcext:value-type="float">
            <text:p>26,74607</text:p>
          </table:table-cell>
          <table:table-cell table:style-name="ce1" office:value-type="float" office:value="7.9633" calcext:value-type="float">
            <text:p>7,9633</text:p>
          </table:table-cell>
          <table:table-cell table:style-name="ce1" office:value-type="float" office:value="7.96527" calcext:value-type="float">
            <text:p>7,96527</text:p>
          </table:table-cell>
          <table:table-cell table:style-name="ce1" office:value-type="float" office:value="22932.1" calcext:value-type="float">
            <text:p>22932,1</text:p>
          </table:table-cell>
          <table:table-cell table:style-name="ce1" office:value-type="float" office:value="22938.1" calcext:value-type="float">
            <text:p>22938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372" calcext:value-type="float">
            <text:p>1731,372</text:p>
          </table:table-cell>
          <table:table-cell table:style-name="ce1" office:value-type="float" office:value="1731.939" calcext:value-type="float">
            <text:p>1731,939</text:p>
          </table:table-cell>
          <table:table-cell table:style-name="ce1" office:value-type="float" office:value="15.39782" calcext:value-type="float">
            <text:p>15,39782</text:p>
          </table:table-cell>
          <table:table-cell table:style-name="ce1" office:value-type="float" office:value="15.4191" calcext:value-type="float">
            <text:p>15,4191</text:p>
          </table:table-cell>
          <table:table-cell table:style-name="ce1" office:value-type="float" office:value="1.11718" calcext:value-type="float">
            <text:p>1,11718</text:p>
          </table:table-cell>
          <table:table-cell table:style-name="ce1" office:value-type="float" office:value="1.1173" calcext:value-type="float">
            <text:p>1,1173</text:p>
          </table:table-cell>
          <table:table-cell table:style-name="ce1" office:value-type="float" office:value="1.03938" calcext:value-type="float">
            <text:p>1,03938</text:p>
          </table:table-cell>
          <table:table-cell table:style-name="ce1" office:value-type="float" office:value="1.03976" calcext:value-type="float">
            <text:p>1,03976</text:p>
          </table:table-cell>
          <table:table-cell table:style-name="ce1" office:value-type="float" office:value="1.29265" calcext:value-type="float">
            <text:p>1,29265</text:p>
          </table:table-cell>
          <table:table-cell table:style-name="ce1" office:value-type="float" office:value="1.29285" calcext:value-type="float">
            <text:p>1,29285</text:p>
          </table:table-cell>
          <table:table-cell table:style-name="ce1" office:value-type="float" office:value="3.8225" calcext:value-type="float">
            <text:p>3,8225</text:p>
          </table:table-cell>
          <table:table-cell table:style-name="ce1" office:value-type="float" office:value="3.82465" calcext:value-type="float">
            <text:p>3,82465</text:p>
          </table:table-cell>
          <table:table-cell table:style-name="ce1" office:value-type="float" office:value="1.6838" calcext:value-type="float">
            <text:p>1,6838</text:p>
          </table:table-cell>
          <table:table-cell table:style-name="ce1" office:value-type="float" office:value="1.68411" calcext:value-type="float">
            <text:p>1,68411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2916" calcext:value-type="float">
            <text:p>13,02916</text:p>
          </table:table-cell>
          <table:table-cell table:style-name="ce1" office:value-type="float" office:value="13.03191" calcext:value-type="float">
            <text:p>13,03191</text:p>
          </table:table-cell>
          <table:table-cell table:style-name="ce1" office:value-type="float" office:value="5.77139" calcext:value-type="float">
            <text:p>5,77139</text:p>
          </table:table-cell>
          <table:table-cell table:style-name="ce1" office:value-type="float" office:value="5.77287" calcext:value-type="float">
            <text:p>5,77287</text:p>
          </table:table-cell>
          <table:table-cell table:style-name="ce1" office:value-type="float" office:value="1037.717" calcext:value-type="float">
            <text:p>1037,717</text:p>
          </table:table-cell>
          <table:table-cell table:style-name="ce1" office:value-type="float" office:value="1037.985" calcext:value-type="float">
            <text:p>1037,985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139" calcext:value-type="float">
            <text:p>1,79139</text:p>
          </table:table-cell>
          <table:table-cell table:style-name="ce1" office:value-type="float" office:value="1.79201" calcext:value-type="float">
            <text:p>1,79201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70" calcext:value-type="float">
            <text:p>135370</text:p>
          </table:table-cell>
          <table:table-cell table:style-name="ce1" office:value-type="float" office:value="135422" calcext:value-type="float">
            <text:p>135422</text:p>
          </table:table-cell>
          <table:table-cell table:style-name="ce1" office:value-type="float" office:value="1.34375" calcext:value-type="float">
            <text:p>1,34375</text:p>
          </table:table-cell>
          <table:table-cell table:style-name="ce1" office:value-type="float" office:value="1.34401" calcext:value-type="float">
            <text:p>1,34401</text:p>
          </table:table-cell>
          <table:table-cell table:style-name="ce1" office:value-type="float" office:value="9.45392" calcext:value-type="float">
            <text:p>9,45392</text:p>
          </table:table-cell>
          <table:table-cell table:style-name="ce1" office:value-type="float" office:value="9.45662" calcext:value-type="float">
            <text:p>9,45662</text:p>
          </table:table-cell>
          <table:table-cell table:style-name="ce1" office:value-type="float" office:value="13.42002" calcext:value-type="float">
            <text:p>13,42002</text:p>
          </table:table-cell>
          <table:table-cell table:style-name="ce1" office:value-type="float" office:value="13.42796" calcext:value-type="float">
            <text:p>13,42796</text:p>
          </table:table-cell>
          <table:table-cell table:style-name="ce1" office:value-type="float" office:value="5.99978" calcext:value-type="float">
            <text:p>5,99978</text:p>
          </table:table-cell>
          <table:table-cell table:style-name="ce1" office:value-type="float" office:value="6.00108" calcext:value-type="float">
            <text:p>6,00108</text:p>
          </table:table-cell>
          <table:table-cell table:style-name="ce1" office:value-type="float" office:value="19.35626" calcext:value-type="float">
            <text:p>19,35626</text:p>
          </table:table-cell>
          <table:table-cell table:style-name="ce1" office:value-type="float" office:value="19.38419" calcext:value-type="float">
            <text:p>19,38419</text:p>
          </table:table-cell>
          <table:table-cell table:style-name="ce1" office:value-type="float" office:value="0.93108" calcext:value-type="float">
            <text:p>0,93108</text:p>
          </table:table-cell>
          <table:table-cell table:style-name="ce1" office:value-type="float" office:value="0.9314" calcext:value-type="float">
            <text:p>0,9314</text:p>
          </table:table-cell>
          <table:table-cell table:style-name="ce1" office:value-type="float" office:value="4815.2" calcext:value-type="float">
            <text:p>4815,2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8.8" calcext:value-type="float">
            <text:p>2008,8</text:p>
          </table:table-cell>
          <table:table-cell table:style-name="ce1" office:value-type="float" office:value="2011.7" calcext:value-type="float">
            <text:p>2011,7</text:p>
          </table:table-cell>
          <table:table-cell table:style-name="ce1" office:value-type="float" office:value="1859.186" calcext:value-type="float">
            <text:p>1859,186</text:p>
          </table:table-cell>
          <table:table-cell table:style-name="ce1" office:value-type="float" office:value="1859.979" calcext:value-type="float">
            <text:p>1859,979</text:p>
          </table:table-cell>
          <table:table-cell table:style-name="ce1" office:value-type="float" office:value="25.92947" calcext:value-type="float">
            <text:p>25,92947</text:p>
          </table:table-cell>
          <table:table-cell table:style-name="ce1" office:value-type="float" office:value="25.96683" calcext:value-type="float">
            <text:p>25,96683</text:p>
          </table:table-cell>
          <table:table-cell table:style-name="ce1" office:value-type="float" office:value="7.521" calcext:value-type="float">
            <text:p>7,521</text:p>
          </table:table-cell>
          <table:table-cell table:style-name="ce1" office:value-type="float" office:value="7.539" calcext:value-type="float">
            <text:p>7,539</text:p>
          </table:table-cell>
          <table:table-cell table:style-name="ce1" office:value-type="float" office:value="4.93317" calcext:value-type="float">
            <text:p>4,93317</text:p>
          </table:table-cell>
          <table:table-cell table:style-name="ce1" office:value-type="float" office:value="4.9362" calcext:value-type="float">
            <text:p>4,9362</text:p>
          </table:table-cell>
          <table:table-cell table:style-name="ce1" office:value-type="float" office:value="1.44411" calcext:value-type="float">
            <text:p>1,44411</text:p>
          </table:table-cell>
          <table:table-cell table:style-name="ce1" office:value-type="float" office:value="1.44442" calcext:value-type="float">
            <text:p>1,44442</text:p>
          </table:table-cell>
          <table:table-cell table:style-name="ce1" office:value-type="float" office:value="27.58835" calcext:value-type="float">
            <text:p>27,58835</text:p>
          </table:table-cell>
          <table:table-cell table:style-name="ce1" office:value-type="float" office:value="27.62996" calcext:value-type="float">
            <text:p>27,62996</text:p>
          </table:table-cell>
          <table:table-cell table:style-name="ce1" office:value-type="float" office:value="1.06383" calcext:value-type="float">
            <text:p>1,06383</text:p>
          </table:table-cell>
          <table:table-cell table:style-name="ce1" office:value-type="float" office:value="1.06411" calcext:value-type="float">
            <text:p>1,06411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37" calcext:value-type="float">
            <text:p>0,76637</text:p>
          </table:table-cell>
          <table:table-cell table:style-name="ce1" office:value-type="float" office:value="0.76651" calcext:value-type="float">
            <text:p>0,76651</text:p>
          </table:table-cell>
          <table:table-cell table:style-name="ce1" office:value-type="float" office:value="72.801" calcext:value-type="float">
            <text:p>72,801</text:p>
          </table:table-cell>
          <table:table-cell table:style-name="ce1" office:value-type="float" office:value="72.823" calcext:value-type="float">
            <text:p>72,823</text:p>
          </table:table-cell>
          <table:table-cell table:style-name="ce1" office:value-type="float" office:value="131.808" calcext:value-type="float">
            <text:p>131,808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52" calcext:value-type="float">
            <text:p>1,45752</text:p>
          </table:table-cell>
          <table:table-cell table:style-name="ce1" office:value-type="float" office:value="1.45785" calcext:value-type="float">
            <text:p>1,45785</text:p>
          </table:table-cell>
          <table:table-cell table:style-name="ce1" office:value-type="float" office:value="19.8752" calcext:value-type="float">
            <text:p>19,8752</text:p>
          </table:table-cell>
          <table:table-cell table:style-name="ce1" office:value-type="float" office:value="19.9002" calcext:value-type="float">
            <text:p>19,9002</text:p>
          </table:table-cell>
          <table:table-cell table:style-name="ce1" office:value-type="float" office:value="3.29929" calcext:value-type="float">
            <text:p>3,29929</text:p>
          </table:table-cell>
          <table:table-cell table:style-name="ce1" office:value-type="float" office:value="3.30057" calcext:value-type="float">
            <text:p>3,30057</text:p>
          </table:table-cell>
          <table:table-cell table:style-name="ce1" office:value-type="float" office:value="101.071" calcext:value-type="float">
            <text:p>101,071</text:p>
          </table:table-cell>
          <table:table-cell table:style-name="ce1" office:value-type="float" office:value="101.086" calcext:value-type="float">
            <text:p>101,086</text:p>
          </table:table-cell>
          <table:table-cell table:style-name="ce1" office:value-type="float" office:value="103.766" calcext:value-type="float">
            <text:p>103,766</text:p>
          </table:table-cell>
          <table:table-cell table:style-name="ce1" office:value-type="float" office:value="103.792" calcext:value-type="float">
            <text:p>103,792</text:p>
          </table:table-cell>
          <table:table-cell table:style-name="ce1" office:value-type="float" office:value="309.438" calcext:value-type="float">
            <text:p>309,438</text:p>
          </table:table-cell>
          <table:table-cell table:style-name="ce1" office:value-type="float" office:value="309.66" calcext:value-type="float">
            <text:p>309,66</text:p>
          </table:table-cell>
          <table:table-cell table:style-name="ce1" office:value-type="float" office:value="0.75329" calcext:value-type="float">
            <text:p>0,75329</text:p>
          </table:table-cell>
          <table:table-cell table:style-name="ce1" office:value-type="float" office:value="0.75355" calcext:value-type="float">
            <text:p>0,75355</text:p>
          </table:table-cell>
          <table:table-cell table:style-name="ce1" office:value-type="float" office:value="167.972" calcext:value-type="float">
            <text:p>167,972</text:p>
          </table:table-cell>
          <table:table-cell table:style-name="ce1" office:value-type="float" office:value="167.987" calcext:value-type="float">
            <text:p>167,987</text:p>
          </table:table-cell>
          <table:table-cell table:style-name="ce1" office:value-type="float" office:value="1799.813" calcext:value-type="float">
            <text:p>1799,813</text:p>
          </table:table-cell>
          <table:table-cell table:style-name="ce1" office:value-type="float" office:value="1800.476" calcext:value-type="float">
            <text:p>1800,476</text:p>
          </table:table-cell>
          <table:table-cell table:style-name="ce1" office:value-type="float" office:value="5.94458" calcext:value-type="float">
            <text:p>5,94458</text:p>
          </table:table-cell>
          <table:table-cell table:style-name="ce1" office:value-type="float" office:value="5.94604" calcext:value-type="float">
            <text:p>5,94604</text:p>
          </table:table-cell>
          <table:table-cell table:style-name="ce1" office:value-type="float" office:value="1198.796" calcext:value-type="float">
            <text:p>1198,796</text:p>
          </table:table-cell>
          <table:table-cell table:style-name="ce1" office:value-type="float" office:value="1199.101" calcext:value-type="float">
            <text:p>1199,101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5989" calcext:value-type="float">
            <text:p>6,65989</text:p>
          </table:table-cell>
          <table:table-cell table:style-name="ce1" office:value-type="float" office:value="6.66065" calcext:value-type="float">
            <text:p>6,66065</text:p>
          </table:table-cell>
          <table:table-cell table:style-name="ce1" office:value-type="float" office:value="1.50121" calcext:value-type="float">
            <text:p>1,50121</text:p>
          </table:table-cell>
          <table:table-cell table:style-name="ce1" office:value-type="float" office:value="1.50167" calcext:value-type="float">
            <text:p>1,50167</text:p>
          </table:table-cell>
          <table:table-cell table:style-name="ce1" office:value-type="float" office:value="7.75681" calcext:value-type="float">
            <text:p>7,75681</text:p>
          </table:table-cell>
          <table:table-cell table:style-name="ce1" office:value-type="float" office:value="7.75729" calcext:value-type="float">
            <text:p>7,75729</text:p>
          </table:table-cell>
          <table:table-cell table:style-name="ce1" office:value-type="float" office:value="1.66828" calcext:value-type="float">
            <text:p>1,66828</text:p>
          </table:table-cell>
          <table:table-cell table:style-name="ce1" office:value-type="float" office:value="1.66866" calcext:value-type="float">
            <text:p>1,66866</text:p>
          </table:table-cell>
          <table:table-cell table:style-name="ce1" office:value-type="float" office:value="3.74943" calcext:value-type="float">
            <text:p>3,74943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69167" calcext:value-type="float">
            <text:p>25,69167</text:p>
          </table:table-cell>
          <table:table-cell table:style-name="ce1" office:value-type="float" office:value="25.72797" calcext:value-type="float">
            <text:p>25,72797</text:p>
          </table:table-cell>
          <table:table-cell table:style-name="ce1" office:value-type="float" office:value="8.66575" calcext:value-type="float">
            <text:p>8,66575</text:p>
          </table:table-cell>
          <table:table-cell table:style-name="ce1" office:value-type="float" office:value="8.66722" calcext:value-type="float">
            <text:p>8,66722</text:p>
          </table:table-cell>
          <table:table-cell table:style-name="ce1" office:value-type="float" office:value="1339.359" calcext:value-type="float">
            <text:p>1339,359</text:p>
          </table:table-cell>
          <table:table-cell table:style-name="ce1" office:value-type="float" office:value="1339.667" calcext:value-type="float">
            <text:p>1339,667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1" calcext:value-type="float">
            <text:p>10,221</text:p>
          </table:table-cell>
          <table:table-cell table:style-name="ce1" office:value-type="float" office:value="2.593" calcext:value-type="float">
            <text:p>2,593</text:p>
          </table:table-cell>
          <table:table-cell table:style-name="ce1" office:value-type="float" office:value="2.597" calcext:value-type="float">
            <text:p>2,597</text:p>
          </table:table-cell>
          <table:table-cell table:style-name="ce1" office:value-type="float" office:value="9.1746" calcext:value-type="float">
            <text:p>9,1746</text:p>
          </table:table-cell>
          <table:table-cell table:style-name="ce1" office:value-type="float" office:value="9.17756" calcext:value-type="float">
            <text:p>9,17756</text:p>
          </table:table-cell>
          <table:table-cell table:style-name="ce1" office:value-type="float" office:value="27.01376" calcext:value-type="float">
            <text:p>27,01376</text:p>
          </table:table-cell>
          <table:table-cell table:style-name="ce1" office:value-type="float" office:value="27.0275" calcext:value-type="float">
            <text:p>27,0275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89" calcext:value-type="float">
            <text:p>0,97389</text:p>
          </table:table-cell>
          <table:table-cell table:style-name="ce1" office:value-type="float" office:value="0.97407" calcext:value-type="float">
            <text:p>0,97407</text:p>
          </table:table-cell>
          <table:table-cell table:style-name="ce1" office:value-type="float" office:value="1304.438" calcext:value-type="float">
            <text:p>1304,438</text:p>
          </table:table-cell>
          <table:table-cell table:style-name="ce1" office:value-type="float" office:value="1304.88" calcext:value-type="float">
            <text:p>1304,88</text:p>
          </table:table-cell>
          <table:table-cell table:style-name="ce1" office:value-type="float" office:value="5.58676" calcext:value-type="float">
            <text:p>5,58676</text:p>
          </table:table-cell>
          <table:table-cell table:style-name="ce1" office:value-type="float" office:value="5.58851" calcext:value-type="float">
            <text:p>5,58851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69" calcext:value-type="float">
            <text:p>1,2569</text:p>
          </table:table-cell>
          <table:table-cell table:style-name="ce1" office:value-type="float" office:value="1.25721" calcext:value-type="float">
            <text:p>1,25721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18" calcext:value-type="float">
            <text:p>112,918</text:p>
          </table:table-cell>
          <table:table-cell table:style-name="ce1" office:value-type="float" office:value="112.936" calcext:value-type="float">
            <text:p>112,936</text:p>
          </table:table-cell>
          <table:table-cell table:style-name="ce1" office:value-type="float" office:value="0.86557" calcext:value-type="float">
            <text:p>0,86557</text:p>
          </table:table-cell>
          <table:table-cell table:style-name="ce1" office:value-type="float" office:value="0.86571" calcext:value-type="float">
            <text:p>0,86571</text:p>
          </table:table-cell>
          <table:table-cell table:style-name="ce1" office:value-type="float" office:value="0.72024" calcext:value-type="float">
            <text:p>0,72024</text:p>
          </table:table-cell>
          <table:table-cell table:style-name="ce1" office:value-type="float" office:value="0.72042" calcext:value-type="float">
            <text:p>0,72042</text:p>
          </table:table-cell>
          <table:table-cell table:style-name="ce1" office:value-type="float" office:value="13.77726" calcext:value-type="float">
            <text:p>13,77726</text:p>
          </table:table-cell>
          <table:table-cell table:style-name="ce1" office:value-type="float" office:value="13.78796" calcext:value-type="float">
            <text:p>13,78796</text:p>
          </table:table-cell>
          <table:table-cell table:style-name="ce1" office:value-type="float" office:value="154.16814" calcext:value-type="float">
            <text:p>154,16814</text:p>
          </table:table-cell>
          <table:table-cell table:style-name="ce1" office:value-type="float" office:value="154.37162" calcext:value-type="float">
            <text:p>154,37162</text:p>
          </table:table-cell>
          <table:table-cell table:style-name="ce1" office:value-type="float" office:value="1747.397" calcext:value-type="float">
            <text:p>1747,397</text:p>
          </table:table-cell>
          <table:table-cell table:style-name="ce1" office:value-type="float" office:value="1748.019" calcext:value-type="float">
            <text:p>1748,019</text:p>
          </table:table-cell>
          <table:table-cell table:style-name="ce1" office:value-type="float" office:value="78.177" calcext:value-type="float">
            <text:p>78,177</text:p>
          </table:table-cell>
          <table:table-cell table:style-name="ce1" office:value-type="float" office:value="78.202" calcext:value-type="float">
            <text:p>78,202</text:p>
          </table:table-cell>
          <table:table-cell table:style-name="ce1" office:value-type="float" office:value="17.31961" calcext:value-type="float">
            <text:p>17,31961</text:p>
          </table:table-cell>
          <table:table-cell table:style-name="ce1" office:value-type="float" office:value="17.33201" calcext:value-type="float">
            <text:p>17,33201</text:p>
          </table:table-cell>
          <table:table-cell table:style-name="ce1" office:value-type="float" office:value="0.96782" calcext:value-type="float">
            <text:p>0,96782</text:p>
          </table:table-cell>
          <table:table-cell table:style-name="ce1" office:value-type="float" office:value="0.96826" calcext:value-type="float">
            <text:p>0,96826</text:p>
          </table:table-cell>
          <table:table-cell table:style-name="ce1" office:value-type="float" office:value="276.975" calcext:value-type="float">
            <text:p>276,975</text:p>
          </table:table-cell>
          <table:table-cell table:style-name="ce1" office:value-type="float" office:value="277.187" calcext:value-type="float">
            <text:p>277,187</text:p>
          </table:table-cell>
          <table:table-cell table:style-name="ce1" office:value-type="float" office:value="24.1782" calcext:value-type="float">
            <text:p>24,1782</text:p>
          </table:table-cell>
          <table:table-cell table:style-name="ce1" office:value-type="float" office:value="24.19308" calcext:value-type="float">
            <text:p>24,19308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68" calcext:value-type="float">
            <text:p>7,44068</text:p>
          </table:table-cell>
          <table:table-cell table:style-name="ce1" office:value-type="float" office:value="7.44127" calcext:value-type="float">
            <text:p>7,44127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72" calcext:value-type="float">
            <text:p>1,55072</text:p>
          </table:table-cell>
          <table:table-cell table:style-name="ce1" office:value-type="float" office:value="1.5512" calcext:value-type="float">
            <text:p>1,5512</text:p>
          </table:table-cell>
          <table:table-cell table:style-name="ce1" office:value-type="float" office:value="316.84" calcext:value-type="float">
            <text:p>316,84</text:p>
          </table:table-cell>
          <table:table-cell table:style-name="ce1" office:value-type="float" office:value="317.14" calcext:value-type="float">
            <text:p>317,14</text:p>
          </table:table-cell>
          <table:table-cell table:style-name="ce1" office:value-type="float" office:value="0.74636" calcext:value-type="float">
            <text:p>0,74636</text:p>
          </table:table-cell>
          <table:table-cell table:style-name="ce1" office:value-type="float" office:value="0.74664" calcext:value-type="float">
            <text:p>0,74664</text:p>
          </table:table-cell>
          <table:table-cell table:style-name="ce1" office:value-type="float" office:value="8.46175" calcext:value-type="float">
            <text:p>8,46175</text:p>
          </table:table-cell>
          <table:table-cell table:style-name="ce1" office:value-type="float" office:value="8.4645" calcext:value-type="float">
            <text:p>8,4645</text:p>
          </table:table-cell>
          <table:table-cell table:style-name="ce1" office:value-type="float" office:value="1.73421" calcext:value-type="float">
            <text:p>1,73421</text:p>
          </table:table-cell>
          <table:table-cell table:style-name="ce1" office:value-type="float" office:value="1.73477" calcext:value-type="float">
            <text:p>1,73477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45" calcext:value-type="float">
            <text:p>0,19545</text:p>
          </table:table-cell>
          <table:table-cell table:style-name="ce1" office:value-type="float" office:value="10.01078" calcext:value-type="float">
            <text:p>10,01078</text:p>
          </table:table-cell>
          <table:table-cell table:style-name="ce1" office:value-type="float" office:value="10.01265" calcext:value-type="float">
            <text:p>10,01265</text:p>
          </table:table-cell>
          <table:table-cell table:style-name="ce1" office:value-type="float" office:value="8.212" calcext:value-type="float">
            <text:p>8,212</text:p>
          </table:table-cell>
          <table:table-cell table:style-name="ce1" office:value-type="float" office:value="8.21484" calcext:value-type="float">
            <text:p>8,21484</text:p>
          </table:table-cell>
          <table:table-cell table:style-name="ce1" office:value-type="float" office:value="2.95259" calcext:value-type="float">
            <text:p>2,95259</text:p>
          </table:table-cell>
          <table:table-cell table:style-name="ce1" office:value-type="float" office:value="2.95346" calcext:value-type="float">
            <text:p>2,95346</text:p>
          </table:table-cell>
          <table:table-cell table:style-name="ce1" office:value-type="float" office:value="130.439" calcext:value-type="float">
            <text:p>130,439</text:p>
          </table:table-cell>
          <table:table-cell table:style-name="ce1" office:value-type="float" office:value="130.466" calcext:value-type="float">
            <text:p>130,466</text:p>
          </table:table-cell>
          <table:table-cell table:style-name="ce1" office:value-type="float" office:value="18.16719" calcext:value-type="float">
            <text:p>18,16719</text:p>
          </table:table-cell>
          <table:table-cell table:style-name="ce1" office:value-type="float" office:value="18.1739" calcext:value-type="float">
            <text:p>18,1739</text:p>
          </table:table-cell>
          <table:table-cell table:style-name="ce1" office:value-type="float" office:value="1.29058" calcext:value-type="float">
            <text:p>1,29058</text:p>
          </table:table-cell>
          <table:table-cell table:style-name="ce1" office:value-type="float" office:value="1.29074" calcext:value-type="float">
            <text:p>1,29074</text:p>
          </table:table-cell>
          <table:table-cell table:style-name="ce1" office:value-type="float" office:value="77.463" calcext:value-type="float">
            <text:p>77,463</text:p>
          </table:table-cell>
          <table:table-cell table:style-name="ce1" office:value-type="float" office:value="77.478" calcext:value-type="float">
            <text:p>77,478</text:p>
          </table:table-cell>
          <table:table-cell table:style-name="ce1" office:value-type="float" office:value="14.99257" calcext:value-type="float">
            <text:p>14,99257</text:p>
          </table:table-cell>
          <table:table-cell table:style-name="ce1" office:value-type="float" office:value="15.00306" calcext:value-type="float">
            <text:p>15,00306</text:p>
          </table:table-cell>
          <table:table-cell table:style-name="ce1" office:value-type="float" office:value="75.2" calcext:value-type="float">
            <text:p>75,2</text:p>
          </table:table-cell>
          <table:table-cell table:style-name="ce1" office:value-type="float" office:value="75.227" calcext:value-type="float">
            <text:p>75,227</text:p>
          </table:table-cell>
          <table:table-cell table:style-name="ce1" office:value-type="float" office:value="0.70143" calcext:value-type="float">
            <text:p>0,70143</text:p>
          </table:table-cell>
          <table:table-cell table:style-name="ce1" office:value-type="float" office:value="0.70174" calcext:value-type="float">
            <text:p>0,70174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1" calcext:value-type="float">
            <text:p>0,72461</text:p>
          </table:table-cell>
          <table:table-cell table:style-name="ce1" office:value-type="float" office:value="0.72489" calcext:value-type="float">
            <text:p>0,72489</text:p>
          </table:table-cell>
          <table:table-cell table:style-name="ce1" office:value-type="float" office:value="1.0881" calcext:value-type="float">
            <text:p>1,0881</text:p>
          </table:table-cell>
          <table:table-cell table:style-name="ce1" office:value-type="float" office:value="1.08826" calcext:value-type="float">
            <text:p>1,08826</text:p>
          </table:table-cell>
          <table:table-cell table:style-name="ce1" office:value-type="float" office:value="1.02981" calcext:value-type="float">
            <text:p>1,02981</text:p>
          </table:table-cell>
          <table:table-cell table:style-name="ce1" office:value-type="float" office:value="1.0302" calcext:value-type="float">
            <text:p>1,0302</text:p>
          </table:table-cell>
          <table:table-cell table:style-name="ce1" office:value-type="float" office:value="6.6484" calcext:value-type="float">
            <text:p>6,6484</text:p>
          </table:table-cell>
          <table:table-cell table:style-name="ce1" office:value-type="float" office:value="6.64891" calcext:value-type="float">
            <text:p>6,64891</text:p>
          </table:table-cell>
          <table:table-cell table:style-name="ce1" office:value-type="float" office:value="10753.7" calcext:value-type="float">
            <text:p>10753,7</text:p>
          </table:table-cell>
          <table:table-cell table:style-name="ce1" office:value-type="float" office:value="10753.9" calcext:value-type="float">
            <text:p>10753,9</text:p>
          </table:table-cell>
          <table:table-cell table:style-name="ce1" office:value-type="float" office:value="34.212" calcext:value-type="float">
            <text:p>34,212</text:p>
          </table:table-cell>
          <table:table-cell table:style-name="ce1" office:value-type="float" office:value="34.232" calcext:value-type="float">
            <text:p>34,232</text:p>
          </table:table-cell>
          <table:table-cell table:style-name="ce1" office:value-type="float" office:value="0.99067" calcext:value-type="float">
            <text:p>0,99067</text:p>
          </table:table-cell>
          <table:table-cell table:style-name="ce1" office:value-type="float" office:value="0.99091" calcext:value-type="float">
            <text:p>0,99091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43" calcext:value-type="float">
            <text:p>173,543</text:p>
          </table:table-cell>
          <table:table-cell table:style-name="ce1" office:value-type="float" office:value="173.584" calcext:value-type="float">
            <text:p>173,584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46.947" calcext:value-type="float">
            <text:p>46,947</text:p>
          </table:table-cell>
          <table:table-cell table:style-name="ce1" office:value-type="float" office:value="10389.203" calcext:value-type="float">
            <text:p>10389,203</text:p>
          </table:table-cell>
          <table:table-cell table:style-name="ce1" office:value-type="float" office:value="10392.136" calcext:value-type="float">
            <text:p>10392,136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5:58</text:p>
          </table:table-cell>
          <table:table-cell table:style-name="ce5"/>
          <table:table-cell table:style-name="ce5" office:value-type="float" office:value="46.897" calcext:value-type="float">
            <text:p>46,8970</text:p>
          </table:table-cell>
          <table:table-cell table:style-name="ce5" office:value-type="float" office:value="46.927" calcext:value-type="float">
            <text:p>46,9270</text:p>
          </table:table-cell>
          <table:table-cell table:style-name="ce5" table:formula="of:=([.E58]+[.F58])/2" office:value-type="float" office:value="46.912" calcext:value-type="float">
            <text:p>46,9120</text:p>
          </table:table-cell>
          <table:table-cell table:style-name="ce5" table:formula="of:=[.$H$46]*[.G58]+(1-[.$H$46])*[.H59]" office:value-type="float" office:value="46.931475" calcext:value-type="float">
            <text:p>46,9315</text:p>
          </table:table-cell>
          <table:table-cell table:style-name="ce5" table:formula="of:=[.$I$46]*[.G58]+(1-[.$I$46])*[.I59]" office:value-type="float" office:value="46.9309" calcext:value-type="float">
            <text:p>46,9309</text:p>
          </table:table-cell>
          <table:table-cell table:style-name="ce8" table:formula="of:=[.H58]-[.I58]" office:value-type="float" office:value="0.000574999999983561" calcext:value-type="float">
            <text:p>0,000575</text:p>
          </table:table-cell>
          <table:table-cell table:style-name="ce8" table:formula="of:=[.$K$46]*[.J58]+(1-[.$K$46])*[.K59]" office:value-type="float" office:value="0.0000349999999951933" calcext:value-type="float">
            <text:p>0,000035</text:p>
          </table:table-cell>
          <table:table-cell table:style-name="ce8" table:formula="of:=[.J58]-[.K58]" office:value-type="float" office:value="0.000539999999988368" calcext:value-type="float">
            <text:p>0,000540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8]&lt;-[.$R$46];1;0)" office:value-type="float" office:value="0" calcext:value-type="float">
            <text:p>0</text:p>
          </table:table-cell>
          <table:table-cell table:style-name="ce1" table:formula="of:=IF([.L58]&gt;[.$S$46];1;0)" office:value-type="float" office:value="0" calcext:value-type="float">
            <text:p>0</text:p>
          </table:table-cell>
          <table:table-cell table:style-name="ce1" table:formula="of:=IF([.R58]&gt;0;[.$T$45];0)" office:value-type="float" office:value="0" calcext:value-type="float">
            <text:p>0</text:p>
          </table:table-cell>
          <table:table-cell table:style-name="ce13" table:formula="of:=IF([.S58]&gt;0;[.$U$45];0)" office:value-type="float" office:value="0" calcext:value-type="float">
            <text:p>0</text:p>
          </table:table-cell>
          <table:table-cell table:style-name="ce13" table:formula="of:=[.V59]-[.T58]+[.U58]" office:value-type="float" office:value="0" calcext:value-type="float">
            <text:p>0</text:p>
          </table:table-cell>
          <table:table-cell table:style-name="ce14" table:formula="of:=[.W59]+[.T58]*[.E58]-[.U58]*[.F58]" office:value-type="currency" office:currency="EUR" office:value="1000" calcext:value-type="currency">
            <text:p>1 000,00 €</text:p>
          </table:table-cell>
          <table:table-cell table:style-name="ce14" table:formula="of:=[.W58]+[.V58]*[.E58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4226" calcext:value-type="float">
            <text:p>96761,4226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4226" calcext:value-type="float">
            <text:p>96761,42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19.7651" calcext:value-type="float">
            <text:p>419,7651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2686" calcext:value-type="float">
            <text:p>-0,2686</text:p>
          </table:table-cell>
          <table:table-cell table:style-name="ce1" office:value-type="float" office:value="96753.0273" calcext:value-type="float">
            <text:p>96753,0273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81" calcext:value-type="float">
            <text:p>67,281</text:p>
          </table:table-cell>
          <table:table-cell table:style-name="ce1" office:value-type="float" office:value="67.391" calcext:value-type="float">
            <text:p>67,391</text:p>
          </table:table-cell>
          <table:table-cell table:style-name="ce1" office:value-type="float" office:value="17.79477" calcext:value-type="float">
            <text:p>17,79477</text:p>
          </table:table-cell>
          <table:table-cell table:style-name="ce1" office:value-type="float" office:value="17.81923" calcext:value-type="float">
            <text:p>17,81923</text:p>
          </table:table-cell>
          <table:table-cell table:style-name="ce1" office:value-type="float" office:value="8283" calcext:value-type="float">
            <text:p>8283</text:p>
          </table:table-cell>
          <table:table-cell table:style-name="ce1" office:value-type="float" office:value="8286" calcext:value-type="float">
            <text:p>8286</text:p>
          </table:table-cell>
          <table:table-cell table:style-name="ce1" office:value-type="float" office:value="2.14099" calcext:value-type="float">
            <text:p>2,14099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6.71525" calcext:value-type="float">
            <text:p>26,71525</text:p>
          </table:table-cell>
          <table:table-cell table:style-name="ce1" office:value-type="float" office:value="26.75383" calcext:value-type="float">
            <text:p>26,75383</text:p>
          </table:table-cell>
          <table:table-cell table:style-name="ce1" office:value-type="float" office:value="7.96257" calcext:value-type="float">
            <text:p>7,96257</text:p>
          </table:table-cell>
          <table:table-cell table:style-name="ce1" office:value-type="float" office:value="7.96452" calcext:value-type="float">
            <text:p>7,96452</text:p>
          </table:table-cell>
          <table:table-cell table:style-name="ce1" office:value-type="float" office:value="22930.1" calcext:value-type="float">
            <text:p>22930,1</text:p>
          </table:table-cell>
          <table:table-cell table:style-name="ce1" office:value-type="float" office:value="22936.1" calcext:value-type="float">
            <text:p>22936,1</text:p>
          </table:table-cell>
          <table:table-cell table:style-name="ce1" office:value-type="float" office:value="44.533" calcext:value-type="float">
            <text:p>44,533</text:p>
          </table:table-cell>
          <table:table-cell table:style-name="ce1" office:value-type="float" office:value="44.56" calcext:value-type="float">
            <text:p>44,56</text:p>
          </table:table-cell>
          <table:table-cell table:style-name="ce1" office:value-type="float" office:value="1731.36" calcext:value-type="float">
            <text:p>1731,36</text:p>
          </table:table-cell>
          <table:table-cell table:style-name="ce1" office:value-type="float" office:value="1731.935" calcext:value-type="float">
            <text:p>1731,935</text:p>
          </table:table-cell>
          <table:table-cell table:style-name="ce1" office:value-type="float" office:value="15.40254" calcext:value-type="float">
            <text:p>15,40254</text:p>
          </table:table-cell>
          <table:table-cell table:style-name="ce1" office:value-type="float" office:value="15.42418" calcext:value-type="float">
            <text:p>15,42418</text:p>
          </table:table-cell>
          <table:table-cell table:style-name="ce1" office:value-type="float" office:value="1.11709" calcext:value-type="float">
            <text:p>1,11709</text:p>
          </table:table-cell>
          <table:table-cell table:style-name="ce1" office:value-type="float" office:value="1.11722" calcext:value-type="float">
            <text:p>1,11722</text:p>
          </table:table-cell>
          <table:table-cell table:style-name="ce1" office:value-type="float" office:value="1.03941" calcext:value-type="float">
            <text:p>1,03941</text:p>
          </table:table-cell>
          <table:table-cell table:style-name="ce1" office:value-type="float" office:value="1.03978" calcext:value-type="float">
            <text:p>1,03978</text:p>
          </table:table-cell>
          <table:table-cell table:style-name="ce1" office:value-type="float" office:value="1.29262" calcext:value-type="float">
            <text:p>1,29262</text:p>
          </table:table-cell>
          <table:table-cell table:style-name="ce1" office:value-type="float" office:value="1.29283" calcext:value-type="float">
            <text:p>1,29283</text:p>
          </table:table-cell>
          <table:table-cell table:style-name="ce1" office:value-type="float" office:value="3.82281" calcext:value-type="float">
            <text:p>3,82281</text:p>
          </table:table-cell>
          <table:table-cell table:style-name="ce1" office:value-type="float" office:value="3.82489" calcext:value-type="float">
            <text:p>3,82489</text:p>
          </table:table-cell>
          <table:table-cell table:style-name="ce1" office:value-type="float" office:value="1.68381" calcext:value-type="float">
            <text:p>1,68381</text:p>
          </table:table-cell>
          <table:table-cell table:style-name="ce1" office:value-type="float" office:value="1.6842" calcext:value-type="float">
            <text:p>1,6842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3008" calcext:value-type="float">
            <text:p>13,03008</text:p>
          </table:table-cell>
          <table:table-cell table:style-name="ce1" office:value-type="float" office:value="13.03266" calcext:value-type="float">
            <text:p>13,03266</text:p>
          </table:table-cell>
          <table:table-cell table:style-name="ce1" office:value-type="float" office:value="5.77137" calcext:value-type="float">
            <text:p>5,77137</text:p>
          </table:table-cell>
          <table:table-cell table:style-name="ce1" office:value-type="float" office:value="5.77273" calcext:value-type="float">
            <text:p>5,77273</text:p>
          </table:table-cell>
          <table:table-cell table:style-name="ce1" office:value-type="float" office:value="1037.734" calcext:value-type="float">
            <text:p>1037,734</text:p>
          </table:table-cell>
          <table:table-cell table:style-name="ce1" office:value-type="float" office:value="1038.023" calcext:value-type="float">
            <text:p>1038,023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143" calcext:value-type="float">
            <text:p>1,79143</text:p>
          </table:table-cell>
          <table:table-cell table:style-name="ce1" office:value-type="float" office:value="1.7921" calcext:value-type="float">
            <text:p>1,7921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82" calcext:value-type="float">
            <text:p>135382</text:p>
          </table:table-cell>
          <table:table-cell table:style-name="ce1" office:value-type="float" office:value="135433" calcext:value-type="float">
            <text:p>135433</text:p>
          </table:table-cell>
          <table:table-cell table:style-name="ce1" office:value-type="float" office:value="1.34378" calcext:value-type="float">
            <text:p>1,34378</text:p>
          </table:table-cell>
          <table:table-cell table:style-name="ce1" office:value-type="float" office:value="1.34403" calcext:value-type="float">
            <text:p>1,34403</text:p>
          </table:table-cell>
          <table:table-cell table:style-name="ce1" office:value-type="float" office:value="9.45392" calcext:value-type="float">
            <text:p>9,45392</text:p>
          </table:table-cell>
          <table:table-cell table:style-name="ce1" office:value-type="float" office:value="9.45658" calcext:value-type="float">
            <text:p>9,45658</text:p>
          </table:table-cell>
          <table:table-cell table:style-name="ce1" office:value-type="float" office:value="13.41612" calcext:value-type="float">
            <text:p>13,41612</text:p>
          </table:table-cell>
          <table:table-cell table:style-name="ce1" office:value-type="float" office:value="13.42803" calcext:value-type="float">
            <text:p>13,42803</text:p>
          </table:table-cell>
          <table:table-cell table:style-name="ce1" office:value-type="float" office:value="5.99994" calcext:value-type="float">
            <text:p>5,99994</text:p>
          </table:table-cell>
          <table:table-cell table:style-name="ce1" office:value-type="float" office:value="6.00121" calcext:value-type="float">
            <text:p>6,00121</text:p>
          </table:table-cell>
          <table:table-cell table:style-name="ce1" office:value-type="float" office:value="19.36338" calcext:value-type="float">
            <text:p>19,36338</text:p>
          </table:table-cell>
          <table:table-cell table:style-name="ce1" office:value-type="float" office:value="19.39152" calcext:value-type="float">
            <text:p>19,39152</text:p>
          </table:table-cell>
          <table:table-cell table:style-name="ce1" office:value-type="float" office:value="0.93101" calcext:value-type="float">
            <text:p>0,93101</text:p>
          </table:table-cell>
          <table:table-cell table:style-name="ce1" office:value-type="float" office:value="0.93136" calcext:value-type="float">
            <text:p>0,93136</text:p>
          </table:table-cell>
          <table:table-cell table:style-name="ce1" office:value-type="float" office:value="4815.2" calcext:value-type="float">
            <text:p>4815,2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9.5" calcext:value-type="float">
            <text:p>2009,5</text:p>
          </table:table-cell>
          <table:table-cell table:style-name="ce1" office:value-type="float" office:value="2012.4" calcext:value-type="float">
            <text:p>2012,4</text:p>
          </table:table-cell>
          <table:table-cell table:style-name="ce1" office:value-type="float" office:value="1859.217" calcext:value-type="float">
            <text:p>1859,217</text:p>
          </table:table-cell>
          <table:table-cell table:style-name="ce1" office:value-type="float" office:value="1859.978" calcext:value-type="float">
            <text:p>1859,978</text:p>
          </table:table-cell>
          <table:table-cell table:style-name="ce1" office:value-type="float" office:value="25.93696" calcext:value-type="float">
            <text:p>25,93696</text:p>
          </table:table-cell>
          <table:table-cell table:style-name="ce1" office:value-type="float" office:value="25.97432" calcext:value-type="float">
            <text:p>25,97432</text:p>
          </table:table-cell>
          <table:table-cell table:style-name="ce1" office:value-type="float" office:value="7.522" calcext:value-type="float">
            <text:p>7,522</text:p>
          </table:table-cell>
          <table:table-cell table:style-name="ce1" office:value-type="float" office:value="7.54" calcext:value-type="float">
            <text:p>7,54</text:p>
          </table:table-cell>
          <table:table-cell table:style-name="ce1" office:value-type="float" office:value="4.93352" calcext:value-type="float">
            <text:p>4,93352</text:p>
          </table:table-cell>
          <table:table-cell table:style-name="ce1" office:value-type="float" office:value="4.93661" calcext:value-type="float">
            <text:p>4,93661</text:p>
          </table:table-cell>
          <table:table-cell table:style-name="ce1" office:value-type="float" office:value="1.44397" calcext:value-type="float">
            <text:p>1,44397</text:p>
          </table:table-cell>
          <table:table-cell table:style-name="ce1" office:value-type="float" office:value="1.44425" calcext:value-type="float">
            <text:p>1,44425</text:p>
          </table:table-cell>
          <table:table-cell table:style-name="ce1" office:value-type="float" office:value="27.59595" calcext:value-type="float">
            <text:p>27,59595</text:p>
          </table:table-cell>
          <table:table-cell table:style-name="ce1" office:value-type="float" office:value="27.63718" calcext:value-type="float">
            <text:p>27,63718</text:p>
          </table:table-cell>
          <table:table-cell table:style-name="ce1" office:value-type="float" office:value="1.06386" calcext:value-type="float">
            <text:p>1,06386</text:p>
          </table:table-cell>
          <table:table-cell table:style-name="ce1" office:value-type="float" office:value="1.06415" calcext:value-type="float">
            <text:p>1,06415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36" calcext:value-type="float">
            <text:p>0,76636</text:p>
          </table:table-cell>
          <table:table-cell table:style-name="ce1" office:value-type="float" office:value="0.7665" calcext:value-type="float">
            <text:p>0,7665</text:p>
          </table:table-cell>
          <table:table-cell table:style-name="ce1" office:value-type="float" office:value="72.804" calcext:value-type="float">
            <text:p>72,804</text:p>
          </table:table-cell>
          <table:table-cell table:style-name="ce1" office:value-type="float" office:value="72.824" calcext:value-type="float">
            <text:p>72,824</text:p>
          </table:table-cell>
          <table:table-cell table:style-name="ce1" office:value-type="float" office:value="131.808" calcext:value-type="float">
            <text:p>131,808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42" calcext:value-type="float">
            <text:p>1,45742</text:p>
          </table:table-cell>
          <table:table-cell table:style-name="ce1" office:value-type="float" office:value="1.4577" calcext:value-type="float">
            <text:p>1,4577</text:p>
          </table:table-cell>
          <table:table-cell table:style-name="ce1" office:value-type="float" office:value="19.88068" calcext:value-type="float">
            <text:p>19,88068</text:p>
          </table:table-cell>
          <table:table-cell table:style-name="ce1" office:value-type="float" office:value="19.90568" calcext:value-type="float">
            <text:p>19,90568</text:p>
          </table:table-cell>
          <table:table-cell table:style-name="ce1" office:value-type="float" office:value="3.29903" calcext:value-type="float">
            <text:p>3,29903</text:p>
          </table:table-cell>
          <table:table-cell table:style-name="ce1" office:value-type="float" office:value="3.30029" calcext:value-type="float">
            <text:p>3,30029</text:p>
          </table:table-cell>
          <table:table-cell table:style-name="ce1" office:value-type="float" office:value="101.078" calcext:value-type="float">
            <text:p>101,078</text:p>
          </table:table-cell>
          <table:table-cell table:style-name="ce1" office:value-type="float" office:value="101.093" calcext:value-type="float">
            <text:p>101,093</text:p>
          </table:table-cell>
          <table:table-cell table:style-name="ce1" office:value-type="float" office:value="103.763" calcext:value-type="float">
            <text:p>103,763</text:p>
          </table:table-cell>
          <table:table-cell table:style-name="ce1" office:value-type="float" office:value="103.788" calcext:value-type="float">
            <text:p>103,788</text:p>
          </table:table-cell>
          <table:table-cell table:style-name="ce1" office:value-type="float" office:value="309.438" calcext:value-type="float">
            <text:p>309,438</text:p>
          </table:table-cell>
          <table:table-cell table:style-name="ce1" office:value-type="float" office:value="309.66" calcext:value-type="float">
            <text:p>309,66</text:p>
          </table:table-cell>
          <table:table-cell table:style-name="ce1" office:value-type="float" office:value="0.75336" calcext:value-type="float">
            <text:p>0,75336</text:p>
          </table:table-cell>
          <table:table-cell table:style-name="ce1" office:value-type="float" office:value="0.75364" calcext:value-type="float">
            <text:p>0,75364</text:p>
          </table:table-cell>
          <table:table-cell table:style-name="ce1" office:value-type="float" office:value="167.972" calcext:value-type="float">
            <text:p>167,972</text:p>
          </table:table-cell>
          <table:table-cell table:style-name="ce1" office:value-type="float" office:value="167.987" calcext:value-type="float">
            <text:p>167,987</text:p>
          </table:table-cell>
          <table:table-cell table:style-name="ce1" office:value-type="float" office:value="1799.883" calcext:value-type="float">
            <text:p>1799,883</text:p>
          </table:table-cell>
          <table:table-cell table:style-name="ce1" office:value-type="float" office:value="1800.527" calcext:value-type="float">
            <text:p>1800,527</text:p>
          </table:table-cell>
          <table:table-cell table:style-name="ce1" office:value-type="float" office:value="5.94458" calcext:value-type="float">
            <text:p>5,94458</text:p>
          </table:table-cell>
          <table:table-cell table:style-name="ce1" office:value-type="float" office:value="5.94596" calcext:value-type="float">
            <text:p>5,94596</text:p>
          </table:table-cell>
          <table:table-cell table:style-name="ce1" office:value-type="float" office:value="1198.901" calcext:value-type="float">
            <text:p>1198,901</text:p>
          </table:table-cell>
          <table:table-cell table:style-name="ce1" office:value-type="float" office:value="1199.213" calcext:value-type="float">
            <text:p>1199,213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6042" calcext:value-type="float">
            <text:p>6,66042</text:p>
          </table:table-cell>
          <table:table-cell table:style-name="ce1" office:value-type="float" office:value="6.66118" calcext:value-type="float">
            <text:p>6,66118</text:p>
          </table:table-cell>
          <table:table-cell table:style-name="ce1" office:value-type="float" office:value="1.50112" calcext:value-type="float">
            <text:p>1,50112</text:p>
          </table:table-cell>
          <table:table-cell table:style-name="ce1" office:value-type="float" office:value="1.50158" calcext:value-type="float">
            <text:p>1,50158</text:p>
          </table:table-cell>
          <table:table-cell table:style-name="ce1" office:value-type="float" office:value="7.7569" calcext:value-type="float">
            <text:p>7,7569</text:p>
          </table:table-cell>
          <table:table-cell table:style-name="ce1" office:value-type="float" office:value="7.75728" calcext:value-type="float">
            <text:p>7,75728</text:p>
          </table:table-cell>
          <table:table-cell table:style-name="ce1" office:value-type="float" office:value="1.66825" calcext:value-type="float">
            <text:p>1,66825</text:p>
          </table:table-cell>
          <table:table-cell table:style-name="ce1" office:value-type="float" office:value="1.66866" calcext:value-type="float">
            <text:p>1,66866</text:p>
          </table:table-cell>
          <table:table-cell table:style-name="ce1" office:value-type="float" office:value="3.74937" calcext:value-type="float">
            <text:p>3,74937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69816" calcext:value-type="float">
            <text:p>25,69816</text:p>
          </table:table-cell>
          <table:table-cell table:style-name="ce1" office:value-type="float" office:value="25.73466" calcext:value-type="float">
            <text:p>25,73466</text:p>
          </table:table-cell>
          <table:table-cell table:style-name="ce1" office:value-type="float" office:value="8.66515" calcext:value-type="float">
            <text:p>8,66515</text:p>
          </table:table-cell>
          <table:table-cell table:style-name="ce1" office:value-type="float" office:value="8.66659" calcext:value-type="float">
            <text:p>8,66659</text:p>
          </table:table-cell>
          <table:table-cell table:style-name="ce1" office:value-type="float" office:value="1339.381" calcext:value-type="float">
            <text:p>1339,381</text:p>
          </table:table-cell>
          <table:table-cell table:style-name="ce1" office:value-type="float" office:value="1339.685" calcext:value-type="float">
            <text:p>1339,685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93" calcext:value-type="float">
            <text:p>2,593</text:p>
          </table:table-cell>
          <table:table-cell table:style-name="ce1" office:value-type="float" office:value="2.597" calcext:value-type="float">
            <text:p>2,597</text:p>
          </table:table-cell>
          <table:table-cell table:style-name="ce1" office:value-type="float" office:value="9.17455" calcext:value-type="float">
            <text:p>9,17455</text:p>
          </table:table-cell>
          <table:table-cell table:style-name="ce1" office:value-type="float" office:value="9.17762" calcext:value-type="float">
            <text:p>9,17762</text:p>
          </table:table-cell>
          <table:table-cell table:style-name="ce1" office:value-type="float" office:value="27.01389" calcext:value-type="float">
            <text:p>27,01389</text:p>
          </table:table-cell>
          <table:table-cell table:style-name="ce1" office:value-type="float" office:value="27.0273" calcext:value-type="float">
            <text:p>27,0273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98" calcext:value-type="float">
            <text:p>0,97398</text:p>
          </table:table-cell>
          <table:table-cell table:style-name="ce1" office:value-type="float" office:value="0.97417" calcext:value-type="float">
            <text:p>0,97417</text:p>
          </table:table-cell>
          <table:table-cell table:style-name="ce1" office:value-type="float" office:value="1304.58" calcext:value-type="float">
            <text:p>1304,58</text:p>
          </table:table-cell>
          <table:table-cell table:style-name="ce1" office:value-type="float" office:value="1305.031" calcext:value-type="float">
            <text:p>1305,031</text:p>
          </table:table-cell>
          <table:table-cell table:style-name="ce1" office:value-type="float" office:value="5.5869" calcext:value-type="float">
            <text:p>5,5869</text:p>
          </table:table-cell>
          <table:table-cell table:style-name="ce1" office:value-type="float" office:value="5.5885" calcext:value-type="float">
            <text:p>5,5885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703" calcext:value-type="float">
            <text:p>1,25703</text:p>
          </table:table-cell>
          <table:table-cell table:style-name="ce1" office:value-type="float" office:value="1.25735" calcext:value-type="float">
            <text:p>1,25735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16" calcext:value-type="float">
            <text:p>112,916</text:p>
          </table:table-cell>
          <table:table-cell table:style-name="ce1" office:value-type="float" office:value="112.936" calcext:value-type="float">
            <text:p>112,936</text:p>
          </table:table-cell>
          <table:table-cell table:style-name="ce1" office:value-type="float" office:value="0.8655" calcext:value-type="float">
            <text:p>0,8655</text:p>
          </table:table-cell>
          <table:table-cell table:style-name="ce1" office:value-type="float" office:value="0.86565" calcext:value-type="float">
            <text:p>0,86565</text:p>
          </table:table-cell>
          <table:table-cell table:style-name="ce1" office:value-type="float" office:value="0.72025" calcext:value-type="float">
            <text:p>0,72025</text:p>
          </table:table-cell>
          <table:table-cell table:style-name="ce1" office:value-type="float" office:value="0.72042" calcext:value-type="float">
            <text:p>0,72042</text:p>
          </table:table-cell>
          <table:table-cell table:style-name="ce1" office:value-type="float" office:value="13.77184" calcext:value-type="float">
            <text:p>13,77184</text:p>
          </table:table-cell>
          <table:table-cell table:style-name="ce1" office:value-type="float" office:value="13.78676" calcext:value-type="float">
            <text:p>13,78676</text:p>
          </table:table-cell>
          <table:table-cell table:style-name="ce1" office:value-type="float" office:value="154.21244" calcext:value-type="float">
            <text:p>154,21244</text:p>
          </table:table-cell>
          <table:table-cell table:style-name="ce1" office:value-type="float" office:value="154.41393" calcext:value-type="float">
            <text:p>154,41393</text:p>
          </table:table-cell>
          <table:table-cell table:style-name="ce1" office:value-type="float" office:value="1747.448" calcext:value-type="float">
            <text:p>1747,448</text:p>
          </table:table-cell>
          <table:table-cell table:style-name="ce1" office:value-type="float" office:value="1748.064" calcext:value-type="float">
            <text:p>1748,064</text:p>
          </table:table-cell>
          <table:table-cell table:style-name="ce1" office:value-type="float" office:value="78.186" calcext:value-type="float">
            <text:p>78,186</text:p>
          </table:table-cell>
          <table:table-cell table:style-name="ce1" office:value-type="float" office:value="78.208" calcext:value-type="float">
            <text:p>78,208</text:p>
          </table:table-cell>
          <table:table-cell table:style-name="ce1" office:value-type="float" office:value="17.31417" calcext:value-type="float">
            <text:p>17,31417</text:p>
          </table:table-cell>
          <table:table-cell table:style-name="ce1" office:value-type="float" office:value="17.3321" calcext:value-type="float">
            <text:p>17,3321</text:p>
          </table:table-cell>
          <table:table-cell table:style-name="ce1" office:value-type="float" office:value="0.96786" calcext:value-type="float">
            <text:p>0,96786</text:p>
          </table:table-cell>
          <table:table-cell table:style-name="ce1" office:value-type="float" office:value="0.96827" calcext:value-type="float">
            <text:p>0,96827</text:p>
          </table:table-cell>
          <table:table-cell table:style-name="ce1" office:value-type="float" office:value="276.989" calcext:value-type="float">
            <text:p>276,989</text:p>
          </table:table-cell>
          <table:table-cell table:style-name="ce1" office:value-type="float" office:value="277.203" calcext:value-type="float">
            <text:p>277,203</text:p>
          </table:table-cell>
          <table:table-cell table:style-name="ce1" office:value-type="float" office:value="24.18" calcext:value-type="float">
            <text:p>24,18</text:p>
          </table:table-cell>
          <table:table-cell table:style-name="ce1" office:value-type="float" office:value="24.1949" calcext:value-type="float">
            <text:p>24,1949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68" calcext:value-type="float">
            <text:p>7,44068</text:p>
          </table:table-cell>
          <table:table-cell table:style-name="ce1" office:value-type="float" office:value="7.44127" calcext:value-type="float">
            <text:p>7,44127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65" calcext:value-type="float">
            <text:p>1,55065</text:p>
          </table:table-cell>
          <table:table-cell table:style-name="ce1" office:value-type="float" office:value="1.55109" calcext:value-type="float">
            <text:p>1,55109</text:p>
          </table:table-cell>
          <table:table-cell table:style-name="ce1" office:value-type="float" office:value="316.82" calcext:value-type="float">
            <text:p>316,82</text:p>
          </table:table-cell>
          <table:table-cell table:style-name="ce1" office:value-type="float" office:value="317.22" calcext:value-type="float">
            <text:p>317,22</text:p>
          </table:table-cell>
          <table:table-cell table:style-name="ce1" office:value-type="float" office:value="0.74642" calcext:value-type="float">
            <text:p>0,74642</text:p>
          </table:table-cell>
          <table:table-cell table:style-name="ce1" office:value-type="float" office:value="0.74671" calcext:value-type="float">
            <text:p>0,74671</text:p>
          </table:table-cell>
          <table:table-cell table:style-name="ce1" office:value-type="float" office:value="8.46245" calcext:value-type="float">
            <text:p>8,46245</text:p>
          </table:table-cell>
          <table:table-cell table:style-name="ce1" office:value-type="float" office:value="8.4652" calcext:value-type="float">
            <text:p>8,4652</text:p>
          </table:table-cell>
          <table:table-cell table:style-name="ce1" office:value-type="float" office:value="1.73421" calcext:value-type="float">
            <text:p>1,73421</text:p>
          </table:table-cell>
          <table:table-cell table:style-name="ce1" office:value-type="float" office:value="1.73479" calcext:value-type="float">
            <text:p>1,73479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55" calcext:value-type="float">
            <text:p>0,19555</text:p>
          </table:table-cell>
          <table:table-cell table:style-name="ce1" office:value-type="float" office:value="10.01066" calcext:value-type="float">
            <text:p>10,01066</text:p>
          </table:table-cell>
          <table:table-cell table:style-name="ce1" office:value-type="float" office:value="10.01263" calcext:value-type="float">
            <text:p>10,01263</text:p>
          </table:table-cell>
          <table:table-cell table:style-name="ce1" office:value-type="float" office:value="8.21245" calcext:value-type="float">
            <text:p>8,21245</text:p>
          </table:table-cell>
          <table:table-cell table:style-name="ce1" office:value-type="float" office:value="8.21536" calcext:value-type="float">
            <text:p>8,21536</text:p>
          </table:table-cell>
          <table:table-cell table:style-name="ce1" office:value-type="float" office:value="2.95262" calcext:value-type="float">
            <text:p>2,95262</text:p>
          </table:table-cell>
          <table:table-cell table:style-name="ce1" office:value-type="float" office:value="2.95342" calcext:value-type="float">
            <text:p>2,95342</text:p>
          </table:table-cell>
          <table:table-cell table:style-name="ce1" office:value-type="float" office:value="130.457" calcext:value-type="float">
            <text:p>130,457</text:p>
          </table:table-cell>
          <table:table-cell table:style-name="ce1" office:value-type="float" office:value="130.484" calcext:value-type="float">
            <text:p>130,484</text:p>
          </table:table-cell>
          <table:table-cell table:style-name="ce1" office:value-type="float" office:value="18.16824" calcext:value-type="float">
            <text:p>18,16824</text:p>
          </table:table-cell>
          <table:table-cell table:style-name="ce1" office:value-type="float" office:value="18.17477" calcext:value-type="float">
            <text:p>18,17477</text:p>
          </table:table-cell>
          <table:table-cell table:style-name="ce1" office:value-type="float" office:value="1.29055" calcext:value-type="float">
            <text:p>1,29055</text:p>
          </table:table-cell>
          <table:table-cell table:style-name="ce1" office:value-type="float" office:value="1.29074" calcext:value-type="float">
            <text:p>1,29074</text:p>
          </table:table-cell>
          <table:table-cell table:style-name="ce1" office:value-type="float" office:value="77.466" calcext:value-type="float">
            <text:p>77,466</text:p>
          </table:table-cell>
          <table:table-cell table:style-name="ce1" office:value-type="float" office:value="77.484" calcext:value-type="float">
            <text:p>77,484</text:p>
          </table:table-cell>
          <table:table-cell table:style-name="ce1" office:value-type="float" office:value="14.98701" calcext:value-type="float">
            <text:p>14,98701</text:p>
          </table:table-cell>
          <table:table-cell table:style-name="ce1" office:value-type="float" office:value="15.00207" calcext:value-type="float">
            <text:p>15,00207</text:p>
          </table:table-cell>
          <table:table-cell table:style-name="ce1" office:value-type="float" office:value="75.205" calcext:value-type="float">
            <text:p>75,205</text:p>
          </table:table-cell>
          <table:table-cell table:style-name="ce1" office:value-type="float" office:value="75.231" calcext:value-type="float">
            <text:p>75,231</text:p>
          </table:table-cell>
          <table:table-cell table:style-name="ce1" office:value-type="float" office:value="0.70151" calcext:value-type="float">
            <text:p>0,70151</text:p>
          </table:table-cell>
          <table:table-cell table:style-name="ce1" office:value-type="float" office:value="0.70182" calcext:value-type="float">
            <text:p>0,70182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7" calcext:value-type="float">
            <text:p>0,72467</text:p>
          </table:table-cell>
          <table:table-cell table:style-name="ce1" office:value-type="float" office:value="0.72494" calcext:value-type="float">
            <text:p>0,72494</text:p>
          </table:table-cell>
          <table:table-cell table:style-name="ce1" office:value-type="float" office:value="1.0881" calcext:value-type="float">
            <text:p>1,0881</text:p>
          </table:table-cell>
          <table:table-cell table:style-name="ce1" office:value-type="float" office:value="1.08826" calcext:value-type="float">
            <text:p>1,08826</text:p>
          </table:table-cell>
          <table:table-cell table:style-name="ce1" office:value-type="float" office:value="1.02982" calcext:value-type="float">
            <text:p>1,02982</text:p>
          </table:table-cell>
          <table:table-cell table:style-name="ce1" office:value-type="float" office:value="1.0302" calcext:value-type="float">
            <text:p>1,0302</text:p>
          </table:table-cell>
          <table:table-cell table:style-name="ce1" office:value-type="float" office:value="6.64844" calcext:value-type="float">
            <text:p>6,64844</text:p>
          </table:table-cell>
          <table:table-cell table:style-name="ce1" office:value-type="float" office:value="6.64891" calcext:value-type="float">
            <text:p>6,64891</text:p>
          </table:table-cell>
          <table:table-cell table:style-name="ce1" office:value-type="float" office:value="10754.2" calcext:value-type="float">
            <text:p>10754,2</text:p>
          </table:table-cell>
          <table:table-cell table:style-name="ce1" office:value-type="float" office:value="10754.4" calcext:value-type="float">
            <text:p>10754,4</text:p>
          </table:table-cell>
          <table:table-cell table:style-name="ce1" office:value-type="float" office:value="34.214" calcext:value-type="float">
            <text:p>34,214</text:p>
          </table:table-cell>
          <table:table-cell table:style-name="ce1" office:value-type="float" office:value="34.234" calcext:value-type="float">
            <text:p>34,234</text:p>
          </table:table-cell>
          <table:table-cell table:style-name="ce1" office:value-type="float" office:value="0.99062" calcext:value-type="float">
            <text:p>0,99062</text:p>
          </table:table-cell>
          <table:table-cell table:style-name="ce1" office:value-type="float" office:value="0.99088" calcext:value-type="float">
            <text:p>0,99088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43" calcext:value-type="float">
            <text:p>173,543</text:p>
          </table:table-cell>
          <table:table-cell table:style-name="ce1" office:value-type="float" office:value="173.584" calcext:value-type="float">
            <text:p>173,584</text:p>
          </table:table-cell>
          <table:table-cell table:style-name="ce1" office:value-type="float" office:value="46.897" calcext:value-type="float">
            <text:p>46,897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10389.494" calcext:value-type="float">
            <text:p>10389,494</text:p>
          </table:table-cell>
          <table:table-cell table:style-name="ce1" office:value-type="float" office:value="10392.262" calcext:value-type="float">
            <text:p>10392,262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5:38</text:p>
          </table:table-cell>
          <table:table-cell table:style-name="ce5"/>
          <table:table-cell table:style-name="ce5" office:value-type="float" office:value="46.927" calcext:value-type="float">
            <text:p>46,9270</text:p>
          </table:table-cell>
          <table:table-cell table:style-name="ce5" office:value-type="float" office:value="46.957" calcext:value-type="float">
            <text:p>46,9570</text:p>
          </table:table-cell>
          <table:table-cell table:style-name="ce5" table:formula="of:=([.E59]+[.F59])/2" office:value-type="float" office:value="46.942" calcext:value-type="float">
            <text:p>46,9420</text:p>
          </table:table-cell>
          <table:table-cell table:style-name="ce5" table:formula="of:=[.$H$46]*[.G59]+(1-[.$H$46])*[.H60]" office:value-type="float" office:value="46.9325" calcext:value-type="float">
            <text:p>46,9325</text:p>
          </table:table-cell>
          <table:table-cell table:style-name="ce5" table:formula="of:=[.$I$46]*[.G59]+(1-[.$I$46])*[.I60]" office:value-type="float" office:value="46.933" calcext:value-type="float">
            <text:p>46,9330</text:p>
          </table:table-cell>
          <table:table-cell table:style-name="ce8" table:formula="of:=[.H59]-[.I59]" office:value-type="float" office:value="-0.000500000000009493" calcext:value-type="float">
            <text:p>-0,000500</text:p>
          </table:table-cell>
          <table:table-cell table:style-name="ce8" table:formula="of:=[.$K$46]*[.J59]+(1-[.$K$46])*[.K60]" office:value-type="float" office:value="-0.000100000000001899" calcext:value-type="float">
            <text:p>-0,000100</text:p>
          </table:table-cell>
          <table:table-cell table:style-name="ce8" table:formula="of:=[.J59]-[.K59]" office:value-type="float" office:value="-0.000400000000007594" calcext:value-type="float">
            <text:p>-0,000400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59]&lt;-[.$R$46];1;0)" office:value-type="float" office:value="0" calcext:value-type="float">
            <text:p>0</text:p>
          </table:table-cell>
          <table:table-cell table:style-name="ce1" table:formula="of:=IF([.L59]&gt;[.$S$46];1;0)" office:value-type="float" office:value="0" calcext:value-type="float">
            <text:p>0</text:p>
          </table:table-cell>
          <table:table-cell table:style-name="ce1" table:formula="of:=IF([.R59]&gt;0;[.$T$45];0)" office:value-type="float" office:value="0" calcext:value-type="float">
            <text:p>0</text:p>
          </table:table-cell>
          <table:table-cell table:style-name="ce13" table:formula="of:=IF([.S59]&gt;0;[.$U$45];0)" office:value-type="float" office:value="0" calcext:value-type="float">
            <text:p>0</text:p>
          </table:table-cell>
          <table:table-cell table:style-name="ce13" table:formula="of:=[.V60]-[.T59]+[.U59]" office:value-type="float" office:value="0" calcext:value-type="float">
            <text:p>0</text:p>
          </table:table-cell>
          <table:table-cell table:style-name="ce14" table:formula="of:=[.W60]+[.T59]*[.E59]-[.U59]*[.F59]" office:value-type="currency" office:currency="EUR" office:value="1000" calcext:value-type="currency">
            <text:p>1 000,00 €</text:p>
          </table:table-cell>
          <table:table-cell table:style-name="ce14" table:formula="of:=[.W59]+[.V59]*[.E59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1541" calcext:value-type="float">
            <text:p>96761,15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20.0337" calcext:value-type="float">
            <text:p>420,0337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5371" calcext:value-type="float">
            <text:p>-0,5371</text:p>
          </table:table-cell>
          <table:table-cell table:style-name="ce1" office:value-type="float" office:value="96752.7534" calcext:value-type="float">
            <text:p>96752,7534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78" calcext:value-type="float">
            <text:p>67,278</text:p>
          </table:table-cell>
          <table:table-cell table:style-name="ce1" office:value-type="float" office:value="67.389" calcext:value-type="float">
            <text:p>67,389</text:p>
          </table:table-cell>
          <table:table-cell table:style-name="ce1" office:value-type="float" office:value="17.79542" calcext:value-type="float">
            <text:p>17,79542</text:p>
          </table:table-cell>
          <table:table-cell table:style-name="ce1" office:value-type="float" office:value="17.81988" calcext:value-type="float">
            <text:p>17,81988</text:p>
          </table:table-cell>
          <table:table-cell table:style-name="ce1" office:value-type="float" office:value="8283" calcext:value-type="float">
            <text:p>8283</text:p>
          </table:table-cell>
          <table:table-cell table:style-name="ce1" office:value-type="float" office:value="8286" calcext:value-type="float">
            <text:p>8286</text:p>
          </table:table-cell>
          <table:table-cell table:style-name="ce1" office:value-type="float" office:value="2.14099" calcext:value-type="float">
            <text:p>2,1409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71564" calcext:value-type="float">
            <text:p>26,71564</text:p>
          </table:table-cell>
          <table:table-cell table:style-name="ce1" office:value-type="float" office:value="26.75441" calcext:value-type="float">
            <text:p>26,75441</text:p>
          </table:table-cell>
          <table:table-cell table:style-name="ce1" office:value-type="float" office:value="7.96249" calcext:value-type="float">
            <text:p>7,96249</text:p>
          </table:table-cell>
          <table:table-cell table:style-name="ce1" office:value-type="float" office:value="7.96442" calcext:value-type="float">
            <text:p>7,96442</text:p>
          </table:table-cell>
          <table:table-cell table:style-name="ce1" office:value-type="float" office:value="22931.1" calcext:value-type="float">
            <text:p>22931,1</text:p>
          </table:table-cell>
          <table:table-cell table:style-name="ce1" office:value-type="float" office:value="22936.1" calcext:value-type="float">
            <text:p>22936,1</text:p>
          </table:table-cell>
          <table:table-cell table:style-name="ce1" office:value-type="float" office:value="44.563" calcext:value-type="float">
            <text:p>44,563</text:p>
          </table:table-cell>
          <table:table-cell table:style-name="ce1" office:value-type="float" office:value="44.59" calcext:value-type="float">
            <text:p>44,59</text:p>
          </table:table-cell>
          <table:table-cell table:style-name="ce1" office:value-type="float" office:value="1731.304" calcext:value-type="float">
            <text:p>1731,304</text:p>
          </table:table-cell>
          <table:table-cell table:style-name="ce1" office:value-type="float" office:value="1731.912" calcext:value-type="float">
            <text:p>1731,912</text:p>
          </table:table-cell>
          <table:table-cell table:style-name="ce1" office:value-type="float" office:value="15.40311" calcext:value-type="float">
            <text:p>15,40311</text:p>
          </table:table-cell>
          <table:table-cell table:style-name="ce1" office:value-type="float" office:value="15.42463" calcext:value-type="float">
            <text:p>15,42463</text:p>
          </table:table-cell>
          <table:table-cell table:style-name="ce1" office:value-type="float" office:value="1.11709" calcext:value-type="float">
            <text:p>1,11709</text:p>
          </table:table-cell>
          <table:table-cell table:style-name="ce1" office:value-type="float" office:value="1.11722" calcext:value-type="float">
            <text:p>1,11722</text:p>
          </table:table-cell>
          <table:table-cell table:style-name="ce1" office:value-type="float" office:value="1.03941" calcext:value-type="float">
            <text:p>1,03941</text:p>
          </table:table-cell>
          <table:table-cell table:style-name="ce1" office:value-type="float" office:value="1.03979" calcext:value-type="float">
            <text:p>1,03979</text:p>
          </table:table-cell>
          <table:table-cell table:style-name="ce1" office:value-type="float" office:value="1.29259" calcext:value-type="float">
            <text:p>1,29259</text:p>
          </table:table-cell>
          <table:table-cell table:style-name="ce1" office:value-type="float" office:value="1.29281" calcext:value-type="float">
            <text:p>1,29281</text:p>
          </table:table-cell>
          <table:table-cell table:style-name="ce1" office:value-type="float" office:value="3.8228" calcext:value-type="float">
            <text:p>3,8228</text:p>
          </table:table-cell>
          <table:table-cell table:style-name="ce1" office:value-type="float" office:value="3.82482" calcext:value-type="float">
            <text:p>3,82482</text:p>
          </table:table-cell>
          <table:table-cell table:style-name="ce1" office:value-type="float" office:value="1.68371" calcext:value-type="float">
            <text:p>1,68371</text:p>
          </table:table-cell>
          <table:table-cell table:style-name="ce1" office:value-type="float" office:value="1.68406" calcext:value-type="float">
            <text:p>1,68406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3064" calcext:value-type="float">
            <text:p>13,03064</text:p>
          </table:table-cell>
          <table:table-cell table:style-name="ce1" office:value-type="float" office:value="13.03331" calcext:value-type="float">
            <text:p>13,03331</text:p>
          </table:table-cell>
          <table:table-cell table:style-name="ce1" office:value-type="float" office:value="5.7714" calcext:value-type="float">
            <text:p>5,7714</text:p>
          </table:table-cell>
          <table:table-cell table:style-name="ce1" office:value-type="float" office:value="5.77279" calcext:value-type="float">
            <text:p>5,77279</text:p>
          </table:table-cell>
          <table:table-cell table:style-name="ce1" office:value-type="float" office:value="1037.725" calcext:value-type="float">
            <text:p>1037,725</text:p>
          </table:table-cell>
          <table:table-cell table:style-name="ce1" office:value-type="float" office:value="1038.017" calcext:value-type="float">
            <text:p>1038,017</text:p>
          </table:table-cell>
          <table:table-cell table:style-name="ce1" office:value-type="float" office:value="1231.862" calcext:value-type="float">
            <text:p>1231,862</text:p>
          </table:table-cell>
          <table:table-cell table:style-name="ce1" office:value-type="float" office:value="1232.262" calcext:value-type="float">
            <text:p>1232,262</text:p>
          </table:table-cell>
          <table:table-cell table:style-name="ce1" office:value-type="float" office:value="1.79137" calcext:value-type="float">
            <text:p>1,79137</text:p>
          </table:table-cell>
          <table:table-cell table:style-name="ce1" office:value-type="float" office:value="1.79196" calcext:value-type="float">
            <text:p>1,79196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85" calcext:value-type="float">
            <text:p>135385</text:p>
          </table:table-cell>
          <table:table-cell table:style-name="ce1" office:value-type="float" office:value="135439" calcext:value-type="float">
            <text:p>135439</text:p>
          </table:table-cell>
          <table:table-cell table:style-name="ce1" office:value-type="float" office:value="1.34375" calcext:value-type="float">
            <text:p>1,34375</text:p>
          </table:table-cell>
          <table:table-cell table:style-name="ce1" office:value-type="float" office:value="1.34401" calcext:value-type="float">
            <text:p>1,34401</text:p>
          </table:table-cell>
          <table:table-cell table:style-name="ce1" office:value-type="float" office:value="9.4541" calcext:value-type="float">
            <text:p>9,4541</text:p>
          </table:table-cell>
          <table:table-cell table:style-name="ce1" office:value-type="float" office:value="9.45684" calcext:value-type="float">
            <text:p>9,45684</text:p>
          </table:table-cell>
          <table:table-cell table:style-name="ce1" office:value-type="float" office:value="13.41729" calcext:value-type="float">
            <text:p>13,41729</text:p>
          </table:table-cell>
          <table:table-cell table:style-name="ce1" office:value-type="float" office:value="13.42615" calcext:value-type="float">
            <text:p>13,42615</text:p>
          </table:table-cell>
          <table:table-cell table:style-name="ce1" office:value-type="float" office:value="5.99997" calcext:value-type="float">
            <text:p>5,99997</text:p>
          </table:table-cell>
          <table:table-cell table:style-name="ce1" office:value-type="float" office:value="6.00127" calcext:value-type="float">
            <text:p>6,00127</text:p>
          </table:table-cell>
          <table:table-cell table:style-name="ce1" office:value-type="float" office:value="19.36409" calcext:value-type="float">
            <text:p>19,36409</text:p>
          </table:table-cell>
          <table:table-cell table:style-name="ce1" office:value-type="float" office:value="19.39223" calcext:value-type="float">
            <text:p>19,39223</text:p>
          </table:table-cell>
          <table:table-cell table:style-name="ce1" office:value-type="float" office:value="0.931" calcext:value-type="float">
            <text:p>0,931</text:p>
          </table:table-cell>
          <table:table-cell table:style-name="ce1" office:value-type="float" office:value="0.93136" calcext:value-type="float">
            <text:p>0,93136</text:p>
          </table:table-cell>
          <table:table-cell table:style-name="ce1" office:value-type="float" office:value="4815.2" calcext:value-type="float">
            <text:p>4815,2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9.6" calcext:value-type="float">
            <text:p>2009,6</text:p>
          </table:table-cell>
          <table:table-cell table:style-name="ce1" office:value-type="float" office:value="2012.5" calcext:value-type="float">
            <text:p>2012,5</text:p>
          </table:table-cell>
          <table:table-cell table:style-name="ce1" office:value-type="float" office:value="1859.123" calcext:value-type="float">
            <text:p>1859,123</text:p>
          </table:table-cell>
          <table:table-cell table:style-name="ce1" office:value-type="float" office:value="1859.905" calcext:value-type="float">
            <text:p>1859,905</text:p>
          </table:table-cell>
          <table:table-cell table:style-name="ce1" office:value-type="float" office:value="25.9369" calcext:value-type="float">
            <text:p>25,9369</text:p>
          </table:table-cell>
          <table:table-cell table:style-name="ce1" office:value-type="float" office:value="25.97392" calcext:value-type="float">
            <text:p>25,97392</text:p>
          </table:table-cell>
          <table:table-cell table:style-name="ce1" office:value-type="float" office:value="7.522" calcext:value-type="float">
            <text:p>7,522</text:p>
          </table:table-cell>
          <table:table-cell table:style-name="ce1" office:value-type="float" office:value="7.541" calcext:value-type="float">
            <text:p>7,541</text:p>
          </table:table-cell>
          <table:table-cell table:style-name="ce1" office:value-type="float" office:value="4.9334" calcext:value-type="float">
            <text:p>4,9334</text:p>
          </table:table-cell>
          <table:table-cell table:style-name="ce1" office:value-type="float" office:value="4.93655" calcext:value-type="float">
            <text:p>4,93655</text:p>
          </table:table-cell>
          <table:table-cell table:style-name="ce1" office:value-type="float" office:value="1.44395" calcext:value-type="float">
            <text:p>1,44395</text:p>
          </table:table-cell>
          <table:table-cell table:style-name="ce1" office:value-type="float" office:value="1.44426" calcext:value-type="float">
            <text:p>1,44426</text:p>
          </table:table-cell>
          <table:table-cell table:style-name="ce1" office:value-type="float" office:value="27.59582" calcext:value-type="float">
            <text:p>27,59582</text:p>
          </table:table-cell>
          <table:table-cell table:style-name="ce1" office:value-type="float" office:value="27.63705" calcext:value-type="float">
            <text:p>27,63705</text:p>
          </table:table-cell>
          <table:table-cell table:style-name="ce1" office:value-type="float" office:value="1.06387" calcext:value-type="float">
            <text:p>1,06387</text:p>
          </table:table-cell>
          <table:table-cell table:style-name="ce1" office:value-type="float" office:value="1.06413" calcext:value-type="float">
            <text:p>1,06413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4" calcext:value-type="float">
            <text:p>0,7664</text:p>
          </table:table-cell>
          <table:table-cell table:style-name="ce1" office:value-type="float" office:value="0.76653" calcext:value-type="float">
            <text:p>0,76653</text:p>
          </table:table-cell>
          <table:table-cell table:style-name="ce1" office:value-type="float" office:value="72.81" calcext:value-type="float">
            <text:p>72,81</text:p>
          </table:table-cell>
          <table:table-cell table:style-name="ce1" office:value-type="float" office:value="72.83" calcext:value-type="float">
            <text:p>72,83</text:p>
          </table:table-cell>
          <table:table-cell table:style-name="ce1" office:value-type="float" office:value="131.808" calcext:value-type="float">
            <text:p>131,808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687.28" calcext:value-type="float">
            <text:p>687,28</text:p>
          </table:table-cell>
          <table:table-cell table:style-name="ce1" office:value-type="float" office:value="690.28" calcext:value-type="float">
            <text:p>690,28</text:p>
          </table:table-cell>
          <table:table-cell table:style-name="ce1" office:value-type="float" office:value="1.45743" calcext:value-type="float">
            <text:p>1,45743</text:p>
          </table:table-cell>
          <table:table-cell table:style-name="ce1" office:value-type="float" office:value="1.45769" calcext:value-type="float">
            <text:p>1,45769</text:p>
          </table:table-cell>
          <table:table-cell table:style-name="ce1" office:value-type="float" office:value="19.88141" calcext:value-type="float">
            <text:p>19,88141</text:p>
          </table:table-cell>
          <table:table-cell table:style-name="ce1" office:value-type="float" office:value="19.90641" calcext:value-type="float">
            <text:p>19,90641</text:p>
          </table:table-cell>
          <table:table-cell table:style-name="ce1" office:value-type="float" office:value="3.29909" calcext:value-type="float">
            <text:p>3,29909</text:p>
          </table:table-cell>
          <table:table-cell table:style-name="ce1" office:value-type="float" office:value="3.30035" calcext:value-type="float">
            <text:p>3,30035</text:p>
          </table:table-cell>
          <table:table-cell table:style-name="ce1" office:value-type="float" office:value="101.081" calcext:value-type="float">
            <text:p>101,081</text:p>
          </table:table-cell>
          <table:table-cell table:style-name="ce1" office:value-type="float" office:value="101.097" calcext:value-type="float">
            <text:p>101,097</text:p>
          </table:table-cell>
          <table:table-cell table:style-name="ce1" office:value-type="float" office:value="103.768" calcext:value-type="float">
            <text:p>103,768</text:p>
          </table:table-cell>
          <table:table-cell table:style-name="ce1" office:value-type="float" office:value="103.794" calcext:value-type="float">
            <text:p>103,794</text:p>
          </table:table-cell>
          <table:table-cell table:style-name="ce1" office:value-type="float" office:value="309.439" calcext:value-type="float">
            <text:p>309,439</text:p>
          </table:table-cell>
          <table:table-cell table:style-name="ce1" office:value-type="float" office:value="309.657" calcext:value-type="float">
            <text:p>309,657</text:p>
          </table:table-cell>
          <table:table-cell table:style-name="ce1" office:value-type="float" office:value="0.75338" calcext:value-type="float">
            <text:p>0,75338</text:p>
          </table:table-cell>
          <table:table-cell table:style-name="ce1" office:value-type="float" office:value="0.75365" calcext:value-type="float">
            <text:p>0,75365</text:p>
          </table:table-cell>
          <table:table-cell table:style-name="ce1" office:value-type="float" office:value="167.972" calcext:value-type="float">
            <text:p>167,972</text:p>
          </table:table-cell>
          <table:table-cell table:style-name="ce1" office:value-type="float" office:value="167.987" calcext:value-type="float">
            <text:p>167,987</text:p>
          </table:table-cell>
          <table:table-cell table:style-name="ce1" office:value-type="float" office:value="1799.827" calcext:value-type="float">
            <text:p>1799,827</text:p>
          </table:table-cell>
          <table:table-cell table:style-name="ce1" office:value-type="float" office:value="1800.504" calcext:value-type="float">
            <text:p>1800,504</text:p>
          </table:table-cell>
          <table:table-cell table:style-name="ce1" office:value-type="float" office:value="5.94482" calcext:value-type="float">
            <text:p>5,94482</text:p>
          </table:table-cell>
          <table:table-cell table:style-name="ce1" office:value-type="float" office:value="5.94611" calcext:value-type="float">
            <text:p>5,94611</text:p>
          </table:table-cell>
          <table:table-cell table:style-name="ce1" office:value-type="float" office:value="1198.89" calcext:value-type="float">
            <text:p>1198,89</text:p>
          </table:table-cell>
          <table:table-cell table:style-name="ce1" office:value-type="float" office:value="1199.216" calcext:value-type="float">
            <text:p>1199,216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6" calcext:value-type="float">
            <text:p>455,5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6039" calcext:value-type="float">
            <text:p>6,66039</text:p>
          </table:table-cell>
          <table:table-cell table:style-name="ce1" office:value-type="float" office:value="6.66115" calcext:value-type="float">
            <text:p>6,66115</text:p>
          </table:table-cell>
          <table:table-cell table:style-name="ce1" office:value-type="float" office:value="1.50109" calcext:value-type="float">
            <text:p>1,50109</text:p>
          </table:table-cell>
          <table:table-cell table:style-name="ce1" office:value-type="float" office:value="1.50156" calcext:value-type="float">
            <text:p>1,50156</text:p>
          </table:table-cell>
          <table:table-cell table:style-name="ce1" office:value-type="float" office:value="7.75682" calcext:value-type="float">
            <text:p>7,75682</text:p>
          </table:table-cell>
          <table:table-cell table:style-name="ce1" office:value-type="float" office:value="7.75718" calcext:value-type="float">
            <text:p>7,75718</text:p>
          </table:table-cell>
          <table:table-cell table:style-name="ce1" office:value-type="float" office:value="1.66817" calcext:value-type="float">
            <text:p>1,66817</text:p>
          </table:table-cell>
          <table:table-cell table:style-name="ce1" office:value-type="float" office:value="1.66859" calcext:value-type="float">
            <text:p>1,66859</text:p>
          </table:table-cell>
          <table:table-cell table:style-name="ce1" office:value-type="float" office:value="3.7494" calcext:value-type="float">
            <text:p>3,749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69851" calcext:value-type="float">
            <text:p>25,69851</text:p>
          </table:table-cell>
          <table:table-cell table:style-name="ce1" office:value-type="float" office:value="25.73521" calcext:value-type="float">
            <text:p>25,73521</text:p>
          </table:table-cell>
          <table:table-cell table:style-name="ce1" office:value-type="float" office:value="8.66506" calcext:value-type="float">
            <text:p>8,66506</text:p>
          </table:table-cell>
          <table:table-cell table:style-name="ce1" office:value-type="float" office:value="8.66648" calcext:value-type="float">
            <text:p>8,66648</text:p>
          </table:table-cell>
          <table:table-cell table:style-name="ce1" office:value-type="float" office:value="1339.369" calcext:value-type="float">
            <text:p>1339,369</text:p>
          </table:table-cell>
          <table:table-cell table:style-name="ce1" office:value-type="float" office:value="1339.688" calcext:value-type="float">
            <text:p>1339,688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86" calcext:value-type="float">
            <text:p>2,586</text:p>
          </table:table-cell>
          <table:table-cell table:style-name="ce1" office:value-type="float" office:value="2.591" calcext:value-type="float">
            <text:p>2,591</text:p>
          </table:table-cell>
          <table:table-cell table:style-name="ce1" office:value-type="float" office:value="9.17412" calcext:value-type="float">
            <text:p>9,17412</text:p>
          </table:table-cell>
          <table:table-cell table:style-name="ce1" office:value-type="float" office:value="9.17706" calcext:value-type="float">
            <text:p>9,17706</text:p>
          </table:table-cell>
          <table:table-cell table:style-name="ce1" office:value-type="float" office:value="27.01389" calcext:value-type="float">
            <text:p>27,01389</text:p>
          </table:table-cell>
          <table:table-cell table:style-name="ce1" office:value-type="float" office:value="27.0273" calcext:value-type="float">
            <text:p>27,0273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398" calcext:value-type="float">
            <text:p>0,97398</text:p>
          </table:table-cell>
          <table:table-cell table:style-name="ce1" office:value-type="float" office:value="0.97417" calcext:value-type="float">
            <text:p>0,97417</text:p>
          </table:table-cell>
          <table:table-cell table:style-name="ce1" office:value-type="float" office:value="1304.568" calcext:value-type="float">
            <text:p>1304,568</text:p>
          </table:table-cell>
          <table:table-cell table:style-name="ce1" office:value-type="float" office:value="1305.034" calcext:value-type="float">
            <text:p>1305,034</text:p>
          </table:table-cell>
          <table:table-cell table:style-name="ce1" office:value-type="float" office:value="5.58708" calcext:value-type="float">
            <text:p>5,58708</text:p>
          </table:table-cell>
          <table:table-cell table:style-name="ce1" office:value-type="float" office:value="5.58866" calcext:value-type="float">
            <text:p>5,58866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6952.3" calcext:value-type="float">
            <text:p>6952,3</text:p>
          </table:table-cell>
          <table:table-cell table:style-name="ce1" office:value-type="float" office:value="1.25698" calcext:value-type="float">
            <text:p>1,25698</text:p>
          </table:table-cell>
          <table:table-cell table:style-name="ce1" office:value-type="float" office:value="1.25732" calcext:value-type="float">
            <text:p>1,25732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5" calcext:value-type="float">
            <text:p>112,925</text:p>
          </table:table-cell>
          <table:table-cell table:style-name="ce1" office:value-type="float" office:value="112.941" calcext:value-type="float">
            <text:p>112,941</text:p>
          </table:table-cell>
          <table:table-cell table:style-name="ce1" office:value-type="float" office:value="0.86551" calcext:value-type="float">
            <text:p>0,86551</text:p>
          </table:table-cell>
          <table:table-cell table:style-name="ce1" office:value-type="float" office:value="0.86567" calcext:value-type="float">
            <text:p>0,86567</text:p>
          </table:table-cell>
          <table:table-cell table:style-name="ce1" office:value-type="float" office:value="0.72028" calcext:value-type="float">
            <text:p>0,72028</text:p>
          </table:table-cell>
          <table:table-cell table:style-name="ce1" office:value-type="float" office:value="0.72045" calcext:value-type="float">
            <text:p>0,72045</text:p>
          </table:table-cell>
          <table:table-cell table:style-name="ce1" office:value-type="float" office:value="13.77304" calcext:value-type="float">
            <text:p>13,77304</text:p>
          </table:table-cell>
          <table:table-cell table:style-name="ce1" office:value-type="float" office:value="13.78483" calcext:value-type="float">
            <text:p>13,78483</text:p>
          </table:table-cell>
          <table:table-cell table:style-name="ce1" office:value-type="float" office:value="154.21651" calcext:value-type="float">
            <text:p>154,21651</text:p>
          </table:table-cell>
          <table:table-cell table:style-name="ce1" office:value-type="float" office:value="154.4176" calcext:value-type="float">
            <text:p>154,4176</text:p>
          </table:table-cell>
          <table:table-cell table:style-name="ce1" office:value-type="float" office:value="1747.364" calcext:value-type="float">
            <text:p>1747,364</text:p>
          </table:table-cell>
          <table:table-cell table:style-name="ce1" office:value-type="float" office:value="1747.977" calcext:value-type="float">
            <text:p>1747,977</text:p>
          </table:table-cell>
          <table:table-cell table:style-name="ce1" office:value-type="float" office:value="78.191" calcext:value-type="float">
            <text:p>78,191</text:p>
          </table:table-cell>
          <table:table-cell table:style-name="ce1" office:value-type="float" office:value="78.213" calcext:value-type="float">
            <text:p>78,213</text:p>
          </table:table-cell>
          <table:table-cell table:style-name="ce1" office:value-type="float" office:value="17.31581" calcext:value-type="float">
            <text:p>17,31581</text:p>
          </table:table-cell>
          <table:table-cell table:style-name="ce1" office:value-type="float" office:value="17.32967" calcext:value-type="float">
            <text:p>17,32967</text:p>
          </table:table-cell>
          <table:table-cell table:style-name="ce1" office:value-type="float" office:value="0.96789" calcext:value-type="float">
            <text:p>0,96789</text:p>
          </table:table-cell>
          <table:table-cell table:style-name="ce1" office:value-type="float" office:value="0.9683" calcext:value-type="float">
            <text:p>0,9683</text:p>
          </table:table-cell>
          <table:table-cell table:style-name="ce1" office:value-type="float" office:value="276.989" calcext:value-type="float">
            <text:p>276,989</text:p>
          </table:table-cell>
          <table:table-cell table:style-name="ce1" office:value-type="float" office:value="277.192" calcext:value-type="float">
            <text:p>277,192</text:p>
          </table:table-cell>
          <table:table-cell table:style-name="ce1" office:value-type="float" office:value="24.18" calcext:value-type="float">
            <text:p>24,18</text:p>
          </table:table-cell>
          <table:table-cell table:style-name="ce1" office:value-type="float" office:value="24.19457" calcext:value-type="float">
            <text:p>24,19457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6" calcext:value-type="float">
            <text:p>7,4406</text:p>
          </table:table-cell>
          <table:table-cell table:style-name="ce1" office:value-type="float" office:value="7.44128" calcext:value-type="float">
            <text:p>7,44128</text:p>
          </table:table-cell>
          <table:table-cell table:style-name="ce1" office:value-type="float" office:value="1124.151" calcext:value-type="float">
            <text:p>1124,151</text:p>
          </table:table-cell>
          <table:table-cell table:style-name="ce1" office:value-type="float" office:value="1127.151" calcext:value-type="float">
            <text:p>1127,151</text:p>
          </table:table-cell>
          <table:table-cell table:style-name="ce1" office:value-type="float" office:value="1.5506" calcext:value-type="float">
            <text:p>1,5506</text:p>
          </table:table-cell>
          <table:table-cell table:style-name="ce1" office:value-type="float" office:value="1.55103" calcext:value-type="float">
            <text:p>1,55103</text:p>
          </table:table-cell>
          <table:table-cell table:style-name="ce1" office:value-type="float" office:value="316.82" calcext:value-type="float">
            <text:p>316,82</text:p>
          </table:table-cell>
          <table:table-cell table:style-name="ce1" office:value-type="float" office:value="317.22" calcext:value-type="float">
            <text:p>317,22</text:p>
          </table:table-cell>
          <table:table-cell table:style-name="ce1" office:value-type="float" office:value="0.74645" calcext:value-type="float">
            <text:p>0,74645</text:p>
          </table:table-cell>
          <table:table-cell table:style-name="ce1" office:value-type="float" office:value="0.74673" calcext:value-type="float">
            <text:p>0,74673</text:p>
          </table:table-cell>
          <table:table-cell table:style-name="ce1" office:value-type="float" office:value="8.46258" calcext:value-type="float">
            <text:p>8,46258</text:p>
          </table:table-cell>
          <table:table-cell table:style-name="ce1" office:value-type="float" office:value="8.46533" calcext:value-type="float">
            <text:p>8,46533</text:p>
          </table:table-cell>
          <table:table-cell table:style-name="ce1" office:value-type="float" office:value="1.73419" calcext:value-type="float">
            <text:p>1,73419</text:p>
          </table:table-cell>
          <table:table-cell table:style-name="ce1" office:value-type="float" office:value="1.73477" calcext:value-type="float">
            <text:p>1,73477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55" calcext:value-type="float">
            <text:p>0,19555</text:p>
          </table:table-cell>
          <table:table-cell table:style-name="ce1" office:value-type="float" office:value="10.01064" calcext:value-type="float">
            <text:p>10,01064</text:p>
          </table:table-cell>
          <table:table-cell table:style-name="ce1" office:value-type="float" office:value="10.01251" calcext:value-type="float">
            <text:p>10,01251</text:p>
          </table:table-cell>
          <table:table-cell table:style-name="ce1" office:value-type="float" office:value="8.21224" calcext:value-type="float">
            <text:p>8,21224</text:p>
          </table:table-cell>
          <table:table-cell table:style-name="ce1" office:value-type="float" office:value="8.21492" calcext:value-type="float">
            <text:p>8,21492</text:p>
          </table:table-cell>
          <table:table-cell table:style-name="ce1" office:value-type="float" office:value="2.95271" calcext:value-type="float">
            <text:p>2,95271</text:p>
          </table:table-cell>
          <table:table-cell table:style-name="ce1" office:value-type="float" office:value="2.95339" calcext:value-type="float">
            <text:p>2,95339</text:p>
          </table:table-cell>
          <table:table-cell table:style-name="ce1" office:value-type="float" office:value="130.453" calcext:value-type="float">
            <text:p>130,453</text:p>
          </table:table-cell>
          <table:table-cell table:style-name="ce1" office:value-type="float" office:value="130.487" calcext:value-type="float">
            <text:p>130,487</text:p>
          </table:table-cell>
          <table:table-cell table:style-name="ce1" office:value-type="float" office:value="18.16757" calcext:value-type="float">
            <text:p>18,16757</text:p>
          </table:table-cell>
          <table:table-cell table:style-name="ce1" office:value-type="float" office:value="18.1742" calcext:value-type="float">
            <text:p>18,1742</text:p>
          </table:table-cell>
          <table:table-cell table:style-name="ce1" office:value-type="float" office:value="1.29056" calcext:value-type="float">
            <text:p>1,29056</text:p>
          </table:table-cell>
          <table:table-cell table:style-name="ce1" office:value-type="float" office:value="1.29074" calcext:value-type="float">
            <text:p>1,29074</text:p>
          </table:table-cell>
          <table:table-cell table:style-name="ce1" office:value-type="float" office:value="77.473" calcext:value-type="float">
            <text:p>77,473</text:p>
          </table:table-cell>
          <table:table-cell table:style-name="ce1" office:value-type="float" office:value="77.491" calcext:value-type="float">
            <text:p>77,491</text:p>
          </table:table-cell>
          <table:table-cell table:style-name="ce1" office:value-type="float" office:value="14.98832" calcext:value-type="float">
            <text:p>14,98832</text:p>
          </table:table-cell>
          <table:table-cell table:style-name="ce1" office:value-type="float" office:value="14.99997" calcext:value-type="float">
            <text:p>14,99997</text:p>
          </table:table-cell>
          <table:table-cell table:style-name="ce1" office:value-type="float" office:value="75.208" calcext:value-type="float">
            <text:p>75,208</text:p>
          </table:table-cell>
          <table:table-cell table:style-name="ce1" office:value-type="float" office:value="75.235" calcext:value-type="float">
            <text:p>75,235</text:p>
          </table:table-cell>
          <table:table-cell table:style-name="ce1" office:value-type="float" office:value="0.70153" calcext:value-type="float">
            <text:p>0,70153</text:p>
          </table:table-cell>
          <table:table-cell table:style-name="ce1" office:value-type="float" office:value="0.70184" calcext:value-type="float">
            <text:p>0,70184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8" calcext:value-type="float">
            <text:p>0,72468</text:p>
          </table:table-cell>
          <table:table-cell table:style-name="ce1" office:value-type="float" office:value="0.72497" calcext:value-type="float">
            <text:p>0,72497</text:p>
          </table:table-cell>
          <table:table-cell table:style-name="ce1" office:value-type="float" office:value="1.08808" calcext:value-type="float">
            <text:p>1,08808</text:p>
          </table:table-cell>
          <table:table-cell table:style-name="ce1" office:value-type="float" office:value="1.08828" calcext:value-type="float">
            <text:p>1,08828</text:p>
          </table:table-cell>
          <table:table-cell table:style-name="ce1" office:value-type="float" office:value="1.02985" calcext:value-type="float">
            <text:p>1,02985</text:p>
          </table:table-cell>
          <table:table-cell table:style-name="ce1" office:value-type="float" office:value="1.03023" calcext:value-type="float">
            <text:p>1,03023</text:p>
          </table:table-cell>
          <table:table-cell table:style-name="ce1" office:value-type="float" office:value="6.64843" calcext:value-type="float">
            <text:p>6,64843</text:p>
          </table:table-cell>
          <table:table-cell table:style-name="ce1" office:value-type="float" office:value="6.64893" calcext:value-type="float">
            <text:p>6,64893</text:p>
          </table:table-cell>
          <table:table-cell table:style-name="ce1" office:value-type="float" office:value="10754.2" calcext:value-type="float">
            <text:p>10754,2</text:p>
          </table:table-cell>
          <table:table-cell table:style-name="ce1" office:value-type="float" office:value="10754.4" calcext:value-type="float">
            <text:p>10754,4</text:p>
          </table:table-cell>
          <table:table-cell table:style-name="ce1" office:value-type="float" office:value="34.216" calcext:value-type="float">
            <text:p>34,216</text:p>
          </table:table-cell>
          <table:table-cell table:style-name="ce1" office:value-type="float" office:value="34.235" calcext:value-type="float">
            <text:p>34,235</text:p>
          </table:table-cell>
          <table:table-cell table:style-name="ce1" office:value-type="float" office:value="0.99065" calcext:value-type="float">
            <text:p>0,99065</text:p>
          </table:table-cell>
          <table:table-cell table:style-name="ce1" office:value-type="float" office:value="0.99092" calcext:value-type="float">
            <text:p>0,99092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43" calcext:value-type="float">
            <text:p>173,543</text:p>
          </table:table-cell>
          <table:table-cell table:style-name="ce1" office:value-type="float" office:value="173.584" calcext:value-type="float">
            <text:p>173,584</text:p>
          </table:table-cell>
          <table:table-cell table:style-name="ce1" office:value-type="float" office:value="46.927" calcext:value-type="float">
            <text:p>46,927</text:p>
          </table:table-cell>
          <table:table-cell table:style-name="ce1" office:value-type="float" office:value="46.957" calcext:value-type="float">
            <text:p>46,957</text:p>
          </table:table-cell>
          <table:table-cell table:style-name="ce1" office:value-type="float" office:value="10389.294" calcext:value-type="float">
            <text:p>10389,294</text:p>
          </table:table-cell>
          <table:table-cell table:style-name="ce1" office:value-type="float" office:value="10392.151" calcext:value-type="float">
            <text:p>10392,151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5:14</text:p>
          </table:table-cell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60]+[.F60])/2" office:value-type="float" office:value="46.932" calcext:value-type="float">
            <text:p>46,9320</text:p>
          </table:table-cell>
          <table:table-cell table:style-name="ce5" table:formula="of:=[.$H$46]*[.G60]+(1-[.$H$46])*[.H61]" office:value-type="float" office:value="46.932" calcext:value-type="float">
            <text:p>46,9320</text:p>
          </table:table-cell>
          <table:table-cell table:style-name="ce5" table:formula="of:=[.$I$46]*[.G60]+(1-[.$I$46])*[.I61]" office:value-type="float" office:value="46.932" calcext:value-type="float">
            <text:p>46,9320</text:p>
          </table:table-cell>
          <table:table-cell table:style-name="ce8" table:formula="of:=[.H60]-[.I60]" office:value-type="float" office:value="0" calcext:value-type="float">
            <text:p>0,000000</text:p>
          </table:table-cell>
          <table:table-cell table:style-name="ce8" table:formula="of:=[.$K$46]*[.J60]+(1-[.$K$46])*[.K61]" office:value-type="float" office:value="0" calcext:value-type="float">
            <text:p>0,000000</text:p>
          </table:table-cell>
          <table:table-cell table:style-name="ce8" table:formula="of:=[.J60]-[.K60]" office:value-type="float" office:value="0" calcext:value-type="float">
            <text:p>0,000000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60]&lt;-[.$R$46];1;0)" office:value-type="float" office:value="0" calcext:value-type="float">
            <text:p>0</text:p>
          </table:table-cell>
          <table:table-cell table:style-name="ce1" table:formula="of:=IF([.L60]&gt;[.$S$46];1;0)" office:value-type="float" office:value="0" calcext:value-type="float">
            <text:p>0</text:p>
          </table:table-cell>
          <table:table-cell table:style-name="ce1" table:formula="of:=IF([.R60]&gt;0;[.$T$45];0)" office:value-type="float" office:value="0" calcext:value-type="float">
            <text:p>0</text:p>
          </table:table-cell>
          <table:table-cell table:style-name="ce13" table:formula="of:=IF([.S60]&gt;0;[.$U$45];0)" office:value-type="float" office:value="0" calcext:value-type="float">
            <text:p>0</text:p>
          </table:table-cell>
          <table:table-cell table:style-name="ce13" table:formula="of:=[.V61]-[.T60]+[.U60]" office:value-type="float" office:value="0" calcext:value-type="float">
            <text:p>0</text:p>
          </table:table-cell>
          <table:table-cell table:style-name="ce14" table:formula="of:=[.W61]+[.T60]*[.E60]-[.U60]*[.F60]" office:value-type="currency" office:currency="EUR" office:value="1000" calcext:value-type="currency">
            <text:p>1 000,00 €</text:p>
          </table:table-cell>
          <table:table-cell table:style-name="ce14" table:formula="of:=[.W60]+[.V60]*[.E60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2436" calcext:value-type="float">
            <text:p>96761,2436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2436" calcext:value-type="float">
            <text:p>96761,24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19.9667" calcext:value-type="float">
            <text:p>419,9667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4476" calcext:value-type="float">
            <text:p>-0,4476</text:p>
          </table:table-cell>
          <table:table-cell table:style-name="ce1" office:value-type="float" office:value="96752.8443" calcext:value-type="float">
            <text:p>96752,8443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73" calcext:value-type="float">
            <text:p>67,273</text:p>
          </table:table-cell>
          <table:table-cell table:style-name="ce1" office:value-type="float" office:value="67.384" calcext:value-type="float">
            <text:p>67,384</text:p>
          </table:table-cell>
          <table:table-cell table:style-name="ce1" office:value-type="float" office:value="17.79606" calcext:value-type="float">
            <text:p>17,79606</text:p>
          </table:table-cell>
          <table:table-cell table:style-name="ce1" office:value-type="float" office:value="17.82052" calcext:value-type="float">
            <text:p>17,82052</text:p>
          </table:table-cell>
          <table:table-cell table:style-name="ce1" office:value-type="float" office:value="8283" calcext:value-type="float">
            <text:p>8283</text:p>
          </table:table-cell>
          <table:table-cell table:style-name="ce1" office:value-type="float" office:value="8286" calcext:value-type="float">
            <text:p>8286</text:p>
          </table:table-cell>
          <table:table-cell table:style-name="ce1" office:value-type="float" office:value="2.14149" calcext:value-type="float">
            <text:p>2,14149</text:p>
          </table:table-cell>
          <table:table-cell table:style-name="ce1" office:value-type="float" office:value="2.14249" calcext:value-type="float">
            <text:p>2,14249</text:p>
          </table:table-cell>
          <table:table-cell table:style-name="ce1" office:value-type="float" office:value="26.71783" calcext:value-type="float">
            <text:p>26,71783</text:p>
          </table:table-cell>
          <table:table-cell table:style-name="ce1" office:value-type="float" office:value="26.75641" calcext:value-type="float">
            <text:p>26,75641</text:p>
          </table:table-cell>
          <table:table-cell table:style-name="ce1" office:value-type="float" office:value="7.96216" calcext:value-type="float">
            <text:p>7,96216</text:p>
          </table:table-cell>
          <table:table-cell table:style-name="ce1" office:value-type="float" office:value="7.96384" calcext:value-type="float">
            <text:p>7,96384</text:p>
          </table:table-cell>
          <table:table-cell table:style-name="ce1" office:value-type="float" office:value="22930.1" calcext:value-type="float">
            <text:p>22930,1</text:p>
          </table:table-cell>
          <table:table-cell table:style-name="ce1" office:value-type="float" office:value="22936.1" calcext:value-type="float">
            <text:p>22936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415" calcext:value-type="float">
            <text:p>1731,415</text:p>
          </table:table-cell>
          <table:table-cell table:style-name="ce1" office:value-type="float" office:value="1732.031" calcext:value-type="float">
            <text:p>1732,031</text:p>
          </table:table-cell>
          <table:table-cell table:style-name="ce1" office:value-type="float" office:value="15.40609" calcext:value-type="float">
            <text:p>15,40609</text:p>
          </table:table-cell>
          <table:table-cell table:style-name="ce1" office:value-type="float" office:value="15.42774" calcext:value-type="float">
            <text:p>15,42774</text:p>
          </table:table-cell>
          <table:table-cell table:style-name="ce1" office:value-type="float" office:value="1.11703" calcext:value-type="float">
            <text:p>1,11703</text:p>
          </table:table-cell>
          <table:table-cell table:style-name="ce1" office:value-type="float" office:value="1.11716" calcext:value-type="float">
            <text:p>1,11716</text:p>
          </table:table-cell>
          <table:table-cell table:style-name="ce1" office:value-type="float" office:value="1.03934" calcext:value-type="float">
            <text:p>1,03934</text:p>
          </table:table-cell>
          <table:table-cell table:style-name="ce1" office:value-type="float" office:value="1.03972" calcext:value-type="float">
            <text:p>1,03972</text:p>
          </table:table-cell>
          <table:table-cell table:style-name="ce1" office:value-type="float" office:value="1.29276" calcext:value-type="float">
            <text:p>1,29276</text:p>
          </table:table-cell>
          <table:table-cell table:style-name="ce1" office:value-type="float" office:value="1.29299" calcext:value-type="float">
            <text:p>1,29299</text:p>
          </table:table-cell>
          <table:table-cell table:style-name="ce1" office:value-type="float" office:value="3.823" calcext:value-type="float">
            <text:p>3,823</text:p>
          </table:table-cell>
          <table:table-cell table:style-name="ce1" office:value-type="float" office:value="3.82509" calcext:value-type="float">
            <text:p>3,82509</text:p>
          </table:table-cell>
          <table:table-cell table:style-name="ce1" office:value-type="float" office:value="1.68347" calcext:value-type="float">
            <text:p>1,68347</text:p>
          </table:table-cell>
          <table:table-cell table:style-name="ce1" office:value-type="float" office:value="1.68385" calcext:value-type="float">
            <text:p>1,68385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3115" calcext:value-type="float">
            <text:p>13,03115</text:p>
          </table:table-cell>
          <table:table-cell table:style-name="ce1" office:value-type="float" office:value="13.03382" calcext:value-type="float">
            <text:p>13,03382</text:p>
          </table:table-cell>
          <table:table-cell table:style-name="ce1" office:value-type="float" office:value="5.77097" calcext:value-type="float">
            <text:p>5,77097</text:p>
          </table:table-cell>
          <table:table-cell table:style-name="ce1" office:value-type="float" office:value="5.77232" calcext:value-type="float">
            <text:p>5,77232</text:p>
          </table:table-cell>
          <table:table-cell table:style-name="ce1" office:value-type="float" office:value="1037.856" calcext:value-type="float">
            <text:p>1037,856</text:p>
          </table:table-cell>
          <table:table-cell table:style-name="ce1" office:value-type="float" office:value="1038.153" calcext:value-type="float">
            <text:p>1038,153</text:p>
          </table:table-cell>
          <table:table-cell table:style-name="ce1" office:value-type="float" office:value="1231.836" calcext:value-type="float">
            <text:p>1231,836</text:p>
          </table:table-cell>
          <table:table-cell table:style-name="ce1" office:value-type="float" office:value="1232.236" calcext:value-type="float">
            <text:p>1232,236</text:p>
          </table:table-cell>
          <table:table-cell table:style-name="ce1" office:value-type="float" office:value="1.7913" calcext:value-type="float">
            <text:p>1,7913</text:p>
          </table:table-cell>
          <table:table-cell table:style-name="ce1" office:value-type="float" office:value="1.79188" calcext:value-type="float">
            <text:p>1,79188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5.5" calcext:value-type="float">
            <text:p>18605,5</text:p>
          </table:table-cell>
          <table:table-cell table:style-name="ce1" office:value-type="float" office:value="4502.7" calcext:value-type="float">
            <text:p>4502,7</text:p>
          </table:table-cell>
          <table:table-cell table:style-name="ce1" office:value-type="float" office:value="4503.9" calcext:value-type="float">
            <text:p>4503,9</text:p>
          </table:table-cell>
          <table:table-cell table:style-name="ce1" office:value-type="float" office:value="135381" calcext:value-type="float">
            <text:p>135381</text:p>
          </table:table-cell>
          <table:table-cell table:style-name="ce1" office:value-type="float" office:value="135435" calcext:value-type="float">
            <text:p>135435</text:p>
          </table:table-cell>
          <table:table-cell table:style-name="ce1" office:value-type="float" office:value="1.34386" calcext:value-type="float">
            <text:p>1,34386</text:p>
          </table:table-cell>
          <table:table-cell table:style-name="ce1" office:value-type="float" office:value="1.34411" calcext:value-type="float">
            <text:p>1,34411</text:p>
          </table:table-cell>
          <table:table-cell table:style-name="ce1" office:value-type="float" office:value="9.45393" calcext:value-type="float">
            <text:p>9,45393</text:p>
          </table:table-cell>
          <table:table-cell table:style-name="ce1" office:value-type="float" office:value="9.4569" calcext:value-type="float">
            <text:p>9,4569</text:p>
          </table:table-cell>
          <table:table-cell table:style-name="ce1" office:value-type="float" office:value="13.41657" calcext:value-type="float">
            <text:p>13,41657</text:p>
          </table:table-cell>
          <table:table-cell table:style-name="ce1" office:value-type="float" office:value="13.42746" calcext:value-type="float">
            <text:p>13,42746</text:p>
          </table:table-cell>
          <table:table-cell table:style-name="ce1" office:value-type="float" office:value="5.99913" calcext:value-type="float">
            <text:p>5,99913</text:p>
          </table:table-cell>
          <table:table-cell table:style-name="ce1" office:value-type="float" office:value="6.00048" calcext:value-type="float">
            <text:p>6,00048</text:p>
          </table:table-cell>
          <table:table-cell table:style-name="ce1" office:value-type="float" office:value="19.36648" calcext:value-type="float">
            <text:p>19,36648</text:p>
          </table:table-cell>
          <table:table-cell table:style-name="ce1" office:value-type="float" office:value="19.39402" calcext:value-type="float">
            <text:p>19,39402</text:p>
          </table:table-cell>
          <table:table-cell table:style-name="ce1" office:value-type="float" office:value="0.93101" calcext:value-type="float">
            <text:p>0,93101</text:p>
          </table:table-cell>
          <table:table-cell table:style-name="ce1" office:value-type="float" office:value="0.93131" calcext:value-type="float">
            <text:p>0,93131</text:p>
          </table:table-cell>
          <table:table-cell table:style-name="ce1" office:value-type="float" office:value="4815.2" calcext:value-type="float">
            <text:p>4815,2</text:p>
          </table:table-cell>
          <table:table-cell table:style-name="ce1" office:value-type="float" office:value="4815.8" calcext:value-type="float">
            <text:p>4815,8</text:p>
          </table:table-cell>
          <table:table-cell table:style-name="ce1" office:value-type="float" office:value="2009.8" calcext:value-type="float">
            <text:p>2009,8</text:p>
          </table:table-cell>
          <table:table-cell table:style-name="ce1" office:value-type="float" office:value="2012.7" calcext:value-type="float">
            <text:p>2012,7</text:p>
          </table:table-cell>
          <table:table-cell table:style-name="ce1" office:value-type="float" office:value="1859.383" calcext:value-type="float">
            <text:p>1859,383</text:p>
          </table:table-cell>
          <table:table-cell table:style-name="ce1" office:value-type="float" office:value="1860.134" calcext:value-type="float">
            <text:p>1860,134</text:p>
          </table:table-cell>
          <table:table-cell table:style-name="ce1" office:value-type="float" office:value="25.93858" calcext:value-type="float">
            <text:p>25,93858</text:p>
          </table:table-cell>
          <table:table-cell table:style-name="ce1" office:value-type="float" office:value="25.97527" calcext:value-type="float">
            <text:p>25,97527</text:p>
          </table:table-cell>
          <table:table-cell table:style-name="ce1" office:value-type="float" office:value="7.522" calcext:value-type="float">
            <text:p>7,522</text:p>
          </table:table-cell>
          <table:table-cell table:style-name="ce1" office:value-type="float" office:value="7.541" calcext:value-type="float">
            <text:p>7,541</text:p>
          </table:table-cell>
          <table:table-cell table:style-name="ce1" office:value-type="float" office:value="4.93272" calcext:value-type="float">
            <text:p>4,93272</text:p>
          </table:table-cell>
          <table:table-cell table:style-name="ce1" office:value-type="float" office:value="4.93581" calcext:value-type="float">
            <text:p>4,93581</text:p>
          </table:table-cell>
          <table:table-cell table:style-name="ce1" office:value-type="float" office:value="1.44405" calcext:value-type="float">
            <text:p>1,44405</text:p>
          </table:table-cell>
          <table:table-cell table:style-name="ce1" office:value-type="float" office:value="1.44435" calcext:value-type="float">
            <text:p>1,44435</text:p>
          </table:table-cell>
          <table:table-cell table:style-name="ce1" office:value-type="float" office:value="27.60157" calcext:value-type="float">
            <text:p>27,60157</text:p>
          </table:table-cell>
          <table:table-cell table:style-name="ce1" office:value-type="float" office:value="27.64242" calcext:value-type="float">
            <text:p>27,64242</text:p>
          </table:table-cell>
          <table:table-cell table:style-name="ce1" office:value-type="float" office:value="1.06396" calcext:value-type="float">
            <text:p>1,06396</text:p>
          </table:table-cell>
          <table:table-cell table:style-name="ce1" office:value-type="float" office:value="1.06425" calcext:value-type="float">
            <text:p>1,06425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36" calcext:value-type="float">
            <text:p>0,76636</text:p>
          </table:table-cell>
          <table:table-cell table:style-name="ce1" office:value-type="float" office:value="0.76648" calcext:value-type="float">
            <text:p>0,76648</text:p>
          </table:table-cell>
          <table:table-cell table:style-name="ce1" office:value-type="float" office:value="72.801" calcext:value-type="float">
            <text:p>72,801</text:p>
          </table:table-cell>
          <table:table-cell table:style-name="ce1" office:value-type="float" office:value="72.821" calcext:value-type="float">
            <text:p>72,821</text:p>
          </table:table-cell>
          <table:table-cell table:style-name="ce1" office:value-type="float" office:value="131.808" calcext:value-type="float">
            <text:p>131,808</text:p>
          </table:table-cell>
          <table:table-cell table:style-name="ce1" office:value-type="float" office:value="131.828" calcext:value-type="float">
            <text:p>131,828</text:p>
          </table:table-cell>
          <table:table-cell table:style-name="ce1" office:value-type="float" office:value="687.385" calcext:value-type="float">
            <text:p>687,385</text:p>
          </table:table-cell>
          <table:table-cell table:style-name="ce1" office:value-type="float" office:value="690.385" calcext:value-type="float">
            <text:p>690,385</text:p>
          </table:table-cell>
          <table:table-cell table:style-name="ce1" office:value-type="float" office:value="1.45744" calcext:value-type="float">
            <text:p>1,45744</text:p>
          </table:table-cell>
          <table:table-cell table:style-name="ce1" office:value-type="float" office:value="1.45768" calcext:value-type="float">
            <text:p>1,45768</text:p>
          </table:table-cell>
          <table:table-cell table:style-name="ce1" office:value-type="float" office:value="19.88141" calcext:value-type="float">
            <text:p>19,88141</text:p>
          </table:table-cell>
          <table:table-cell table:style-name="ce1" office:value-type="float" office:value="19.90641" calcext:value-type="float">
            <text:p>19,90641</text:p>
          </table:table-cell>
          <table:table-cell table:style-name="ce1" office:value-type="float" office:value="3.29887" calcext:value-type="float">
            <text:p>3,29887</text:p>
          </table:table-cell>
          <table:table-cell table:style-name="ce1" office:value-type="float" office:value="3.30014" calcext:value-type="float">
            <text:p>3,30014</text:p>
          </table:table-cell>
          <table:table-cell table:style-name="ce1" office:value-type="float" office:value="101.085" calcext:value-type="float">
            <text:p>101,085</text:p>
          </table:table-cell>
          <table:table-cell table:style-name="ce1" office:value-type="float" office:value="101.101" calcext:value-type="float">
            <text:p>101,101</text:p>
          </table:table-cell>
          <table:table-cell table:style-name="ce1" office:value-type="float" office:value="103.768" calcext:value-type="float">
            <text:p>103,768</text:p>
          </table:table-cell>
          <table:table-cell table:style-name="ce1" office:value-type="float" office:value="103.791" calcext:value-type="float">
            <text:p>103,791</text:p>
          </table:table-cell>
          <table:table-cell table:style-name="ce1" office:value-type="float" office:value="309.443" calcext:value-type="float">
            <text:p>309,443</text:p>
          </table:table-cell>
          <table:table-cell table:style-name="ce1" office:value-type="float" office:value="309.643" calcext:value-type="float">
            <text:p>309,643</text:p>
          </table:table-cell>
          <table:table-cell table:style-name="ce1" office:value-type="float" office:value="0.75333" calcext:value-type="float">
            <text:p>0,75333</text:p>
          </table:table-cell>
          <table:table-cell table:style-name="ce1" office:value-type="float" office:value="0.75359" calcext:value-type="float">
            <text:p>0,75359</text:p>
          </table:table-cell>
          <table:table-cell table:style-name="ce1" office:value-type="float" office:value="167.972" calcext:value-type="float">
            <text:p>167,972</text:p>
          </table:table-cell>
          <table:table-cell table:style-name="ce1" office:value-type="float" office:value="167.987" calcext:value-type="float">
            <text:p>167,987</text:p>
          </table:table-cell>
          <table:table-cell table:style-name="ce1" office:value-type="float" office:value="1799.852" calcext:value-type="float">
            <text:p>1799,852</text:p>
          </table:table-cell>
          <table:table-cell table:style-name="ce1" office:value-type="float" office:value="1800.511" calcext:value-type="float">
            <text:p>1800,511</text:p>
          </table:table-cell>
          <table:table-cell table:style-name="ce1" office:value-type="float" office:value="5.94451" calcext:value-type="float">
            <text:p>5,94451</text:p>
          </table:table-cell>
          <table:table-cell table:style-name="ce1" office:value-type="float" office:value="5.94572" calcext:value-type="float">
            <text:p>5,94572</text:p>
          </table:table-cell>
          <table:table-cell table:style-name="ce1" office:value-type="float" office:value="1198.852" calcext:value-type="float">
            <text:p>1198,852</text:p>
          </table:table-cell>
          <table:table-cell table:style-name="ce1" office:value-type="float" office:value="1199.174" calcext:value-type="float">
            <text:p>1199,174</text:p>
          </table:table-cell>
          <table:table-cell table:style-name="ce1" office:value-type="float" office:value="455.34" calcext:value-type="float">
            <text:p>455,34</text:p>
          </table:table-cell>
          <table:table-cell table:style-name="ce1" office:value-type="float" office:value="455.51" calcext:value-type="float">
            <text:p>455,51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607" calcext:value-type="float">
            <text:p>6,6607</text:p>
          </table:table-cell>
          <table:table-cell table:style-name="ce1" office:value-type="float" office:value="6.66146" calcext:value-type="float">
            <text:p>6,66146</text:p>
          </table:table-cell>
          <table:table-cell table:style-name="ce1" office:value-type="float" office:value="1.50113" calcext:value-type="float">
            <text:p>1,50113</text:p>
          </table:table-cell>
          <table:table-cell table:style-name="ce1" office:value-type="float" office:value="1.50159" calcext:value-type="float">
            <text:p>1,50159</text:p>
          </table:table-cell>
          <table:table-cell table:style-name="ce1" office:value-type="float" office:value="7.75682" calcext:value-type="float">
            <text:p>7,75682</text:p>
          </table:table-cell>
          <table:table-cell table:style-name="ce1" office:value-type="float" office:value="7.75718" calcext:value-type="float">
            <text:p>7,75718</text:p>
          </table:table-cell>
          <table:table-cell table:style-name="ce1" office:value-type="float" office:value="1.66807" calcext:value-type="float">
            <text:p>1,66807</text:p>
          </table:table-cell>
          <table:table-cell table:style-name="ce1" office:value-type="float" office:value="1.66845" calcext:value-type="float">
            <text:p>1,66845</text:p>
          </table:table-cell>
          <table:table-cell table:style-name="ce1" office:value-type="float" office:value="3.74943" calcext:value-type="float">
            <text:p>3,74943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189" calcext:value-type="float">
            <text:p>25,70189</text:p>
          </table:table-cell>
          <table:table-cell table:style-name="ce1" office:value-type="float" office:value="25.73879" calcext:value-type="float">
            <text:p>25,73879</text:p>
          </table:table-cell>
          <table:table-cell table:style-name="ce1" office:value-type="float" office:value="8.6646" calcext:value-type="float">
            <text:p>8,6646</text:p>
          </table:table-cell>
          <table:table-cell table:style-name="ce1" office:value-type="float" office:value="8.66602" calcext:value-type="float">
            <text:p>8,66602</text:p>
          </table:table-cell>
          <table:table-cell table:style-name="ce1" office:value-type="float" office:value="1339.278" calcext:value-type="float">
            <text:p>1339,278</text:p>
          </table:table-cell>
          <table:table-cell table:style-name="ce1" office:value-type="float" office:value="1339.593" calcext:value-type="float">
            <text:p>1339,593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87" calcext:value-type="float">
            <text:p>2,587</text:p>
          </table:table-cell>
          <table:table-cell table:style-name="ce1" office:value-type="float" office:value="2.591" calcext:value-type="float">
            <text:p>2,591</text:p>
          </table:table-cell>
          <table:table-cell table:style-name="ce1" office:value-type="float" office:value="9.17422" calcext:value-type="float">
            <text:p>9,17422</text:p>
          </table:table-cell>
          <table:table-cell table:style-name="ce1" office:value-type="float" office:value="9.17709" calcext:value-type="float">
            <text:p>9,17709</text:p>
          </table:table-cell>
          <table:table-cell table:style-name="ce1" office:value-type="float" office:value="27.01382" calcext:value-type="float">
            <text:p>27,01382</text:p>
          </table:table-cell>
          <table:table-cell table:style-name="ce1" office:value-type="float" office:value="27.0274" calcext:value-type="float">
            <text:p>27,0274</text:p>
          </table:table-cell>
          <table:table-cell table:style-name="ce1" office:value-type="float" office:value="4.211" calcext:value-type="float">
            <text:p>4,211</text:p>
          </table:table-cell>
          <table:table-cell table:style-name="ce1" office:value-type="float" office:value="4.215" calcext:value-type="float">
            <text:p>4,215</text:p>
          </table:table-cell>
          <table:table-cell table:style-name="ce1" office:value-type="float" office:value="0.97405" calcext:value-type="float">
            <text:p>0,97405</text:p>
          </table:table-cell>
          <table:table-cell table:style-name="ce1" office:value-type="float" office:value="0.97421" calcext:value-type="float">
            <text:p>0,97421</text:p>
          </table:table-cell>
          <table:table-cell table:style-name="ce1" office:value-type="float" office:value="1304.573" calcext:value-type="float">
            <text:p>1304,573</text:p>
          </table:table-cell>
          <table:table-cell table:style-name="ce1" office:value-type="float" office:value="1304.995" calcext:value-type="float">
            <text:p>1304,995</text:p>
          </table:table-cell>
          <table:table-cell table:style-name="ce1" office:value-type="float" office:value="5.58599" calcext:value-type="float">
            <text:p>5,58599</text:p>
          </table:table-cell>
          <table:table-cell table:style-name="ce1" office:value-type="float" office:value="5.5875" calcext:value-type="float">
            <text:p>5,5875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50.3" calcext:value-type="float">
            <text:p>6950,3</text:p>
          </table:table-cell>
          <table:table-cell table:style-name="ce1" office:value-type="float" office:value="6951.3" calcext:value-type="float">
            <text:p>6951,3</text:p>
          </table:table-cell>
          <table:table-cell table:style-name="ce1" office:value-type="float" office:value="1.25679" calcext:value-type="float">
            <text:p>1,25679</text:p>
          </table:table-cell>
          <table:table-cell table:style-name="ce1" office:value-type="float" office:value="1.25712" calcext:value-type="float">
            <text:p>1,25712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2" calcext:value-type="float">
            <text:p>112,92</text:p>
          </table:table-cell>
          <table:table-cell table:style-name="ce1" office:value-type="float" office:value="112.939" calcext:value-type="float">
            <text:p>112,939</text:p>
          </table:table-cell>
          <table:table-cell table:style-name="ce1" office:value-type="float" office:value="0.86564" calcext:value-type="float">
            <text:p>0,86564</text:p>
          </table:table-cell>
          <table:table-cell table:style-name="ce1" office:value-type="float" office:value="0.86579" calcext:value-type="float">
            <text:p>0,86579</text:p>
          </table:table-cell>
          <table:table-cell table:style-name="ce1" office:value-type="float" office:value="0.72014" calcext:value-type="float">
            <text:p>0,72014</text:p>
          </table:table-cell>
          <table:table-cell table:style-name="ce1" office:value-type="float" office:value="0.7203" calcext:value-type="float">
            <text:p>0,7203</text:p>
          </table:table-cell>
          <table:table-cell table:style-name="ce1" office:value-type="float" office:value="13.77174" calcext:value-type="float">
            <text:p>13,77174</text:p>
          </table:table-cell>
          <table:table-cell table:style-name="ce1" office:value-type="float" office:value="13.78519" calcext:value-type="float">
            <text:p>13,78519</text:p>
          </table:table-cell>
          <table:table-cell table:style-name="ce1" office:value-type="float" office:value="154.21651" calcext:value-type="float">
            <text:p>154,21651</text:p>
          </table:table-cell>
          <table:table-cell table:style-name="ce1" office:value-type="float" office:value="154.4176" calcext:value-type="float">
            <text:p>154,4176</text:p>
          </table:table-cell>
          <table:table-cell table:style-name="ce1" office:value-type="float" office:value="1747.36" calcext:value-type="float">
            <text:p>1747,36</text:p>
          </table:table-cell>
          <table:table-cell table:style-name="ce1" office:value-type="float" office:value="1747.945" calcext:value-type="float">
            <text:p>1747,945</text:p>
          </table:table-cell>
          <table:table-cell table:style-name="ce1" office:value-type="float" office:value="78.185" calcext:value-type="float">
            <text:p>78,185</text:p>
          </table:table-cell>
          <table:table-cell table:style-name="ce1" office:value-type="float" office:value="78.205" calcext:value-type="float">
            <text:p>78,205</text:p>
          </table:table-cell>
          <table:table-cell table:style-name="ce1" office:value-type="float" office:value="17.3114" calcext:value-type="float">
            <text:p>17,3114</text:p>
          </table:table-cell>
          <table:table-cell table:style-name="ce1" office:value-type="float" office:value="17.32801" calcext:value-type="float">
            <text:p>17,32801</text:p>
          </table:table-cell>
          <table:table-cell table:style-name="ce1" office:value-type="float" office:value="0.96776" calcext:value-type="float">
            <text:p>0,96776</text:p>
          </table:table-cell>
          <table:table-cell table:style-name="ce1" office:value-type="float" office:value="0.96816" calcext:value-type="float">
            <text:p>0,96816</text:p>
          </table:table-cell>
          <table:table-cell table:style-name="ce1" office:value-type="float" office:value="276.996" calcext:value-type="float">
            <text:p>276,996</text:p>
          </table:table-cell>
          <table:table-cell table:style-name="ce1" office:value-type="float" office:value="277.211" calcext:value-type="float">
            <text:p>277,211</text:p>
          </table:table-cell>
          <table:table-cell table:style-name="ce1" office:value-type="float" office:value="24.181" calcext:value-type="float">
            <text:p>24,181</text:p>
          </table:table-cell>
          <table:table-cell table:style-name="ce1" office:value-type="float" office:value="24.19633" calcext:value-type="float">
            <text:p>24,19633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57" calcext:value-type="float">
            <text:p>7,44057</text:p>
          </table:table-cell>
          <table:table-cell table:style-name="ce1" office:value-type="float" office:value="7.44127" calcext:value-type="float">
            <text:p>7,44127</text:p>
          </table:table-cell>
          <table:table-cell table:style-name="ce1" office:value-type="float" office:value="1123.995" calcext:value-type="float">
            <text:p>1123,995</text:p>
          </table:table-cell>
          <table:table-cell table:style-name="ce1" office:value-type="float" office:value="1126.995" calcext:value-type="float">
            <text:p>1126,995</text:p>
          </table:table-cell>
          <table:table-cell table:style-name="ce1" office:value-type="float" office:value="1.55079" calcext:value-type="float">
            <text:p>1,55079</text:p>
          </table:table-cell>
          <table:table-cell table:style-name="ce1" office:value-type="float" office:value="1.55119" calcext:value-type="float">
            <text:p>1,55119</text:p>
          </table:table-cell>
          <table:table-cell table:style-name="ce1" office:value-type="float" office:value="316.82" calcext:value-type="float">
            <text:p>316,82</text:p>
          </table:table-cell>
          <table:table-cell table:style-name="ce1" office:value-type="float" office:value="317.22" calcext:value-type="float">
            <text:p>317,22</text:p>
          </table:table-cell>
          <table:table-cell table:style-name="ce1" office:value-type="float" office:value="0.74647" calcext:value-type="float">
            <text:p>0,74647</text:p>
          </table:table-cell>
          <table:table-cell table:style-name="ce1" office:value-type="float" office:value="0.74671" calcext:value-type="float">
            <text:p>0,74671</text:p>
          </table:table-cell>
          <table:table-cell table:style-name="ce1" office:value-type="float" office:value="8.46314" calcext:value-type="float">
            <text:p>8,46314</text:p>
          </table:table-cell>
          <table:table-cell table:style-name="ce1" office:value-type="float" office:value="8.46567" calcext:value-type="float">
            <text:p>8,46567</text:p>
          </table:table-cell>
          <table:table-cell table:style-name="ce1" office:value-type="float" office:value="1.73398" calcext:value-type="float">
            <text:p>1,73398</text:p>
          </table:table-cell>
          <table:table-cell table:style-name="ce1" office:value-type="float" office:value="1.73456" calcext:value-type="float">
            <text:p>1,73456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55" calcext:value-type="float">
            <text:p>0,19555</text:p>
          </table:table-cell>
          <table:table-cell table:style-name="ce1" office:value-type="float" office:value="10.00862" calcext:value-type="float">
            <text:p>10,00862</text:p>
          </table:table-cell>
          <table:table-cell table:style-name="ce1" office:value-type="float" office:value="10.01056" calcext:value-type="float">
            <text:p>10,01056</text:p>
          </table:table-cell>
          <table:table-cell table:style-name="ce1" office:value-type="float" office:value="8.2127" calcext:value-type="float">
            <text:p>8,2127</text:p>
          </table:table-cell>
          <table:table-cell table:style-name="ce1" office:value-type="float" office:value="8.21537" calcext:value-type="float">
            <text:p>8,21537</text:p>
          </table:table-cell>
          <table:table-cell table:style-name="ce1" office:value-type="float" office:value="2.95259" calcext:value-type="float">
            <text:p>2,95259</text:p>
          </table:table-cell>
          <table:table-cell table:style-name="ce1" office:value-type="float" office:value="2.95345" calcext:value-type="float">
            <text:p>2,95345</text:p>
          </table:table-cell>
          <table:table-cell table:style-name="ce1" office:value-type="float" office:value="130.433" calcext:value-type="float">
            <text:p>130,433</text:p>
          </table:table-cell>
          <table:table-cell table:style-name="ce1" office:value-type="float" office:value="130.461" calcext:value-type="float">
            <text:p>130,461</text:p>
          </table:table-cell>
          <table:table-cell table:style-name="ce1" office:value-type="float" office:value="18.16864" calcext:value-type="float">
            <text:p>18,16864</text:p>
          </table:table-cell>
          <table:table-cell table:style-name="ce1" office:value-type="float" office:value="18.1754" calcext:value-type="float">
            <text:p>18,1754</text:p>
          </table:table-cell>
          <table:table-cell table:style-name="ce1" office:value-type="float" office:value="1.2903" calcext:value-type="float">
            <text:p>1,2903</text:p>
          </table:table-cell>
          <table:table-cell table:style-name="ce1" office:value-type="float" office:value="1.29049" calcext:value-type="float">
            <text:p>1,29049</text:p>
          </table:table-cell>
          <table:table-cell table:style-name="ce1" office:value-type="float" office:value="77.471" calcext:value-type="float">
            <text:p>77,471</text:p>
          </table:table-cell>
          <table:table-cell table:style-name="ce1" office:value-type="float" office:value="77.488" calcext:value-type="float">
            <text:p>77,488</text:p>
          </table:table-cell>
          <table:table-cell table:style-name="ce1" office:value-type="float" office:value="14.98671" calcext:value-type="float">
            <text:p>14,98671</text:p>
          </table:table-cell>
          <table:table-cell table:style-name="ce1" office:value-type="float" office:value="15.00063" calcext:value-type="float">
            <text:p>15,00063</text:p>
          </table:table-cell>
          <table:table-cell table:style-name="ce1" office:value-type="float" office:value="75.206" calcext:value-type="float">
            <text:p>75,206</text:p>
          </table:table-cell>
          <table:table-cell table:style-name="ce1" office:value-type="float" office:value="75.232" calcext:value-type="float">
            <text:p>75,232</text:p>
          </table:table-cell>
          <table:table-cell table:style-name="ce1" office:value-type="float" office:value="0.70145" calcext:value-type="float">
            <text:p>0,70145</text:p>
          </table:table-cell>
          <table:table-cell table:style-name="ce1" office:value-type="float" office:value="0.70173" calcext:value-type="float">
            <text:p>0,70173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8" calcext:value-type="float">
            <text:p>0,72468</text:p>
          </table:table-cell>
          <table:table-cell table:style-name="ce1" office:value-type="float" office:value="0.72494" calcext:value-type="float">
            <text:p>0,72494</text:p>
          </table:table-cell>
          <table:table-cell table:style-name="ce1" office:value-type="float" office:value="1.08808" calcext:value-type="float">
            <text:p>1,08808</text:p>
          </table:table-cell>
          <table:table-cell table:style-name="ce1" office:value-type="float" office:value="1.08828" calcext:value-type="float">
            <text:p>1,08828</text:p>
          </table:table-cell>
          <table:table-cell table:style-name="ce1" office:value-type="float" office:value="1.02988" calcext:value-type="float">
            <text:p>1,02988</text:p>
          </table:table-cell>
          <table:table-cell table:style-name="ce1" office:value-type="float" office:value="1.03024" calcext:value-type="float">
            <text:p>1,03024</text:p>
          </table:table-cell>
          <table:table-cell table:style-name="ce1" office:value-type="float" office:value="6.64853" calcext:value-type="float">
            <text:p>6,64853</text:p>
          </table:table-cell>
          <table:table-cell table:style-name="ce1" office:value-type="float" office:value="6.64897" calcext:value-type="float">
            <text:p>6,64897</text:p>
          </table:table-cell>
          <table:table-cell table:style-name="ce1" office:value-type="float" office:value="10754.2" calcext:value-type="float">
            <text:p>10754,2</text:p>
          </table:table-cell>
          <table:table-cell table:style-name="ce1" office:value-type="float" office:value="10754.9" calcext:value-type="float">
            <text:p>10754,9</text:p>
          </table:table-cell>
          <table:table-cell table:style-name="ce1" office:value-type="float" office:value="34.217" calcext:value-type="float">
            <text:p>34,217</text:p>
          </table:table-cell>
          <table:table-cell table:style-name="ce1" office:value-type="float" office:value="34.236" calcext:value-type="float">
            <text:p>34,236</text:p>
          </table:table-cell>
          <table:table-cell table:style-name="ce1" office:value-type="float" office:value="0.99073" calcext:value-type="float">
            <text:p>0,99073</text:p>
          </table:table-cell>
          <table:table-cell table:style-name="ce1" office:value-type="float" office:value="0.99097" calcext:value-type="float">
            <text:p>0,99097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43" calcext:value-type="float">
            <text:p>173,543</text:p>
          </table:table-cell>
          <table:table-cell table:style-name="ce1" office:value-type="float" office:value="173.584" calcext:value-type="float">
            <text:p>173,584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46.947" calcext:value-type="float">
            <text:p>46,947</text:p>
          </table:table-cell>
          <table:table-cell table:style-name="ce1" office:value-type="float" office:value="10388.588" calcext:value-type="float">
            <text:p>10388,588</text:p>
          </table:table-cell>
          <table:table-cell table:style-name="ce1" office:value-type="float" office:value="10391.414" calcext:value-type="float">
            <text:p>10391,414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/08/2016</text:p>
          </table:table-cell>
          <table:table-cell office:value-type="string" calcext:value-type="string">
            <text:p>13:14:48</text:p>
          </table:table-cell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61]+[.F61])/2" office:value-type="float" office:value="46.932" calcext:value-type="float">
            <text:p>46,9320</text:p>
          </table:table-cell>
          <table:table-cell table:style-name="ce5" table:formula="of:=[.$H$46]*[.G61]+(1-[.$H$46])*[.H62]" office:value-type="float" office:value="46.932" calcext:value-type="float">
            <text:p>46,9320</text:p>
          </table:table-cell>
          <table:table-cell table:style-name="ce5" table:formula="of:=[.$I$46]*[.G61]+(1-[.$I$46])*[.I62]" office:value-type="float" office:value="46.932" calcext:value-type="float">
            <text:p>46,9320</text:p>
          </table:table-cell>
          <table:table-cell table:style-name="ce8" table:formula="of:=[.H61]-[.I61]" office:value-type="float" office:value="0" calcext:value-type="float">
            <text:p>0,000000</text:p>
          </table:table-cell>
          <table:table-cell table:style-name="ce8" table:formula="of:=[.$K$46]*[.J61]+(1-[.$K$46])*[.K62]" office:value-type="float" office:value="0" calcext:value-type="float">
            <text:p>0,000000</text:p>
          </table:table-cell>
          <table:table-cell table:style-name="ce8" table:formula="of:=[.J61]-[.K61]" office:value-type="float" office:value="0" calcext:value-type="float">
            <text:p>0,000000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61]&lt;-[.$R$46];1;0)" office:value-type="float" office:value="0" calcext:value-type="float">
            <text:p>0</text:p>
          </table:table-cell>
          <table:table-cell table:style-name="ce1" table:formula="of:=IF([.L61]&gt;[.$S$46];1;0)" office:value-type="float" office:value="0" calcext:value-type="float">
            <text:p>0</text:p>
          </table:table-cell>
          <table:table-cell table:style-name="ce1" table:formula="of:=IF([.R61]&gt;0;[.$T$45];0)" office:value-type="float" office:value="0" calcext:value-type="float">
            <text:p>0</text:p>
          </table:table-cell>
          <table:table-cell table:style-name="ce13" table:formula="of:=IF([.S61]&gt;0;[.$U$45];0)" office:value-type="float" office:value="0" calcext:value-type="float">
            <text:p>0</text:p>
          </table:table-cell>
          <table:table-cell table:style-name="ce13" table:formula="of:=[.V62]-[.T61]+[.U61]" office:value-type="float" office:value="0" calcext:value-type="float">
            <text:p>0</text:p>
          </table:table-cell>
          <table:table-cell table:style-name="ce14" table:formula="of:=[.W62]+[.T61]*[.E61]-[.U61]*[.F61]" office:value-type="currency" office:currency="EUR" office:value="1000" calcext:value-type="currency">
            <text:p>1 000,00 €</text:p>
          </table:table-cell>
          <table:table-cell table:style-name="ce14" table:formula="of:=[.W61]+[.V61]*[.E61]" office:value-type="currency" office:currency="EUR" office:value="1000" calcext:value-type="currency">
            <text:p>1 000,00 €</text:p>
          </table:table-cell>
          <table:table-cell table:style-name="ce15"/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96761.2436" calcext:value-type="float">
            <text:p>96761,2436</text:p>
          </table:table-cell>
          <table:table-cell table:style-name="ce1" table:number-columns-repeated="3"/>
          <table:table-cell table:style-name="ce1" office:value-type="float" office:value="96761.6912" calcext:value-type="float">
            <text:p>96761,6912</text:p>
          </table:table-cell>
          <table:table-cell table:style-name="ce1" office:value-type="float" office:value="96761.2436" calcext:value-type="float">
            <text:p>96761,24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419.9968" calcext:value-type="float">
            <text:p>419,9968</text:p>
          </table:table-cell>
          <table:table-cell table:style-name="ce1" office:value-type="float" office:value="-3226.8677" calcext:value-type="float">
            <text:p>-3226,8677</text:p>
          </table:table-cell>
          <table:table-cell table:style-name="ce1" office:value-type="float" office:value="-0.4476" calcext:value-type="float">
            <text:p>-0,4476</text:p>
          </table:table-cell>
          <table:table-cell table:style-name="ce1" office:value-type="float" office:value="96752.8437" calcext:value-type="float">
            <text:p>96752,8437</text:p>
          </table:table-cell>
          <table:table-cell table:style-name="ce1" office:value-type="string" calcext:value-type="string">
            <text:p>v20fxtrade</text:p>
          </table:table-cell>
          <table:table-cell table:style-name="ce1" table:number-columns-repeated="6"/>
          <table:table-cell table:style-name="ce1" office:value-type="float" office:value="67.269" calcext:value-type="float">
            <text:p>67,269</text:p>
          </table:table-cell>
          <table:table-cell table:style-name="ce1" office:value-type="float" office:value="67.38" calcext:value-type="float">
            <text:p>67,38</text:p>
          </table:table-cell>
          <table:table-cell table:style-name="ce1" office:value-type="float" office:value="17.79702" calcext:value-type="float">
            <text:p>17,79702</text:p>
          </table:table-cell>
          <table:table-cell table:style-name="ce1" office:value-type="float" office:value="17.82132" calcext:value-type="float">
            <text:p>17,82132</text:p>
          </table:table-cell>
          <table:table-cell table:style-name="ce1" office:value-type="float" office:value="8283" calcext:value-type="float">
            <text:p>8283</text:p>
          </table:table-cell>
          <table:table-cell table:style-name="ce1" office:value-type="float" office:value="8286" calcext:value-type="float">
            <text:p>8286</text:p>
          </table:table-cell>
          <table:table-cell table:style-name="ce1" office:value-type="float" office:value="2.14049" calcext:value-type="float">
            <text:p>2,14049</text:p>
          </table:table-cell>
          <table:table-cell table:style-name="ce1" office:value-type="float" office:value="2.14199" calcext:value-type="float">
            <text:p>2,14199</text:p>
          </table:table-cell>
          <table:table-cell table:style-name="ce1" office:value-type="float" office:value="26.71942" calcext:value-type="float">
            <text:p>26,71942</text:p>
          </table:table-cell>
          <table:table-cell table:style-name="ce1" office:value-type="float" office:value="26.758" calcext:value-type="float">
            <text:p>26,758</text:p>
          </table:table-cell>
          <table:table-cell table:style-name="ce1" office:value-type="float" office:value="7.96175" calcext:value-type="float">
            <text:p>7,96175</text:p>
          </table:table-cell>
          <table:table-cell table:style-name="ce1" office:value-type="float" office:value="7.96343" calcext:value-type="float">
            <text:p>7,96343</text:p>
          </table:table-cell>
          <table:table-cell table:style-name="ce1" office:value-type="float" office:value="22929.1" calcext:value-type="float">
            <text:p>22929,1</text:p>
          </table:table-cell>
          <table:table-cell table:style-name="ce1" office:value-type="float" office:value="22936.1" calcext:value-type="float">
            <text:p>22936,1</text:p>
          </table:table-cell>
          <table:table-cell table:style-name="ce1" office:value-type="float" office:value="44.553" calcext:value-type="float">
            <text:p>44,553</text:p>
          </table:table-cell>
          <table:table-cell table:style-name="ce1" office:value-type="float" office:value="44.58" calcext:value-type="float">
            <text:p>44,58</text:p>
          </table:table-cell>
          <table:table-cell table:style-name="ce1" office:value-type="float" office:value="1731.386" calcext:value-type="float">
            <text:p>1731,386</text:p>
          </table:table-cell>
          <table:table-cell table:style-name="ce1" office:value-type="float" office:value="1731.955" calcext:value-type="float">
            <text:p>1731,955</text:p>
          </table:table-cell>
          <table:table-cell table:style-name="ce1" office:value-type="float" office:value="15.40394" calcext:value-type="float">
            <text:p>15,40394</text:p>
          </table:table-cell>
          <table:table-cell table:style-name="ce1" office:value-type="float" office:value="15.42547" calcext:value-type="float">
            <text:p>15,42547</text:p>
          </table:table-cell>
          <table:table-cell table:style-name="ce1" office:value-type="float" office:value="1.11696" calcext:value-type="float">
            <text:p>1,11696</text:p>
          </table:table-cell>
          <table:table-cell table:style-name="ce1" office:value-type="float" office:value="1.11708" calcext:value-type="float">
            <text:p>1,11708</text:p>
          </table:table-cell>
          <table:table-cell table:style-name="ce1" office:value-type="float" office:value="1.03937" calcext:value-type="float">
            <text:p>1,03937</text:p>
          </table:table-cell>
          <table:table-cell table:style-name="ce1" office:value-type="float" office:value="1.03973" calcext:value-type="float">
            <text:p>1,03973</text:p>
          </table:table-cell>
          <table:table-cell table:style-name="ce1" office:value-type="float" office:value="1.29283" calcext:value-type="float">
            <text:p>1,29283</text:p>
          </table:table-cell>
          <table:table-cell table:style-name="ce1" office:value-type="float" office:value="1.29303" calcext:value-type="float">
            <text:p>1,29303</text:p>
          </table:table-cell>
          <table:table-cell table:style-name="ce1" office:value-type="float" office:value="3.8232" calcext:value-type="float">
            <text:p>3,8232</text:p>
          </table:table-cell>
          <table:table-cell table:style-name="ce1" office:value-type="float" office:value="3.82522" calcext:value-type="float">
            <text:p>3,82522</text:p>
          </table:table-cell>
          <table:table-cell table:style-name="ce1" office:value-type="float" office:value="1.68372" calcext:value-type="float">
            <text:p>1,68372</text:p>
          </table:table-cell>
          <table:table-cell table:style-name="ce1" office:value-type="float" office:value="1.68408" calcext:value-type="float">
            <text:p>1,68408</text:p>
          </table:table-cell>
          <table:table-cell table:style-name="ce1" office:value-type="float" office:value="3050.8" calcext:value-type="float">
            <text:p>3050,8</text:p>
          </table:table-cell>
          <table:table-cell table:style-name="ce1" office:value-type="float" office:value="3052.3" calcext:value-type="float">
            <text:p>3052,3</text:p>
          </table:table-cell>
          <table:table-cell table:style-name="ce1" office:value-type="float" office:value="3.242" calcext:value-type="float">
            <text:p>3,242</text:p>
          </table:table-cell>
          <table:table-cell table:style-name="ce1" office:value-type="float" office:value="3.245" calcext:value-type="float">
            <text:p>3,245</text:p>
          </table:table-cell>
          <table:table-cell table:style-name="ce1" office:value-type="float" office:value="13.03141" calcext:value-type="float">
            <text:p>13,03141</text:p>
          </table:table-cell>
          <table:table-cell table:style-name="ce1" office:value-type="float" office:value="13.03395" calcext:value-type="float">
            <text:p>13,03395</text:p>
          </table:table-cell>
          <table:table-cell table:style-name="ce1" office:value-type="float" office:value="5.77062" calcext:value-type="float">
            <text:p>5,77062</text:p>
          </table:table-cell>
          <table:table-cell table:style-name="ce1" office:value-type="float" office:value="5.77197" calcext:value-type="float">
            <text:p>5,77197</text:p>
          </table:table-cell>
          <table:table-cell table:style-name="ce1" office:value-type="float" office:value="1037.637" calcext:value-type="float">
            <text:p>1037,637</text:p>
          </table:table-cell>
          <table:table-cell table:style-name="ce1" office:value-type="float" office:value="1037.922" calcext:value-type="float">
            <text:p>1037,922</text:p>
          </table:table-cell>
          <table:table-cell table:style-name="ce1" office:value-type="float" office:value="1231.811" calcext:value-type="float">
            <text:p>1231,811</text:p>
          </table:table-cell>
          <table:table-cell table:style-name="ce1" office:value-type="float" office:value="1232.211" calcext:value-type="float">
            <text:p>1232,211</text:p>
          </table:table-cell>
          <table:table-cell table:style-name="ce1" office:value-type="float" office:value="1.79154" calcext:value-type="float">
            <text:p>1,79154</text:p>
          </table:table-cell>
          <table:table-cell table:style-name="ce1" office:value-type="float" office:value="1.79221" calcext:value-type="float">
            <text:p>1,79221</text:p>
          </table:table-cell>
          <table:table-cell table:style-name="ce1" office:value-type="float" office:value="18603.5" calcext:value-type="float">
            <text:p>18603,5</text:p>
          </table:table-cell>
          <table:table-cell table:style-name="ce1" office:value-type="float" office:value="18606.5" calcext:value-type="float">
            <text:p>18606,5</text:p>
          </table:table-cell>
          <table:table-cell table:style-name="ce1" office:value-type="float" office:value="4502.3" calcext:value-type="float">
            <text:p>4502,3</text:p>
          </table:table-cell>
          <table:table-cell table:style-name="ce1" office:value-type="float" office:value="4503.7" calcext:value-type="float">
            <text:p>4503,7</text:p>
          </table:table-cell>
          <table:table-cell table:style-name="ce1" office:value-type="float" office:value="135374" calcext:value-type="float">
            <text:p>135374</text:p>
          </table:table-cell>
          <table:table-cell table:style-name="ce1" office:value-type="float" office:value="135426" calcext:value-type="float">
            <text:p>135426</text:p>
          </table:table-cell>
          <table:table-cell table:style-name="ce1" office:value-type="float" office:value="1.34394" calcext:value-type="float">
            <text:p>1,34394</text:p>
          </table:table-cell>
          <table:table-cell table:style-name="ce1" office:value-type="float" office:value="1.34419" calcext:value-type="float">
            <text:p>1,34419</text:p>
          </table:table-cell>
          <table:table-cell table:style-name="ce1" office:value-type="float" office:value="9.45366" calcext:value-type="float">
            <text:p>9,45366</text:p>
          </table:table-cell>
          <table:table-cell table:style-name="ce1" office:value-type="float" office:value="9.45633" calcext:value-type="float">
            <text:p>9,45633</text:p>
          </table:table-cell>
          <table:table-cell table:style-name="ce1" office:value-type="float" office:value="13.41665" calcext:value-type="float">
            <text:p>13,41665</text:p>
          </table:table-cell>
          <table:table-cell table:style-name="ce1" office:value-type="float" office:value="13.42762" calcext:value-type="float">
            <text:p>13,42762</text:p>
          </table:table-cell>
          <table:table-cell table:style-name="ce1" office:value-type="float" office:value="5.99895" calcext:value-type="float">
            <text:p>5,99895</text:p>
          </table:table-cell>
          <table:table-cell table:style-name="ce1" office:value-type="float" office:value="6.00016" calcext:value-type="float">
            <text:p>6,00016</text:p>
          </table:table-cell>
          <table:table-cell table:style-name="ce1" office:value-type="float" office:value="19.36648" calcext:value-type="float">
            <text:p>19,36648</text:p>
          </table:table-cell>
          <table:table-cell table:style-name="ce1" office:value-type="float" office:value="19.39402" calcext:value-type="float">
            <text:p>19,39402</text:p>
          </table:table-cell>
          <table:table-cell table:style-name="ce1" office:value-type="float" office:value="0.93107" calcext:value-type="float">
            <text:p>0,93107</text:p>
          </table:table-cell>
          <table:table-cell table:style-name="ce1" office:value-type="float" office:value="0.93133" calcext:value-type="float">
            <text:p>0,93133</text:p>
          </table:table-cell>
          <table:table-cell table:style-name="ce1" office:value-type="float" office:value="4815.2" calcext:value-type="float">
            <text:p>4815,2</text:p>
          </table:table-cell>
          <table:table-cell table:style-name="ce1" office:value-type="float" office:value="4816" calcext:value-type="float">
            <text:p>4816</text:p>
          </table:table-cell>
          <table:table-cell table:style-name="ce1" office:value-type="float" office:value="2009.8" calcext:value-type="float">
            <text:p>2009,8</text:p>
          </table:table-cell>
          <table:table-cell table:style-name="ce1" office:value-type="float" office:value="2012.7" calcext:value-type="float">
            <text:p>2012,7</text:p>
          </table:table-cell>
          <table:table-cell table:style-name="ce1" office:value-type="float" office:value="1859.251" calcext:value-type="float">
            <text:p>1859,251</text:p>
          </table:table-cell>
          <table:table-cell table:style-name="ce1" office:value-type="float" office:value="1859.995" calcext:value-type="float">
            <text:p>1859,995</text:p>
          </table:table-cell>
          <table:table-cell table:style-name="ce1" office:value-type="float" office:value="25.93858" calcext:value-type="float">
            <text:p>25,93858</text:p>
          </table:table-cell>
          <table:table-cell table:style-name="ce1" office:value-type="float" office:value="25.97527" calcext:value-type="float">
            <text:p>25,97527</text:p>
          </table:table-cell>
          <table:table-cell table:style-name="ce1" office:value-type="float" office:value="7.522" calcext:value-type="float">
            <text:p>7,522</text:p>
          </table:table-cell>
          <table:table-cell table:style-name="ce1" office:value-type="float" office:value="7.541" calcext:value-type="float">
            <text:p>7,541</text:p>
          </table:table-cell>
          <table:table-cell table:style-name="ce1" office:value-type="float" office:value="4.93363" calcext:value-type="float">
            <text:p>4,93363</text:p>
          </table:table-cell>
          <table:table-cell table:style-name="ce1" office:value-type="float" office:value="4.93666" calcext:value-type="float">
            <text:p>4,93666</text:p>
          </table:table-cell>
          <table:table-cell table:style-name="ce1" office:value-type="float" office:value="1.44405" calcext:value-type="float">
            <text:p>1,44405</text:p>
          </table:table-cell>
          <table:table-cell table:style-name="ce1" office:value-type="float" office:value="1.44435" calcext:value-type="float">
            <text:p>1,44435</text:p>
          </table:table-cell>
          <table:table-cell table:style-name="ce1" office:value-type="float" office:value="27.60157" calcext:value-type="float">
            <text:p>27,60157</text:p>
          </table:table-cell>
          <table:table-cell table:style-name="ce1" office:value-type="float" office:value="27.64242" calcext:value-type="float">
            <text:p>27,64242</text:p>
          </table:table-cell>
          <table:table-cell table:style-name="ce1" office:value-type="float" office:value="1.06396" calcext:value-type="float">
            <text:p>1,06396</text:p>
          </table:table-cell>
          <table:table-cell table:style-name="ce1" office:value-type="float" office:value="1.06425" calcext:value-type="float">
            <text:p>1,06425</text:p>
          </table:table-cell>
          <table:table-cell table:style-name="ce1" office:value-type="float" office:value="109.478" calcext:value-type="float">
            <text:p>109,478</text:p>
          </table:table-cell>
          <table:table-cell table:style-name="ce1" office:value-type="float" office:value="109.496" calcext:value-type="float">
            <text:p>109,496</text:p>
          </table:table-cell>
          <table:table-cell table:style-name="ce1" office:value-type="float" office:value="0.76636" calcext:value-type="float">
            <text:p>0,76636</text:p>
          </table:table-cell>
          <table:table-cell table:style-name="ce1" office:value-type="float" office:value="0.76648" calcext:value-type="float">
            <text:p>0,76648</text:p>
          </table:table-cell>
          <table:table-cell table:style-name="ce1" office:value-type="float" office:value="72.803" calcext:value-type="float">
            <text:p>72,803</text:p>
          </table:table-cell>
          <table:table-cell table:style-name="ce1" office:value-type="float" office:value="72.821" calcext:value-type="float">
            <text:p>72,821</text:p>
          </table:table-cell>
          <table:table-cell table:style-name="ce1" office:value-type="float" office:value="131.798" calcext:value-type="float">
            <text:p>131,798</text:p>
          </table:table-cell>
          <table:table-cell table:style-name="ce1" office:value-type="float" office:value="131.818" calcext:value-type="float">
            <text:p>131,818</text:p>
          </table:table-cell>
          <table:table-cell table:style-name="ce1" office:value-type="float" office:value="687.385" calcext:value-type="float">
            <text:p>687,385</text:p>
          </table:table-cell>
          <table:table-cell table:style-name="ce1" office:value-type="float" office:value="690.385" calcext:value-type="float">
            <text:p>690,385</text:p>
          </table:table-cell>
          <table:table-cell table:style-name="ce1" office:value-type="float" office:value="1.4574" calcext:value-type="float">
            <text:p>1,4574</text:p>
          </table:table-cell>
          <table:table-cell table:style-name="ce1" office:value-type="float" office:value="1.45765" calcext:value-type="float">
            <text:p>1,45765</text:p>
          </table:table-cell>
          <table:table-cell table:style-name="ce1" office:value-type="float" office:value="19.88141" calcext:value-type="float">
            <text:p>19,88141</text:p>
          </table:table-cell>
          <table:table-cell table:style-name="ce1" office:value-type="float" office:value="19.90641" calcext:value-type="float">
            <text:p>19,90641</text:p>
          </table:table-cell>
          <table:table-cell table:style-name="ce1" office:value-type="float" office:value="3.29868" calcext:value-type="float">
            <text:p>3,29868</text:p>
          </table:table-cell>
          <table:table-cell table:style-name="ce1" office:value-type="float" office:value="3.30005" calcext:value-type="float">
            <text:p>3,30005</text:p>
          </table:table-cell>
          <table:table-cell table:style-name="ce1" office:value-type="float" office:value="101.087" calcext:value-type="float">
            <text:p>101,087</text:p>
          </table:table-cell>
          <table:table-cell table:style-name="ce1" office:value-type="float" office:value="101.102" calcext:value-type="float">
            <text:p>101,102</text:p>
          </table:table-cell>
          <table:table-cell table:style-name="ce1" office:value-type="float" office:value="103.761" calcext:value-type="float">
            <text:p>103,761</text:p>
          </table:table-cell>
          <table:table-cell table:style-name="ce1" office:value-type="float" office:value="103.787" calcext:value-type="float">
            <text:p>103,787</text:p>
          </table:table-cell>
          <table:table-cell table:style-name="ce1" office:value-type="float" office:value="309.442" calcext:value-type="float">
            <text:p>309,442</text:p>
          </table:table-cell>
          <table:table-cell table:style-name="ce1" office:value-type="float" office:value="309.643" calcext:value-type="float">
            <text:p>309,643</text:p>
          </table:table-cell>
          <table:table-cell table:style-name="ce1" office:value-type="float" office:value="0.75334" calcext:value-type="float">
            <text:p>0,75334</text:p>
          </table:table-cell>
          <table:table-cell table:style-name="ce1" office:value-type="float" office:value="0.75359" calcext:value-type="float">
            <text:p>0,75359</text:p>
          </table:table-cell>
          <table:table-cell table:style-name="ce1" office:value-type="float" office:value="167.962" calcext:value-type="float">
            <text:p>167,962</text:p>
          </table:table-cell>
          <table:table-cell table:style-name="ce1" office:value-type="float" office:value="167.977" calcext:value-type="float">
            <text:p>167,977</text:p>
          </table:table-cell>
          <table:table-cell table:style-name="ce1" office:value-type="float" office:value="1799.831" calcext:value-type="float">
            <text:p>1799,831</text:p>
          </table:table-cell>
          <table:table-cell table:style-name="ce1" office:value-type="float" office:value="1800.483" calcext:value-type="float">
            <text:p>1800,483</text:p>
          </table:table-cell>
          <table:table-cell table:style-name="ce1" office:value-type="float" office:value="5.94451" calcext:value-type="float">
            <text:p>5,94451</text:p>
          </table:table-cell>
          <table:table-cell table:style-name="ce1" office:value-type="float" office:value="5.94572" calcext:value-type="float">
            <text:p>5,94572</text:p>
          </table:table-cell>
          <table:table-cell table:style-name="ce1" office:value-type="float" office:value="1198.874" calcext:value-type="float">
            <text:p>1198,874</text:p>
          </table:table-cell>
          <table:table-cell table:style-name="ce1" office:value-type="float" office:value="1199.181" calcext:value-type="float">
            <text:p>1199,181</text:p>
          </table:table-cell>
          <table:table-cell table:style-name="ce1" office:value-type="float" office:value="455.29" calcext:value-type="float">
            <text:p>455,29</text:p>
          </table:table-cell>
          <table:table-cell table:style-name="ce1" office:value-type="float" office:value="455.46" calcext:value-type="float">
            <text:p>455,46</text:p>
          </table:table-cell>
          <table:table-cell table:style-name="ce1" office:value-type="float" office:value="132.616" calcext:value-type="float">
            <text:p>132,616</text:p>
          </table:table-cell>
          <table:table-cell table:style-name="ce1" office:value-type="float" office:value="132.642" calcext:value-type="float">
            <text:p>132,642</text:p>
          </table:table-cell>
          <table:table-cell table:style-name="ce1" office:value-type="float" office:value="6.661" calcext:value-type="float">
            <text:p>6,661</text:p>
          </table:table-cell>
          <table:table-cell table:style-name="ce1" office:value-type="float" office:value="6.66145" calcext:value-type="float">
            <text:p>6,66145</text:p>
          </table:table-cell>
          <table:table-cell table:style-name="ce1" office:value-type="float" office:value="1.50112" calcext:value-type="float">
            <text:p>1,50112</text:p>
          </table:table-cell>
          <table:table-cell table:style-name="ce1" office:value-type="float" office:value="1.50157" calcext:value-type="float">
            <text:p>1,50157</text:p>
          </table:table-cell>
          <table:table-cell table:style-name="ce1" office:value-type="float" office:value="7.75682" calcext:value-type="float">
            <text:p>7,75682</text:p>
          </table:table-cell>
          <table:table-cell table:style-name="ce1" office:value-type="float" office:value="7.75718" calcext:value-type="float">
            <text:p>7,75718</text:p>
          </table:table-cell>
          <table:table-cell table:style-name="ce1" office:value-type="float" office:value="1.66837" calcext:value-type="float">
            <text:p>1,66837</text:p>
          </table:table-cell>
          <table:table-cell table:style-name="ce1" office:value-type="float" office:value="1.66874" calcext:value-type="float">
            <text:p>1,66874</text:p>
          </table:table-cell>
          <table:table-cell table:style-name="ce1" office:value-type="float" office:value="3.7494" calcext:value-type="float">
            <text:p>3,7494</text:p>
          </table:table-cell>
          <table:table-cell table:style-name="ce1" office:value-type="float" office:value="3.7507" calcext:value-type="float">
            <text:p>3,7507</text:p>
          </table:table-cell>
          <table:table-cell table:style-name="ce1" office:value-type="float" office:value="25.70328" calcext:value-type="float">
            <text:p>25,70328</text:p>
          </table:table-cell>
          <table:table-cell table:style-name="ce1" office:value-type="float" office:value="25.73959" calcext:value-type="float">
            <text:p>25,73959</text:p>
          </table:table-cell>
          <table:table-cell table:style-name="ce1" office:value-type="float" office:value="8.66405" calcext:value-type="float">
            <text:p>8,66405</text:p>
          </table:table-cell>
          <table:table-cell table:style-name="ce1" office:value-type="float" office:value="8.66539" calcext:value-type="float">
            <text:p>8,66539</text:p>
          </table:table-cell>
          <table:table-cell table:style-name="ce1" office:value-type="float" office:value="1339.183" calcext:value-type="float">
            <text:p>1339,183</text:p>
          </table:table-cell>
          <table:table-cell table:style-name="ce1" office:value-type="float" office:value="1339.493" calcext:value-type="float">
            <text:p>1339,493</text:p>
          </table:table-cell>
          <table:table-cell table:style-name="ce1" office:value-type="float" office:value="10.216" calcext:value-type="float">
            <text:p>10,216</text:p>
          </table:table-cell>
          <table:table-cell table:style-name="ce1" office:value-type="float" office:value="10.223" calcext:value-type="float">
            <text:p>10,223</text:p>
          </table:table-cell>
          <table:table-cell table:style-name="ce1" office:value-type="float" office:value="2.587" calcext:value-type="float">
            <text:p>2,587</text:p>
          </table:table-cell>
          <table:table-cell table:style-name="ce1" office:value-type="float" office:value="2.591" calcext:value-type="float">
            <text:p>2,591</text:p>
          </table:table-cell>
          <table:table-cell table:style-name="ce1" office:value-type="float" office:value="9.17429" calcext:value-type="float">
            <text:p>9,17429</text:p>
          </table:table-cell>
          <table:table-cell table:style-name="ce1" office:value-type="float" office:value="9.17714" calcext:value-type="float">
            <text:p>9,17714</text:p>
          </table:table-cell>
          <table:table-cell table:style-name="ce1" office:value-type="float" office:value="27.01379" calcext:value-type="float">
            <text:p>27,01379</text:p>
          </table:table-cell>
          <table:table-cell table:style-name="ce1" office:value-type="float" office:value="27.0275" calcext:value-type="float">
            <text:p>27,0275</text:p>
          </table:table-cell>
          <table:table-cell table:style-name="ce1" office:value-type="float" office:value="4.208" calcext:value-type="float">
            <text:p>4,208</text:p>
          </table:table-cell>
          <table:table-cell table:style-name="ce1" office:value-type="float" office:value="4.212" calcext:value-type="float">
            <text:p>4,212</text:p>
          </table:table-cell>
          <table:table-cell table:style-name="ce1" office:value-type="float" office:value="0.9741" calcext:value-type="float">
            <text:p>0,9741</text:p>
          </table:table-cell>
          <table:table-cell table:style-name="ce1" office:value-type="float" office:value="0.97426" calcext:value-type="float">
            <text:p>0,97426</text:p>
          </table:table-cell>
          <table:table-cell table:style-name="ce1" office:value-type="float" office:value="1304.548" calcext:value-type="float">
            <text:p>1304,548</text:p>
          </table:table-cell>
          <table:table-cell table:style-name="ce1" office:value-type="float" office:value="1304.965" calcext:value-type="float">
            <text:p>1304,965</text:p>
          </table:table-cell>
          <table:table-cell table:style-name="ce1" office:value-type="float" office:value="5.58599" calcext:value-type="float">
            <text:p>5,58599</text:p>
          </table:table-cell>
          <table:table-cell table:style-name="ce1" office:value-type="float" office:value="5.5875" calcext:value-type="float">
            <text:p>5,5875</text:p>
          </table:table-cell>
          <table:table-cell table:style-name="ce1" office:value-type="float" office:value="5531.1" calcext:value-type="float">
            <text:p>5531,1</text:p>
          </table:table-cell>
          <table:table-cell table:style-name="ce1" office:value-type="float" office:value="5532" calcext:value-type="float">
            <text:p>5532</text:p>
          </table:table-cell>
          <table:table-cell table:style-name="ce1" office:value-type="float" office:value="6949.3" calcext:value-type="float">
            <text:p>6949,3</text:p>
          </table:table-cell>
          <table:table-cell table:style-name="ce1" office:value-type="float" office:value="6950.8" calcext:value-type="float">
            <text:p>6950,8</text:p>
          </table:table-cell>
          <table:table-cell table:style-name="ce1" office:value-type="float" office:value="1.25706" calcext:value-type="float">
            <text:p>1,25706</text:p>
          </table:table-cell>
          <table:table-cell table:style-name="ce1" office:value-type="float" office:value="1.25738" calcext:value-type="float">
            <text:p>1,25738</text:p>
          </table:table-cell>
          <table:table-cell table:style-name="ce1" office:value-type="float" office:value="34.569" calcext:value-type="float">
            <text:p>34,569</text:p>
          </table:table-cell>
          <table:table-cell table:style-name="ce1" office:value-type="float" office:value="34.68" calcext:value-type="float">
            <text:p>34,68</text:p>
          </table:table-cell>
          <table:table-cell table:style-name="ce1" office:value-type="float" office:value="112.918" calcext:value-type="float">
            <text:p>112,918</text:p>
          </table:table-cell>
          <table:table-cell table:style-name="ce1" office:value-type="float" office:value="112.934" calcext:value-type="float">
            <text:p>112,934</text:p>
          </table:table-cell>
          <table:table-cell table:style-name="ce1" office:value-type="float" office:value="0.86549" calcext:value-type="float">
            <text:p>0,86549</text:p>
          </table:table-cell>
          <table:table-cell table:style-name="ce1" office:value-type="float" office:value="0.86563" calcext:value-type="float">
            <text:p>0,86563</text:p>
          </table:table-cell>
          <table:table-cell table:style-name="ce1" office:value-type="float" office:value="0.72014" calcext:value-type="float">
            <text:p>0,72014</text:p>
          </table:table-cell>
          <table:table-cell table:style-name="ce1" office:value-type="float" office:value="0.7203" calcext:value-type="float">
            <text:p>0,7203</text:p>
          </table:table-cell>
          <table:table-cell table:style-name="ce1" office:value-type="float" office:value="13.77111" calcext:value-type="float">
            <text:p>13,77111</text:p>
          </table:table-cell>
          <table:table-cell table:style-name="ce1" office:value-type="float" office:value="13.78464" calcext:value-type="float">
            <text:p>13,78464</text:p>
          </table:table-cell>
          <table:table-cell table:style-name="ce1" office:value-type="float" office:value="154.21651" calcext:value-type="float">
            <text:p>154,21651</text:p>
          </table:table-cell>
          <table:table-cell table:style-name="ce1" office:value-type="float" office:value="154.4176" calcext:value-type="float">
            <text:p>154,4176</text:p>
          </table:table-cell>
          <table:table-cell table:style-name="ce1" office:value-type="float" office:value="1747.235" calcext:value-type="float">
            <text:p>1747,235</text:p>
          </table:table-cell>
          <table:table-cell table:style-name="ce1" office:value-type="float" office:value="1747.814" calcext:value-type="float">
            <text:p>1747,814</text:p>
          </table:table-cell>
          <table:table-cell table:style-name="ce1" office:value-type="float" office:value="78.183" calcext:value-type="float">
            <text:p>78,183</text:p>
          </table:table-cell>
          <table:table-cell table:style-name="ce1" office:value-type="float" office:value="78.202" calcext:value-type="float">
            <text:p>78,202</text:p>
          </table:table-cell>
          <table:table-cell table:style-name="ce1" office:value-type="float" office:value="17.31405" calcext:value-type="float">
            <text:p>17,31405</text:p>
          </table:table-cell>
          <table:table-cell table:style-name="ce1" office:value-type="float" office:value="17.33063" calcext:value-type="float">
            <text:p>17,33063</text:p>
          </table:table-cell>
          <table:table-cell table:style-name="ce1" office:value-type="float" office:value="0.96782" calcext:value-type="float">
            <text:p>0,96782</text:p>
          </table:table-cell>
          <table:table-cell table:style-name="ce1" office:value-type="float" office:value="0.96822" calcext:value-type="float">
            <text:p>0,96822</text:p>
          </table:table-cell>
          <table:table-cell table:style-name="ce1" office:value-type="float" office:value="277.013" calcext:value-type="float">
            <text:p>277,013</text:p>
          </table:table-cell>
          <table:table-cell table:style-name="ce1" office:value-type="float" office:value="277.218" calcext:value-type="float">
            <text:p>277,218</text:p>
          </table:table-cell>
          <table:table-cell table:style-name="ce1" office:value-type="float" office:value="24.18236" calcext:value-type="float">
            <text:p>24,18236</text:p>
          </table:table-cell>
          <table:table-cell table:style-name="ce1" office:value-type="float" office:value="24.197" calcext:value-type="float">
            <text:p>24,197</text:p>
          </table:table-cell>
          <table:table-cell table:style-name="ce1" office:value-type="float" office:value="4.2707" calcext:value-type="float">
            <text:p>4,2707</text:p>
          </table:table-cell>
          <table:table-cell table:style-name="ce1" office:value-type="float" office:value="4.27263" calcext:value-type="float">
            <text:p>4,27263</text:p>
          </table:table-cell>
          <table:table-cell table:style-name="ce1" office:value-type="float" office:value="7.44049" calcext:value-type="float">
            <text:p>7,44049</text:p>
          </table:table-cell>
          <table:table-cell table:style-name="ce1" office:value-type="float" office:value="7.44088" calcext:value-type="float">
            <text:p>7,44088</text:p>
          </table:table-cell>
          <table:table-cell table:style-name="ce1" office:value-type="float" office:value="1123.995" calcext:value-type="float">
            <text:p>1123,995</text:p>
          </table:table-cell>
          <table:table-cell table:style-name="ce1" office:value-type="float" office:value="1126.995" calcext:value-type="float">
            <text:p>1126,995</text:p>
          </table:table-cell>
          <table:table-cell table:style-name="ce1" office:value-type="float" office:value="1.55073" calcext:value-type="float">
            <text:p>1,55073</text:p>
          </table:table-cell>
          <table:table-cell table:style-name="ce1" office:value-type="float" office:value="1.55115" calcext:value-type="float">
            <text:p>1,55115</text:p>
          </table:table-cell>
          <table:table-cell table:style-name="ce1" office:value-type="float" office:value="316.82" calcext:value-type="float">
            <text:p>316,82</text:p>
          </table:table-cell>
          <table:table-cell table:style-name="ce1" office:value-type="float" office:value="317.22" calcext:value-type="float">
            <text:p>317,22</text:p>
          </table:table-cell>
          <table:table-cell table:style-name="ce1" office:value-type="float" office:value="0.74651" calcext:value-type="float">
            <text:p>0,74651</text:p>
          </table:table-cell>
          <table:table-cell table:style-name="ce1" office:value-type="float" office:value="0.74675" calcext:value-type="float">
            <text:p>0,74675</text:p>
          </table:table-cell>
          <table:table-cell table:style-name="ce1" office:value-type="float" office:value="8.463" calcext:value-type="float">
            <text:p>8,463</text:p>
          </table:table-cell>
          <table:table-cell table:style-name="ce1" office:value-type="float" office:value="8.46575" calcext:value-type="float">
            <text:p>8,46575</text:p>
          </table:table-cell>
          <table:table-cell table:style-name="ce1" office:value-type="float" office:value="1.73434" calcext:value-type="float">
            <text:p>1,73434</text:p>
          </table:table-cell>
          <table:table-cell table:style-name="ce1" office:value-type="float" office:value="1.73491" calcext:value-type="float">
            <text:p>1,73491</text:p>
          </table:table-cell>
          <table:table-cell table:style-name="ce1" office:value-type="float" office:value="66.808" calcext:value-type="float">
            <text:p>66,808</text:p>
          </table:table-cell>
          <table:table-cell table:style-name="ce1" office:value-type="float" office:value="66.913" calcext:value-type="float">
            <text:p>66,913</text:p>
          </table:table-cell>
          <table:table-cell table:style-name="ce1" office:value-type="float" office:value="0.19533" calcext:value-type="float">
            <text:p>0,19533</text:p>
          </table:table-cell>
          <table:table-cell table:style-name="ce1" office:value-type="float" office:value="0.19555" calcext:value-type="float">
            <text:p>0,19555</text:p>
          </table:table-cell>
          <table:table-cell table:style-name="ce1" office:value-type="float" office:value="10.01009" calcext:value-type="float">
            <text:p>10,01009</text:p>
          </table:table-cell>
          <table:table-cell table:style-name="ce1" office:value-type="float" office:value="10.01196" calcext:value-type="float">
            <text:p>10,01196</text:p>
          </table:table-cell>
          <table:table-cell table:style-name="ce1" office:value-type="float" office:value="8.21305" calcext:value-type="float">
            <text:p>8,21305</text:p>
          </table:table-cell>
          <table:table-cell table:style-name="ce1" office:value-type="float" office:value="8.21586" calcext:value-type="float">
            <text:p>8,21586</text:p>
          </table:table-cell>
          <table:table-cell table:style-name="ce1" office:value-type="float" office:value="2.95262" calcext:value-type="float">
            <text:p>2,95262</text:p>
          </table:table-cell>
          <table:table-cell table:style-name="ce1" office:value-type="float" office:value="2.95345" calcext:value-type="float">
            <text:p>2,95345</text:p>
          </table:table-cell>
          <table:table-cell table:style-name="ce1" office:value-type="float" office:value="130.455" calcext:value-type="float">
            <text:p>130,455</text:p>
          </table:table-cell>
          <table:table-cell table:style-name="ce1" office:value-type="float" office:value="130.484" calcext:value-type="float">
            <text:p>130,484</text:p>
          </table:table-cell>
          <table:table-cell table:style-name="ce1" office:value-type="float" office:value="18.16866" calcext:value-type="float">
            <text:p>18,16866</text:p>
          </table:table-cell>
          <table:table-cell table:style-name="ce1" office:value-type="float" office:value="18.1753" calcext:value-type="float">
            <text:p>18,1753</text:p>
          </table:table-cell>
          <table:table-cell table:style-name="ce1" office:value-type="float" office:value="1.29049" calcext:value-type="float">
            <text:p>1,29049</text:p>
          </table:table-cell>
          <table:table-cell table:style-name="ce1" office:value-type="float" office:value="1.29067" calcext:value-type="float">
            <text:p>1,29067</text:p>
          </table:table-cell>
          <table:table-cell table:style-name="ce1" office:value-type="float" office:value="77.471" calcext:value-type="float">
            <text:p>77,471</text:p>
          </table:table-cell>
          <table:table-cell table:style-name="ce1" office:value-type="float" office:value="77.488" calcext:value-type="float">
            <text:p>77,488</text:p>
          </table:table-cell>
          <table:table-cell table:style-name="ce1" office:value-type="float" office:value="14.98586" calcext:value-type="float">
            <text:p>14,98586</text:p>
          </table:table-cell>
          <table:table-cell table:style-name="ce1" office:value-type="float" office:value="14.99973" calcext:value-type="float">
            <text:p>14,99973</text:p>
          </table:table-cell>
          <table:table-cell table:style-name="ce1" office:value-type="float" office:value="75.202" calcext:value-type="float">
            <text:p>75,202</text:p>
          </table:table-cell>
          <table:table-cell table:style-name="ce1" office:value-type="float" office:value="75.228" calcext:value-type="float">
            <text:p>75,228</text:p>
          </table:table-cell>
          <table:table-cell table:style-name="ce1" office:value-type="float" office:value="0.70148" calcext:value-type="float">
            <text:p>0,70148</text:p>
          </table:table-cell>
          <table:table-cell table:style-name="ce1" office:value-type="float" office:value="0.70176" calcext:value-type="float">
            <text:p>0,70176</text:p>
          </table:table-cell>
          <table:table-cell table:style-name="ce1" office:value-type="float" office:value="16856.5" calcext:value-type="float">
            <text:p>16856,5</text:p>
          </table:table-cell>
          <table:table-cell table:style-name="ce1" office:value-type="float" office:value="16866.5" calcext:value-type="float">
            <text:p>16866,5</text:p>
          </table:table-cell>
          <table:table-cell table:style-name="ce1" office:value-type="float" office:value="0.72467" calcext:value-type="float">
            <text:p>0,72467</text:p>
          </table:table-cell>
          <table:table-cell table:style-name="ce1" office:value-type="float" office:value="0.72493" calcext:value-type="float">
            <text:p>0,72493</text:p>
          </table:table-cell>
          <table:table-cell table:style-name="ce1" office:value-type="float" office:value="1.08813" calcext:value-type="float">
            <text:p>1,08813</text:p>
          </table:table-cell>
          <table:table-cell table:style-name="ce1" office:value-type="float" office:value="1.08827" calcext:value-type="float">
            <text:p>1,08827</text:p>
          </table:table-cell>
          <table:table-cell table:style-name="ce1" office:value-type="float" office:value="1.02994" calcext:value-type="float">
            <text:p>1,02994</text:p>
          </table:table-cell>
          <table:table-cell table:style-name="ce1" office:value-type="float" office:value="1.0303" calcext:value-type="float">
            <text:p>1,0303</text:p>
          </table:table-cell>
          <table:table-cell table:style-name="ce1" office:value-type="float" office:value="6.6486" calcext:value-type="float">
            <text:p>6,6486</text:p>
          </table:table-cell>
          <table:table-cell table:style-name="ce1" office:value-type="float" office:value="6.64917" calcext:value-type="float">
            <text:p>6,64917</text:p>
          </table:table-cell>
          <table:table-cell table:style-name="ce1" office:value-type="float" office:value="10754.2" calcext:value-type="float">
            <text:p>10754,2</text:p>
          </table:table-cell>
          <table:table-cell table:style-name="ce1" office:value-type="float" office:value="10754.9" calcext:value-type="float">
            <text:p>10754,9</text:p>
          </table:table-cell>
          <table:table-cell table:style-name="ce1" office:value-type="float" office:value="34.217" calcext:value-type="float">
            <text:p>34,217</text:p>
          </table:table-cell>
          <table:table-cell table:style-name="ce1" office:value-type="float" office:value="34.237" calcext:value-type="float">
            <text:p>34,237</text:p>
          </table:table-cell>
          <table:table-cell table:style-name="ce1" office:value-type="float" office:value="0.99078" calcext:value-type="float">
            <text:p>0,99078</text:p>
          </table:table-cell>
          <table:table-cell table:style-name="ce1" office:value-type="float" office:value="0.99101" calcext:value-type="float">
            <text:p>0,99101</text:p>
          </table:table-cell>
          <table:table-cell table:style-name="ce1" office:value-type="float" office:value="121.875" calcext:value-type="float">
            <text:p>121,875</text:p>
          </table:table-cell>
          <table:table-cell table:style-name="ce1" office:value-type="float" office:value="121.893" calcext:value-type="float">
            <text:p>121,893</text:p>
          </table:table-cell>
          <table:table-cell table:style-name="ce1" office:value-type="float" office:value="2186.6" calcext:value-type="float">
            <text:p>2186,6</text:p>
          </table:table-cell>
          <table:table-cell table:style-name="ce1" office:value-type="float" office:value="2187.1" calcext:value-type="float">
            <text:p>2187,1</text:p>
          </table:table-cell>
          <table:table-cell table:style-name="ce1" office:value-type="float" office:value="173.543" calcext:value-type="float">
            <text:p>173,543</text:p>
          </table:table-cell>
          <table:table-cell table:style-name="ce1" office:value-type="float" office:value="173.584" calcext:value-type="float">
            <text:p>173,584</text:p>
          </table:table-cell>
          <table:table-cell table:style-name="ce1" office:value-type="float" office:value="46.917" calcext:value-type="float">
            <text:p>46,917</text:p>
          </table:table-cell>
          <table:table-cell table:style-name="ce1" office:value-type="float" office:value="46.947" calcext:value-type="float">
            <text:p>46,947</text:p>
          </table:table-cell>
          <table:table-cell table:style-name="ce1" office:value-type="float" office:value="10387.851" calcext:value-type="float">
            <text:p>10387,851</text:p>
          </table:table-cell>
          <table:table-cell table:style-name="ce1" office:value-type="float" office:value="10390.638" calcext:value-type="float">
            <text:p>10390,638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rs initial ----------------&gt;</text:p>
          </table:table-cell>
          <table:table-cell table:style-name="Default"/>
          <table:table-cell table:style-name="ce5"/>
          <table:table-cell table:style-name="ce5" office:value-type="float" office:value="46.917" calcext:value-type="float">
            <text:p>46,9170</text:p>
          </table:table-cell>
          <table:table-cell table:style-name="ce5" office:value-type="float" office:value="46.947" calcext:value-type="float">
            <text:p>46,9470</text:p>
          </table:table-cell>
          <table:table-cell table:style-name="ce5" table:formula="of:=([.E62]+[.F62])/2" office:value-type="float" office:value="46.932" calcext:value-type="float">
            <text:p>46,9320</text:p>
          </table:table-cell>
          <table:table-cell table:style-name="ce5" table:formula="of:=[.$H$46]*[.G62]+(1-[.$H$46])*[.H63]" office:value-type="float" office:value="46.932" calcext:value-type="float">
            <text:p>46,9320</text:p>
          </table:table-cell>
          <table:table-cell table:style-name="ce5" table:formula="of:=[.$I$46]*[.G62]+(1-[.$I$46])*[.I63]" office:value-type="float" office:value="46.932" calcext:value-type="float">
            <text:p>46,9320</text:p>
          </table:table-cell>
          <table:table-cell table:style-name="ce8" table:formula="of:=[.H62]-[.I62]" office:value-type="float" office:value="0" calcext:value-type="float">
            <text:p>0,000000</text:p>
          </table:table-cell>
          <table:table-cell table:style-name="ce8" table:formula="of:=[.$K$46]*[.J62]+(1-[.$K$46])*[.K63]" office:value-type="float" office:value="0" calcext:value-type="float">
            <text:p>0,000000</text:p>
          </table:table-cell>
          <table:table-cell table:style-name="ce8" table:formula="of:=[.J62]-[.K62]" office:value-type="float" office:value="0" calcext:value-type="float">
            <text:p>0,000000</text:p>
          </table:table-cell>
          <table:table-cell table:style-name="ce1"/>
          <table:table-cell table:style-name="ce5"/>
          <table:table-cell table:style-name="ce3"/>
          <table:table-cell table:style-name="ce5"/>
          <table:table-cell table:style-name="ce11"/>
          <table:table-cell table:style-name="ce1" table:formula="of:=IF([.L62]&lt;-[.$R$46];1;0)" office:value-type="float" office:value="0" calcext:value-type="float">
            <text:p>0</text:p>
          </table:table-cell>
          <table:table-cell table:formula="of:=IF([.L62]&gt;[.$S$46];1;0)" office:value-type="float" office:value="0" calcext:value-type="float">
            <text:p>0</text:p>
          </table:table-cell>
          <table:table-cell table:formula="of:=IF([.R62]&gt;0;[.$T$45];0)" office:value-type="float" office:value="0" calcext:value-type="float">
            <text:p>0</text:p>
          </table:table-cell>
          <table:table-cell table:style-name="ce12" table:formula="of:=IF([.S62]&gt;0;[.$U$45];0)" office:value-type="float" office:value="0" calcext:value-type="float">
            <text:p>0</text:p>
          </table:table-cell>
          <table:table-cell table:style-name="ce12" table:formula="of:=[.V63]-[.T62]+[.U62]" office:value-type="float" office:value="0" calcext:value-type="float">
            <text:p>0</text:p>
          </table:table-cell>
          <table:table-cell table:style-name="ce14" table:formula="of:=[.W63]+[.T62]*[.E62]-[.U62]*[.F62]" office:value-type="currency" office:currency="EUR" office:value="1000" calcext:value-type="currency">
            <text:p>1 000,00 €</text:p>
          </table:table-cell>
          <table:table-cell table:style-name="ce14" table:formula="of:=[.W62]+[.V62]*[.E62]" office:value-type="currency" office:currency="EUR" office:value="1000" calcext:value-type="currency">
            <text:p>1 000,00 €</text:p>
          </table:table-cell>
          <table:table-cell table:style-name="ce4"/>
          <table:table-cell table:number-columns-repeated="25"/>
          <table:table-cell office:value-type="float" office:value="67.269" calcext:value-type="float">
            <text:p>67,269</text:p>
          </table:table-cell>
          <table:table-cell office:value-type="float" office:value="67.38" calcext:value-type="float">
            <text:p>67,38</text:p>
          </table:table-cell>
          <table:table-cell office:value-type="float" office:value="17.79702" calcext:value-type="float">
            <text:p>17,79702</text:p>
          </table:table-cell>
          <table:table-cell office:value-type="float" office:value="17.82132" calcext:value-type="float">
            <text:p>17,82132</text:p>
          </table:table-cell>
          <table:table-cell office:value-type="float" office:value="8283" calcext:value-type="float">
            <text:p>8283</text:p>
          </table:table-cell>
          <table:table-cell office:value-type="float" office:value="8286" calcext:value-type="float">
            <text:p>8286</text:p>
          </table:table-cell>
          <table:table-cell office:value-type="float" office:value="2.14049" calcext:value-type="float">
            <text:p>2,14049</text:p>
          </table:table-cell>
          <table:table-cell office:value-type="float" office:value="2.14199" calcext:value-type="float">
            <text:p>2,14199</text:p>
          </table:table-cell>
          <table:table-cell office:value-type="float" office:value="26.71942" calcext:value-type="float">
            <text:p>26,71942</text:p>
          </table:table-cell>
          <table:table-cell office:value-type="float" office:value="26.758" calcext:value-type="float">
            <text:p>26,758</text:p>
          </table:table-cell>
          <table:table-cell office:value-type="float" office:value="7.96175" calcext:value-type="float">
            <text:p>7,96175</text:p>
          </table:table-cell>
          <table:table-cell office:value-type="float" office:value="7.96343" calcext:value-type="float">
            <text:p>7,96343</text:p>
          </table:table-cell>
          <table:table-cell office:value-type="float" office:value="22929.1" calcext:value-type="float">
            <text:p>22929,1</text:p>
          </table:table-cell>
          <table:table-cell office:value-type="float" office:value="22936.1" calcext:value-type="float">
            <text:p>22936,1</text:p>
          </table:table-cell>
          <table:table-cell office:value-type="float" office:value="44.553" calcext:value-type="float">
            <text:p>44,553</text:p>
          </table:table-cell>
          <table:table-cell office:value-type="float" office:value="44.58" calcext:value-type="float">
            <text:p>44,58</text:p>
          </table:table-cell>
          <table:table-cell office:value-type="float" office:value="1731.386" calcext:value-type="float">
            <text:p>1731,386</text:p>
          </table:table-cell>
          <table:table-cell office:value-type="float" office:value="1731.955" calcext:value-type="float">
            <text:p>1731,955</text:p>
          </table:table-cell>
          <table:table-cell office:value-type="float" office:value="15.40394" calcext:value-type="float">
            <text:p>15,40394</text:p>
          </table:table-cell>
          <table:table-cell office:value-type="float" office:value="15.42547" calcext:value-type="float">
            <text:p>15,42547</text:p>
          </table:table-cell>
          <table:table-cell office:value-type="float" office:value="1.11696" calcext:value-type="float">
            <text:p>1,11696</text:p>
          </table:table-cell>
          <table:table-cell office:value-type="float" office:value="1.11708" calcext:value-type="float">
            <text:p>1,11708</text:p>
          </table:table-cell>
          <table:table-cell office:value-type="float" office:value="1.03937" calcext:value-type="float">
            <text:p>1,03937</text:p>
          </table:table-cell>
          <table:table-cell office:value-type="float" office:value="1.03973" calcext:value-type="float">
            <text:p>1,03973</text:p>
          </table:table-cell>
          <table:table-cell office:value-type="float" office:value="1.29283" calcext:value-type="float">
            <text:p>1,29283</text:p>
          </table:table-cell>
          <table:table-cell office:value-type="float" office:value="1.29303" calcext:value-type="float">
            <text:p>1,29303</text:p>
          </table:table-cell>
          <table:table-cell office:value-type="float" office:value="3.8232" calcext:value-type="float">
            <text:p>3,8232</text:p>
          </table:table-cell>
          <table:table-cell office:value-type="float" office:value="3.82522" calcext:value-type="float">
            <text:p>3,82522</text:p>
          </table:table-cell>
          <table:table-cell office:value-type="float" office:value="1.68372" calcext:value-type="float">
            <text:p>1,68372</text:p>
          </table:table-cell>
          <table:table-cell office:value-type="float" office:value="1.68408" calcext:value-type="float">
            <text:p>1,68408</text:p>
          </table:table-cell>
          <table:table-cell office:value-type="float" office:value="3050.8" calcext:value-type="float">
            <text:p>3050,8</text:p>
          </table:table-cell>
          <table:table-cell office:value-type="float" office:value="3052.3" calcext:value-type="float">
            <text:p>3052,3</text:p>
          </table:table-cell>
          <table:table-cell office:value-type="float" office:value="3.242" calcext:value-type="float">
            <text:p>3,242</text:p>
          </table:table-cell>
          <table:table-cell office:value-type="float" office:value="3.245" calcext:value-type="float">
            <text:p>3,245</text:p>
          </table:table-cell>
          <table:table-cell office:value-type="float" office:value="13.03141" calcext:value-type="float">
            <text:p>13,03141</text:p>
          </table:table-cell>
          <table:table-cell office:value-type="float" office:value="13.03395" calcext:value-type="float">
            <text:p>13,03395</text:p>
          </table:table-cell>
          <table:table-cell office:value-type="float" office:value="5.77062" calcext:value-type="float">
            <text:p>5,77062</text:p>
          </table:table-cell>
          <table:table-cell office:value-type="float" office:value="5.77197" calcext:value-type="float">
            <text:p>5,77197</text:p>
          </table:table-cell>
          <table:table-cell office:value-type="float" office:value="1037.637" calcext:value-type="float">
            <text:p>1037,637</text:p>
          </table:table-cell>
          <table:table-cell office:value-type="float" office:value="1037.922" calcext:value-type="float">
            <text:p>1037,922</text:p>
          </table:table-cell>
          <table:table-cell office:value-type="float" office:value="1231.811" calcext:value-type="float">
            <text:p>1231,811</text:p>
          </table:table-cell>
          <table:table-cell office:value-type="float" office:value="1232.211" calcext:value-type="float">
            <text:p>1232,211</text:p>
          </table:table-cell>
          <table:table-cell office:value-type="float" office:value="1.79154" calcext:value-type="float">
            <text:p>1,79154</text:p>
          </table:table-cell>
          <table:table-cell office:value-type="float" office:value="1.79221" calcext:value-type="float">
            <text:p>1,79221</text:p>
          </table:table-cell>
          <table:table-cell office:value-type="float" office:value="18603.5" calcext:value-type="float">
            <text:p>18603,5</text:p>
          </table:table-cell>
          <table:table-cell office:value-type="float" office:value="18606.5" calcext:value-type="float">
            <text:p>18606,5</text:p>
          </table:table-cell>
          <table:table-cell office:value-type="float" office:value="4502.3" calcext:value-type="float">
            <text:p>4502,3</text:p>
          </table:table-cell>
          <table:table-cell office:value-type="float" office:value="4503.7" calcext:value-type="float">
            <text:p>4503,7</text:p>
          </table:table-cell>
          <table:table-cell office:value-type="float" office:value="135374" calcext:value-type="float">
            <text:p>135374</text:p>
          </table:table-cell>
          <table:table-cell office:value-type="float" office:value="135426" calcext:value-type="float">
            <text:p>135426</text:p>
          </table:table-cell>
          <table:table-cell office:value-type="float" office:value="1.34394" calcext:value-type="float">
            <text:p>1,34394</text:p>
          </table:table-cell>
          <table:table-cell office:value-type="float" office:value="1.34419" calcext:value-type="float">
            <text:p>1,34419</text:p>
          </table:table-cell>
          <table:table-cell office:value-type="float" office:value="9.45366" calcext:value-type="float">
            <text:p>9,45366</text:p>
          </table:table-cell>
          <table:table-cell office:value-type="float" office:value="9.45633" calcext:value-type="float">
            <text:p>9,45633</text:p>
          </table:table-cell>
          <table:table-cell office:value-type="float" office:value="13.41665" calcext:value-type="float">
            <text:p>13,41665</text:p>
          </table:table-cell>
          <table:table-cell office:value-type="float" office:value="13.42762" calcext:value-type="float">
            <text:p>13,42762</text:p>
          </table:table-cell>
          <table:table-cell office:value-type="float" office:value="5.99895" calcext:value-type="float">
            <text:p>5,99895</text:p>
          </table:table-cell>
          <table:table-cell office:value-type="float" office:value="6.00016" calcext:value-type="float">
            <text:p>6,00016</text:p>
          </table:table-cell>
          <table:table-cell office:value-type="float" office:value="19.36648" calcext:value-type="float">
            <text:p>19,36648</text:p>
          </table:table-cell>
          <table:table-cell office:value-type="float" office:value="19.39402" calcext:value-type="float">
            <text:p>19,39402</text:p>
          </table:table-cell>
          <table:table-cell office:value-type="float" office:value="0.93107" calcext:value-type="float">
            <text:p>0,93107</text:p>
          </table:table-cell>
          <table:table-cell office:value-type="float" office:value="0.93133" calcext:value-type="float">
            <text:p>0,93133</text:p>
          </table:table-cell>
          <table:table-cell office:value-type="float" office:value="4815.2" calcext:value-type="float">
            <text:p>4815,2</text:p>
          </table:table-cell>
          <table:table-cell office:value-type="float" office:value="4816" calcext:value-type="float">
            <text:p>4816</text:p>
          </table:table-cell>
          <table:table-cell office:value-type="float" office:value="2009.8" calcext:value-type="float">
            <text:p>2009,8</text:p>
          </table:table-cell>
          <table:table-cell office:value-type="float" office:value="2012.7" calcext:value-type="float">
            <text:p>2012,7</text:p>
          </table:table-cell>
          <table:table-cell office:value-type="float" office:value="1859.251" calcext:value-type="float">
            <text:p>1859,251</text:p>
          </table:table-cell>
          <table:table-cell office:value-type="float" office:value="1859.995" calcext:value-type="float">
            <text:p>1859,995</text:p>
          </table:table-cell>
          <table:table-cell office:value-type="float" office:value="25.93858" calcext:value-type="float">
            <text:p>25,93858</text:p>
          </table:table-cell>
          <table:table-cell office:value-type="float" office:value="25.97527" calcext:value-type="float">
            <text:p>25,97527</text:p>
          </table:table-cell>
          <table:table-cell office:value-type="float" office:value="7.522" calcext:value-type="float">
            <text:p>7,522</text:p>
          </table:table-cell>
          <table:table-cell office:value-type="float" office:value="7.541" calcext:value-type="float">
            <text:p>7,541</text:p>
          </table:table-cell>
          <table:table-cell office:value-type="float" office:value="4.93363" calcext:value-type="float">
            <text:p>4,93363</text:p>
          </table:table-cell>
          <table:table-cell office:value-type="float" office:value="4.93666" calcext:value-type="float">
            <text:p>4,93666</text:p>
          </table:table-cell>
          <table:table-cell office:value-type="float" office:value="1.44405" calcext:value-type="float">
            <text:p>1,44405</text:p>
          </table:table-cell>
          <table:table-cell office:value-type="float" office:value="1.44435" calcext:value-type="float">
            <text:p>1,44435</text:p>
          </table:table-cell>
          <table:table-cell office:value-type="float" office:value="27.60157" calcext:value-type="float">
            <text:p>27,60157</text:p>
          </table:table-cell>
          <table:table-cell office:value-type="float" office:value="27.64242" calcext:value-type="float">
            <text:p>27,64242</text:p>
          </table:table-cell>
          <table:table-cell office:value-type="float" office:value="1.06396" calcext:value-type="float">
            <text:p>1,06396</text:p>
          </table:table-cell>
          <table:table-cell office:value-type="float" office:value="1.06425" calcext:value-type="float">
            <text:p>1,06425</text:p>
          </table:table-cell>
          <table:table-cell office:value-type="float" office:value="109.478" calcext:value-type="float">
            <text:p>109,478</text:p>
          </table:table-cell>
          <table:table-cell office:value-type="float" office:value="109.496" calcext:value-type="float">
            <text:p>109,496</text:p>
          </table:table-cell>
          <table:table-cell office:value-type="float" office:value="0.76636" calcext:value-type="float">
            <text:p>0,76636</text:p>
          </table:table-cell>
          <table:table-cell office:value-type="float" office:value="0.76648" calcext:value-type="float">
            <text:p>0,76648</text:p>
          </table:table-cell>
          <table:table-cell office:value-type="float" office:value="72.803" calcext:value-type="float">
            <text:p>72,803</text:p>
          </table:table-cell>
          <table:table-cell office:value-type="float" office:value="72.821" calcext:value-type="float">
            <text:p>72,821</text:p>
          </table:table-cell>
          <table:table-cell office:value-type="float" office:value="131.798" calcext:value-type="float">
            <text:p>131,798</text:p>
          </table:table-cell>
          <table:table-cell office:value-type="float" office:value="131.818" calcext:value-type="float">
            <text:p>131,818</text:p>
          </table:table-cell>
          <table:table-cell office:value-type="float" office:value="687.385" calcext:value-type="float">
            <text:p>687,385</text:p>
          </table:table-cell>
          <table:table-cell office:value-type="float" office:value="690.385" calcext:value-type="float">
            <text:p>690,385</text:p>
          </table:table-cell>
          <table:table-cell office:value-type="float" office:value="1.4574" calcext:value-type="float">
            <text:p>1,4574</text:p>
          </table:table-cell>
          <table:table-cell office:value-type="float" office:value="1.45765" calcext:value-type="float">
            <text:p>1,45765</text:p>
          </table:table-cell>
          <table:table-cell office:value-type="float" office:value="19.88141" calcext:value-type="float">
            <text:p>19,88141</text:p>
          </table:table-cell>
          <table:table-cell office:value-type="float" office:value="19.90641" calcext:value-type="float">
            <text:p>19,90641</text:p>
          </table:table-cell>
          <table:table-cell office:value-type="float" office:value="3.29868" calcext:value-type="float">
            <text:p>3,29868</text:p>
          </table:table-cell>
          <table:table-cell office:value-type="float" office:value="3.30005" calcext:value-type="float">
            <text:p>3,30005</text:p>
          </table:table-cell>
          <table:table-cell office:value-type="float" office:value="101.087" calcext:value-type="float">
            <text:p>101,087</text:p>
          </table:table-cell>
          <table:table-cell office:value-type="float" office:value="101.102" calcext:value-type="float">
            <text:p>101,102</text:p>
          </table:table-cell>
          <table:table-cell office:value-type="float" office:value="103.761" calcext:value-type="float">
            <text:p>103,761</text:p>
          </table:table-cell>
          <table:table-cell office:value-type="float" office:value="103.787" calcext:value-type="float">
            <text:p>103,787</text:p>
          </table:table-cell>
          <table:table-cell office:value-type="float" office:value="309.442" calcext:value-type="float">
            <text:p>309,442</text:p>
          </table:table-cell>
          <table:table-cell office:value-type="float" office:value="309.643" calcext:value-type="float">
            <text:p>309,643</text:p>
          </table:table-cell>
          <table:table-cell office:value-type="float" office:value="0.75334" calcext:value-type="float">
            <text:p>0,75334</text:p>
          </table:table-cell>
          <table:table-cell office:value-type="float" office:value="0.75359" calcext:value-type="float">
            <text:p>0,75359</text:p>
          </table:table-cell>
          <table:table-cell office:value-type="float" office:value="167.962" calcext:value-type="float">
            <text:p>167,962</text:p>
          </table:table-cell>
          <table:table-cell office:value-type="float" office:value="167.977" calcext:value-type="float">
            <text:p>167,977</text:p>
          </table:table-cell>
          <table:table-cell office:value-type="float" office:value="1799.831" calcext:value-type="float">
            <text:p>1799,831</text:p>
          </table:table-cell>
          <table:table-cell office:value-type="float" office:value="1800.483" calcext:value-type="float">
            <text:p>1800,483</text:p>
          </table:table-cell>
          <table:table-cell office:value-type="float" office:value="5.94451" calcext:value-type="float">
            <text:p>5,94451</text:p>
          </table:table-cell>
          <table:table-cell office:value-type="float" office:value="5.94572" calcext:value-type="float">
            <text:p>5,94572</text:p>
          </table:table-cell>
          <table:table-cell office:value-type="float" office:value="1198.874" calcext:value-type="float">
            <text:p>1198,874</text:p>
          </table:table-cell>
          <table:table-cell office:value-type="float" office:value="1199.181" calcext:value-type="float">
            <text:p>1199,181</text:p>
          </table:table-cell>
          <table:table-cell office:value-type="float" office:value="455.29" calcext:value-type="float">
            <text:p>455,29</text:p>
          </table:table-cell>
          <table:table-cell office:value-type="float" office:value="455.46" calcext:value-type="float">
            <text:p>455,46</text:p>
          </table:table-cell>
          <table:table-cell office:value-type="float" office:value="132.616" calcext:value-type="float">
            <text:p>132,616</text:p>
          </table:table-cell>
          <table:table-cell office:value-type="float" office:value="132.642" calcext:value-type="float">
            <text:p>132,642</text:p>
          </table:table-cell>
          <table:table-cell office:value-type="float" office:value="6.661" calcext:value-type="float">
            <text:p>6,661</text:p>
          </table:table-cell>
          <table:table-cell office:value-type="float" office:value="6.66145" calcext:value-type="float">
            <text:p>6,66145</text:p>
          </table:table-cell>
          <table:table-cell office:value-type="float" office:value="1.50112" calcext:value-type="float">
            <text:p>1,50112</text:p>
          </table:table-cell>
          <table:table-cell office:value-type="float" office:value="1.50157" calcext:value-type="float">
            <text:p>1,50157</text:p>
          </table:table-cell>
          <table:table-cell office:value-type="float" office:value="7.75682" calcext:value-type="float">
            <text:p>7,75682</text:p>
          </table:table-cell>
          <table:table-cell office:value-type="float" office:value="7.75718" calcext:value-type="float">
            <text:p>7,75718</text:p>
          </table:table-cell>
          <table:table-cell office:value-type="float" office:value="1.66837" calcext:value-type="float">
            <text:p>1,66837</text:p>
          </table:table-cell>
          <table:table-cell office:value-type="float" office:value="1.66874" calcext:value-type="float">
            <text:p>1,66874</text:p>
          </table:table-cell>
          <table:table-cell office:value-type="float" office:value="3.7494" calcext:value-type="float">
            <text:p>3,7494</text:p>
          </table:table-cell>
          <table:table-cell office:value-type="float" office:value="3.7507" calcext:value-type="float">
            <text:p>3,7507</text:p>
          </table:table-cell>
          <table:table-cell office:value-type="float" office:value="25.70328" calcext:value-type="float">
            <text:p>25,70328</text:p>
          </table:table-cell>
          <table:table-cell office:value-type="float" office:value="25.73959" calcext:value-type="float">
            <text:p>25,73959</text:p>
          </table:table-cell>
          <table:table-cell office:value-type="float" office:value="8.66405" calcext:value-type="float">
            <text:p>8,66405</text:p>
          </table:table-cell>
          <table:table-cell office:value-type="float" office:value="8.66539" calcext:value-type="float">
            <text:p>8,66539</text:p>
          </table:table-cell>
          <table:table-cell office:value-type="float" office:value="1339.183" calcext:value-type="float">
            <text:p>1339,183</text:p>
          </table:table-cell>
          <table:table-cell office:value-type="float" office:value="1339.493" calcext:value-type="float">
            <text:p>1339,493</text:p>
          </table:table-cell>
          <table:table-cell office:value-type="float" office:value="10.216" calcext:value-type="float">
            <text:p>10,216</text:p>
          </table:table-cell>
          <table:table-cell office:value-type="float" office:value="10.223" calcext:value-type="float">
            <text:p>10,223</text:p>
          </table:table-cell>
          <table:table-cell office:value-type="float" office:value="2.587" calcext:value-type="float">
            <text:p>2,587</text:p>
          </table:table-cell>
          <table:table-cell office:value-type="float" office:value="2.591" calcext:value-type="float">
            <text:p>2,591</text:p>
          </table:table-cell>
          <table:table-cell office:value-type="float" office:value="9.17429" calcext:value-type="float">
            <text:p>9,17429</text:p>
          </table:table-cell>
          <table:table-cell office:value-type="float" office:value="9.17714" calcext:value-type="float">
            <text:p>9,17714</text:p>
          </table:table-cell>
          <table:table-cell office:value-type="float" office:value="27.01379" calcext:value-type="float">
            <text:p>27,01379</text:p>
          </table:table-cell>
          <table:table-cell office:value-type="float" office:value="27.0275" calcext:value-type="float">
            <text:p>27,0275</text:p>
          </table:table-cell>
          <table:table-cell office:value-type="float" office:value="4.208" calcext:value-type="float">
            <text:p>4,208</text:p>
          </table:table-cell>
          <table:table-cell office:value-type="float" office:value="4.212" calcext:value-type="float">
            <text:p>4,212</text:p>
          </table:table-cell>
          <table:table-cell office:value-type="float" office:value="0.9741" calcext:value-type="float">
            <text:p>0,9741</text:p>
          </table:table-cell>
          <table:table-cell office:value-type="float" office:value="0.97426" calcext:value-type="float">
            <text:p>0,97426</text:p>
          </table:table-cell>
          <table:table-cell office:value-type="float" office:value="1304.548" calcext:value-type="float">
            <text:p>1304,548</text:p>
          </table:table-cell>
          <table:table-cell office:value-type="float" office:value="1304.965" calcext:value-type="float">
            <text:p>1304,965</text:p>
          </table:table-cell>
          <table:table-cell office:value-type="float" office:value="5.58599" calcext:value-type="float">
            <text:p>5,58599</text:p>
          </table:table-cell>
          <table:table-cell office:value-type="float" office:value="5.5875" calcext:value-type="float">
            <text:p>5,5875</text:p>
          </table:table-cell>
          <table:table-cell office:value-type="float" office:value="5531.1" calcext:value-type="float">
            <text:p>5531,1</text:p>
          </table:table-cell>
          <table:table-cell office:value-type="float" office:value="5532" calcext:value-type="float">
            <text:p>5532</text:p>
          </table:table-cell>
          <table:table-cell office:value-type="float" office:value="6949.3" calcext:value-type="float">
            <text:p>6949,3</text:p>
          </table:table-cell>
          <table:table-cell office:value-type="float" office:value="6950.8" calcext:value-type="float">
            <text:p>6950,8</text:p>
          </table:table-cell>
          <table:table-cell office:value-type="float" office:value="1.25706" calcext:value-type="float">
            <text:p>1,25706</text:p>
          </table:table-cell>
          <table:table-cell office:value-type="float" office:value="1.25738" calcext:value-type="float">
            <text:p>1,25738</text:p>
          </table:table-cell>
          <table:table-cell office:value-type="float" office:value="34.569" calcext:value-type="float">
            <text:p>34,569</text:p>
          </table:table-cell>
          <table:table-cell office:value-type="float" office:value="34.68" calcext:value-type="float">
            <text:p>34,68</text:p>
          </table:table-cell>
          <table:table-cell office:value-type="float" office:value="112.918" calcext:value-type="float">
            <text:p>112,918</text:p>
          </table:table-cell>
          <table:table-cell office:value-type="float" office:value="112.934" calcext:value-type="float">
            <text:p>112,934</text:p>
          </table:table-cell>
          <table:table-cell office:value-type="float" office:value="0.86549" calcext:value-type="float">
            <text:p>0,86549</text:p>
          </table:table-cell>
          <table:table-cell office:value-type="float" office:value="0.86563" calcext:value-type="float">
            <text:p>0,86563</text:p>
          </table:table-cell>
          <table:table-cell office:value-type="float" office:value="0.72014" calcext:value-type="float">
            <text:p>0,72014</text:p>
          </table:table-cell>
          <table:table-cell office:value-type="float" office:value="0.7203" calcext:value-type="float">
            <text:p>0,7203</text:p>
          </table:table-cell>
          <table:table-cell office:value-type="float" office:value="13.77111" calcext:value-type="float">
            <text:p>13,77111</text:p>
          </table:table-cell>
          <table:table-cell office:value-type="float" office:value="13.78464" calcext:value-type="float">
            <text:p>13,78464</text:p>
          </table:table-cell>
          <table:table-cell office:value-type="float" office:value="154.21651" calcext:value-type="float">
            <text:p>154,21651</text:p>
          </table:table-cell>
          <table:table-cell office:value-type="float" office:value="154.4176" calcext:value-type="float">
            <text:p>154,4176</text:p>
          </table:table-cell>
          <table:table-cell office:value-type="float" office:value="1747.235" calcext:value-type="float">
            <text:p>1747,235</text:p>
          </table:table-cell>
          <table:table-cell office:value-type="float" office:value="1747.814" calcext:value-type="float">
            <text:p>1747,814</text:p>
          </table:table-cell>
          <table:table-cell office:value-type="float" office:value="78.183" calcext:value-type="float">
            <text:p>78,183</text:p>
          </table:table-cell>
          <table:table-cell office:value-type="float" office:value="78.202" calcext:value-type="float">
            <text:p>78,202</text:p>
          </table:table-cell>
          <table:table-cell office:value-type="float" office:value="17.31405" calcext:value-type="float">
            <text:p>17,31405</text:p>
          </table:table-cell>
          <table:table-cell office:value-type="float" office:value="17.33063" calcext:value-type="float">
            <text:p>17,33063</text:p>
          </table:table-cell>
          <table:table-cell office:value-type="float" office:value="0.96782" calcext:value-type="float">
            <text:p>0,96782</text:p>
          </table:table-cell>
          <table:table-cell office:value-type="float" office:value="0.96822" calcext:value-type="float">
            <text:p>0,96822</text:p>
          </table:table-cell>
          <table:table-cell office:value-type="float" office:value="277.013" calcext:value-type="float">
            <text:p>277,013</text:p>
          </table:table-cell>
          <table:table-cell office:value-type="float" office:value="277.218" calcext:value-type="float">
            <text:p>277,218</text:p>
          </table:table-cell>
          <table:table-cell office:value-type="float" office:value="24.18236" calcext:value-type="float">
            <text:p>24,18236</text:p>
          </table:table-cell>
          <table:table-cell office:value-type="float" office:value="24.197" calcext:value-type="float">
            <text:p>24,197</text:p>
          </table:table-cell>
          <table:table-cell office:value-type="float" office:value="4.2707" calcext:value-type="float">
            <text:p>4,2707</text:p>
          </table:table-cell>
          <table:table-cell office:value-type="float" office:value="4.27263" calcext:value-type="float">
            <text:p>4,27263</text:p>
          </table:table-cell>
          <table:table-cell office:value-type="float" office:value="7.44049" calcext:value-type="float">
            <text:p>7,44049</text:p>
          </table:table-cell>
          <table:table-cell office:value-type="float" office:value="7.44088" calcext:value-type="float">
            <text:p>7,44088</text:p>
          </table:table-cell>
          <table:table-cell office:value-type="float" office:value="1123.995" calcext:value-type="float">
            <text:p>1123,995</text:p>
          </table:table-cell>
          <table:table-cell office:value-type="float" office:value="1126.995" calcext:value-type="float">
            <text:p>1126,995</text:p>
          </table:table-cell>
          <table:table-cell office:value-type="float" office:value="1.55073" calcext:value-type="float">
            <text:p>1,55073</text:p>
          </table:table-cell>
          <table:table-cell office:value-type="float" office:value="1.55115" calcext:value-type="float">
            <text:p>1,55115</text:p>
          </table:table-cell>
          <table:table-cell office:value-type="float" office:value="316.82" calcext:value-type="float">
            <text:p>316,82</text:p>
          </table:table-cell>
          <table:table-cell office:value-type="float" office:value="317.22" calcext:value-type="float">
            <text:p>317,22</text:p>
          </table:table-cell>
          <table:table-cell office:value-type="float" office:value="0.74651" calcext:value-type="float">
            <text:p>0,74651</text:p>
          </table:table-cell>
          <table:table-cell office:value-type="float" office:value="0.74675" calcext:value-type="float">
            <text:p>0,74675</text:p>
          </table:table-cell>
          <table:table-cell office:value-type="float" office:value="8.463" calcext:value-type="float">
            <text:p>8,463</text:p>
          </table:table-cell>
          <table:table-cell office:value-type="float" office:value="8.46575" calcext:value-type="float">
            <text:p>8,46575</text:p>
          </table:table-cell>
          <table:table-cell office:value-type="float" office:value="1.73434" calcext:value-type="float">
            <text:p>1,73434</text:p>
          </table:table-cell>
          <table:table-cell office:value-type="float" office:value="1.73491" calcext:value-type="float">
            <text:p>1,73491</text:p>
          </table:table-cell>
          <table:table-cell office:value-type="float" office:value="66.808" calcext:value-type="float">
            <text:p>66,808</text:p>
          </table:table-cell>
          <table:table-cell office:value-type="float" office:value="66.913" calcext:value-type="float">
            <text:p>66,913</text:p>
          </table:table-cell>
          <table:table-cell office:value-type="float" office:value="0.19533" calcext:value-type="float">
            <text:p>0,19533</text:p>
          </table:table-cell>
          <table:table-cell office:value-type="float" office:value="0.19555" calcext:value-type="float">
            <text:p>0,19555</text:p>
          </table:table-cell>
          <table:table-cell office:value-type="float" office:value="10.01009" calcext:value-type="float">
            <text:p>10,01009</text:p>
          </table:table-cell>
          <table:table-cell office:value-type="float" office:value="10.01196" calcext:value-type="float">
            <text:p>10,01196</text:p>
          </table:table-cell>
          <table:table-cell office:value-type="float" office:value="8.21305" calcext:value-type="float">
            <text:p>8,21305</text:p>
          </table:table-cell>
          <table:table-cell office:value-type="float" office:value="8.21586" calcext:value-type="float">
            <text:p>8,21586</text:p>
          </table:table-cell>
          <table:table-cell office:value-type="float" office:value="2.95262" calcext:value-type="float">
            <text:p>2,95262</text:p>
          </table:table-cell>
          <table:table-cell office:value-type="float" office:value="2.95345" calcext:value-type="float">
            <text:p>2,95345</text:p>
          </table:table-cell>
          <table:table-cell office:value-type="float" office:value="130.455" calcext:value-type="float">
            <text:p>130,455</text:p>
          </table:table-cell>
          <table:table-cell office:value-type="float" office:value="130.484" calcext:value-type="float">
            <text:p>130,484</text:p>
          </table:table-cell>
          <table:table-cell office:value-type="float" office:value="18.16866" calcext:value-type="float">
            <text:p>18,16866</text:p>
          </table:table-cell>
          <table:table-cell office:value-type="float" office:value="18.1753" calcext:value-type="float">
            <text:p>18,1753</text:p>
          </table:table-cell>
          <table:table-cell office:value-type="float" office:value="1.29049" calcext:value-type="float">
            <text:p>1,29049</text:p>
          </table:table-cell>
          <table:table-cell office:value-type="float" office:value="1.29067" calcext:value-type="float">
            <text:p>1,29067</text:p>
          </table:table-cell>
          <table:table-cell office:value-type="float" office:value="77.471" calcext:value-type="float">
            <text:p>77,471</text:p>
          </table:table-cell>
          <table:table-cell office:value-type="float" office:value="77.488" calcext:value-type="float">
            <text:p>77,488</text:p>
          </table:table-cell>
          <table:table-cell office:value-type="float" office:value="14.98586" calcext:value-type="float">
            <text:p>14,98586</text:p>
          </table:table-cell>
          <table:table-cell office:value-type="float" office:value="14.99973" calcext:value-type="float">
            <text:p>14,99973</text:p>
          </table:table-cell>
          <table:table-cell office:value-type="float" office:value="75.202" calcext:value-type="float">
            <text:p>75,202</text:p>
          </table:table-cell>
          <table:table-cell office:value-type="float" office:value="75.228" calcext:value-type="float">
            <text:p>75,228</text:p>
          </table:table-cell>
          <table:table-cell office:value-type="float" office:value="0.70148" calcext:value-type="float">
            <text:p>0,70148</text:p>
          </table:table-cell>
          <table:table-cell office:value-type="float" office:value="0.70176" calcext:value-type="float">
            <text:p>0,70176</text:p>
          </table:table-cell>
          <table:table-cell office:value-type="float" office:value="16856.5" calcext:value-type="float">
            <text:p>16856,5</text:p>
          </table:table-cell>
          <table:table-cell office:value-type="float" office:value="16866.5" calcext:value-type="float">
            <text:p>16866,5</text:p>
          </table:table-cell>
          <table:table-cell office:value-type="float" office:value="0.72467" calcext:value-type="float">
            <text:p>0,72467</text:p>
          </table:table-cell>
          <table:table-cell office:value-type="float" office:value="0.72493" calcext:value-type="float">
            <text:p>0,72493</text:p>
          </table:table-cell>
          <table:table-cell office:value-type="float" office:value="1.08813" calcext:value-type="float">
            <text:p>1,08813</text:p>
          </table:table-cell>
          <table:table-cell office:value-type="float" office:value="1.08827" calcext:value-type="float">
            <text:p>1,08827</text:p>
          </table:table-cell>
          <table:table-cell office:value-type="float" office:value="1.02994" calcext:value-type="float">
            <text:p>1,02994</text:p>
          </table:table-cell>
          <table:table-cell office:value-type="float" office:value="1.0303" calcext:value-type="float">
            <text:p>1,0303</text:p>
          </table:table-cell>
          <table:table-cell office:value-type="float" office:value="6.6486" calcext:value-type="float">
            <text:p>6,6486</text:p>
          </table:table-cell>
          <table:table-cell office:value-type="float" office:value="6.64917" calcext:value-type="float">
            <text:p>6,64917</text:p>
          </table:table-cell>
          <table:table-cell office:value-type="float" office:value="10754.2" calcext:value-type="float">
            <text:p>10754,2</text:p>
          </table:table-cell>
          <table:table-cell office:value-type="float" office:value="10754.9" calcext:value-type="float">
            <text:p>10754,9</text:p>
          </table:table-cell>
          <table:table-cell office:value-type="float" office:value="34.217" calcext:value-type="float">
            <text:p>34,217</text:p>
          </table:table-cell>
          <table:table-cell office:value-type="float" office:value="34.237" calcext:value-type="float">
            <text:p>34,237</text:p>
          </table:table-cell>
          <table:table-cell office:value-type="float" office:value="0.99078" calcext:value-type="float">
            <text:p>0,99078</text:p>
          </table:table-cell>
          <table:table-cell office:value-type="float" office:value="0.99101" calcext:value-type="float">
            <text:p>0,99101</text:p>
          </table:table-cell>
          <table:table-cell office:value-type="float" office:value="121.875" calcext:value-type="float">
            <text:p>121,875</text:p>
          </table:table-cell>
          <table:table-cell office:value-type="float" office:value="121.893" calcext:value-type="float">
            <text:p>121,893</text:p>
          </table:table-cell>
          <table:table-cell office:value-type="float" office:value="2186.6" calcext:value-type="float">
            <text:p>2186,6</text:p>
          </table:table-cell>
          <table:table-cell office:value-type="float" office:value="2187.1" calcext:value-type="float">
            <text:p>2187,1</text:p>
          </table:table-cell>
          <table:table-cell office:value-type="float" office:value="173.543" calcext:value-type="float">
            <text:p>173,543</text:p>
          </table:table-cell>
          <table:table-cell office:value-type="float" office:value="173.584" calcext:value-type="float">
            <text:p>173,584</text:p>
          </table:table-cell>
          <table:table-cell office:value-type="float" office:value="46.917" calcext:value-type="float">
            <text:p>46,917</text:p>
          </table:table-cell>
          <table:table-cell office:value-type="float" office:value="46.947" calcext:value-type="float">
            <text:p>46,947</text:p>
          </table:table-cell>
          <table:table-cell office:value-type="float" office:value="10387.851" calcext:value-type="float">
            <text:p>10387,851</text:p>
          </table:table-cell>
          <table:table-cell office:value-type="float" office:value="10390.638" calcext:value-type="float">
            <text:p>10390,638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ce5" table:number-columns-repeated="3"/>
          <table:table-cell table:style-name="ce5" table:formula="of:=[.G62]" office:value-type="float" office:value="46.932" calcext:value-type="float">
            <text:p>46,9320</text:p>
          </table:table-cell>
          <table:table-cell table:style-name="ce5" table:formula="of:=[.G62]" office:value-type="float" office:value="46.932" calcext:value-type="float">
            <text:p>46,9320</text:p>
          </table:table-cell>
          <table:table-cell table:style-name="ce8" table:formula="of:=[.H63]-[.I63]" office:value-type="float" office:value="0" calcext:value-type="float">
            <text:p>0,000000</text:p>
          </table:table-cell>
          <table:table-cell table:style-name="ce8" table:formula="of:=[.$K$46]*[.J63]+(1-[.$K$46])*[.K64]" office:value-type="float" office:value="0" calcext:value-type="float">
            <text:p>0,000000</text:p>
          </table:table-cell>
          <table:table-cell table:style-name="ce8" table:formula="of:=[.J63]-[.K63]" office:value-type="float" office:value="0" calcext:value-type="float">
            <text:p>0,000000</text:p>
          </table:table-cell>
          <table:table-cell table:style-name="ce1"/>
          <table:table-cell table:style-name="ce5"/>
          <table:table-cell table:style-name="ce3"/>
          <table:table-cell table:style-name="ce5" table:number-columns-repeated="2"/>
          <table:table-cell table:number-columns-repeated="3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currency" office:currency="EUR" office:value="1000" calcext:value-type="currency">
            <text:p>1 000,00 €</text:p>
          </table:table-cell>
          <table:table-cell table:style-name="ce14"/>
          <table:table-cell table:style-name="ce4"/>
          <table:table-cell table:number-columns-repeated="278"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style-name="ce5"/>
          <table:table-cell/>
          <table:table-cell table:style-name="ce7"/>
          <table:table-cell table:number-columns-repeated="4"/>
          <table:table-cell table:style-name="ce12" table:number-columns-repeated="2"/>
          <table:table-cell table:style-name="ce14" table:number-columns-repeated="2"/>
          <table:table-cell table:number-columns-repeated="279"/>
        </table:table-row>
        <table:table-row table:style-name="ro1">
          <table:table-cell table:number-columns-repeated="3"/>
          <table:table-cell table:style-name="ce6" table:number-columns-repeated="3"/>
          <table:table-cell table:style-name="Default" table:number-columns-repeated="3"/>
          <table:table-cell table:number-columns-repeated="6"/>
          <table:table-cell table:style-name="ce7"/>
          <table:table-cell table:number-columns-repeated="4"/>
          <table:table-cell table:style-name="ce12" table:number-columns-repeated="4"/>
          <table:table-cell table:number-columns-repeated="279"/>
        </table:table-row>
        <table:table-row table:style-name="ro1" table:number-rows-repeated="3">
          <table:table-cell table:number-columns-repeated="3"/>
          <table:table-cell table:style-name="ce6" table:number-columns-repeated="3"/>
          <table:table-cell table:style-name="Default" table:number-columns-repeated="3"/>
          <table:table-cell table:number-columns-repeated="11"/>
          <table:table-cell table:style-name="ce12" table:number-columns-repeated="4"/>
          <table:table-cell table:number-columns-repeated="279"/>
        </table:table-row>
        <table:table-row table:style-name="ro1" table:number-rows-repeated="93">
          <table:table-cell table:number-columns-repeated="3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7"/>
          <table:table-cell table:style-name="ce12" table:number-columns-repeated="4"/>
          <table:table-cell table:number-columns-repeated="279"/>
        </table:table-row>
        <table:table-row table:style-name="ro1" table:number-rows-repeated="901">
          <table:table-cell table:number-columns-repeated="3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290"/>
        </table:table-row>
        <table:table-row table:style-name="ro1" table:number-rows-repeated="2">
          <table:table-cell table:number-columns-repeated="4"/>
          <table:table-cell table:style-name="ce6" table:number-columns-repeated="2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290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3"/>
          <table:table-cell table:style-name="ce1" table:number-columns-repeated="2"/>
          <table:table-cell table:style-name="ce6" table:number-columns-repeated="2"/>
          <table:table-cell table:number-columns-repeated="290"/>
        </table:table-row>
        <table:table-row table:style-name="ro1" table:number-rows-repeated="43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 table:number-rows-repeated="30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3"/>
          <table:table-cell table:style-name="ce9"/>
          <table:table-cell table:style-name="ce1"/>
          <table:table-cell table:style-name="ce3" table:number-columns-repeated="2"/>
          <table:table-cell table:number-columns-repeated="290"/>
        </table:table-row>
        <table:table-row table:style-name="ro1" table:number-rows-repeated="111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style-name="ce3" table:number-columns-repeated="2"/>
          <table:table-cell table:number-columns-repeated="290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3"/>
          <table:table-cell table:style-name="ce1" table:number-columns-repeated="2"/>
          <table:table-cell table:number-columns-repeated="292"/>
        </table:table-row>
        <table:table-row table:style-name="ro1" table:number-rows-repeated="547">
          <table:table-cell table:number-columns-repeated="4"/>
          <table:table-cell table:style-name="ce3" table:number-columns-repeated="2"/>
          <table:table-cell table:number-columns-repeated="2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297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9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"/>
          <table:table-cell table:style-name="Default" table:number-columns-repeated="3"/>
          <table:table-cell table:number-columns-repeated="294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294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297"/>
        </table:table-row>
        <table:table-row table:style-name="ro1" table:number-rows-repeated="603">
          <table:table-cell table:number-columns-repeated="6"/>
          <table:table-cell table:style-name="Default" table:number-columns-repeated="3"/>
          <table:table-cell table:number-columns-repeated="294"/>
        </table:table-row>
        <table:table-row table:style-name="ro1" table:number-rows-repeated="579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29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2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3:14:13.174375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23:56</meta:creation-date>
    <dc:date>2016-08-15T13:19:16.243855665</dc:date>
    <meta:editing-duration>P2DT6H38M53S</meta:editing-duration>
    <meta:editing-cycles>404</meta:editing-cycles>
    <meta:generator>LibreOffice/4.3.3.2$Linux_ARM_EABI LibreOffice_project/430m0$Build-2</meta:generator>
    <meta:document-statistic meta:table-count="1" meta:cell-count="394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	Dim feuille as Object
	Dim cell as Object
	Dim range as new com.sun.star.table.CellRangeAddress
	Dim formule(100) as String
	
	feuille = ThisComponent.Sheets.getByName("Sheet1")
	
	' msgbox feuille.getCellRangeByName("D50").NumberFormat
	
	' ligne = 39
	ligne = feuille.getCellRangeByName("B3").Value - 1	
	' dercol = 10
	dercol = feuille.getCellRangeByName("B4").Value
	nc = feuille.getCellRangeByName("B5").Value
	delai = feuille.getCellRangeByName("B6").Value
	ncag = feuille.getCellRangeByName("B7").Value
	' nv = feuille.getCellRangeByName("B8").Value
	nv = 0
	
	' id = feuille.getCellRangeByName("B8").String
	' id = feuille.getCellByPosition(3,ligne-2).String

	range.Sheet = 0
	range.StartColumn = 1
	range.EndColumn = dercol
	range.StartRow = ligne
	range.EndRow = ligne
	
	maxcours = dercol - 2
	ncours = 0
	dim colcours(maxcours)
	dim ids$(maxcours)
	dim cours$(maxcours)
	
	for j=3 to dercol
		id = feuille.getCellByPosition(j,ligne-3).String
	    if id &lt;&gt; "" then
	    	colcours(ncours) = j
	    	ids$(ncours) = id
	    	ncours = ncours + 1
	    end if
	next j
	' MsgBox ncours
	' oSimpleFileAccess = createUNOService ("com.sun.star.ucb.SimpleFileAccess")
	' oInpDataStream = createUNOService ("com.sun.star.io.TextInputStream")
		
	for i=1 to nc
		' formule = feuille.getCellRangeByName("C30").Formula
		for j=3+nv to dercol
			formule(j) = feuille.getCellByPosition(j,ligne).Formula
		next j
		feuille.insertCells(range, com.sun.star.sheet.CellInsertMode.DOWN)	
		for j=3 to dercol
			feuille.getCellByPosition(j,ligne).NumberFormat = feuille.getCellByPosition(j,ligne+1).NumberFormat
		next j
		' feuille.getCellRangeByName("C10").Formula = feuille.getCellRangeByName("C11").Formula
	    ' feuille.getCellRangeByName("A10").String = Date &amp; " " &amp; Time
	    feuille.getCellByPosition(1,ligne).String = Date 
	    feuille.getCellByPosition(2,ligne).String = Time
    	sURL = "http://finance.yahoo.com/d/quotes.csv?s="
    	for j=0 to ncours-1
    		if j &gt; 0 then
    			sURL = sURL &amp; ","
    		end if
    		sURL = sURL &amp; ids$(j)     		
    	next j
    	sURL = sURL &amp; "&amp;f=l1"
    	' feuille.getCellRangeByName("A21").String = sURL
    	
   		oSimpleFileAccess = createUNOService ("com.sun.star.ucb.SimpleFileAccess")
		oInpDataStream = createUNOService ("com.sun.star.io.TextInputStream")
		on error goto er
		oInpDataStream.setInputStream(oSimpleFileAccess.openFileRead(sUrl))
		on error goto 0
		dim delimiters() as long
		sContent = oInpDataStream.readString(delimiters(), false)
    	' feuille.getCellRangeByName("A22").String = sContent
    	' MsgBox sContent
    	cours$ = split(sContent, chr$(10) )
    	for j=0 to ncours-1
    		feuille.getCellByPosition(colcours(j),ligne).Value = Val(cours$(j))
    	next j
    	
    	for j=3 to dercol
    		id = feuille.getCellByPosition(j,ligne-3).String
    		if id = "" then
    			feuille.getCellByPosition(j,ligne).Formula = formule(j)
			end if
		next j
		
	    ' for j=1 to nv
	   
		' feuille.getCellRangeByName("C10").Formula = "=0.1*B10+0.9*C11"
		' feuille.getCellRangeByName("C10").Formula = formule
		' for j=3+nv to dercol
		'	feuille.getCellByPosition(j,ligne).Formula = formule(j)
		' next j
		goto fin
		er:
		MsgBox "Erreur"
		fin:
		for j=0 to feuille.Charts.Count-1
			chart = feuille.Charts(j)
			ranges = chart.Ranges
			for k=0 to UBound(ranges)
				ranges(k).StartRow = ligne
				ranges(k).EndRow = ligne+ncag
			next k
			'ranges(0).StartRow = ligne
			'ranges(0).EndRow = ligne+600
			'if j = 1 then
			'	ranges(1).StartRow = ligne
			'	ranges(1).EndRow = ligne+600
			'end if
			chart.Ranges = ranges
		next j
		'chart.Ranges(1).StartRow = 9
		'chart.Ranges(1).EndRow = 39
		wait delai
	next i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4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716cm" svg:height="3.69cm" xlink:href=".." xlink:type="simple" chart:class="chart:line" chart:style-name="ch1">
        <chart:legend chart:legend-position="end" svg:x="32.864cm" svg:y="1.048cm" style:legend-expansion="high" chart:style-name="ch2"/>
        <chart:plot-area chart:style-name="ch3" table:cell-range-address="Sheet1.C50:Sheet1.C650 Sheet1.J50:Sheet1.L650" chart:data-source-has-labels="column" svg:x="0.714cm" svg:y="0.073cm" svg:width="31.436cm" svg:height="3.544cm">
          <chartooo:coordinate-region svg:x="0.714cm" svg:y="0.272cm" svg:width="29.676cm" svg:height="3.146cm"/>
          <chart:axis chart:dimension="x" chart:name="primary-x" chart:style-name="ch4" chartooo:axis-type="auto">
            <chartooo:date-scale/>
            <chart:categories table:cell-range-address="Sheet1.C50:Sheet1.C6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50:Sheet1.J650" chart:class="chart:line">
            <chart:data-point chart:repeated="601"/>
          </chart:series>
          <chart:series chart:style-name="ch8" chart:values-cell-range-address="Sheet1.K50:Sheet1.K650" chart:class="chart:line">
            <chart:data-point chart:repeated="601"/>
          </chart:series>
          <chart:series chart:style-name="ch9" chart:values-cell-range-address="Sheet1.L50:Sheet1.L650" chart:class="chart:line">
            <chart:data-point chart:repeated="6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3:18:56</text:p>
                <draw:g>
                  <svg:desc>Sheet1.C50:Sheet1.C650</svg:desc>
                </draw:g>
              </table:table-cell>
              <table:table-cell office:value-type="float" office:value="-0.00245049825640109">
                <text:p>-0.00245049825640109</text:p>
                <draw:g>
                  <svg:desc>Sheet1.J50:Sheet1.J650</svg:desc>
                </draw:g>
              </table:table-cell>
              <table:table-cell office:value-type="float" office:value="-0.0013164029930258">
                <text:p>-0.0013164029930258</text:p>
                <draw:g>
                  <svg:desc>Sheet1.K50:Sheet1.K650</svg:desc>
                </draw:g>
              </table:table-cell>
              <table:table-cell office:value-type="float" office:value="-0.00113409526337529">
                <text:p>-0.00113409526337529</text:p>
                <draw:g>
                  <svg:desc>Sheet1.L50:Sheet1.L650</svg:desc>
                </draw:g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-0.00173575939673754">
                <text:p>-0.00173575939673754</text:p>
              </table:table-cell>
              <table:table-cell office:value-type="float" office:value="-0.00103287917718198">
                <text:p>-0.00103287917718198</text:p>
              </table:table-cell>
              <table:table-cell office:value-type="float" office:value="-0.000702880219555557">
                <text:p>-0.000702880219555557</text:p>
              </table:table-cell>
            </table:table-row>
            <table:table-row>
              <table:table-cell office:value-type="string">
                <text:p>13:18:10</text:p>
              </table:table-cell>
              <table:table-cell office:value-type="float" office:value="-0.00205924751762154">
                <text:p>-0.00205924751762154</text:p>
              </table:table-cell>
              <table:table-cell office:value-type="float" office:value="-0.000857159122293089">
                <text:p>-0.000857159122293089</text:p>
              </table:table-cell>
              <table:table-cell office:value-type="float" office:value="-0.00120208839532845">
                <text:p>-0.00120208839532845</text:p>
              </table:table-cell>
            </table:table-row>
            <table:table-row>
              <table:table-cell office:value-type="string">
                <text:p>13:17:46</text:p>
              </table:table-cell>
              <table:table-cell office:value-type="float" office:value="-0.00184075849222154">
                <text:p>-0.00184075849222154</text:p>
              </table:table-cell>
              <table:table-cell office:value-type="float" office:value="-0.000556637023460975">
                <text:p>-0.000556637023460975</text:p>
              </table:table-cell>
              <table:table-cell office:value-type="float" office:value="-0.00128412146876056">
                <text:p>-0.00128412146876056</text:p>
              </table:table-cell>
            </table:table-row>
            <table:table-row>
              <table:table-cell office:value-type="string">
                <text:p>13:17:24</text:p>
              </table:table-cell>
              <table:table-cell office:value-type="float" office:value="-0.0009896557812894">
                <text:p>-0.0009896557812894</text:p>
              </table:table-cell>
              <table:table-cell office:value-type="float" office:value="-0.000235606656270834">
                <text:p>-0.000235606656270834</text:p>
              </table:table-cell>
              <table:table-cell office:value-type="float" office:value="-0.000754049125018566">
                <text:p>-0.000754049125018566</text:p>
              </table:table-cell>
            </table:table-row>
            <table:table-row>
              <table:table-cell office:value-type="string">
                <text:p>13:17:04</text:p>
              </table:table-cell>
              <table:table-cell office:value-type="float" office:value="-0.000573221875036722">
                <text:p>-0.000573221875036722</text:p>
              </table:table-cell>
              <table:table-cell office:value-type="float" office:value="-0.0000470943750161928">
                <text:p>-0.0000470943750161928</text:p>
              </table:table-cell>
              <table:table-cell office:value-type="float" office:value="-0.00052612750002053">
                <text:p>-0.00052612750002053</text:p>
              </table:table-cell>
            </table:table-row>
            <table:table-row>
              <table:table-cell office:value-type="string">
                <text:p>13:16:42</text:p>
              </table:table-cell>
              <table:table-cell office:value-type="float" office:value="-0.0000828125000253976">
                <text:p>-0.0000828125000253976</text:p>
              </table:table-cell>
              <table:table-cell office:value-type="float" office:value="0.0000844374999889396">
                <text:p>0.0000844374999889396</text:p>
              </table:table-cell>
              <table:table-cell office:value-type="float" office:value="-0.000167250000014337">
                <text:p>-0.000167250000014337</text:p>
              </table:table-cell>
            </table:table-row>
            <table:table-row>
              <table:table-cell office:value-type="string">
                <text:p>13:16:20</text:p>
              </table:table-cell>
              <table:table-cell office:value-type="float" office:value="0.000491249999981847">
                <text:p>0.000491249999981847</text:p>
              </table:table-cell>
              <table:table-cell office:value-type="float" office:value="0.000126249999992524">
                <text:p>0.000126249999992524</text:p>
              </table:table-cell>
              <table:table-cell office:value-type="float" office:value="0.000364999999989323">
                <text:p>0.000364999999989323</text:p>
              </table:table-cell>
            </table:table-row>
            <table:table-row>
              <table:table-cell office:value-type="string">
                <text:p>13:15:58</text:p>
              </table:table-cell>
              <table:table-cell office:value-type="float" office:value="0.000574999999983561">
                <text:p>0.000574999999983561</text:p>
              </table:table-cell>
              <table:table-cell office:value-type="float" office:value="0.0000349999999951933">
                <text:p>0.0000349999999951933</text:p>
              </table:table-cell>
              <table:table-cell office:value-type="float" office:value="0.000539999999988368">
                <text:p>0.000539999999988368</text:p>
              </table:table-cell>
            </table:table-row>
            <table:table-row>
              <table:table-cell office:value-type="string">
                <text:p>13:15:38</text:p>
              </table:table-cell>
              <table:table-cell office:value-type="float" office:value="-0.000500000000009493">
                <text:p>-0.000500000000009493</text:p>
              </table:table-cell>
              <table:table-cell office:value-type="float" office:value="-0.000100000000001899">
                <text:p>-0.000100000000001899</text:p>
              </table:table-cell>
              <table:table-cell office:value-type="float" office:value="-0.000400000000007594">
                <text:p>-0.000400000000007594</text:p>
              </table:table-cell>
            </table:table-row>
            <table:table-row>
              <table:table-cell office:value-type="string">
                <text:p>13:15: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431cm" svg:height="5.237cm" xlink:href=".." xlink:type="simple" chart:class="chart:line" chart:style-name="ch1">
        <chart:legend chart:legend-position="end" svg:x="32.552cm" svg:y="1.323cm" style:legend-expansion="high" chart:style-name="ch2"/>
        <chart:plot-area chart:style-name="ch3" table:cell-range-address="Sheet1.C50:Sheet1.C650 Sheet1.E50:Sheet1.I650" chart:data-source-has-labels="column" svg:x="0.708cm" svg:y="0.104cm" svg:width="31.136cm" svg:height="5.029cm">
          <chartooo:coordinate-region svg:x="0.708cm" svg:y="0.303cm" svg:width="29.667cm" svg:height="3.785cm"/>
          <chart:axis chart:dimension="x" chart:name="primary-x" chart:style-name="ch4" chartooo:axis-type="auto">
            <chartooo:date-scale/>
            <chart:categories table:cell-range-address="Sheet1.C50:Sheet1.C6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0:Sheet1.E650" chart:class="chart:line">
            <chart:data-point chart:repeated="601"/>
          </chart:series>
          <chart:series chart:style-name="ch8" chart:values-cell-range-address="Sheet1.F50:Sheet1.F650" chart:class="chart:line">
            <chart:data-point chart:repeated="601"/>
          </chart:series>
          <chart:series chart:style-name="ch9" chart:values-cell-range-address="Sheet1.G50:Sheet1.G650" chart:class="chart:line">
            <chart:data-point chart:repeated="601"/>
          </chart:series>
          <chart:series chart:style-name="ch10" chart:values-cell-range-address="Sheet1.H50:Sheet1.H650" chart:class="chart:line">
            <chart:data-point chart:repeated="601"/>
          </chart:series>
          <chart:series chart:style-name="ch11" chart:values-cell-range-address="Sheet1.I50:Sheet1.I650" chart:class="chart:line">
            <chart:data-point chart:repeated="6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3:18:56</text:p>
                <draw:g>
                  <svg:desc>Sheet1.C50:Sheet1.C650</svg:desc>
                </draw:g>
              </table:table-cell>
              <table:table-cell office:value-type="float" office:value="46.937">
                <text:p>46.937</text:p>
                <draw:g>
                  <svg:desc>Sheet1.E50:Sheet1.E650</svg:desc>
                </draw:g>
              </table:table-cell>
              <table:table-cell office:value-type="float" office:value="46.967">
                <text:p>46.967</text:p>
                <draw:g>
                  <svg:desc>Sheet1.F50:Sheet1.F650</svg:desc>
                </draw:g>
              </table:table-cell>
              <table:table-cell office:value-type="float" office:value="46.952">
                <text:p>46.952</text:p>
                <draw:g>
                  <svg:desc>Sheet1.G50:Sheet1.G650</svg:desc>
                </draw:g>
              </table:table-cell>
              <table:table-cell office:value-type="float" office:value="46.9351220188126">
                <text:p>46.9351220188126</text:p>
                <draw:g>
                  <svg:desc>Sheet1.H50:Sheet1.H650</svg:desc>
                </draw:g>
              </table:table-cell>
              <table:table-cell office:value-type="float" office:value="46.937572517069">
                <text:p>46.937572517069</text:p>
                <draw:g>
                  <svg:desc>Sheet1.I50:Sheet1.I650</svg:desc>
                </draw:g>
              </table:table-cell>
            </table:table-row>
            <table:table-row>
              <table:table-cell office:value-type="string">
                <text:p>13:18:31</text:p>
              </table:table-cell>
              <table:table-cell office:value-type="float" office:value="46.917">
                <text:p>46.917</text:p>
              </table:table-cell>
              <table:table-cell office:value-type="float" office:value="46.947">
                <text:p>46.947</text:p>
              </table:table-cell>
              <table:table-cell office:value-type="float" office:value="46.932">
                <text:p>46.932</text:p>
              </table:table-cell>
              <table:table-cell office:value-type="float" office:value="46.9342337040133">
                <text:p>46.9342337040133</text:p>
              </table:table-cell>
              <table:table-cell office:value-type="float" office:value="46.93596946341">
                <text:p>46.93596946341</text:p>
              </table:table-cell>
            </table:table-row>
            <table:table-row>
              <table:table-cell office:value-type="string">
                <text:p>13:18:10</text:p>
              </table:table-cell>
              <table:table-cell office:value-type="float" office:value="46.927">
                <text:p>46.927</text:p>
              </table:table-cell>
              <table:table-cell office:value-type="float" office:value="46.957">
                <text:p>46.957</text:p>
              </table:table-cell>
              <table:table-cell office:value-type="float" office:value="46.942">
                <text:p>46.942</text:p>
              </table:table-cell>
              <table:table-cell office:value-type="float" office:value="46.9343512673824">
                <text:p>46.9343512673824</text:p>
              </table:table-cell>
              <table:table-cell office:value-type="float" office:value="46.9364105149">
                <text:p>46.9364105149</text:p>
              </table:table-cell>
            </table:table-row>
            <table:table-row>
              <table:table-cell office:value-type="string">
                <text:p>13:17:46</text:p>
              </table:table-cell>
              <table:table-cell office:value-type="float" office:value="46.937">
                <text:p>46.937</text:p>
              </table:table-cell>
              <table:table-cell office:value-type="float" office:value="46.967">
                <text:p>46.967</text:p>
              </table:table-cell>
              <table:table-cell office:value-type="float" office:value="46.952">
                <text:p>46.952</text:p>
              </table:table-cell>
              <table:table-cell office:value-type="float" office:value="46.9339487025078">
                <text:p>46.9339487025078</text:p>
              </table:table-cell>
              <table:table-cell office:value-type="float" office:value="46.935789461">
                <text:p>46.935789461</text:p>
              </table:table-cell>
            </table:table-row>
            <table:table-row>
              <table:table-cell office:value-type="string">
                <text:p>13:17:24</text:p>
              </table:table-cell>
              <table:table-cell office:value-type="float" office:value="46.927">
                <text:p>46.927</text:p>
              </table:table-cell>
              <table:table-cell office:value-type="float" office:value="46.957">
                <text:p>46.957</text:p>
              </table:table-cell>
              <table:table-cell office:value-type="float" office:value="46.942">
                <text:p>46.942</text:p>
              </table:table-cell>
              <table:table-cell office:value-type="float" office:value="46.9329986342187">
                <text:p>46.9329986342187</text:p>
              </table:table-cell>
              <table:table-cell office:value-type="float" office:value="46.93398829">
                <text:p>46.93398829</text:p>
              </table:table-cell>
            </table:table-row>
            <table:table-row>
              <table:table-cell office:value-type="string">
                <text:p>13:17:04</text:p>
              </table:table-cell>
              <table:table-cell office:value-type="float" office:value="46.927">
                <text:p>46.927</text:p>
              </table:table-cell>
              <table:table-cell office:value-type="float" office:value="46.957">
                <text:p>46.957</text:p>
              </table:table-cell>
              <table:table-cell office:value-type="float" office:value="46.942">
                <text:p>46.942</text:p>
              </table:table-cell>
              <table:table-cell office:value-type="float" office:value="46.932524878125">
                <text:p>46.932524878125</text:p>
              </table:table-cell>
              <table:table-cell office:value-type="float" office:value="46.9330981">
                <text:p>46.9330981</text:p>
              </table:table-cell>
            </table:table-row>
            <table:table-row>
              <table:table-cell office:value-type="string">
                <text:p>13:16:42</text:p>
              </table:table-cell>
              <table:table-cell office:value-type="float" office:value="46.927">
                <text:p>46.927</text:p>
              </table:table-cell>
              <table:table-cell office:value-type="float" office:value="46.957">
                <text:p>46.957</text:p>
              </table:table-cell>
              <table:table-cell office:value-type="float" office:value="46.942">
                <text:p>46.942</text:p>
              </table:table-cell>
              <table:table-cell office:value-type="float" office:value="46.9320261875">
                <text:p>46.9320261875</text:p>
              </table:table-cell>
              <table:table-cell office:value-type="float" office:value="46.932109">
                <text:p>46.932109</text:p>
              </table:table-cell>
            </table:table-row>
            <table:table-row>
              <table:table-cell office:value-type="string">
                <text:p>13:16:20</text:p>
              </table:table-cell>
              <table:table-cell office:value-type="float" office:value="46.917">
                <text:p>46.917</text:p>
              </table:table-cell>
              <table:table-cell office:value-type="float" office:value="46.947">
                <text:p>46.947</text:p>
              </table:table-cell>
              <table:table-cell office:value-type="float" office:value="46.932">
                <text:p>46.932</text:p>
              </table:table-cell>
              <table:table-cell office:value-type="float" office:value="46.93150125">
                <text:p>46.93150125</text:p>
              </table:table-cell>
              <table:table-cell office:value-type="float" office:value="46.93101">
                <text:p>46.93101</text:p>
              </table:table-cell>
            </table:table-row>
            <table:table-row>
              <table:table-cell office:value-type="string">
                <text:p>13:15:58</text:p>
              </table:table-cell>
              <table:table-cell office:value-type="float" office:value="46.897">
                <text:p>46.897</text:p>
              </table:table-cell>
              <table:table-cell office:value-type="float" office:value="46.927">
                <text:p>46.927</text:p>
              </table:table-cell>
              <table:table-cell office:value-type="float" office:value="46.912">
                <text:p>46.912</text:p>
              </table:table-cell>
              <table:table-cell office:value-type="float" office:value="46.931475">
                <text:p>46.931475</text:p>
              </table:table-cell>
              <table:table-cell office:value-type="float" office:value="46.9309">
                <text:p>46.9309</text:p>
              </table:table-cell>
            </table:table-row>
            <table:table-row>
              <table:table-cell office:value-type="string">
                <text:p>13:15:38</text:p>
              </table:table-cell>
              <table:table-cell office:value-type="float" office:value="46.927">
                <text:p>46.927</text:p>
              </table:table-cell>
              <table:table-cell office:value-type="float" office:value="46.957">
                <text:p>46.957</text:p>
              </table:table-cell>
              <table:table-cell office:value-type="float" office:value="46.942">
                <text:p>46.942</text:p>
              </table:table-cell>
              <table:table-cell office:value-type="float" office:value="46.9325">
                <text:p>46.9325</text:p>
              </table:table-cell>
              <table:table-cell office:value-type="float" office:value="46.933">
                <text:p>46.933</text:p>
              </table:table-cell>
            </table:table-row>
            <table:table-row>
              <table:table-cell office:value-type="string">
                <text:p>13:15:14</text:p>
              </table:table-cell>
              <table:table-cell office:value-type="float" office:value="46.917">
                <text:p>46.917</text:p>
              </table:table-cell>
              <table:table-cell office:value-type="float" office:value="46.947">
                <text:p>46.947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46.917">
                <text:p>46.917</text:p>
              </table:table-cell>
              <table:table-cell office:value-type="float" office:value="46.947">
                <text:p>46.947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917">
                <text:p>46.917</text:p>
              </table:table-cell>
              <table:table-cell office:value-type="float" office:value="46.947">
                <text:p>46.947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932">
                <text:p>46.932</text:p>
              </table:table-cell>
              <table:table-cell office:value-type="float" office:value="46.932">
                <text:p>46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